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ab-stops>
          <style:tab-stop style:position="3in" style:type="center"/>
          <style:tab-stop style:position="6in" style:type="right"/>
        </style:tab-stops>
      </style:paragraph-properties>
    </style:style>
    <style:style style:name="P2" style:family="paragraph" style:parent-style-name="Footer">
      <style:paragraph-properties fo:text-align="center" style:justify-single-word="false">
        <style:tab-stops>
          <style:tab-stop style:position="3in" style:type="center"/>
          <style:tab-stop style:position="6in" style:type="right"/>
        </style:tab-stops>
      </style:paragraph-properties>
    </style:style>
    <style:style style:name="P3" style:family="paragraph" style:parent-style-name="Standard">
      <style:paragraph-properties fo:orphans="0" fo:widows="0" fo:padding="0.0138in" fo:border="0.74pt solid #000001"/>
      <style:text-properties style:font-name="Times New Roman1" fo:font-size="10pt" fo:language="en" fo:country="US" style:font-size-asian="10pt"/>
    </style:style>
    <style:style style:name="P4" style:family="paragraph" style:parent-style-name="Standard">
      <style:paragraph-properties fo:orphans="0" fo:widows="0" fo:padding="0.0138in" fo:border="0.74pt solid #000001"/>
      <style:text-properties style:font-name="Times New Roman1" fo:font-size="10pt" fo:language="en" fo:country="US" fo:font-weight="bold" style:font-size-asian="10pt" style:font-weight-asian="bold"/>
    </style:style>
    <style:style style:name="P5" style:family="paragraph" style:parent-style-name="Standard">
      <style:paragraph-properties fo:text-align="center" style:justify-single-word="false" fo:orphans="0" fo:widows="0" fo:padding="0.0138in" fo:border="0.74pt solid #000001"/>
      <style:text-properties style:font-name="Times New Roman1" fo:font-size="10pt" fo:language="en" fo:country="US" fo:font-weight="bold" style:font-size-asian="10pt" style:font-weight-asian="bold"/>
    </style:style>
    <style:style style:name="P6" style:family="paragraph" style:parent-style-name="Standard">
      <style:paragraph-properties fo:text-align="center" style:justify-single-word="false" fo:orphans="0" fo:widows="0" fo:padding="0.0138in" fo:border="0.74pt solid #000001"/>
      <style:text-properties style:font-name="Times New Roman1" fo:font-size="12pt" fo:language="en" fo:country="US" style:text-underline-style="solid" style:text-underline-width="auto" style:text-underline-color="font-color" fo:font-weight="bold" style:font-size-asian="12pt" style:font-weight-asian="bold"/>
    </style:style>
    <style:style style:name="P7" style:family="paragraph" style:parent-style-name="Standard">
      <style:paragraph-properties fo:orphans="0" fo:widows="0" fo:padding="0.0138in" fo:border="0.74pt solid #000001"/>
      <style:text-properties style:font-name="Times New Roman1" fo:font-size="12pt" fo:language="en" fo:country="US" style:text-underline-style="solid" style:text-underline-width="auto" style:text-underline-color="font-color" fo:font-weight="bold" style:font-size-asian="12pt" style:font-weight-asian="bold"/>
    </style:style>
    <style:style style:name="P8" style:family="paragraph" style:parent-style-name="Standard">
      <style:paragraph-properties fo:text-align="center" style:justify-single-word="false" fo:orphans="0" fo:widows="0" fo:padding="0.0138in" fo:border="0.74pt solid #000001"/>
      <style:text-properties style:font-name="Times New Roman1" fo:font-size="12pt" fo:language="en" fo:country="US" style:font-size-asian="12pt"/>
    </style:style>
    <style:style style:name="P9" style:family="paragraph" style:parent-style-name="Standard">
      <style:paragraph-properties fo:orphans="0" fo:widows="0" fo:padding="0.0138in" fo:border="0.74pt solid #000001"/>
      <style:text-properties style:font-name="Times New Roman1" fo:font-size="12pt" fo:language="en" fo:country="US" style:font-size-asian="12pt"/>
    </style:style>
    <style:style style:name="P10" style:family="paragraph" style:parent-style-name="Standard">
      <style:paragraph-properties fo:text-align="center" style:justify-single-word="false" fo:orphans="0" fo:widows="0" fo:padding="0.0138in" fo:border="0.74pt solid #000001"/>
    </style:style>
    <style:style style:name="P11" style:family="paragraph" style:parent-style-name="Standard">
      <style:paragraph-properties fo:orphans="0" fo:widows="0" fo:padding="0.0138in" fo:border="0.74pt solid #000001"/>
    </style:style>
    <style:style style:name="P12" style:family="paragraph" style:parent-style-name="Standard" style:list-style-name="WWNum2">
      <style:paragraph-properties fo:margin-left="0.25in" fo:margin-right="0in" fo:orphans="0" fo:widows="0" fo:text-indent="-0.25in" style:auto-text-indent="false" fo:padding="0.0138in" fo:border="0.74pt solid #000001">
        <style:tab-stops/>
      </style:paragraph-properties>
    </style:style>
    <style:style style:name="P13" style:family="paragraph" style:parent-style-name="Standard" style:master-page-name="Standard">
      <style:paragraph-properties fo:orphans="0" fo:widows="0" style:page-number="auto" fo:padding="0.0138in" fo:border="0.74pt solid #000001"/>
      <style:text-properties style:font-name="Times New Roman1" fo:font-size="10pt" fo:language="en" fo:country="US" style:font-size-asian="10pt" text:display="none"/>
    </style:style>
    <style:style style:name="P14" style:family="paragraph" style:parent-style-name="Standard" style:master-page-name="Converted1">
      <style:paragraph-properties fo:text-align="center" style:justify-single-word="false" fo:orphans="0" fo:widows="0" style:page-number="auto" fo:padding="0.0138in" fo:border="0.74pt solid #000001"/>
      <style:text-properties style:font-name="Times New Roman1" fo:font-size="10pt" fo:language="en" fo:country="US" style:text-underline-style="solid" style:text-underline-width="auto" style:text-underline-color="font-color" style:font-size-asian="10pt"/>
    </style:style>
    <style:style style:name="P15" style:family="paragraph" style:parent-style-name="Standard" style:master-page-name="Converted2">
      <style:paragraph-properties fo:text-align="center" style:justify-single-word="false" fo:orphans="0" fo:widows="0" style:page-number="auto" fo:padding="0.0138in" fo:border="0.74pt solid #000001"/>
      <style:text-properties style:font-name="Times New Roman1" fo:font-size="12pt" fo:language="en" fo:country="US" style:text-underline-style="solid" style:text-underline-width="auto" style:text-underline-color="font-color" fo:font-weight="bold" style:font-size-asian="12pt" style:font-weight-asian="bold"/>
    </style:style>
    <style:style style:name="P16" style:family="paragraph" style:parent-style-name="Standard" style:master-page-name="Converted3">
      <style:paragraph-properties fo:text-align="center" style:justify-single-word="false" fo:orphans="0" fo:widows="0" style:page-number="auto" fo:padding="0.0138in" fo:border="0.74pt solid #000001"/>
      <style:text-properties style:font-name="Times New Roman1" fo:font-size="10pt" fo:language="en" fo:country="US" fo:font-weight="bold" style:font-size-asian="10pt" style:font-weight-asian="bold"/>
    </style:style>
    <style:style style:name="P17" style:family="paragraph" style:parent-style-name="Standard" style:master-page-name="Converted4">
      <style:paragraph-properties fo:text-align="center" style:justify-single-word="false" fo:orphans="0" fo:widows="0" style:page-number="auto" fo:padding="0.0138in" fo:border="0.74pt solid #000001"/>
      <style:text-properties style:font-name="Times New Roman1" fo:font-size="12pt" fo:language="en" fo:country="US" style:text-underline-style="solid" style:text-underline-width="auto" style:text-underline-color="font-color" fo:font-weight="bold" style:font-size-asian="12pt" style:font-weight-asian="bold"/>
    </style:style>
    <style:style style:name="P18" style:family="paragraph" style:parent-style-name="Standard" style:master-page-name="Converted5">
      <style:paragraph-properties fo:orphans="0" fo:widows="0" style:page-number="auto" fo:padding="0.0138in" fo:border="0.74pt solid #000001"/>
      <style:text-properties style:font-name="Times New Roman1" fo:font-size="12pt" fo:language="en" fo:country="US" fo:font-weight="bold" style:font-size-asian="12pt" style:font-weight-asian="bold"/>
    </style:style>
    <style:style style:name="P19" style:family="paragraph" style:parent-style-name="Standard" style:master-page-name="Converted6">
      <style:paragraph-properties fo:text-align="center" style:justify-single-word="false" fo:orphans="0" fo:widows="0" style:page-number="auto" fo:padding="0.0138in" fo:border="0.74pt solid #000001"/>
      <style:text-properties style:font-name="Times New Roman1" fo:font-size="10pt" fo:language="en" fo:country="US" fo:font-weight="bold" style:font-size-asian="10pt" style:font-weight-asian="bold"/>
    </style:style>
    <style:style style:name="P20" style:family="paragraph" style:parent-style-name="Standard" style:master-page-name="Converted7">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1" style:family="paragraph" style:parent-style-name="Standard" style:master-page-name="Converted8">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2" style:family="paragraph" style:parent-style-name="Standard" style:master-page-name="Converted9">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3" style:family="paragraph" style:parent-style-name="Standard" style:master-page-name="Converted10">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4" style:family="paragraph" style:parent-style-name="Standard" style:master-page-name="Converted11">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5" style:family="paragraph" style:parent-style-name="Standard" style:master-page-name="Converted12">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6" style:family="paragraph" style:parent-style-name="Standard" style:master-page-name="Converted13">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7" style:family="paragraph" style:parent-style-name="Standard" style:master-page-name="Converted14">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8" style:family="paragraph" style:parent-style-name="Standard" style:master-page-name="Converted15">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29" style:family="paragraph" style:parent-style-name="Standard" style:master-page-name="Converted16">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0" style:family="paragraph" style:parent-style-name="Standard" style:master-page-name="Converted17">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1" style:family="paragraph" style:parent-style-name="Standard" style:master-page-name="Converted18">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2" style:family="paragraph" style:parent-style-name="Standard" style:master-page-name="Converted19">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3" style:family="paragraph" style:parent-style-name="Standard" style:master-page-name="Converted20">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4" style:family="paragraph" style:parent-style-name="Standard" style:master-page-name="Converted21">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P35" style:family="paragraph" style:parent-style-name="Standard" style:master-page-name="Converted22">
      <style:paragraph-properties style:page-number="auto"/>
    </style:style>
    <style:style style:name="P36" style:family="paragraph" style:parent-style-name="Standard" style:master-page-name="Converted23">
      <style:paragraph-properties fo:orphans="0" fo:widows="0" style:page-number="auto" fo:padding="0.0138in" fo:border="0.74pt solid #000001"/>
      <style:text-properties style:font-name="Times New Roman1" fo:font-size="10pt" fo:language="en" fo:country="US" fo:font-weight="bold" style:font-size-asian="10pt" style:font-weight-asian="bold"/>
    </style:style>
    <style:style style:name="T1" style:family="text">
      <style:text-properties style:font-name="Times New Roman1" fo:font-size="10pt" fo:language="en" fo:country="US" style:font-size-asian="10pt"/>
    </style:style>
    <style:style style:name="T2" style:family="text">
      <style:text-properties style:font-name="Times New Roman1" fo:font-size="10pt" fo:language="en" fo:country="US" fo:font-weight="bold" style:font-size-asian="10pt" style:font-weight-asian="bold"/>
    </style:style>
    <style:style style:name="T3" style:family="text">
      <style:text-properties style:font-name="Times New Roman1" fo:font-size="10pt" fo:language="en" fo:country="US" style:text-underline-style="solid" style:text-underline-width="auto" style:text-underline-color="font-color" style:font-size-asian="10pt"/>
    </style:style>
    <style:style style:name="T4" style:family="text">
      <style:text-properties style:font-name="Times New Roman1" fo:font-size="12pt" fo:language="en" fo:country="US" style:text-underline-style="solid" style:text-underline-width="auto" style:text-underline-color="font-color" fo:font-weight="bold" style:font-size-asian="12pt" style:font-weight-asian="bold"/>
    </style:style>
    <style:style style:name="T5" style:family="text">
      <style:text-properties style:font-name="Times New Roman1" fo:font-size="12pt" fo:language="en" fo:country="US" fo:font-weight="bold" style:font-size-asian="12pt" style:font-weight-asian="bold"/>
    </style:style>
    <style:style style:name="T6" style:family="text">
      <style:text-properties style:font-name="Times New Roman1" fo:font-size="12pt" fo:language="en" fo:country="US" style:font-size-asian="12pt"/>
    </style:style>
    <style:style style:name="T7" style:family="text">
      <style:text-properties style:font-name="Times New Roman1" fo:font-size="11pt" fo:language="en" fo:country="US" style:font-size-asian="11pt"/>
    </style:style>
    <style:style style:name="T8" style:family="text">
      <style:text-properties fo:text-transform="uppercase" style:font-name="Times New Roman1" fo:font-size="10pt" fo:language="en" fo:country="US" style:text-underline-style="solid" style:text-underline-width="auto" style:text-underline-color="font-color" style:font-size-asian="10pt"/>
    </style:style>
    <style:style style:name="T9" style:family="text">
      <style:text-properties fo:text-transform="uppercase" style:font-name="Times New Roman1" fo:font-size="10pt" fo:language="en" fo:country="US" style:font-size-asian="10pt"/>
    </style:style>
    <style:style style:name="T10" style:family="text">
      <style:text-properties fo:color="#ff0000" style:font-name="Times New Roman1" fo:font-size="10pt" fo:language="en" fo:country="US"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10"><text:span text:style-name="T1"><text:s text:c="4"/></text:span><text:span text:style-name="T4">GENERAL REQUIREMENTS</text:span></text:p>
      <text:p text:style-name="P11"><text:span text:style-name="T2">FORM TYPE</text:span></text:p>
      <text:p text:style-name="P11"><text:span text:style-name="T1"><text:tab/>FORM TYPE <text:s/>refers to the combination of the FEC form and other important identifying indicators. <text:s/>For the general forms the format is form type, amendment indicator i.e.: <text:s/>F3A, F3PN. <text:s/>The Amendment Y/N check boxes will be “Yes” if <text:s/>the ‘A’ indicator is included in the Form Type - otherwise they will be assumed to be “No”. <text:s/>If the Report Type is indicated as a “Termination Report”, a ‘T’ indicator will be included in the Form Type (for quick identification purposes) UNLESS the ‘A’ amendment indicator supersedes the ‘T’ indicator.</text:span></text:p>
      <text:p text:style-name="P11"><text:span text:style-name="T1">More complicated are form types from the schedules, which indicate the schedule (SA) and the line from the core form that the record relates to (i.e. SA15A).</text:span></text:p>
      <text:p text:style-name="P3"/>
      <text:p text:style-name="P11"><text:span text:style-name="T2">FEC ID NUMBER - FEC COMMITTEE ID NUMBER, FEC CANDIDATE ID NUMBER</text:span></text:p>
      <text:p text:style-name="P11"><text:span text:style-name="T1"><text:tab/>All references to “FEC ID NUMBER” indicate that the field contains a FEC assigned identification number. <text:s/>All committee ID numbers begin with a ‘C’ and all candidate ID numbers begin with: S (senate), H (house), P (presidential). <text:s/>All FEC id numbers are 9 characters long with no spaces.</text:span></text:p>
      <text:p text:style-name="P3"/>
      <text:p text:style-name="P11"><text:span text:style-name="T1">This document has been changed to include more detail and to insure consistency.</text:span></text:p>
      <text:p text:style-name="P11"><text:span text:style-name="T1"><text:tab/>For example, in Form 1, the line:</text:span></text:p>
      <text:p text:style-name="P11"><text:span text:style-name="T1">2. <text:s text:c="2"/>ID NUMBER<text:tab/> FEC ID NUMBER<text:tab/><text:tab/>(A/N-9)</text:span></text:p>
      <text:p text:style-name="P11"><text:span text:style-name="T1"><text:tab/>has been changed to:</text:span></text:p>
      <text:p text:style-name="P11"><text:span text:style-name="T1">2. <text:s text:c="2"/>FILER FEC CMTE ID<text:tab/><text:tab/><text:tab/><text:tab/>(A/N-9)</text:span></text:p>
      <text:p text:style-name="P11"><text:span text:style-name="T1"><text:s/>(which reflects that only committees will file the document.)</text:span></text:p>
      <text:p text:style-name="P3"/>
      <text:p text:style-name="P11"><text:span text:style-name="T1">Please note, certain lines will have identifying words included; these exist </text:span><text:span text:style-name="T2">only</text:span><text:span text:style-name="T1"> to aid in identifying the type of committee included in the field. <text:s/>For example:</text:span></text:p>
      <text:p text:style-name="P11"><text:span text:style-name="T1">2. <text:s/>FEC COMMITTEE ID NUMBER (PCC)<text:tab/>(A/N-9)</text:span></text:p>
      <text:p text:style-name="P11"><text:span text:style-name="T1">9. <text:s/>FEC COMMITTEE ID NUMBER (ACCOUNT)<text:tab/>(A/N-9)</text:span></text:p>
      <text:p text:style-name="P3"/>
      <text:p text:style-name="P11"><text:span text:style-name="T2">COMMITTEE NAME - COMMITTEE NAME</text:span></text:p>
      <text:p text:style-name="P11"><text:span text:style-name="T1">All committee names are a maximum of 90 characters long.</text:span></text:p>
      <text:p text:style-name="P3"/>
      <text:p text:style-name="P11"><text:span text:style-name="T2">ORGANIZATION TYPE - ORGANIZATION TYPE</text:span></text:p>
      <text:p text:style-name="P11"><text:span text:style-name="T1">The FEC interest group codes match the boxes on the form exactly. <text:s/>Options are: ‘C’, ‘T’, ‘L’, ‘M’, ‘V’, ‘W’. <text:s/>See Appendix.</text:span></text:p>
      <text:p text:style-name="P3"/>
      <text:p text:style-name="P11"><text:span text:style-name="T2">CANDIDATE NAME - CANDIDATE NAME</text:span></text:p>
      <text:p text:style-name="P11"><text:span text:style-name="T1">All candidate names are a maximum of 38 characters long.</text:span></text:p>
      <text:p text:style-name="P3"/>
      <text:p text:style-name="P11"><text:span text:style-name="T2">STREET ADDRESS 1/2 - STREET 1, STREET 2</text:span></text:p>
      <text:p text:style-name="P11"><text:span text:style-name="T1">All street addresses are a maximum of 34 characters long.</text:span></text:p>
      <text:p text:style-name="P11"><text:span text:style-name="T1">If only one line of street address is given, it should be coded in Street 1, and Street 2 should be blank.</text:span></text:p>
      <text:p text:style-name="P3"/>
      <text:p text:style-name="P11"><text:span text:style-name="T2">CITY - CITY</text:span></text:p>
      <text:p text:style-name="P11"><text:span text:style-name="T1">All city indicators are a maximum of 18 characters long.</text:span></text:p>
      <text:p text:style-name="P3"/>
      <text:p text:style-name="P11"><text:span text:style-name="T2">STATE CODE - STATE / ELECTION STATE</text:span></text:p>
      <text:p text:style-name="P11"><text:span text:style-name="T1">All state indicators are 2 character codes. <text:s/>The Appendix includes a listing of <text:s/>special state codes. <text:s/>State codes referring to addresses are indicated by STATE, references to the state in which a candidate is running are referred to as ELECTION STATE. </text:span></text:p>
      <text:p text:style-name="P3"/>
      <text:p text:style-name="P11"><text:span text:style-name="T2">ZIP CODE - ZIP</text:span></text:p>
      <text:p text:style-name="P11"><text:span text:style-name="T1">All zip codes are 9 characters long, four trailing spaces are acceptable.</text:span></text:p>
      <text:p text:style-name="P3"/>
      <text:p text:style-name="P11"><text:span text:style-name="T2">DATES - DATE</text:span></text:p>
      <text:p text:style-name="P11"><text:soft-page-break/><text:span text:style-name="T1">All dates are eight numeric characters. <text:s/>The dates are in the format CCYYMMDD. <text:s/>In this text many dates are followed by identifiers such as: <text:s/>DATE (OF CONTRIBUTION). <text:s text:c="2"/>However, implementation of the “Header Record” allows for the specification of dates in either CCYYMMDD or MMDDCCYY formats.</text:span></text:p>
      <text:p text:style-name="P3"/>
      <text:p text:style-name="P11"><text:span text:style-name="T2">AMOUNTS</text:span></text:p>
      <text:p text:style-name="P11"><text:span text:style-name="T1">Amount fields are 12 characters maximum. <text:s/>They must be numeric (with two exceptions). <text:s/>A leading minus (-) sign is used to indicate negative amount values. <text:s/>An explicit decimal point (.) must be imbedded with 2 numeric decimal positions following the point. <text:s/>However, implementation of the “Header Record” <text:s/>allows for the specification of amounts with either explicit decimal point (e.g. 999.99, 0.05, -100.00) representation, <text:s/>or “implicit” decimal representation (e.g. 99999, 005, -10000). <text:s/>With implicit decimal <text:s/>point representation, the last two (2) digits are interpreted to be cents.</text:span></text:p>
      <text:p text:style-name="P3"/>
      <text:p text:style-name="P11"><text:span text:style-name="T2">RATES</text:span></text:p>
      <text:p text:style-name="P11"><text:span text:style-name="T1">Interest rates are generally coded as numeric amounts, however up to 15 characters of text is acceptable. <text:s/>Rates can be expressed in terms such as “Prime + 1%” for example. <text:s/>If the rate is expressed as a percentage then it must be coded as a 4-digit percent (i.e. 4 decimal places with/without an explicit decimal point). <text:s/>For example: .0500 or 0865 are interpreted as 5% or 8.65%.</text:span></text:p>
      <text:p text:style-name="P11"><text:span text:style-name="T1">The maximum field length for “text” rates is 15 bytes.</text:span></text:p>
      <text:p text:style-name="P11"><text:span text:style-name="T1">The maximum field length for numeric rates is 5 bytes</text:span></text:p>
      <text:p text:style-name="P3"/>
      <text:p text:style-name="P11"><text:span text:style-name="T2">INDIVIDUAL’S NAMES - IND/NAME</text:span></text:p>
      <text:p text:style-name="P11"><text:span text:style-name="T1">All individual names are a maximum of 38 characters. <text:s/></text:span></text:p>
      <text:p text:style-name="P11"><text:span text:style-name="T1">To accommodate the variety of situations, the following has been implemented for the name field. Each name field may contain the following elements:</text:span></text:p>
      <text:p text:style-name="P11"><text:span text:style-name="T1"><text:tab/>Lastname (or Business name)</text:span></text:p>
      <text:p text:style-name="P11"><text:span text:style-name="T1"><text:tab/>Firstname (plus all middle initials and/or middle names)</text:span></text:p>
      <text:p text:style-name="P11"><text:span text:style-name="T1"><text:tab/>Prefix (such as Dr., Ms. or Mr.)</text:span></text:p>
      <text:p text:style-name="P11"><text:span text:style-name="T1"><text:tab/>Suffix (such as Jr., Sr.)</text:span></text:p>
      <text:p text:style-name="P11"><text:span text:style-name="T1">Accordingly, the name field is sub-delimited with a carrot (^) so that a name field record would appear as follows:</text:span></text:p>
      <text:p text:style-name="P11"><text:span text:style-name="T1"><text:tab/>“Lastname^Firstname^Prefix^Suffix”</text:span></text:p>
      <text:p text:style-name="P11"><text:span text:style-name="T1">Some examples follow:</text:span></text:p>
      <text:p text:style-name="P11"><text:span text:style-name="T1"><text:tab/>Dr. John W. Smith, Jr. would be shown as: “Smith^John W.^Dr.^Jr.”</text:span></text:p>
      <text:p text:style-name="P11"><text:span text:style-name="T1"><text:tab/>Smith Medical Corporation would be: “Smith Medical Corporation”</text:span></text:p>
      <text:p text:style-name="P11"><text:span text:style-name="T1"><text:tab/>Ms. Jennifer T. Smith-Reilly would be “Smith-Reilly^Jennifer T.^Ms.”</text:span></text:p>
      <text:p text:style-name="P3"/>
      <text:p text:style-name="P11"><text:span text:style-name="T2">INDIVIDUAL’S EMPLOYER - INDEMP</text:span></text:p>
      <text:p text:style-name="P11"><text:span text:style-name="T1">All individual employers fields are now a maximum of 38 characters. </text:span></text:p>
      <text:p text:style-name="P3"/>
      <text:p text:style-name="P11"><text:span text:style-name="T2">INDIVIDUAL’S OCCUPATION - INDOCC</text:span></text:p>
      <text:p text:style-name="P11"><text:span text:style-name="T1">Previously in this document the individual occupation field was listed at 34 characters. <text:s/>It has been changed <text:s/>so that all individual occupation fields are now a maximum of 38 characters. <text:s/>The original logic was that the disclosure database contains 35 character names.</text:span></text:p>
      <text:p text:style-name="P3"/>
      <text:p text:style-name="P11"><text:span text:style-name="T2">CANDIDATE OFFICE - CAN/OFF</text:span></text:p>
      <text:p text:style-name="P11"><text:span text:style-name="T1">The candidate office field is a one character alpha code; <text:s/>‘H’ represents house, ‘S’ represents senate, and ‘P’ represents presidential. </text:span></text:p>
      <text:p text:style-name="P4"/>
      <text:p text:style-name="P11"><text:span text:style-name="T2">CANDIDATE DISTRICT - CAN/DIST</text:span></text:p>
      <text:p text:style-name="P11"><text:span text:style-name="T1">Candidate districts consist of two numeric characters. <text:s/>The only acceptable responses are</text:span></text:p>
      <text:p text:style-name="P11"><text:span text:style-name="T1">blank, and 00 through 99.</text:span></text:p>
      <text:p text:style-name="P4"/>
      <text:p text:style-name="P4"/>
      <text:p text:style-name="P11"><text:span text:style-name="T2">PARTY DESIGNATIONS - PTY/CODE</text:span></text:p>
      <text:p text:style-name="P11"><text:span text:style-name="T1">Candidates and some committees declare their party affiliations. <text:s/>This should be a three character code and </text:span><text:soft-page-break/><text:span text:style-name="T1">is optional in all cases. <text:s/>A full list of these party codes is included in the Appendix.</text:span></text:p>
      <text:p text:style-name="P3"/>
      <text:p text:style-name="P11"><text:span text:style-name="T2">TITLE - TITLE</text:span></text:p>
      <text:p text:style-name="P11"><text:span text:style-name="T1">All titles are a maximum of 20 characters long.</text:span></text:p>
      <text:p text:style-name="P3"/>
      <text:p text:style-name="P11"><text:span text:style-name="T2">TELEPHONE NUMBER - TELEPHONE</text:span></text:p>
      <text:p text:style-name="P11"><text:span text:style-name="T1">Telephone numbers, when reported contain 10 numeric characters.</text:span></text:p>
      <text:p text:style-name="P3"/>
      <text:p text:style-name="P11"><text:span text:style-name="T2">REPORT CODE - RPTCODE</text:span></text:p>
      <text:p text:style-name="P11"><text:span text:style-name="T1">Report code consists of <text:s/>three alpha-numeric characters. <text:s/>The acceptable report codes are included in the Appendix. </text:span></text:p>
      <text:p text:style-name="P3"/>
      <text:p text:style-name="P11"><text:span text:style-name="T2">ELECTION TYPE (REPORTS) - RPTPGI</text:span></text:p>
      <text:p text:style-name="P11"><text:span text:style-name="T1">Election types, when referring to the basic reports, can only indicate elections within the election cycle that is being reported. <text:s/>Therefore the only acceptable responses are: ‘C’, ‘G’, ‘P’, ‘R’, ‘S’. <text:s/>A full list of these codes is listed in the Appendix. </text:span></text:p>
      <text:p text:style-name="P3"/>
      <text:p text:style-name="P11"><text:span text:style-name="T2">ELECTION TYPE (ITEMIZED) - ITEM-ELECT-CD</text:span></text:p>
      <text:p text:style-name="P11"><text:span text:style-name="T1">In reference to the individual transactions reported on the various schedules, election types indicate elections within the election cycle that is being reported and past and future elections. <text:s text:c="2"/>See Appendix.</text:span></text:p>
      <text:p text:style-name="P11"><text:span text:style-name="T1">If Other is coded, the ITEM-ELECT-OTHER description must also be coded.</text:span></text:p>
      <text:p text:style-name="P3"/>
      <text:p text:style-name="P11"><text:span text:style-name="T2">CONVENTION COMMITTEE TYPE -CONVENTION TYPE</text:span></text:p>
      <text:p text:style-name="P11"><text:span text:style-name="T1">Form 4 gives a selection for type of convention committee. <text:s/>The choices are: Arrangements, Host and Other. <text:s/>Included is a 40 character area for a description of the “Other”.</text:span></text:p>
      <text:p text:style-name="P3"/>
      <text:p text:style-name="P11"><text:span text:style-name="T2">SEQUENCE NUMBER - SEQUENCE NUMBER</text:span></text:p>
      <text:p text:style-name="P11"><text:span text:style-name="T1">In the schedules the format calls for a user generated sequence number, this number is to be used to identify transactions especially for amendments.</text:span></text:p>
      <text:p text:style-name="P3"/>
      <text:p text:style-name="P11"><text:span text:style-name="T2">COMMUNICATION COSTS SUPPORT/OPPOSE - 24F24N</text:span></text:p>
      <text:p text:style-name="P11"><text:span text:style-name="T1">Communication costs may be reported on Form 7. <text:s text:c="2"/>The support/oppose difference is identified as 24F and 24N, these being the only acceptable entries in the field. <text:s/>Data is represented by an ‘S’ or an ‘O’. <text:s/>Data translation is done by equating ‘S’ with ‘24F’ and <text:s/>‘O’ with ‘24N’.</text:span></text:p>
      <text:p text:style-name="P3"/>
      <text:p text:style-name="P11"><text:span text:style-name="T2">INDEPENDENT EXPENDITURES SUPPORT/OPPOSE - 24A24E</text:span></text:p>
      <text:p text:style-name="P11"><text:span text:style-name="T1">Communication costs may be reported on Schedule E and Form 5. <text:s text:c="2"/>The <text:s/>support/oppose difference is identified as 24A and 24E, these being the only acceptable entries in the field. <text:s/>Data is represented by an ‘S’ or an ‘O’. <text:s/>Data translation is done by equating ‘S’ with ‘24E’ and ‘O’ with ‘24A’.</text:span></text:p>
      <text:p text:style-name="P3"/>
      <text:p text:style-name="P11"><text:span text:style-name="T2">TYPE OF RECEIPT - RECEIPTCODE </text:span></text:p>
      <text:p text:style-name="P11"><text:span text:style-name="T1">Schedule SA’s layout contains both a receipt code field, where ‘P’=Primary, ‘G’=General, and ‘O’=Other, and a transaction description field. <text:s/>One or the other of the fields are optional, however one must be entered. <text:s/>The transaction may further be described in the Memo field.</text:span></text:p>
      <text:p text:style-name="P3"/>
      <text:p text:style-name="P11"><text:span text:style-name="T2">TYPE OF DISBURSEMENT - DISBURSECODE</text:span></text:p>
      <text:p text:style-name="P11"><text:span text:style-name="T1">Schedule SB’s layout contains both a disbursement code field, where ‘P’=Primary, ‘G’=General and ‘O’=Other, and a transaction description field. <text:s/>One or the other of the fields are optional however one must be entered. <text:s/>The transaction may further described in the Memo field.</text:span></text:p>
      <text:p text:style-name="P3"/>
      <text:p text:style-name="P11"><text:span text:style-name="T2">PURPOSE OF TRANSACTION - TRANSDESC</text:span></text:p>
      <text:p text:style-name="P11"><text:span text:style-name="T1">A description of <text:s/>itemized transactions, with a maximum of 40 characters. <text:s/></text:span></text:p>
      <text:p text:style-name="P11"><text:span text:style-name="T2">DESCRIPTION FIELD - DESC</text:span></text:p>
      <text:p text:style-name="P11"><text:span text:style-name="T1">There are many general text fields that are required throughout these forms and Schedules. <text:s/>Many are in response to the YESNO (below) questions on the forms. <text:s/>The DESC fields range from 20 to 300 maximum </text:span><text:soft-page-break/><text:span text:style-name="T1">characters.</text:span></text:p>
      <text:p text:style-name="P3"/>
      <text:p text:style-name="P11"><text:span text:style-name="T2">MEMO ENTRY- MEMO</text:span></text:p>
      <text:p text:style-name="P11"><text:span text:style-name="T1">Many <text:s/>itemized transactions have a Memo entry to allow the filers to provide a more complete description of the activity. <text:s/>Maximum 100 characters. <text:s/>Memo Text is available on itemized amounts on Schedules A and B - amounts which are totaled and carried back to the Summary Page of the filing. <text:s/>In addition a Memo Code indicates that the amount is NOT to be included in the itemization total.</text:span></text:p>
      <text:p text:style-name="P3"/>
      <text:p text:style-name="P11"><text:span text:style-name="T2">YES/NO BOXES - YESNO</text:span></text:p>
      <text:p text:style-name="P11"><text:span text:style-name="T1">Several Forms and Schedules contain yes/no boxes, the questions are generally different for each form and can determine the need for further response in another field. <text:s/>Unless otherwise noted, Check Boxes are evaluated to be “checked” or “empty” based on the data content of the related field in the Comma-Separated-Value (CSV) file.</text:span></text:p>
      <text:p text:style-name="P11"><text:span text:style-name="T1">Box = “Checked” when CSV value is ‘X’, ‘Y’, ‘1’ or ‘T’ (value ‘X’ is preferred)</text:span></text:p>
      <text:p text:style-name="P11"><text:span text:style-name="T1">Box = “Empty” when CSV value is blank, ‘N’, ‘0’ or ‘F’ <text:s text:c="3"/>(space or null is preferred)</text:span></text:p>
      <text:p text:style-name="P3"/>
      <text:p text:style-name="P11"><text:span text:style-name="T2">AMENDED RECORD - AMENDED</text:span></text:p>
      <text:p text:style-name="P11"><text:span text:style-name="T1">Each applicable schedule contains an “Amended” field. This field is to be used to indicate which records constitute “amended” records.</text:span></text:p>
      <text:p text:style-name="P11"><text:span text:style-name="T1">Values:<text:tab/>‘A’=New (Added) Record, ‘C’=Changed Record, and ‘D’=Deleted Record.</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4">FORM 1 - STATEMENT OF ORGANIZATION</text:span></text:p>
      <text:p text:style-name="P8"/>
      <text:p text:style-name="P3"/>
      <text:p text:style-name="P11"><text:span text:style-name="T1">1. <text:s text:c="2"/>FORM TYPE<text:tab/><text:tab/><text:tab/><text:tab/>(A/N-4)<text:tab/><text:tab/>REQUIRED <text:s/>value=F1 plus ‘N’, </text:span><text:soft-page-break/><text:span text:style-name="T1">‘A’, or ‘S’ </text:span></text:p>
      <text:p text:style-name="P11"><text:span text:style-name="T1">The S is used to indicate secondary record information such as another bank account. There is no limit on the number of <text:s/>'S' type records, which should always be positioned after an 'N' or 'A' Type </text:span></text:p>
      <text:p text:style-name="P11"><text:span text:style-name="T1">2. <text:s text:c="2"/>FILER FEC CMTE ID <text:tab/><text:tab/>(A/N-9)<text:tab/><text:tab/>REQUIRED</text:span></text:p>
      <text:p text:style-name="P11"><text:span text:style-name="T1">3. <text:s text:c="2"/>COMMITTEE NAME<text:tab/><text:tab/><text:tab/>(A/N-90)<text:tab/>If a ‘N’ (New) - REQUIRED</text:span></text:p>
      <text:p text:style-name="P11"><text:span text:style-name="T1">4. <text:s text:c="2"/>STREET 1<text:tab/><text:tab/><text:tab/><text:tab/>(A/N-34) <text:tab/>If a ‘N’ (New) - REQUIRED</text:span></text:p>
      <text:p text:style-name="P11"><text:span text:style-name="T1">5. <text:s text:c="2"/>STREET 2<text:tab/><text:tab/><text:tab/><text:tab/>(A/N-34) <text:tab/>If a ‘N’ (New) - REQUIRED</text:span></text:p>
      <text:p text:style-name="P11"><text:span text:style-name="T1">6. <text:s text:c="2"/>CITY<text:tab/><text:tab/><text:tab/><text:tab/>(A/N-18) <text:tab/>If a ‘N’ (New) - REQUIRED</text:span></text:p>
      <text:p text:style-name="P11"><text:span text:style-name="T1">7. <text:s text:c="2"/>STATE<text:tab/><text:tab/><text:tab/><text:tab/>(A-2) <text:tab/><text:tab/>If a ‘N’ (New) - REQUIRED</text:span></text:p>
      <text:p text:style-name="P11"><text:span text:style-name="T1">8. <text:s text:c="2"/>ZIP<text:tab/><text:tab/><text:tab/><text:tab/><text:tab/>(A/N-9) <text:tab/><text:tab/>If a ‘N’ (New) - REQUIRED</text:span></text:p>
      <text:p text:style-name="P11"><text:span text:style-name="T1">9. <text:s text:c="2"/>DATE <text:s text:c="3"/>(Submitted)<text:tab/><text:tab/><text:tab/>(NUM-8)</text:span></text:p>
      <text:p text:style-name="P11"><text:span text:style-name="T1">10. <text:s text:c="2"/>CHG OF COMMITTEE NAME<text:tab/>(A-1)<text:tab/><text:tab/>blank, ‘X’</text:span></text:p>
      <text:p text:style-name="P11"><text:span text:style-name="T1">11. <text:s text:c="2"/>CHG OF ADDRESS<text:tab/><text:tab/><text:tab/>(A-1)<text:tab/><text:tab/>blank, ‘X’</text:span></text:p>
      <text:p text:style-name="P11"><text:span text:style-name="T1">12. <text:s text:c="2"/>COMMITTEE TYPE<text:tab/><text:tab/>(A-1)<text:tab/><text:tab/>REQ. (A through F-see Appendix)</text:span></text:p>
      <text:p text:style-name="P11"><text:span text:style-name="T1">13. <text:s/>FEC CANDIDATE ID NUMBER<text:tab/>(A/N-9)</text:span></text:p>
      <text:p text:style-name="P11"><text:span text:style-name="T1">14. <text:s/>CANDIDATE NAME<text:tab/><text:tab/>(A/N-38)</text:span></text:p>
      <text:p text:style-name="P11"><text:span text:style-name="T1">15. <text:s/>CAN / OFFICE <text:tab/><text:tab/><text:tab/>(A-1)<text:tab/><text:tab/>(‘H’, ‘P’, or ‘S’)</text:span></text:p>
      <text:p text:style-name="P11"><text:span text:style-name="T1">16. <text:s/>CAN / STATE <text:s/>(of Election)<text:tab/><text:tab/>(A-2)<text:tab/><text:tab/>(See Appendix)</text:span></text:p>
      <text:p text:style-name="P11"><text:span text:style-name="T1">17. <text:s/>CAN / DISTRICT<text:tab/><text:tab/><text:tab/>(NUM-2)<text:tab/></text:span></text:p>
      <text:p text:style-name="P11"><text:span text:style-name="T1">18. <text:s/>PARTY CODE<text:tab/><text:tab/><text:tab/>(A-3)<text:tab/><text:tab/>(See Appendix)</text:span></text:p>
      <text:p text:style-name="P11"><text:span text:style-name="T1">19. <text:s/>PARTY TYPE<text:tab/><text:tab/><text:tab/>(A/N-3 )<text:tab/><text:tab/>(See Appendix)</text:span></text:p>
      <text:p text:style-name="P11"><text:span text:style-name="T1">20. <text:s text:c="2"/>FEC COMMITTEE ID NUMBER<text:tab/>(A/N-9)</text:span></text:p>
      <text:p text:style-name="P11"><text:span text:style-name="T1">21. <text:s text:c="2"/>COMMITTEE NAME<text:tab/><text:tab/>(A/N-90)</text:span></text:p>
      <text:p text:style-name="P11"><text:span text:style-name="T1">22. <text:s text:c="2"/>STREET 1<text:tab/><text:tab/><text:tab/><text:tab/>(A/N-34)</text:span></text:p>
      <text:p text:style-name="P11"><text:span text:style-name="T1">23. <text:s text:c="2"/>STREET 2<text:tab/><text:tab/><text:tab/><text:tab/>(A/N-34)</text:span></text:p>
      <text:p text:style-name="P11"><text:span text:style-name="T1">24. <text:s text:c="2"/>CITY<text:tab/><text:tab/><text:tab/><text:tab/>(A/N-18)</text:span></text:p>
      <text:p text:style-name="P11"><text:span text:style-name="T1">25. <text:s text:c="2"/>STATE<text:tab/><text:tab/><text:tab/><text:tab/>(A-2)</text:span></text:p>
      <text:p text:style-name="P11"><text:span text:style-name="T1">26. <text:s text:c="2"/>ZIP<text:tab/><text:tab/><text:tab/><text:tab/><text:tab/>(A/N-9) <text:s/></text:span></text:p>
      <text:list xml:id="list8585052252933126105" text:style-name="WWNum2">
        <text:list-item>
          <text:p text:style-name="P12"><text:span text:style-name="T1">RELATIONSHIP (w/ Above Cmte)<text:tab/>(A/N-38) </text:span></text:p>
        </text:list-item>
        <text:list-item>
          <text:p text:style-name="P12"><text:span text:style-name="T1">ORGANIZATION TYPE<text:tab/><text:tab/>(A/N-1)<text:tab/><text:tab/>(See Appendix)</text:span></text:p>
        </text:list-item>
      </text:list>
      <text:p text:style-name="P11"><text:span text:style-name="T1">29. <text:s text:c="2"/>IND/NAME <text:s/>(Custodian Name)<text:tab/>(A/N-38)</text:span></text:p>
      <text:p text:style-name="P11"><text:span text:style-name="T1">30. <text:s text:c="2"/>STREET 1<text:tab/><text:tab/><text:tab/><text:tab/>(A/N-34)</text:span></text:p>
      <text:p text:style-name="P11"><text:span text:style-name="T1">31. <text:s text:c="2"/>STREET 2<text:tab/><text:tab/><text:tab/><text:tab/>(A/N-34)</text:span></text:p>
      <text:p text:style-name="P11"><text:span text:style-name="T1">32. <text:s text:c="2"/>CITY<text:tab/><text:tab/><text:tab/><text:tab/>(A/N-18)</text:span></text:p>
      <text:p text:style-name="P11"><text:span text:style-name="T1">33. <text:s text:c="2"/>STATE<text:tab/><text:tab/><text:tab/><text:tab/>(A-2)</text:span></text:p>
      <text:p text:style-name="P11"><text:span text:style-name="T1">34. <text:s text:c="2"/>ZIP<text:tab/><text:tab/><text:tab/><text:tab/><text:tab/>(A/N-9)</text:span></text:p>
      <text:p text:style-name="P11"><text:span text:style-name="T1">35. <text:s text:c="2"/>TITLE<text:tab/><text:tab/><text:tab/><text:tab/>(A/N-20)</text:span></text:p>
      <text:p text:style-name="P11"><text:span text:style-name="T1">36. <text:s text:c="2"/>TELEPHONE<text:tab/><text:tab/><text:tab/>(NUM-10)</text:span></text:p>
      <text:p text:style-name="P11"><text:span text:style-name="T1">37 <text:s text:c="2"/>IND/NAME <text:s/>(Treasurer)<text:tab/><text:tab/>(A/N-38)</text:span></text:p>
      <text:p text:style-name="P11"><text:span text:style-name="T1">38 <text:s text:c="2"/>STREET 1<text:tab/><text:tab/><text:tab/><text:tab/>(A/N-34)</text:span></text:p>
      <text:p text:style-name="P11"><text:span text:style-name="T1">39 <text:s text:c="2"/>STREET 2<text:tab/><text:tab/><text:tab/><text:tab/>(A/N-34)</text:span></text:p>
      <text:p text:style-name="P11"><text:span text:style-name="T1">40 <text:s text:c="2"/>CITY<text:tab/><text:tab/><text:tab/><text:tab/>(A/N-18)</text:span></text:p>
      <text:p text:style-name="P11"><text:span text:style-name="T1">41 <text:s text:c="2"/>STATE<text:tab/><text:tab/><text:tab/><text:tab/>(A-2)</text:span></text:p>
      <text:p text:style-name="P11"><text:span text:style-name="T1">42 <text:s text:c="2"/>ZIP<text:tab/><text:tab/><text:tab/><text:tab/><text:tab/>(A/N-9)</text:span></text:p>
      <text:p text:style-name="P11"><text:span text:style-name="T1">43 <text:s text:c="2"/>TITLE<text:tab/><text:tab/><text:tab/><text:tab/>(A/N-20)</text:span></text:p>
      <text:p text:style-name="P11"><text:span text:style-name="T1">44 <text:s text:c="2"/>TELEPHONE<text:tab/><text:tab/><text:tab/>(NUM-10)</text:span></text:p>
      <text:p text:style-name="P11"><text:span text:style-name="T1">45 <text:s text:c="2"/>IND/NAME <text:s/>(Designated Agent)<text:tab/>(A/N-38)</text:span></text:p>
      <text:p text:style-name="P11"><text:span text:style-name="T1">46 <text:s text:c="2"/>STREET 1<text:tab/><text:tab/><text:tab/><text:tab/>(A/N-34)</text:span></text:p>
      <text:p text:style-name="P11"><text:span text:style-name="T1">47 <text:s text:c="2"/>STREET 2<text:tab/><text:tab/><text:tab/><text:tab/>(A/N-34)</text:span></text:p>
      <text:p text:style-name="P11"><text:span text:style-name="T1">48 <text:s text:c="2"/>CITY<text:tab/><text:tab/><text:tab/><text:tab/>(A/N-18)</text:span></text:p>
      <text:p text:style-name="P11"><text:span text:style-name="T1">49 <text:s text:c="2"/>STATE<text:tab/><text:tab/><text:tab/><text:tab/>(A-2)</text:span></text:p>
      <text:p text:style-name="P11"><text:span text:style-name="T1">50 <text:s text:c="2"/>ZIP<text:tab/><text:tab/><text:tab/><text:tab/><text:tab/>(NUM-9)</text:span></text:p>
      <text:p text:style-name="P11"><text:span text:style-name="T1">51 <text:s text:c="2"/>TITLE<text:tab/><text:tab/><text:tab/><text:tab/>(A/N-20)</text:span></text:p>
      <text:p text:style-name="P11"><text:span text:style-name="T1">52 <text:s text:c="2"/>TELEPHONE<text:tab/><text:tab/><text:tab/>(NUM-10)</text:span></text:p>
      <text:p text:style-name="P11"><text:span text:style-name="T1">53. <text:s/>IND/NAME <text:s/>(Bank/Other)<text:tab/><text:tab/>(A/N-38)</text:span></text:p>
      <text:p text:style-name="P11"><text:soft-page-break/><text:span text:style-name="T1">54. <text:s/>STREET 1<text:tab/><text:tab/><text:tab/><text:tab/>(A/N-34)</text:span></text:p>
      <text:p text:style-name="P11"><text:span text:style-name="T1">55. <text:s/>STREET 2<text:tab/><text:tab/><text:tab/><text:tab/>(A/N-34)</text:span></text:p>
      <text:p text:style-name="P11"><text:span text:style-name="T1">56. <text:s/>CITY<text:tab/><text:tab/><text:tab/><text:tab/>(A/N-18)</text:span></text:p>
      <text:p text:style-name="P11"><text:span text:style-name="T1">57. <text:s/>STATE<text:tab/><text:tab/><text:tab/><text:tab/>(A-2)</text:span></text:p>
      <text:p text:style-name="P11"><text:span text:style-name="T1">58. <text:s/>ZIP<text:tab/><text:tab/><text:tab/><text:tab/><text:tab/>(A/N-9) </text:span></text:p>
      <text:p text:style-name="P11"><text:span text:style-name="T1">59. <text:s/>IND/NAME <text:s/>(Treasurer)<text:tab/><text:tab/>(A/N-38)<text:tab/>“as signed”</text:span></text:p>
      <text:p text:style-name="P11"><text:span text:style-name="T1">60. <text:s/>DATE <text:s/>(Signed)<text:tab/><text:tab/><text:tab/>(NUM-8) <text:tab/>REQUIRED</text:span></text:p>
      <text:p text:style-name="P3"/>
      <text:p text:style-name="P11"><text:span text:style-name="T1">Notes:</text:span></text:p>
      <text:p text:style-name="P3"/>
      <text:p text:style-name="P11"><text:span text:style-name="T1"><text:s text:c="3"/>REQUIRED CHECKS:</text:span></text:p>
      <text:p text:style-name="P11"><text:span text:style-name="T1"><text:s text:c="6"/>If response in field 12 is A,B,C and AI = "N" fields 13 -18 <text:s/>must be <text:s/>completed. <text:s/>However, if field 13</text:span></text:p>
      <text:p text:style-name="P11"><text:span text:style-name="T1"><text:s text:c="6"/>contains a valid FEC CANDIDATE ID number, then fields 14 - 18 <text:s/>are optional.</text:span></text:p>
      <text:p text:style-name="P3"/>
      <text:p text:style-name="P11"><text:span text:style-name="T1"><text:s text:c="6"/>If response to field 12 is D and AI = "N" fields 18 - 19 <text:s/>must be completed.</text:span></text:p>
      <text:p text:style-name="P3"/>
      <text:p text:style-name="P11"><text:span text:style-name="T4">END OF FORM 1</text:span></text:p>
      <text:p text:style-name="P14"/>
      <text:p text:style-name="P10"><text:span text:style-name="T4">FORM 1M - NOTIFICATION OF MULTICANDIDATE STATUS</text:span></text:p>
      <text:p text:style-name="P3"/>
      <text:p text:style-name="P4"/>
      <text:p text:style-name="P11"><text:span text:style-name="T1"><text:s text:c="3"/>1. <text:s text:c="2"/>FORM TYPE <text:tab/><text:tab/><text:tab/>(A/N-4)<text:tab/><text:tab/>REQUIRED <text:s text:c="3"/>value = F1M <text:s/>plus ‘N’ or ‘A’</text:span></text:p>
      <text:p text:style-name="P11"><text:span text:style-name="T1"><text:s text:c="3"/>2. <text:s text:c="2"/>FILER FEC CMTE ID <text:tab/><text:tab/>(A/N-9) <text:tab/><text:tab/>REQUIRED</text:span></text:p>
      <text:p text:style-name="P11"><text:span text:style-name="T1"><text:s text:c="3"/>3. <text:s text:c="2"/>COMMITTEE NAME<text:tab/><text:tab/>(A/N-90)</text:span></text:p>
      <text:p text:style-name="P11"><text:span text:style-name="T1"><text:s text:c="3"/>4. <text:s text:c="2"/>STREET <text:s/>1<text:tab/><text:tab/><text:tab/><text:tab/>(A/N-34)</text:span></text:p>
      <text:p text:style-name="P11"><text:span text:style-name="T1"><text:s text:c="3"/>5. <text:s text:c="2"/>STREET <text:s/>2<text:tab/><text:tab/><text:tab/><text:tab/>(A/N-34)</text:span></text:p>
      <text:p text:style-name="P11"><text:span text:style-name="T1"><text:s text:c="3"/>6. <text:s text:c="2"/>CITY<text:tab/><text:tab/><text:tab/><text:tab/>(A/N-18)</text:span></text:p>
      <text:p text:style-name="P11"><text:span text:style-name="T1"><text:s text:c="3"/>7. <text:s text:c="2"/>STATE<text:tab/><text:tab/><text:tab/><text:tab/>(A-2)</text:span></text:p>
      <text:p text:style-name="P11"><text:span text:style-name="T1"><text:s text:c="3"/>8. <text:s text:c="2"/>ZIP<text:tab/><text:tab/><text:tab/><text:tab/>(A/N-9)</text:span></text:p>
      <text:p text:style-name="P11"><text:span text:style-name="T1"><text:s text:c="3"/>9. <text:s text:c="2"/>COMMITTEE TYPE<text:tab/><text:tab/>(A-1)<text:tab/><text:tab/>(“State Party” or “Other”)</text:span></text:p>
      <text:p text:style-name="P3"/>
      <text:p text:style-name="P11"><text:span text:style-name="T1">By affiliation </text:span></text:p>
      <text:p text:style-name="P11"><text:span text:style-name="T1"><text:s text:c="2"/>10. <text:s text:c="2"/>DATE <text:s/>(Of Affiliation)<text:tab/><text:tab/>(NUM-8)</text:span></text:p>
      <text:p text:style-name="P11"><text:span text:style-name="T1"><text:s text:c="2"/>11. <text:s text:c="2"/>FEC COMMITTEE ID NUMBER<text:tab/>(A/N-9)</text:span></text:p>
      <text:p text:style-name="P11"><text:span text:style-name="T1"><text:s text:c="2"/>12. <text:s text:c="2"/>COMMITTEE NAME<text:tab/><text:tab/>(A/N-90)</text:span></text:p>
      <text:p text:style-name="P3"/>
      <text:p text:style-name="P11"><text:span text:style-name="T1">By qualification <text:s/>(if one is entered five (5) must be entered, unless a state party cmte)</text:span></text:p>
      <text:p text:style-name="P11"><text:span text:style-name="T1"><text:s text:c="2"/>13. <text:s text:c="2"/>FEC CANDIDATE ID NUMBER<text:tab/><text:tab/>(A/N-9)</text:span></text:p>
      <text:p text:style-name="P11"><text:span text:style-name="T1"><text:s text:c="2"/>14. <text:s text:c="2"/>CANDIDATE NAME<text:tab/><text:tab/><text:tab/>(A/N-38)</text:span></text:p>
      <text:p text:style-name="P11"><text:span text:style-name="T1"><text:s text:c="2"/>15. <text:s text:c="2"/>CAN/OFF<text:tab/><text:tab/><text:tab/><text:tab/><text:tab/>(A/N-1)<text:tab/><text:tab/>(‘H’, ‘P’, or ‘S’)</text:span></text:p>
      <text:p text:style-name="P11"><text:span text:style-name="T1"><text:s text:c="2"/>16. <text:s text:c="2"/>STATE <text:s/>(Of Election)<text:tab/><text:tab/><text:tab/>(A/N-2)<text:tab/><text:tab/>(See Appendix)</text:span></text:p>
      <text:p text:style-name="P11"><text:span text:style-name="T1"><text:s text:c="2"/>17. <text:s text:c="2"/>CAN/DIST<text:tab/><text:tab/><text:tab/><text:tab/>(NUM-2)</text:span></text:p>
      <text:p text:style-name="P11"><text:span text:style-name="T1"><text:s text:c="2"/>18. <text:s text:c="2"/>DATE <text:s/>(Of Contribution)<text:tab/><text:tab/><text:tab/>(NUM-8)</text:span></text:p>
      <text:p text:style-name="P11"><text:span text:style-name="T1"><text:s text:c="2"/></text:span></text:p>
      <text:p text:style-name="P11"><text:span text:style-name="T1"><text:s text:c="2"/>19. <text:s text:c="2"/>FEC CANDIDATE ID NUMBER<text:tab/><text:tab/>(A/N-9)</text:span></text:p>
      <text:p text:style-name="P11"><text:span text:style-name="T1"><text:s text:c="2"/>20. <text:s text:c="2"/>CANDIDATE NAME<text:tab/><text:tab/><text:tab/>(A/N-38)</text:span></text:p>
      <text:p text:style-name="P11"><text:span text:style-name="T1"><text:s text:c="2"/>21. <text:s text:c="2"/>CAN/OFF<text:tab/><text:tab/><text:tab/><text:tab/><text:tab/>(A/N-1)</text:span></text:p>
      <text:p text:style-name="P11"><text:span text:style-name="T1"><text:s text:c="2"/>22. <text:s text:c="2"/>STATE <text:s/>(Of Election)<text:tab/><text:tab/><text:tab/>(A/N-2)</text:span></text:p>
      <text:p text:style-name="P11"><text:span text:style-name="T1"><text:s text:c="2"/>23. <text:s text:c="2"/>CAN/DIST<text:tab/><text:tab/><text:tab/><text:tab/>(NUM-2)</text:span></text:p>
      <text:p text:style-name="P11"><text:span text:style-name="T1"><text:s text:c="2"/>24. <text:s text:c="2"/>DATE <text:s/>(Of Contribution)<text:tab/><text:tab/><text:tab/>(NUM-8)</text:span></text:p>
      <text:p text:style-name="P3"/>
      <text:p text:style-name="P11"><text:span text:style-name="T1"><text:s text:c="2"/>25. <text:s text:c="2"/>FEC CANDIDATE ID NUMBER<text:tab/><text:tab/>(A/N-9) </text:span></text:p>
      <text:p text:style-name="P11"><text:span text:style-name="T1"><text:s text:c="2"/>26. <text:s text:c="2"/>CANDIDATE NAME<text:tab/><text:tab/><text:tab/>(A/N-38)</text:span></text:p>
      <text:p text:style-name="P11"><text:span text:style-name="T1"><text:s text:c="2"/>27. <text:s text:c="2"/>CAN/OFF<text:tab/><text:tab/><text:tab/><text:tab/><text:tab/>(A/N-1)</text:span></text:p>
      <text:p text:style-name="P11"><text:span text:style-name="T1"><text:s text:c="2"/>28. <text:s text:c="2"/>STATE <text:s/>(Of Election)<text:tab/><text:tab/><text:tab/>(A/N-2)</text:span></text:p>
      <text:p text:style-name="P11"><text:span text:style-name="T1"><text:s text:c="2"/>29. <text:s text:c="2"/>CAN/DIST<text:tab/><text:tab/><text:tab/><text:tab/>(NUM-2)</text:span></text:p>
      <text:p text:style-name="P11"><text:span text:style-name="T1"><text:s text:c="2"/>30. <text:s text:c="2"/>DATE <text:s/>(Of Contribution)<text:tab/><text:tab/><text:tab/>(NUM-8)</text:span></text:p>
      <text:p text:style-name="P3"/>
      <text:p text:style-name="P11"><text:span text:style-name="T1"><text:s text:c="2"/>31. <text:s text:c="2"/>FEC CANDIDATE ID NUMBER<text:tab/><text:tab/>(A/N-9)</text:span></text:p>
      <text:p text:style-name="P11"><text:span text:style-name="T1"><text:s text:c="2"/>32. <text:s text:c="2"/>CANDIDATE NAME<text:tab/><text:tab/><text:tab/>(A/N-38)</text:span></text:p>
      <text:p text:style-name="P11"><text:span text:style-name="T1"><text:s text:c="2"/>33. <text:s text:c="2"/>CAN/OFF<text:tab/><text:tab/><text:tab/><text:tab/><text:tab/>(A/N-1)</text:span></text:p>
      <text:p text:style-name="P11"><text:span text:style-name="T1"><text:s text:c="2"/>34. <text:s text:c="2"/>STATE <text:s/>(Of Election)<text:tab/><text:tab/><text:tab/>(A/N-2)</text:span></text:p>
      <text:p text:style-name="P11"><text:span text:style-name="T1"><text:s text:c="2"/>35. <text:s text:c="2"/>CAN/DIST<text:tab/><text:tab/><text:tab/><text:tab/>(NUM-2)</text:span></text:p>
      <text:p text:style-name="P11"><text:span text:style-name="T1"><text:s text:c="2"/>36. <text:s text:c="2"/>DATE <text:s text:c="2"/>(Of Contribution)<text:tab/><text:tab/><text:tab/>(NUM-8)</text:span></text:p>
      <text:p text:style-name="P11"><text:span text:style-name="T1"><text:s text:c="2"/></text:span></text:p>
      <text:p text:style-name="P11"><text:span text:style-name="T1"><text:s text:c="2"/>37. <text:s text:c="2"/>FEC CANDIDATE ID NUMBER<text:tab/><text:tab/>(A/N-9)</text:span></text:p>
      <text:p text:style-name="P11"><text:span text:style-name="T1"><text:s text:c="2"/>38. <text:s text:c="2"/>CANDIDATE NAME<text:tab/><text:tab/><text:tab/>(A/N-38)</text:span></text:p>
      <text:p text:style-name="P11"><text:span text:style-name="T1"><text:s text:c="2"/>39. <text:s text:c="2"/>CAN/OFF<text:tab/><text:tab/><text:tab/><text:tab/><text:tab/>(A-1)</text:span></text:p>
      <text:p text:style-name="P11"><text:span text:style-name="T1"><text:s text:c="2"/>40. <text:s text:c="2"/>STATE <text:s/>(Of Election)<text:tab/><text:tab/><text:tab/>(A/N-2)</text:span></text:p>
      <text:p text:style-name="P11"><text:span text:style-name="T1"><text:s text:c="2"/>41. <text:s text:c="2"/>CAN/DIST<text:tab/><text:tab/><text:tab/><text:tab/>(NUM-2)</text:span></text:p>
      <text:p text:style-name="P11"><text:span text:style-name="T1"><text:s text:c="2"/>42. <text:s text:c="2"/>DATE <text:s/>(Of Contribution)<text:tab/><text:tab/><text:tab/>(NUM-8)</text:span></text:p>
      <text:p text:style-name="P11"><text:span text:style-name="T1"><text:s text:c="2"/>43. <text:s text:c="2"/>DATE <text:s/>(Of 51st Contributor)<text:tab/><text:tab/>(NUM-8)</text:span></text:p>
      <text:p text:style-name="P11"><text:soft-page-break/><text:span text:style-name="T1"><text:s text:c="2"/>44. <text:s text:c="2"/>DATE <text:s/>(Of Orig Registration)<text:tab/><text:tab/>(NUM-8)</text:span></text:p>
      <text:p text:style-name="P11"><text:span text:style-name="T1"><text:s text:c="2"/>45. <text:s text:c="2"/>DATE <text:s/>(Cmte Met Requirements)<text:tab/><text:tab/>(NUM-8)</text:span></text:p>
      <text:p text:style-name="P11"><text:span text:style-name="T1"><text:s text:c="2"/>46. <text:s text:c="2"/>IND/NAME <text:s/>(Treasurer)<text:tab/><text:tab/><text:tab/>(A/N-38) <text:tab/>“as signed”</text:span></text:p>
      <text:p text:style-name="P11"><text:span text:style-name="T1"><text:s text:c="2"/>47. <text:s text:c="2"/>DATE <text:s/>(Signed)<text:tab/><text:tab/><text:tab/><text:tab/>(NUM-8) <text:tab/>REQUIRED</text:span></text:p>
      <text:p text:style-name="P3"/>
      <text:p text:style-name="P11"><text:span text:style-name="T1"><text:tab/>RULES:</text:span></text:p>
      <text:p text:style-name="P3"/>
      <text:p text:style-name="P11"><text:span text:style-name="T1"><text:tab/>REQUIRED FIELDS: <text:s/>Are as noted, however if items 10-12 or items</text:span></text:p>
      <text:p text:style-name="P11"><text:span text:style-name="T1"><text:tab/>13 - 45 <text:s/>are blank there is no reason for the filer to file the report.</text:span></text:p>
      <text:p text:style-name="P3"/>
      <text:p text:style-name="P11"><text:span text:style-name="T1"><text:tab/>If the filer reports Mulitcandidate status by Affiliation and</text:span></text:p>
      <text:p text:style-name="P11"><text:span text:style-name="T1"><text:tab/>reports field 10 and 11 (or 10 and 12). <text:s/>Fields 13 through</text:span></text:p>
      <text:p text:style-name="P11"><text:span text:style-name="T1"><text:tab/>45 should be blank.</text:span></text:p>
      <text:p text:style-name="P3"/>
      <text:p text:style-name="P11"><text:span text:style-name="T1"><text:tab/>If the filer does not report fields 10-12 ALL 5 candidate </text:span></text:p>
      <text:p text:style-name="P11"><text:span text:style-name="T1"><text:tab/>information fields (with automatic options for FEC ID's) must</text:span></text:p>
      <text:p text:style-name="P11"><text:span text:style-name="T1"><text:tab/>be filled in as well as fields 43 through 45.</text:span></text:p>
      <text:p text:style-name="P11"><text:span text:style-name="T1"><text:tab/></text:span></text:p>
      <text:p text:style-name="P11"><text:span text:style-name="T4">END OF FORM 1M</text:span></text:p>
      <text:p text:style-name="P15"/>
      <text:p text:style-name="P10"><text:span text:style-name="T4">FORM 2 - STATEMENT OF CANDIDACY</text:span></text:p>
      <text:p text:style-name="P3"/>
      <text:p text:style-name="P11"><text:span text:style-name="T2">NOTE: All Form 2’s are NEW. <text:s/>There is nowhere on the form to indicate an amendment.</text:span></text:p>
      <text:p text:style-name="P3"/>
      <text:p text:style-name="P11"><text:span text:style-name="T1">1. <text:s text:c="3"/>FORM TYPE<text:tab/><text:tab/><text:tab/><text:tab/>(A/N-4)<text:tab/><text:tab/>REQUIRED <text:s text:c="3"/>value = F2</text:span></text:p>
      <text:p text:style-name="P11"><text:span text:style-name="T1">2. <text:s text:c="3"/>FILER FEC CMTE ID <text:tab/><text:tab/><text:tab/>(A/N-9) <text:tab/><text:tab/>REQUIRED</text:span></text:p>
      <text:p text:style-name="P11"><text:span text:style-name="T1">3. <text:s text:c="3"/>CANDIDATE NAME<text:tab/><text:tab/><text:tab/>(A/N-38)</text:span><text:span text:style-name="T2"> </text:span><text:span text:style-name="T1"><text:tab/>REQUIRED</text:span></text:p>
      <text:p text:style-name="P11"><text:span text:style-name="T1">4. <text:s text:c="3"/>STREET 1<text:tab/><text:tab/><text:tab/><text:tab/><text:tab/>(A/N-34) <text:tab/>REQUIRED</text:span></text:p>
      <text:p text:style-name="P11"><text:span text:style-name="T1">5. <text:s text:c="3"/>STREET 2<text:tab/><text:tab/><text:tab/><text:tab/><text:tab/>(A/N-34) <text:tab/>REQUIRED</text:span></text:p>
      <text:p text:style-name="P11"><text:span text:style-name="T1">6. <text:s text:c="3"/>CITY<text:tab/><text:tab/><text:tab/><text:tab/><text:tab/>(A/N-18) <text:tab/>REQUIRED</text:span></text:p>
      <text:p text:style-name="P11"><text:span text:style-name="T1">7. <text:s text:c="3"/>STATE<text:tab/><text:tab/><text:tab/><text:tab/><text:tab/>(A-2) <text:tab/><text:tab/>REQUIRED</text:span></text:p>
      <text:p text:style-name="P11"><text:span text:style-name="T1">8. <text:s text:c="3"/>ZIP<text:tab/><text:tab/><text:tab/><text:tab/><text:tab/><text:tab/>(A/N-9) <text:tab/><text:tab/>REQUIRED</text:span></text:p>
      <text:p text:style-name="P11"><text:span text:style-name="T1">9. <text:s text:c="3"/>PTY/CODE<text:tab/><text:tab/><text:tab/><text:tab/><text:tab/>(A-3)<text:tab/><text:tab/>(See Appendix)</text:span></text:p>
      <text:p text:style-name="P11"><text:span text:style-name="T1">10. <text:s/>CAN/OFF<text:tab/><text:tab/><text:tab/><text:tab/><text:tab/>(A-1) <text:tab/><text:tab/>REQUIRED (‘H’, ‘P’or, ‘S’)</text:span></text:p>
      <text:p text:style-name="P11"><text:span text:style-name="T1">11. <text:s/>STATE <text:s/>(Of Election)<text:tab/><text:tab/><text:tab/><text:tab/>(A-2) <text:tab/><text:tab/>REQUIRED (See Appendix)</text:span></text:p>
      <text:p text:style-name="P11"><text:span text:style-name="T1">12. <text:s/>CAN/DIST<text:tab/><text:tab/><text:tab/><text:tab/><text:tab/>(NUM-2) <text:tab/>REQUIRED</text:span></text:p>
      <text:p text:style-name="P11"><text:span text:style-name="T1">13. <text:s/>YEAR OF ELECTION 1900-2999<text:tab/><text:tab/>(NUM-4)</text:span></text:p>
      <text:p text:style-name="P11"><text:span text:style-name="T1">14. <text:s text:c="2"/>FEC COMMITTEE ID NUMBER (PCC)<text:tab/>(A/N-9)</text:span></text:p>
      <text:p text:style-name="P11"><text:span text:style-name="T1">15. <text:s text:c="2"/>COMMITTEE NAME (PCC)<text:tab/><text:tab/><text:tab/>(A/N-90)</text:span></text:p>
      <text:p text:style-name="P11"><text:span text:style-name="T1">16. <text:s text:c="2"/>STREET 1<text:tab/><text:tab/><text:tab/><text:tab/><text:tab/>(A/N-34)</text:span></text:p>
      <text:p text:style-name="P11"><text:span text:style-name="T1">17. <text:s text:c="2"/>STREET 2<text:tab/><text:tab/><text:tab/><text:tab/><text:tab/>(A/N-34)</text:span></text:p>
      <text:p text:style-name="P11"><text:span text:style-name="T1">18. <text:s text:c="2"/>CITY<text:tab/><text:tab/><text:tab/><text:tab/><text:tab/>(A/N-18)</text:span></text:p>
      <text:p text:style-name="P11"><text:span text:style-name="T1">19. <text:s text:c="2"/>STATE<text:tab/><text:tab/><text:tab/><text:tab/><text:tab/>(A-2)</text:span></text:p>
      <text:p text:style-name="P11"><text:span text:style-name="T1">20. <text:s text:c="2"/>ZIP<text:tab/><text:tab/><text:tab/><text:tab/><text:tab/><text:tab/>(A/N-9)</text:span></text:p>
      <text:p text:style-name="P11"><text:span text:style-name="T1">21. <text:s text:c="2"/>FEC COMMITTEE ID NUMBER (Auth)<text:tab/>(A/N-9)</text:span></text:p>
      <text:p text:style-name="P11"><text:span text:style-name="T1">22. <text:s text:c="2"/>COMMITTEE NAME <text:s/>(Auth)<text:tab/><text:tab/>(A/N-90)</text:span></text:p>
      <text:p text:style-name="P11"><text:span text:style-name="T1">23. <text:s text:c="2"/>STREET 1<text:tab/><text:tab/><text:tab/><text:tab/><text:tab/>(A/N-34)</text:span></text:p>
      <text:p text:style-name="P11"><text:span text:style-name="T1">24. <text:s text:c="2"/>STREET 2<text:tab/><text:tab/><text:tab/><text:tab/><text:tab/>(A/N-34)</text:span></text:p>
      <text:p text:style-name="P11"><text:span text:style-name="T1">25. <text:s text:c="2"/>CITY<text:tab/><text:tab/><text:tab/><text:tab/><text:tab/>(A/N-18)</text:span></text:p>
      <text:p text:style-name="P11"><text:span text:style-name="T1">26. <text:s text:c="2"/>STATE<text:tab/><text:tab/><text:tab/><text:tab/><text:tab/>(A-2)</text:span></text:p>
      <text:p text:style-name="P11"><text:span text:style-name="T1">27. <text:s text:c="2"/>ZIP<text:tab/><text:tab/><text:tab/><text:tab/><text:tab/><text:tab/>(A/N-9)</text:span></text:p>
      <text:p text:style-name="P11"><text:span text:style-name="T1">28. <text:s text:c="2"/>NAME <text:s text:c="2"/><text:tab/><text:tab/><text:tab/><text:tab/><text:tab/>(A/N-38)<text:tab/>“as signed”</text:span></text:p>
      <text:p text:style-name="P11"><text:span text:style-name="T1">29. <text:s text:c="2"/>DATE <text:s/>(Signed)<text:tab/><text:tab/><text:tab/><text:tab/>(NUM-8) <text:tab/>REQUIRED</text:span></text:p>
      <text:p text:style-name="P3"/>
      <text:p text:style-name="P11"><text:span text:style-name="T4">END OF FORM 2</text:span></text:p>
      <text:p text:style-name="P16"/>
      <text:p text:style-name="P10"><text:span text:style-name="T4">FORM 3 - REPORT OF RECEIPTS AND DISBURSEMENTS FOR AN AUTHORIZED COMMITTEE</text:span></text:p>
      <text:p text:style-name="P3"/>
      <text:p text:style-name="P11"><text:span text:style-name="T2"><text:s text:c="3"/></text:span><text:span text:style-name="T1">1. <text:s text:c="2"/>FORM TYPE<text:tab/><text:tab/><text:tab/>(A/N-4) <text:tab/><text:tab/>REQUIRED value = F3</text:span></text:p>
      <text:p text:style-name="P11"><text:span text:style-name="T1"><text:tab/><text:tab/><text:tab/><text:tab/><text:tab/><text:tab/><text:tab/> plus ‘N’, ‘A’, or ‘T’</text:span></text:p>
      <text:p text:style-name="P11"><text:span text:style-name="T1"><text:s text:c="3"/>2. <text:s text:c="2"/>FILER FEC CMTE ID<text:tab/><text:tab/>(A/N-9) <text:tab/><text:tab/>REQUIRED</text:span></text:p>
      <text:p text:style-name="P11"><text:span text:style-name="T1"><text:s text:c="3"/>3. <text:s text:c="2"/>COMMITTEE NAME<text:tab/><text:tab/>(A/N-90)</text:span></text:p>
      <text:p text:style-name="P11"><text:span text:style-name="T1"><text:s text:c="3"/>4. <text:s text:c="2"/>STREET <text:s/>1<text:tab/><text:tab/><text:tab/><text:tab/>(A/N-34)</text:span></text:p>
      <text:p text:style-name="P11"><text:span text:style-name="T1"><text:s text:c="3"/>5. <text:s text:c="2"/>STREET <text:s/>2<text:tab/><text:tab/><text:tab/><text:tab/>(A/N-34)</text:span></text:p>
      <text:p text:style-name="P11"><text:span text:style-name="T1"><text:s text:c="3"/>6. <text:s text:c="2"/>CITY<text:tab/><text:tab/><text:tab/><text:tab/>(A/N-18)</text:span></text:p>
      <text:p text:style-name="P11"><text:span text:style-name="T1"><text:s text:c="3"/>7. <text:s text:c="2"/>STATE<text:tab/><text:tab/><text:tab/><text:tab/>(A-2)</text:span></text:p>
      <text:p text:style-name="P11"><text:span text:style-name="T1"><text:s text:c="3"/>8. <text:s text:c="2"/>ZIP<text:tab/><text:tab/><text:tab/><text:tab/>(A/N-9)</text:span></text:p>
      <text:p text:style-name="P11"><text:span text:style-name="T1"><text:s text:c="3"/>9 <text:s text:c="3"/>CHG OF ADDRESS<text:tab/><text:tab/><text:tab/>(A-1)<text:tab/><text:tab/>blank, ‘X’</text:span></text:p>
      <text:p text:style-name="P11"><text:span text:style-name="T1"><text:s text:c="2"/>10. <text:s/>ELECTION STATE<text:tab/><text:tab/><text:tab/>(A-2)</text:span></text:p>
      <text:p text:style-name="P11"><text:span text:style-name="T1"><text:s text:c="2"/>11. <text:s/>ELECTION DISTRICT<text:tab/><text:tab/>(NUM-2)</text:span></text:p>
      <text:p text:style-name="P11"><text:span text:style-name="T1"><text:s text:c="2"/>12. <text:s/>RPTCODE<text:tab/><text:tab/><text:tab/><text:tab/>(A-3) <text:tab/><text:tab/>REQUIRED (See Appendix)</text:span></text:p>
      <text:p text:style-name="P11"><text:span text:style-name="T1"><text:s text:c="2"/>13. <text:s/>RPTPGI<text:tab/><text:tab/><text:tab/><text:tab/>(A-1)<text:tab/><text:tab/>(See Appendix)</text:span></text:p>
      <text:p text:style-name="P11"><text:span text:style-name="T1"><text:s text:c="2"/>14. <text:s/>DATE <text:s/>(Of Election)<text:tab/><text:tab/><text:tab/>(NUM-8)</text:span></text:p>
      <text:p text:style-name="P11"><text:span text:style-name="T1"><text:s text:c="2"/>15. <text:s/>STATE (Of Election)<text:tab/><text:tab/>(A-2)</text:span></text:p>
      <text:p text:style-name="P11"><text:span text:style-name="T1"><text:s text:c="2"/>Activity for:</text:span></text:p>
      <text:p text:style-name="P11"><text:span text:style-name="T1"><text:s text:c="2"/>16. <text:s text:c="2"/>PRIMARY<text:tab/>ELECTION <text:tab/><text:tab/>(A-1)<text:tab/><text:tab/>blank, ‘X’</text:span></text:p>
      <text:p text:style-name="P11"><text:span text:style-name="T1"><text:s text:c="2"/>17. <text:s text:c="2"/>GENERAL ELECTION<text:tab/><text:tab/>(A-1)<text:tab/><text:tab/>blank, ‘X’</text:span></text:p>
      <text:p text:style-name="P11"><text:span text:style-name="T1"><text:s text:c="2"/>18. <text:s text:c="3"/>SPECIAL ELECTION <text:tab/><text:tab/>(A-1)<text:tab/><text:tab/>blank, ‘X’</text:span></text:p>
      <text:p text:style-name="P11"><text:span text:style-name="T1"><text:s text:c="2"/>19. <text:s text:c="3"/>RUNOFF<text:tab/>ELECTION <text:tab/><text:tab/>(A-1)<text:tab/><text:tab/>blank, ‘X’</text:span></text:p>
      <text:p text:style-name="P3"/>
      <text:p text:style-name="P11"><text:span text:style-name="T1"><text:s text:c="2"/>20. <text:s/>DATE (Coverage From)<text:tab/><text:tab/>(NUM-8)</text:span></text:p>
      <text:p text:style-name="P11"><text:span text:style-name="T1"><text:s text:c="2"/>21. <text:s/>DATE (Coverage To)<text:tab/><text:tab/>(NUM-8) <text:tab/>REQUIRED</text:span></text:p>
      <text:p text:style-name="P3"/>
      <text:p text:style-name="P10"><text:span text:style-name="T5"><text:s text:c="5"/>COLUMN A THIS PERIOD</text:span><text:span text:style-name="T6"> </text:span></text:p>
      <text:p text:style-name="P11"><text:span text:style-name="T1">(The number following the field number is the line number appearing on the printed FEC Form 3, and information derived from other places in the record are shown with both the field number and line number of the original information. <text:s/>All amount fields are AMT-12 format.)</text:span></text:p>
      <text:p text:style-name="P3"/>
      <text:p text:style-name="P11"><text:span text:style-name="T1"><text:s text:c="2"/></text:span><text:span text:style-name="T3">6. </text:span><text:span text:style-name="T8">Net Contributions</text:span><text:span text:style-name="T3"> (other than loans):</text:span></text:p>
      <text:p text:style-name="P11"><text:span text:style-name="T1"><text:s text:c="2"/>22. <text:s text:c="4"/>(6a) Total Contributions (NO Loans)</text:span></text:p>
      <text:p text:style-name="P11"><text:span text:style-name="T1"><text:tab/><text:tab/>37. (line 11(e))</text:span></text:p>
      <text:p text:style-name="P11"><text:span text:style-name="T1"><text:s text:c="2"/>23. <text:s text:c="4"/>(6b) Total Contribution Refunds</text:span></text:p>
      <text:p text:style-name="P11"><text:span text:style-name="T1"><text:tab/><text:tab/>53. (line 20(d))</text:span></text:p>
      <text:p text:style-name="P11"><text:span text:style-name="T1"><text:s text:c="2"/>24. <text:s text:c="4"/>(6c) Net Contributions</text:span></text:p>
      <text:p text:style-name="P11"><text:span text:style-name="T1"><text:tab/><text:tab/>22.-23. (6a-6b)</text:span></text:p>
      <text:p text:style-name="P11"><text:span text:style-name="T1"><text:tab/></text:span></text:p>
      <text:p text:style-name="P11"><text:span text:style-name="T1"><text:s text:c="2"/></text:span><text:span text:style-name="T3">7. </text:span><text:span text:style-name="T8">Net Operating Expenditures:</text:span></text:p>
      <text:p text:style-name="P11"><text:span text:style-name="T1"><text:s text:c="2"/>25. <text:s text:c="4"/>(7a) Total Operating Expenditures</text:span></text:p>
      <text:p text:style-name="P11"><text:span text:style-name="T1"><text:tab/><text:tab/>45. (line 17)</text:span></text:p>
      <text:p text:style-name="P11"><text:span text:style-name="T1"><text:s text:c="2"/>26. <text:s text:c="4"/>(7b) Total Offset to Operating Expenditures</text:span></text:p>
      <text:p text:style-name="P11"><text:span text:style-name="T1"><text:tab/><text:tab/>42. (line 14)</text:span></text:p>
      <text:p text:style-name="P11"><text:span text:style-name="T1"><text:s text:c="2"/>27. <text:s text:c="4"/>(7c) NET Operating Expenditures.</text:span></text:p>
      <text:p text:style-name="P11"><text:span text:style-name="T1"><text:tab/><text:tab/>25.-26. (7a-7b)</text:span></text:p>
      <text:p text:style-name="P11"><text:span text:style-name="T1"><text:s text:c="2"/>28. <text:s text:c="5"/>8. CASH ON HAND AT CLOSE OF REPORTING PD:</text:span></text:p>
      <text:p text:style-name="P11"><text:span text:style-name="T1"><text:s text:c="13"/><text:tab/><text:tab/>60. (line 27)</text:span></text:p>
      <text:p text:style-name="P11"><text:span text:style-name="T1"><text:s text:c="2"/>29. <text:s text:c="5"/>9. DEBTS TO ( Totals from SCH C and/or D)</text:span></text:p>
      <text:p text:style-name="P11"><text:span text:style-name="T1"><text:s text:c="2"/>30. <text:s text:c="5"/>10. DEBTS BY (Totals from SCH C and/or D)</text:span></text:p>
      <text:p text:style-name="P11"><text:span text:style-name="T2"><text:s text:c="2"/></text:span></text:p>
      <text:p text:style-name="P4"/>
      <text:p text:style-name="P11"><text:soft-page-break/><text:span text:style-name="T2"><text:s/>I. <text:s/>RECEIPTS <text:s text:c="2"/></text:span></text:p>
      <text:p text:style-name="P11"><text:span text:style-name="T1"><text:s text:c="2"/></text:span><text:span text:style-name="T3">11. CONTRIBUTIONS (other than loans) FROM:</text:span></text:p>
      <text:p text:style-name="P11"><text:span text:style-name="T1"><text:s text:c="2"/>31. <text:s text:c="4"/>11(a i.) Individuals Itemized</text:span></text:p>
      <text:p text:style-name="P11"><text:span text:style-name="T1"><text:tab/><text:tab/>Schedule A</text:span></text:p>
      <text:p text:style-name="P11"><text:span text:style-name="T2"><text:s/></text:span><text:span text:style-name="T1"><text:s/>32. <text:s text:c="4"/>11(a.ii) Individuals Unitemized</text:span></text:p>
      <text:p text:style-name="P11"><text:span text:style-name="T1"><text:s text:c="2"/>33. <text:s text:c="4"/>11(a.iii) Individual Contribution Total</text:span></text:p>
      <text:p text:style-name="P11"><text:span text:style-name="T1"><text:tab/><text:tab/>31+32 (11(a.i)+11(a.ii))</text:span></text:p>
      <text:p text:style-name="P11"><text:span text:style-name="T1"><text:s text:c="2"/>34. <text:s text:c="4"/>11(b) Political Party Committees</text:span></text:p>
      <text:p text:style-name="P11"><text:span text:style-name="T1"><text:s text:c="2"/>35. <text:s text:c="4"/>11(c) Other Political Committees</text:span></text:p>
      <text:p text:style-name="P11"><text:span text:style-name="T1"><text:s text:c="2"/>36. <text:s text:c="4"/>11(d) The Candidate</text:span></text:p>
      <text:p text:style-name="P11"><text:span text:style-name="T1"><text:s text:c="2"/>37. <text:s text:c="4"/>11(e) Total Contributions</text:span></text:p>
      <text:p text:style-name="P11"><text:span text:style-name="T1"><text:tab/><text:tab/>33.+34.+35.+36. (11(a.iii)+11(b)+11(c)+11(d)</text:span></text:p>
      <text:p text:style-name="P11"><text:span text:style-name="T1"><text:s text:c="2"/>38. <text:s text:c="4"/>12. Transfers <text:s/>From Other Authorized Committees</text:span></text:p>
      <text:p text:style-name="P11"><text:span text:style-name="T1"><text:tab/> </text:span></text:p>
      <text:p text:style-name="P11"><text:span text:style-name="T1"><text:s text:c="2"/></text:span><text:span text:style-name="T3">13. LOANS</text:span></text:p>
      <text:p text:style-name="P11"><text:span text:style-name="T1"><text:s text:c="2"/>39. <text:s text:c="4"/>13(a) Loans made or guarn. by the Candidate</text:span></text:p>
      <text:p text:style-name="P11"><text:span text:style-name="T1"><text:s text:c="2"/>40. <text:s text:c="4"/>13(b) All Other Loans</text:span></text:p>
      <text:p text:style-name="P11"><text:span text:style-name="T1"><text:s text:c="2"/>41. <text:s text:c="4"/>13(c) Total Loans</text:span></text:p>
      <text:p text:style-name="P11"><text:span text:style-name="T1"><text:tab/><text:tab/>39.+40. (13(a)+13(b))</text:span></text:p>
      <text:p text:style-name="P11"><text:span text:style-name="T1"><text:s text:c="2"/>42. <text:s text:c="4"/>14. Offsets to Operating Expenditures</text:span></text:p>
      <text:p text:style-name="P11"><text:span text:style-name="T1"><text:s text:c="2"/>43 <text:s text:c="5"/>15. Other Receipts</text:span></text:p>
      <text:p text:style-name="P11"><text:span text:style-name="T1"><text:s text:c="2"/>44 <text:s text:c="5"/>16. Total Receipts</text:span></text:p>
      <text:p text:style-name="P11"><text:span text:style-name="T1"><text:tab/><text:tab/>37.+38.+41.+42.+43. (11(e)+12+13(c)+14+15)</text:span></text:p>
      <text:p text:style-name="P3"/>
      <text:p text:style-name="P11"><text:span text:style-name="T1"><text:s text:c="2"/></text:span><text:span text:style-name="T2">II. <text:s/>DISBURSEMENTS<text:tab/></text:span><text:span text:style-name="T1"><text:tab/><text:tab/></text:span></text:p>
      <text:p text:style-name="P11"><text:span text:style-name="T1"><text:s text:c="2"/>45. <text:s text:c="4"/>17. Operating Expenditures</text:span></text:p>
      <text:p text:style-name="P11"><text:span text:style-name="T1"><text:s text:c="2"/>46. <text:s text:c="4"/>18. Transfers to Other Authorized Committees</text:span></text:p>
      <text:p text:style-name="P11"><text:span text:style-name="T3"><text:s text:c="2"/></text:span></text:p>
      <text:p text:style-name="P11"><text:span text:style-name="T1"><text:s/></text:span><text:span text:style-name="T2"><text:s/></text:span><text:span text:style-name="T3">19. LOAN REPAYMENTS:</text:span></text:p>
      <text:p text:style-name="P11"><text:span text:style-name="T1"><text:s text:c="2"/>47. <text:s text:c="4"/>19(a) Of Loans made or guar. by the Candidate</text:span></text:p>
      <text:p text:style-name="P11"><text:span text:style-name="T1"><text:s text:c="2"/>48. <text:s text:c="4"/>19(b) Loan Repayments, All Other Loans</text:span></text:p>
      <text:p text:style-name="P11"><text:span text:style-name="T1"><text:s text:c="2"/>49. <text:s text:c="4"/>19(c) Total Loan Repayments</text:span></text:p>
      <text:p text:style-name="P11"><text:span text:style-name="T1"><text:tab/><text:tab/>47.+48. (19(a)+19(b))</text:span></text:p>
      <text:p text:style-name="P3"/>
      <text:p text:style-name="P11"><text:span text:style-name="T1"><text:s text:c="3"/></text:span><text:span text:style-name="T3">20. REFUNDS OF CONTRIBUTIONS TO:</text:span></text:p>
      <text:p text:style-name="P11"><text:span text:style-name="T1"><text:s text:c="2"/>50. <text:s text:c="4"/>20(a) Refund/Individuals Other than Pol. Cmtes</text:span></text:p>
      <text:p text:style-name="P11"><text:span text:style-name="T1"><text:s text:c="2"/>51. <text:s text:c="4"/>20(b) Refund/Political Party Committees</text:span></text:p>
      <text:p text:style-name="P11"><text:span text:style-name="T1"><text:s text:c="2"/>52. <text:s text:c="4"/>20(c) Refund/Other Political Committees</text:span></text:p>
      <text:p text:style-name="P11"><text:span text:style-name="T1"><text:s text:c="2"/>53. <text:s text:c="4"/>20(d) Total Contribution Refunds</text:span></text:p>
      <text:p text:style-name="P11"><text:span text:style-name="T1"><text:tab/><text:tab/>50.+51.+52. (20(a)+20(b)+20(c))</text:span></text:p>
      <text:p text:style-name="P11"><text:span text:style-name="T1"><text:s text:c="2"/>54. <text:s text:c="4"/>21. Other Disbursements</text:span></text:p>
      <text:p text:style-name="P11"><text:span text:style-name="T1"><text:s text:c="2"/>55. <text:s text:c="4"/>22. Total Disbursements</text:span></text:p>
      <text:p text:style-name="P11"><text:span text:style-name="T1"><text:tab/><text:tab/>45.+46.+49.+53.+54. (17+18+19(c)+20(d)+21)</text:span></text:p>
      <text:p text:style-name="P3"/>
      <text:p text:style-name="P11"><text:span text:style-name="T2"><text:s text:c="3"/>III. <text:s/>CASH SUMMARY</text:span></text:p>
      <text:p text:style-name="P11"><text:span text:style-name="T1"><text:s text:c="3"/>56. <text:s text:c="3"/>23. Cash Beginning Reporting Period<text:tab/></text:span></text:p>
      <text:p text:style-name="P11"><text:span text:style-name="T1"><text:s text:c="3"/>57. <text:s text:c="3"/>24. Total Receipts this Period</text:span></text:p>
      <text:p text:style-name="P11"><text:span text:style-name="T1"><text:tab/><text:tab/>field 44 (line 16)</text:span></text:p>
      <text:p text:style-name="P11"><text:span text:style-name="T1"><text:s text:c="3"/>58. <text:s text:c="3"/>25. SubTotal)</text:span></text:p>
      <text:p text:style-name="P11"><text:span text:style-name="T1"><text:tab/><text:tab/>56.+57. (23+24)</text:span></text:p>
      <text:p text:style-name="P11"><text:span text:style-name="T1"><text:s text:c="3"/>59. <text:s text:c="3"/>26. Total Disbursements this Period</text:span></text:p>
      <text:p text:style-name="P11"><text:span text:style-name="T1"><text:tab/><text:tab/>field 55 (line 22)</text:span></text:p>
      <text:p text:style-name="P11"><text:span text:style-name="T1"><text:s text:c="3"/>60. <text:s text:c="3"/>27. Cash on hand at Close Period</text:span></text:p>
      <text:p text:style-name="P11"><text:span text:style-name="T1"><text:tab/><text:tab/>58.-59. (25-26)</text:span></text:p>
      <text:p text:style-name="P3"/>
      <text:p text:style-name="P10"><text:soft-page-break/><text:span text:style-name="T1"><text:tab/><text:tab/></text:span><text:span text:style-name="T5">COLUMN B CALENDAR YEAR-TO-DATE</text:span></text:p>
      <text:p text:style-name="P3"/>
      <text:p text:style-name="P11"><text:span text:style-name="T1"><text:s text:c="3"/></text:span><text:span text:style-name="T3">6. </text:span><text:span text:style-name="T8">Net Contributions</text:span><text:span text:style-name="T3"> (other than loans)</text:span></text:p>
      <text:p text:style-name="P11"><text:span text:style-name="T1"><text:s text:c="2"/>61. <text:s text:c="4"/>(6a) Total Contributions (No Loans)<text:tab/></text:span></text:p>
      <text:p text:style-name="P11"><text:span text:style-name="T1"><text:tab/><text:tab/>73 (line 11(e)</text:span></text:p>
      <text:p text:style-name="P11"><text:span text:style-name="T1"><text:s text:c="2"/>62. <text:s text:c="4"/>(6b) Total Contribution Refunds</text:span></text:p>
      <text:p text:style-name="P11"><text:span text:style-name="T1"><text:tab/><text:tab/>89 (line 20d))</text:span></text:p>
      <text:p text:style-name="P11"><text:span text:style-name="T1"><text:s text:c="2"/>63. <text:s text:c="4"/>(6c) Net Contributions</text:span></text:p>
      <text:p text:style-name="P11"><text:span text:style-name="T1"><text:tab/><text:tab/>61-62 (6a-6b)</text:span></text:p>
      <text:p text:style-name="P11"><text:span text:style-name="T1"><text:tab/></text:span></text:p>
      <text:p text:style-name="P11"><text:span text:style-name="T1"><text:s text:c="2"/></text:span><text:span text:style-name="T3">7. </text:span><text:span text:style-name="T8">Net Operating Expenditures</text:span></text:p>
      <text:p text:style-name="P11"><text:span text:style-name="T1"><text:s text:c="2"/>64. <text:s text:c="4"/>(7a) Total Operating Expenditures</text:span></text:p>
      <text:p text:style-name="P11"><text:span text:style-name="T1"><text:tab/><text:tab/>81. (line 17)</text:span></text:p>
      <text:p text:style-name="P11"><text:span text:style-name="T1"><text:s text:c="2"/>65. <text:s text:c="4"/>(7b) Total Offsets to Operating Expenditures</text:span></text:p>
      <text:p text:style-name="P11"><text:span text:style-name="T1"><text:tab/><text:tab/>78. (line 14)</text:span></text:p>
      <text:p text:style-name="P11"><text:span text:style-name="T1"><text:s text:c="2"/>66. <text:s text:c="4"/>(7c) NET Operating Expenditures.</text:span></text:p>
      <text:p text:style-name="P11"><text:span text:style-name="T1"><text:tab/><text:tab/>64-65 (7a-7b)</text:span></text:p>
      <text:p text:style-name="P11"><text:span text:style-name="T1"><text:s text:c="2"/></text:span></text:p>
      <text:p text:style-name="P11"><text:span text:style-name="T1"><text:s text:c="2"/></text:span><text:span text:style-name="T2">I. <text:s/>RECEIPTS</text:span></text:p>
      <text:p text:style-name="P11"><text:span text:style-name="T1"><text:s text:c="2"/></text:span><text:span text:style-name="T3">11. CONTRIBUTIONS (other than loans) FROM:</text:span></text:p>
      <text:p text:style-name="P11"><text:span text:style-name="T1"><text:s text:c="2"/>67. <text:s text:c="4"/>11(a.i) Individuals Itemized</text:span></text:p>
      <text:p text:style-name="P11"><text:span text:style-name="T1"><text:s text:c="2"/>68. <text:s text:c="4"/>11(a.ii) Individuals Unitemized</text:span></text:p>
      <text:p text:style-name="P11"><text:span text:style-name="T1"><text:s text:c="2"/>69. <text:s text:c="4"/>11(a.iii) Individuals Total</text:span></text:p>
      <text:p text:style-name="P11"><text:span text:style-name="T1"><text:tab/><text:tab/>67+68 (11(a.i)+11(a.ii))</text:span></text:p>
      <text:p text:style-name="P11"><text:span text:style-name="T1"><text:s text:c="2"/>70. <text:s text:c="4"/>11(b) Political Party Committees</text:span></text:p>
      <text:p text:style-name="P11"><text:span text:style-name="T1"><text:s text:c="2"/>71. <text:s text:c="4"/>11(c) All Other Political Committees (PACS)</text:span></text:p>
      <text:p text:style-name="P11"><text:span text:style-name="T1"><text:s text:c="2"/>72. <text:s text:c="4"/>11(d) The Candidate</text:span></text:p>
      <text:p text:style-name="P11"><text:span text:style-name="T1"><text:s text:c="2"/>73. <text:s text:c="4"/>11(e) Total Contributions</text:span></text:p>
      <text:p text:style-name="P11"><text:span text:style-name="T1"><text:tab/><text:tab/>69+70+71+72 (11(a.iii)+11(b)+11(c)+11(d)</text:span></text:p>
      <text:p text:style-name="P11"><text:span text:style-name="T1"><text:s text:c="2"/>74. <text:s text:c="4"/>12. Transfers From Other AUTH Committees</text:span></text:p>
      <text:p text:style-name="P3"/>
      <text:p text:style-name="P11"><text:span text:style-name="T1"><text:s text:c="2"/></text:span><text:span text:style-name="T3">13. LOANS:</text:span></text:p>
      <text:p text:style-name="P11"><text:span text:style-name="T1"><text:s text:c="2"/>75. <text:s text:c="4"/>13(a) Loans made or guarn. by the Candidate</text:span></text:p>
      <text:p text:style-name="P11"><text:span text:style-name="T1"><text:s text:c="2"/>76. <text:s text:c="4"/>13(b) All Other Loans</text:span></text:p>
      <text:p text:style-name="P11"><text:span text:style-name="T1"><text:s text:c="2"/>77. <text:s text:c="4"/>13(c) Total Loans</text:span></text:p>
      <text:p text:style-name="P11"><text:span text:style-name="T1"><text:tab/><text:tab/>75+76 (13(a)+13(b))</text:span></text:p>
      <text:p text:style-name="P11"><text:span text:style-name="T1"><text:s text:c="2"/>78. <text:s text:c="4"/>14. Offsets to Operating Expenditures<text:tab/></text:span></text:p>
      <text:p text:style-name="P11"><text:span text:style-name="T1"><text:s text:c="2"/>79. <text:s text:c="4"/>15. Other Receipts</text:span></text:p>
      <text:p text:style-name="P11"><text:span text:style-name="T1"><text:s text:c="2"/>80. <text:s text:c="4"/>16. Total Receipts</text:span></text:p>
      <text:p text:style-name="P11"><text:span text:style-name="T1"><text:tab/><text:tab/>73+74+77+78+79 (11(e)+12+13(c)+14+15)</text:span></text:p>
      <text:p text:style-name="P3"/>
      <text:p text:style-name="P11"><text:span text:style-name="T2"><text:s text:c="2"/>II. <text:s/>DISBURSEMENTS<text:tab/><text:tab/></text:span></text:p>
      <text:p text:style-name="P11"><text:span text:style-name="T1"><text:s text:c="2"/>81. <text:s text:c="4"/>17 Operating Expenditures</text:span></text:p>
      <text:p text:style-name="P11"><text:span text:style-name="T1"><text:s text:c="2"/>82. <text:s text:c="4"/>18. Transfers To Other AUTH Committees</text:span></text:p>
      <text:p text:style-name="P3"/>
      <text:p text:style-name="P11"><text:span text:style-name="T1"><text:s text:c="2"/></text:span><text:span text:style-name="T3">19. LOAN REPAYMENTS</text:span></text:p>
      <text:p text:style-name="P11"><text:span text:style-name="T1"><text:s text:c="2"/>83. <text:s text:c="4"/>19(a) Loan Repayment By Candidate</text:span></text:p>
      <text:p text:style-name="P11"><text:span text:style-name="T1"><text:s text:c="2"/>84. <text:s text:c="4"/>19(b) Loan Repayments, <text:s/>ALL Other Loans</text:span></text:p>
      <text:p text:style-name="P11"><text:span text:style-name="T1"><text:s text:c="2"/>85. <text:s text:c="4"/>19(c) Total Loan Repayments</text:span></text:p>
      <text:p text:style-name="P11"><text:span text:style-name="T1"><text:tab/><text:tab/>83+84 (19(a)+19(b))</text:span></text:p>
      <text:p text:style-name="P11"><text:span text:style-name="T1"><text:s text:c="2"/></text:span><text:span text:style-name="T3">20. REFUNDS OF CONTRIBUTIONS TO:</text:span></text:p>
      <text:p text:style-name="P11"><text:span text:style-name="T1"><text:s text:c="2"/>86. <text:s text:c="4"/>20(a) Refund/Individuals Other than Pol. Cmtes</text:span></text:p>
      <text:p text:style-name="P11"><text:span text:style-name="T1"><text:s text:c="2"/>87. <text:s text:c="4"/>20(b) Refund, Political Party Committees</text:span></text:p>
      <text:p text:style-name="P11"><text:span text:style-name="T1"><text:s text:c="2"/>88. <text:s text:c="4"/>20(c) Refund, Other Political Committees</text:span></text:p>
      <text:p text:style-name="P11"><text:span text:style-name="T1"><text:s text:c="2"/>89. <text:s text:c="4"/>20(d) Total Contributions Refunds</text:span></text:p>
      <text:p text:style-name="P11"><text:soft-page-break/><text:span text:style-name="T1"><text:tab/><text:tab/>86+87+88 <text:s text:c="4"/>(20(a)+20(b)+20(c))</text:span></text:p>
      <text:p text:style-name="P11"><text:span text:style-name="T1"><text:s text:c="2"/>90. <text:s text:c="4"/>21. Other Disbursements</text:span></text:p>
      <text:p text:style-name="P11"><text:span text:style-name="T1"><text:s text:c="2"/>91. <text:s text:c="4"/>22. Total Disbursements</text:span></text:p>
      <text:p text:style-name="P11"><text:span text:style-name="T1"><text:tab/><text:tab/>81+82+85+89+90 <text:s text:c="3"/>(17+18+19(c)+20(d)+21)</text:span></text:p>
      <text:p text:style-name="P11"><text:span text:style-name="T1"><text:s text:c="2"/>92. <text:s text:c="2"/>IND/NAME <text:s text:c="2"/>(Treasurer)<text:tab/><text:tab/>(A/N-38)<text:tab/><text:tab/>“as signed”</text:span></text:p>
      <text:p text:style-name="P11"><text:span text:style-name="T1"><text:s text:c="2"/>93. <text:s text:c="2"/>DATE <text:s text:c="2"/>(Signed)<text:tab/><text:tab/><text:tab/>(NUM-8)</text:span></text:p>
      <text:p text:style-name="P11"><text:span text:style-name="T1"><text:tab/></text:span></text:p>
      <text:p text:style-name="P11"><text:span text:style-name="T1">RULES: <text:s text:c="2"/>If field 12 <text:s/>(report code) begins with a "12" or a "30" fields 13, 14 &amp; 15 are REQUIRED.</text:span></text:p>
      <text:p text:style-name="P3"/>
      <text:p text:style-name="P11"><text:span text:style-name="T1"><text:tab/>COLUMN A CHECKS:</text:span></text:p>
      <text:p text:style-name="P11"><text:span text:style-name="T1"><text:tab/>FIELD 22 <text:s/>(6a)<text:tab/><text:tab/>= FIELD 37 <text:s/>(line 11(e))</text:span></text:p>
      <text:p text:style-name="P11"><text:span text:style-name="T1"><text:tab/>FIELD 23 <text:s/>(6b)<text:tab/><text:tab/>= FIELD 53 <text:s/>(line 20(d))</text:span></text:p>
      <text:p text:style-name="P11"><text:span text:style-name="T1"><text:tab/>FIELD 24 <text:s/>(6c)<text:tab/><text:tab/>= FIELD 22-23 <text:s/>(6a-6b)</text:span></text:p>
      <text:p text:style-name="P11"><text:span text:style-name="T1"><text:tab/>FIELD 25 <text:s text:c="2"/>(7a)<text:tab/><text:tab/>= FIELD 45 <text:s text:c="2"/>(line 17)</text:span></text:p>
      <text:p text:style-name="P11"><text:span text:style-name="T1"><text:tab/>FIELD 26 <text:s text:c="2"/>(7b)<text:tab/><text:tab/>= FIELD 42 <text:s text:c="2"/>(line 14)</text:span></text:p>
      <text:p text:style-name="P11"><text:span text:style-name="T1"><text:tab/>FIELD 27 <text:s text:c="2"/>(7c)<text:tab/><text:tab/>= FIELD 25-26 <text:s text:c="2"/>(7a-7b)</text:span></text:p>
      <text:p text:style-name="P11"><text:span text:style-name="T1"><text:tab/>FIELD 28 <text:s text:c="2"/>(8)<text:tab/><text:tab/>= FIELD 60 <text:s text:c="2"/>(line 27)</text:span></text:p>
      <text:p text:style-name="P11"><text:span text:style-name="T1"><text:tab/>FIELD 29 <text:s text:c="2"/>(9)<text:tab/><text:tab/>= Totals from SCH C and/or D</text:span></text:p>
      <text:p text:style-name="P11"><text:span text:style-name="T1"><text:tab/>FIELD 30 <text:s text:c="2"/>(10)<text:tab/><text:tab/>= Totals from SCH C and/or D</text:span></text:p>
      <text:p text:style-name="P11"><text:span text:style-name="T1"><text:tab/>FIELD 31 <text:s text:c="2"/>(11(a.i))<text:tab/>= Total from <text:s/>Schedule A</text:span></text:p>
      <text:p text:style-name="P11"><text:span text:style-name="T1"><text:tab/>FIELD 33 <text:s text:c="2"/>(11(a.iii))<text:tab/>= FIELD 31+32 <text:s text:c="2"/>(11(a.i)+11(a.ii))</text:span></text:p>
      <text:p text:style-name="P11"><text:span text:style-name="T1"><text:tab/>FIELD 37 <text:s text:c="2"/>(11(e))<text:tab/>= FIELD 33+34+35+36 <text:s text:c="2"/>(11(a.iii)+11(b)+11(c)+11(d)</text:span></text:p>
      <text:p text:style-name="P11"><text:span text:style-name="T1"><text:tab/>FIELD 41 <text:s text:c="2"/>(13(c))<text:tab/>= FIELD 39+40 <text:s text:c="2"/>(13(a)+13(b))</text:span></text:p>
      <text:p text:style-name="P11"><text:span text:style-name="T1"><text:tab/>FIELD 44 <text:s text:c="2"/>(16)<text:tab/><text:tab/>= FIELD 37+38+41.+42.+43 <text:s text:c="2"/>(11(e)+12+13(c)+14+15)</text:span></text:p>
      <text:p text:style-name="P11"><text:span text:style-name="T1"><text:tab/>FIELD 49 <text:s text:c="2"/>(19(c))<text:tab/>= FIELD 47+48 <text:s text:c="2"/>(19(a)+19(b))</text:span></text:p>
      <text:p text:style-name="P11"><text:span text:style-name="T1"><text:tab/>FIELD 53 <text:s text:c="2"/>(20(d))<text:tab/>= FIELD 50+51+52 <text:s text:c="2"/>(20(a)+20(b)+20(c))</text:span></text:p>
      <text:p text:style-name="P11"><text:span text:style-name="T1"><text:tab/>FIELD 55 <text:s text:c="2"/>(22)<text:tab/><text:tab/>= FIELD 45+46+49+53+54 <text:s text:c="2"/>(17+18+19(c)+20(d)+21)</text:span></text:p>
      <text:p text:style-name="P11"><text:span text:style-name="T1"><text:tab/>FIELD 57 <text:s text:c="2"/>(24)<text:tab/><text:tab/>= FIELD 44 <text:s/>(line 16)</text:span></text:p>
      <text:p text:style-name="P11"><text:span text:style-name="T1"><text:tab/>FIELD 58 <text:s text:c="2"/>(25)<text:tab/><text:tab/>= FIELD 56+57 <text:s/>(23+24)</text:span></text:p>
      <text:p text:style-name="P11"><text:span text:style-name="T1"><text:tab/>FIELD 59 <text:s text:c="2"/>(26)<text:tab/><text:tab/>= FIELD 55 <text:s/>(line 22)</text:span></text:p>
      <text:p text:style-name="P11"><text:span text:style-name="T1"><text:tab/>FIELD 60 <text:s text:c="2"/>(27)<text:tab/><text:tab/>= FIELD 58-59 <text:s/>(25-26)</text:span></text:p>
      <text:p text:style-name="P3"/>
      <text:p text:style-name="P11"><text:span text:style-name="T1"><text:tab/>COLUMN B CHECKS:</text:span></text:p>
      <text:p text:style-name="P11"><text:span text:style-name="T1"><text:tab/>FIELD 61 <text:s text:c="3"/>(6a)<text:tab/><text:tab/>= FIELD 73 <text:s text:c="2"/>(line 11(e)</text:span></text:p>
      <text:p text:style-name="P11"><text:span text:style-name="T1"><text:tab/>FIELD 62 <text:s text:c="3"/>(6b)<text:tab/><text:tab/>= FIELD 89 <text:s text:c="2"/>(line 20d))</text:span></text:p>
      <text:p text:style-name="P11"><text:span text:style-name="T1"><text:tab/>FIELD 63 <text:s text:c="3"/>(6c)<text:tab/><text:tab/>= FIELD 61-62 <text:s text:c="2"/>(6a-6b)<text:tab/></text:span></text:p>
      <text:p text:style-name="P11"><text:span text:style-name="T1"><text:tab/>FIELD 64 <text:s text:c="3"/>(7a)<text:tab/><text:tab/>= FIELD 81 <text:s text:c="2"/>(line 17)</text:span></text:p>
      <text:p text:style-name="P11"><text:span text:style-name="T1"><text:tab/>FIELD 65 <text:s text:c="3"/>(7b)<text:tab/><text:tab/>= FIELD 78 <text:s text:c="2"/>(line 14)</text:span></text:p>
      <text:p text:style-name="P11"><text:span text:style-name="T1"><text:tab/>FIELD 66 <text:s text:c="3"/>(7c)<text:tab/><text:tab/>= FIELD 64-65 <text:s text:c="2"/>(7a-7b)</text:span></text:p>
      <text:p text:style-name="P11"><text:span text:style-name="T1"><text:tab/>FIELD 69 <text:s text:c="3"/>(11(a.iii))<text:tab/>= FIELD 67+68 <text:s text:c="2"/>(11(a.i)+11(a.ii))</text:span></text:p>
      <text:p text:style-name="P11"><text:span text:style-name="T1"><text:tab/>FIELD 73 <text:s text:c="3"/>(11(e))<text:tab/>= FIELD 69+70+71+72 <text:s text:c="2"/>(11(a.iii)+11(b)+11(c)+11(d)</text:span></text:p>
      <text:p text:style-name="P11"><text:span text:style-name="T1"><text:tab/>FIELD 77 <text:s text:c="3"/>(13(c))<text:tab/>= FIELD 75+76 <text:s text:c="2"/>(13(a)+13(b))</text:span></text:p>
      <text:p text:style-name="P11"><text:span text:style-name="T1"><text:tab/>FIELD 80 <text:s text:c="3"/>(16)<text:tab/><text:tab/>= FIELD 73+74+77+78+79 <text:s text:c="2"/>(11(e)+12+13(c)+14+15)</text:span></text:p>
      <text:p text:style-name="P11"><text:span text:style-name="T1"><text:tab/>FIELD 85 <text:s text:c="3"/>(19(c))<text:tab/>= FIELD 83+84 <text:s text:c="2"/>(19(a)+19(b))</text:span></text:p>
      <text:p text:style-name="P11"><text:span text:style-name="T1"><text:tab/>FIELD 89 <text:s text:c="3"/>(20(d))<text:tab/>= FIELD 86+87+88 <text:s text:c="2"/>(20(a)+20(b)+20(c))</text:span></text:p>
      <text:p text:style-name="P11"><text:span text:style-name="T1"><text:tab/>FIELD 91 <text:s text:c="3"/>(22)<text:tab/><text:tab/>= FIELD 81+82+85+89+90 <text:s text:c="2"/>(17+18+19(c)+20(d)+21)</text:span></text:p>
      <text:p text:style-name="P11"><text:span text:style-name="T4">END OF FORM 3</text:span></text:p>
      <text:p text:style-name="P17"/>
      <text:p text:style-name="P10"><text:span text:style-name="T4">FORM 3P - REPORT OF RECEIPTS AND DISBURSEMENTS BY AN AUTHORIZED COMMITTEE OF A CANDIDATE FOR THE OFFICE OF PRESIDENT OR VICE-PRESIDENT</text:span></text:p>
      <text:p text:style-name="P3"/>
      <text:p text:style-name="P11"><text:span text:style-name="T1"><text:s text:c="3"/>1. <text:s/>FORM TYPE<text:tab/><text:tab/><text:tab/><text:tab/>(A/N-4)<text:tab/><text:tab/>REQUIRED <text:s text:c="3"/>value = F3P</text:span></text:p>
      <text:p text:style-name="P11"><text:span text:style-name="T1"><text:tab/><text:tab/><text:tab/><text:tab/><text:tab/><text:tab/><text:tab/><text:tab/> plus ‘N’, ‘A’, ‘T’ <text:s text:c="4"/></text:span></text:p>
      <text:p text:style-name="P11"><text:span text:style-name="T1"><text:s text:c="3"/>2. <text:s/>FILER FEC CMTE ID<text:tab/><text:tab/><text:tab/>(A/N-9<text:tab/><text:tab/>REQUIRED</text:span></text:p>
      <text:p text:style-name="P11"><text:span text:style-name="T1"><text:s text:c="3"/>3. <text:s/>COMMITTEENAME<text:tab/><text:tab/><text:tab/>(A/N-90)</text:span></text:p>
      <text:p text:style-name="P11"><text:span text:style-name="T1"><text:s text:c="3"/>4. <text:s/>STREET <text:s/>1<text:tab/><text:tab/><text:tab/><text:tab/><text:tab/>(A/N-34)</text:span></text:p>
      <text:p text:style-name="P11"><text:span text:style-name="T1"><text:s text:c="3"/>5. <text:s/>STREET <text:s/>2<text:tab/><text:tab/><text:tab/><text:tab/><text:tab/>(A/N-34)</text:span></text:p>
      <text:p text:style-name="P11"><text:span text:style-name="T1"><text:s text:c="3"/>6. <text:s/>CITY<text:tab/><text:tab/><text:tab/><text:tab/><text:tab/>(A/N-18)</text:span></text:p>
      <text:p text:style-name="P11"><text:span text:style-name="T1"><text:s text:c="3"/>7. <text:s/>STATE<text:tab/><text:tab/><text:tab/><text:tab/><text:tab/>(A-2)</text:span></text:p>
      <text:p text:style-name="P11"><text:span text:style-name="T1"><text:s text:c="3"/>8. <text:s/>ZIP<text:tab/><text:tab/><text:tab/><text:tab/><text:tab/><text:tab/>(A/N-9)</text:span></text:p>
      <text:p text:style-name="P11"><text:span text:style-name="T1"><text:s text:c="3"/>9. <text:s/>CHG OF ADDRESS<text:tab/><text:tab/><text:tab/><text:tab/>(A-1)<text:tab/><text:tab/> blank, ‘X’</text:span></text:p>
      <text:p text:style-name="P11"><text:span text:style-name="T1"><text:s text:c="2"/>10. ACTIVITY PRIMARY<text:tab/><text:tab/><text:tab/>(A-1)<text:tab/><text:tab/> blank, ‘X’</text:span></text:p>
      <text:p text:style-name="P11"><text:span text:style-name="T1"><text:s text:c="2"/>11. ACTIVITY GENERAL<text:tab/> <text:s text:c="2"/><text:tab/><text:tab/>(A-1)<text:tab/><text:tab/> blank, ‘X’</text:span></text:p>
      <text:p text:style-name="P11"><text:span text:style-name="T1"><text:s text:c="2"/>12. RPTCODE<text:tab/><text:tab/><text:tab/><text:tab/><text:tab/>(A-3) <text:tab/><text:tab/>REQUIRED (See Appendix)</text:span></text:p>
      <text:p text:style-name="P11"><text:span text:style-name="T1"><text:s text:c="2"/>13. RPTPGI<text:tab/><text:tab/><text:tab/><text:tab/><text:tab/>(A-1)<text:tab/><text:tab/>(See Appendix)</text:span></text:p>
      <text:p text:style-name="P11"><text:span text:style-name="T1"><text:s text:c="2"/>14. DATE <text:s/>(Of Election)<text:tab/><text:tab/><text:tab/><text:tab/>(NUM-8)</text:span></text:p>
      <text:p text:style-name="P11"><text:span text:style-name="T1"><text:s text:c="2"/>15. STATE (Of Election)<text:tab/><text:tab/><text:tab/><text:tab/>(A-2)</text:span></text:p>
      <text:p text:style-name="P11"><text:span text:style-name="T1"><text:s text:c="2"/>16. DATE <text:s text:c="2"/>(Coverage From)<text:tab/><text:tab/><text:tab/>(NUM-8)</text:span></text:p>
      <text:p text:style-name="P11"><text:span text:style-name="T1"><text:s text:c="2"/>17. DATE <text:s text:c="2"/>(Coverage To)<text:tab/><text:tab/><text:tab/>(NUM-8) <text:tab/>REQUIRED</text:span></text:p>
      <text:p text:style-name="P3"/>
      <text:p text:style-name="P11"><text:span text:style-name="T1"><text:s text:c="3"/>(The number following the field number is the line number appearing on the printed FEC Form 3P, and information derived from other places in the record are shown with both the field number and line number of the original information. <text:s/>All amount fields are AMT-12 format.)</text:span></text:p>
      <text:p text:style-name="P3"/>
      <text:p text:style-name="P11"><text:span text:style-name="T1"><text:s text:c="2"/>18. <text:s text:c="6"/>6. <text:s/>Cash on Hand Beginning Period</text:span></text:p>
      <text:p text:style-name="P11"><text:span text:style-name="T1"><text:s text:c="2"/>19. <text:s text:c="6"/>7. <text:s/>Total Receipts</text:span></text:p>
      <text:p text:style-name="P11"><text:span text:style-name="T1"><text:tab/><text:tab/>FIELD 43 <text:s text:c="2"/>(LINE 22)</text:span></text:p>
      <text:p text:style-name="P11"><text:span text:style-name="T1"><text:s text:c="2"/>20. <text:s text:c="6"/>8. <text:s/>SubTotal</text:span></text:p>
      <text:p text:style-name="P11"><text:span text:style-name="T1"><text:tab/><text:tab/>18+19 <text:s text:c="2"/>(6+7)</text:span></text:p>
      <text:p text:style-name="P11"><text:span text:style-name="T1"><text:s text:c="2"/>21. <text:s text:c="6"/>9. <text:s/>Total Disbursements</text:span></text:p>
      <text:p text:style-name="P11"><text:span text:style-name="T1"><text:tab/><text:tab/>FIELD 56 <text:s text:c="2"/>(LINE 30)</text:span></text:p>
      <text:p text:style-name="P11"><text:span text:style-name="T1"><text:s text:c="2"/>22. <text:s text:c="5"/>10. <text:s/>Cash on Hand Close of Period</text:span></text:p>
      <text:p text:style-name="P11"><text:span text:style-name="T1"><text:tab/><text:tab/>20 -21 <text:s text:c="2"/>(8 - 9)</text:span></text:p>
      <text:p text:style-name="P11"><text:span text:style-name="T1"><text:s text:c="2"/>23. <text:s text:c="5"/>11. <text:s/>Debts to</text:span></text:p>
      <text:p text:style-name="P11"><text:span text:style-name="T1"><text:tab/><text:tab/>(SCH C-P AND/OR D-P)</text:span></text:p>
      <text:p text:style-name="P11"><text:span text:style-name="T1"><text:s text:c="2"/>24. <text:s text:c="5"/>12. <text:s/>Debts by</text:span></text:p>
      <text:p text:style-name="P11"><text:span text:style-name="T1"><text:tab/><text:tab/>(SCH C-P AND/OR D-P)</text:span></text:p>
      <text:p text:style-name="P11"><text:span text:style-name="T1"><text:s text:c="2"/>25. <text:s text:c="5"/>13. <text:s/>Expenditures Subject to Limits</text:span></text:p>
      <text:p text:style-name="P11"><text:span text:style-name="T1"><text:s text:c="2"/>26. <text:s text:c="5"/>14. <text:s/>Net Contributions</text:span></text:p>
      <text:p text:style-name="P11"><text:span text:style-name="T1"><text:tab/><text:tab/>118 -139 <text:s text:c="2"/>(LINE 17e col B - line 28d col B)</text:span></text:p>
      <text:p text:style-name="P11"><text:span text:style-name="T1"><text:s text:c="2"/>27. <text:s text:c="5"/>15. <text:s/>Net Operating Expenditures</text:span></text:p>
      <text:p text:style-name="P11"><text:span text:style-name="T1"><text:tab/><text:tab/>129 -123 <text:s text:c="2"/>(LINE 23 col B - line 20a col B)</text:span></text:p>
      <text:p text:style-name="P3"/>
      <text:p text:style-name="P10"><text:span text:style-name="T1"><text:tab/><text:tab/></text:span><text:span text:style-name="T6">COLUMN A TOTAL THIS PERIOD</text:span></text:p>
      <text:p text:style-name="P11"><text:span text:style-name="T2"><text:s text:c="2"/>I. <text:s/>RECEIPTS</text:span></text:p>
      <text:p text:style-name="P11"><text:span text:style-name="T1"><text:s text:c="2"/>28. <text:s text:c="5"/>16. Federal Funds</text:span></text:p>
      <text:p text:style-name="P11"><text:span text:style-name="T1"><text:s text:c="2"/></text:span></text:p>
      <text:p text:style-name="P11"><text:span text:style-name="T1"><text:s text:c="2"/></text:span><text:span text:style-name="T3">17. CONTRIBUTIONS (Other than loans) FROM: </text:span></text:p>
      <text:p text:style-name="P11"><text:span text:style-name="T1"><text:s text:c="2"/>29. <text:s text:c="5"/>17(a) <text:s/>Individuals</text:span></text:p>
      <text:p text:style-name="P11"><text:span text:style-name="T1"><text:s text:c="2"/>30. <text:s text:c="5"/>17(b) Political Party Committees</text:span></text:p>
      <text:p text:style-name="P11"><text:soft-page-break/><text:span text:style-name="T1"><text:s text:c="3"/>31. <text:s text:c="5"/>17(c) Other Political Committees (PACs)</text:span></text:p>
      <text:p text:style-name="P11"><text:span text:style-name="T1"><text:s text:c="3"/>32. <text:s text:c="4"/>17(d) The Candidate</text:span></text:p>
      <text:p text:style-name="P11"><text:span text:style-name="T1"><text:s text:c="3"/>33. <text:s text:c="4"/>17(e) Total Contributions</text:span></text:p>
      <text:p text:style-name="P11"><text:span text:style-name="T1"><text:tab/> <text:s text:c="13"/>(Other than Loans) 29+30+31+32 <text:s text:c="5"/>(17(a)+17b+17c+17d)</text:span></text:p>
      <text:p text:style-name="P11"><text:span text:style-name="T1"><text:s text:c="3"/>34. <text:s text:c="5"/>18. Transfers From Aff/Other Party Committees</text:span></text:p>
      <text:p text:style-name="P11"><text:span text:style-name="T1"><text:s text:c="3"/></text:span></text:p>
      <text:p text:style-name="P11"><text:span text:style-name="T1"><text:s text:c="3"/></text:span><text:span text:style-name="T3">19. LOANS RECEIVED:</text:span></text:p>
      <text:p text:style-name="P11"><text:span text:style-name="T1"><text:s text:c="3"/>35. <text:s text:c="5"/>19(a) Received from or Guaranteed by Candidate</text:span></text:p>
      <text:p text:style-name="P11"><text:span text:style-name="T1"><text:s text:c="3"/>36. <text:s text:c="5"/>19(b) Other Loans</text:span></text:p>
      <text:p text:style-name="P11"><text:span text:style-name="T1"><text:s text:c="3"/>37. <text:s text:c="5"/>19(c) Total Loans<text:tab/></text:span></text:p>
      <text:p text:style-name="P11"><text:span text:style-name="T1"><text:tab/><text:tab/>35+36 <text:s text:c="2"/>(19(a)+19(b))</text:span></text:p>
      <text:p text:style-name="P11"><text:span text:style-name="T1"><text:s text:c="3"/></text:span></text:p>
      <text:p text:style-name="P11"><text:span text:style-name="T1"><text:s text:c="3"/></text:span><text:span text:style-name="T3">20. OFFSETS TO EXPENDITURES (refunds/rebates):</text:span></text:p>
      <text:p text:style-name="P11"><text:span text:style-name="T1"><text:s text:c="3"/>38. <text:s text:c="4"/>20(a) Operating</text:span></text:p>
      <text:p text:style-name="P11"><text:span text:style-name="T1"><text:s text:c="3"/>39. <text:s text:c="4"/>20(b) Fundraising<text:tab/></text:span></text:p>
      <text:p text:style-name="P11"><text:span text:style-name="T1"><text:s text:c="3"/>40. <text:s text:c="4"/>20(c) Legal and Accounting</text:span></text:p>
      <text:p text:style-name="P11"><text:span text:style-name="T1"><text:s text:c="3"/>41. <text:s text:c="4"/>20(d) Total offsets to Expenditures</text:span></text:p>
      <text:p text:style-name="P11"><text:span text:style-name="T1"><text:tab/><text:tab/>38+39+40 <text:s text:c="2"/>(20a+20b+20c)</text:span></text:p>
      <text:p text:style-name="P11"><text:span text:style-name="T1"><text:s text:c="3"/></text:span></text:p>
      <text:p text:style-name="P11"><text:span text:style-name="T1"><text:s text:c="3"/>42. <text:s text:c="4"/>21. Other Receipts<text:tab/></text:span></text:p>
      <text:p text:style-name="P11"><text:span text:style-name="T1"><text:s text:c="3"/>43. <text:s text:c="4"/>22. Total Receipts</text:span></text:p>
      <text:p text:style-name="P11"><text:span text:style-name="T1"><text:tab/><text:tab/>28+33+34+37+41+42 <text:s text:c="6"/>(16+17(e)+18+19(c)+20(d)+21)</text:span></text:p>
      <text:p text:style-name="P3"/>
      <text:p text:style-name="P11"><text:span text:style-name="T2"><text:s text:c="3"/>II. DISBURSEMENTS</text:span></text:p>
      <text:p text:style-name="P11"><text:span text:style-name="T1"><text:s text:c="3"/>44. <text:s text:c="4"/>23. Operating Expenditures</text:span></text:p>
      <text:p text:style-name="P11"><text:span text:style-name="T1"><text:s text:c="3"/>45. <text:s text:c="4"/>24. Transfers to Other Authorized Committees</text:span></text:p>
      <text:p text:style-name="P11"><text:span text:style-name="T1"><text:s text:c="3"/>46. <text:s text:c="4"/>25. Fundraising Disbursements</text:span></text:p>
      <text:p text:style-name="P11"><text:span text:style-name="T1"><text:s text:c="3"/>47. <text:s text:c="4"/>26. Exempt Legal and Accounting Disbursements<text:tab/></text:span></text:p>
      <text:p text:style-name="P11"><text:span text:style-name="T1"><text:s text:c="3"/></text:span></text:p>
      <text:p text:style-name="P11"><text:span text:style-name="T1"><text:s text:c="3"/></text:span><text:span text:style-name="T3">27. LOAN REPAYMENTS MADE:</text:span><text:span text:style-name="T1"><text:tab/><text:tab/></text:span></text:p>
      <text:p text:style-name="P11"><text:span text:style-name="T1"><text:s text:c="3"/>48. <text:s text:c="4"/>27(a) Made or guaranteed by Candidate</text:span></text:p>
      <text:p text:style-name="P11"><text:span text:style-name="T1"><text:s text:c="3"/>49. <text:s text:c="4"/>27(b) Other Repayments</text:span></text:p>
      <text:p text:style-name="P11"><text:span text:style-name="T1"><text:s text:c="3"/>50. <text:s text:c="4"/>27(c) Total Loan Repayments Made</text:span></text:p>
      <text:p text:style-name="P11"><text:span text:style-name="T1"><text:tab/><text:tab/>48+49 <text:s text:c="2"/>(27(a)+27(b))</text:span></text:p>
      <text:p text:style-name="P11"><text:span text:style-name="T1"><text:s text:c="3"/></text:span></text:p>
      <text:p text:style-name="P11"><text:span text:style-name="T1"><text:s text:c="3"/></text:span><text:span text:style-name="T3">28. REFUNDS OF CONTRIBUTIONS:</text:span><text:span text:style-name="T1"><text:tab/><text:tab/><text:tab/></text:span></text:p>
      <text:p text:style-name="P11"><text:span text:style-name="T1"><text:s text:c="3"/>51. <text:s text:c="4"/>28(a) Individuals<text:tab/></text:span></text:p>
      <text:p text:style-name="P11"><text:span text:style-name="T1"><text:s text:c="3"/>52. <text:s text:c="4"/>28(b) Political Party Committees</text:span></text:p>
      <text:p text:style-name="P11"><text:span text:style-name="T1"><text:s text:c="3"/>53. <text:s text:c="4"/>28(c) Other Political Committees</text:span></text:p>
      <text:p text:style-name="P11"><text:span text:style-name="T1"><text:s text:c="3"/>54. <text:s text:c="4"/>28(d) Total Contributions Refunds</text:span></text:p>
      <text:p text:style-name="P11"><text:span text:style-name="T1"><text:tab/><text:tab/>51+52+53 <text:s text:c="2"/>(28(a)+28(b)+28(c))</text:span></text:p>
      <text:p text:style-name="P11"><text:span text:style-name="T1"><text:s text:c="3"/></text:span></text:p>
      <text:p text:style-name="P11"><text:span text:style-name="T1"><text:s text:c="3"/>55. <text:s text:c="4"/>29. Other Disbursements</text:span></text:p>
      <text:p text:style-name="P11"><text:span text:style-name="T1"><text:s text:c="3"/>56. <text:s text:c="4"/>30. Total Disbursements<text:tab/></text:span></text:p>
      <text:p text:style-name="P11"><text:span text:style-name="T1"><text:tab/><text:tab/>44+45+46+47+50+54+55 <text:s text:c="5"/>(23+24+25+26+27(c)+28(d)+29)</text:span></text:p>
      <text:p text:style-name="P3"/>
      <text:p text:style-name="P11"><text:span text:style-name="T1"><text:s text:c="3"/></text:span><text:span text:style-name="T2">III. CONTRIBUTED ITEMS (Stock, Art Objects, Etc.)</text:span></text:p>
      <text:p text:style-name="P11"><text:span text:style-name="T1"><text:s text:c="3"/>57. <text:s text:c="4"/>31. Items on Hand to be Liquidated<text:tab/>(AMT-12)</text:span></text:p>
      <text:p text:style-name="P9"/>
      <text:p text:style-name="P11"><text:span text:style-name="T6">ALLOCATION BY STATE THIS PERIOD</text:span></text:p>
      <text:p text:style-name="P5"/>
      <text:p text:style-name="P11"><text:span text:style-name="T1"><text:s text:c="2"/>58 . <text:s text:c="2"/>ALABAMA<text:tab/><text:tab/>(AMT-12)</text:span></text:p>
      <text:p text:style-name="P11"><text:span text:style-name="T1"><text:s text:c="2"/>59 . <text:s text:c="2"/>ALASKA<text:tab/><text:tab/><text:tab/>(AMT-12)</text:span></text:p>
      <text:p text:style-name="P11"><text:span text:style-name="T1"><text:s text:c="2"/>60 . <text:s text:c="2"/>ARIZONA<text:tab/><text:tab/>(AMT-12)</text:span></text:p>
      <text:p text:style-name="P11"><text:span text:style-name="T1"><text:s text:c="2"/>61 . <text:s text:c="2"/>ARKANSAS<text:tab/><text:tab/>(AMT-12)</text:span></text:p>
      <text:p text:style-name="P11"><text:soft-page-break/><text:span text:style-name="T1"><text:s text:c="2"/>62 . <text:s text:c="2"/>CALIFORNIA<text:tab/><text:tab/>(AMT-12)</text:span></text:p>
      <text:p text:style-name="P11"><text:span text:style-name="T1"><text:s text:c="2"/>63 . <text:s text:c="2"/>COLORADO<text:tab/><text:tab/>(AMT-12)</text:span></text:p>
      <text:p text:style-name="P11"><text:span text:style-name="T1"><text:s text:c="2"/>64 . <text:s text:c="2"/>CONNECTICUT<text:tab/><text:tab/>(AMT-12)</text:span></text:p>
      <text:p text:style-name="P11"><text:span text:style-name="T1"><text:s text:c="2"/>65 . <text:s text:c="2"/>DELAWARE<text:tab/><text:tab/>(AMT-12)</text:span></text:p>
      <text:p text:style-name="P11"><text:span text:style-name="T1"><text:s text:c="2"/>66 . <text:s text:c="2"/>DIST OF COLUMBIA<text:tab/>(AMT-12)</text:span></text:p>
      <text:p text:style-name="P11"><text:span text:style-name="T1"><text:s text:c="2"/>67 . <text:s text:c="2"/>FLORIDA<text:tab/><text:tab/><text:tab/>(AMT-12)</text:span></text:p>
      <text:p text:style-name="P11"><text:span text:style-name="T1"><text:s text:c="2"/>68 . <text:s text:c="2"/>GEORGIA<text:tab/><text:tab/>(AMT-12)</text:span></text:p>
      <text:p text:style-name="P11"><text:span text:style-name="T1"><text:s text:c="2"/>69 . <text:s text:c="2"/>HAWAII<text:tab/><text:tab/><text:tab/>(AMT-12)</text:span></text:p>
      <text:p text:style-name="P11"><text:span text:style-name="T1"><text:s text:c="2"/>70 . <text:s text:c="2"/>IDAHO<text:tab/><text:tab/><text:tab/>(AMT-12)</text:span></text:p>
      <text:p text:style-name="P11"><text:span text:style-name="T1"><text:s text:c="2"/>71 . <text:s text:c="2"/>ILLINOIS<text:tab/><text:tab/><text:tab/>(AMT-12)</text:span></text:p>
      <text:p text:style-name="P11"><text:span text:style-name="T1"><text:s text:c="2"/>72 . <text:s text:c="2"/>INDIANA<text:tab/><text:tab/><text:tab/>(AMT-12)</text:span></text:p>
      <text:p text:style-name="P11"><text:span text:style-name="T1"><text:s text:c="2"/>73 . <text:s text:c="2"/>IOWA<text:tab/><text:tab/><text:tab/>(AMT-12)</text:span></text:p>
      <text:p text:style-name="P11"><text:span text:style-name="T1"><text:s text:c="2"/>74 . <text:s text:c="2"/>KANSAS<text:tab/><text:tab/><text:tab/>(AMT-12)</text:span></text:p>
      <text:p text:style-name="P11"><text:span text:style-name="T1"><text:s text:c="2"/>75 . <text:s text:c="2"/>KENTUCKY<text:tab/><text:tab/>(AMT-12)</text:span></text:p>
      <text:p text:style-name="P11"><text:span text:style-name="T1"><text:s text:c="2"/>76 . <text:s text:c="2"/>LOUISIANA<text:tab/><text:tab/>(AMT-12)</text:span></text:p>
      <text:p text:style-name="P11"><text:span text:style-name="T1"><text:s text:c="2"/>77 . <text:s text:c="2"/>MAINE<text:tab/><text:tab/><text:tab/>(AMT-12)</text:span></text:p>
      <text:p text:style-name="P11"><text:span text:style-name="T1"><text:s text:c="2"/>78 . <text:s text:c="2"/>MARYLAND<text:tab/><text:tab/>(AMT-12)</text:span></text:p>
      <text:p text:style-name="P11"><text:span text:style-name="T1"><text:s text:c="2"/>79 . <text:s text:c="2"/>MASSACHUSETTS<text:tab/>(AMT-12)</text:span></text:p>
      <text:p text:style-name="P11"><text:span text:style-name="T1"><text:s text:c="2"/>80 . <text:s text:c="2"/>MICHIGAN<text:tab/><text:tab/>(AMT-12)</text:span></text:p>
      <text:p text:style-name="P11"><text:span text:style-name="T1"><text:s text:c="2"/>81 . <text:s text:c="2"/>MINNESOTA<text:tab/><text:tab/>(AMT-12)</text:span></text:p>
      <text:p text:style-name="P11"><text:span text:style-name="T1"><text:s text:c="2"/>82 . <text:s text:c="2"/>MISSISSIPPI<text:tab/><text:tab/>(AMT-12)</text:span></text:p>
      <text:p text:style-name="P11"><text:span text:style-name="T1"><text:s text:c="2"/>83 . <text:s text:c="2"/>MISSOURI<text:tab/><text:tab/>(AMT-12)</text:span></text:p>
      <text:p text:style-name="P11"><text:span text:style-name="T1"><text:s text:c="2"/>84 . <text:s text:c="2"/>MONTANA<text:tab/><text:tab/>(AMT-12)</text:span></text:p>
      <text:p text:style-name="P11"><text:span text:style-name="T1"><text:s text:c="2"/>85 . <text:s text:c="2"/>NEBRASKA<text:tab/><text:tab/>(AMT-12)</text:span></text:p>
      <text:p text:style-name="P11"><text:span text:style-name="T1"><text:s text:c="2"/>86 . <text:s text:c="2"/>NEVADA<text:tab/><text:tab/><text:tab/>(AMT-12)</text:span></text:p>
      <text:p text:style-name="P11"><text:span text:style-name="T1"><text:s text:c="2"/>87 . <text:s text:c="2"/>NEW HAMPSHIRE<text:tab/>(AMT-12)</text:span></text:p>
      <text:p text:style-name="P11"><text:span text:style-name="T1"><text:s text:c="2"/>88 . <text:s text:c="2"/>NEW JERSEY<text:tab/><text:tab/>(AMT-12)</text:span></text:p>
      <text:p text:style-name="P11"><text:span text:style-name="T1"><text:s text:c="2"/>89 . <text:s text:c="2"/>NEW MEXICO<text:tab/><text:tab/>(AMT-12)</text:span></text:p>
      <text:p text:style-name="P11"><text:span text:style-name="T1"><text:s text:c="2"/>90 . <text:s text:c="2"/>NEW YORK<text:tab/><text:tab/>(AMT-12)</text:span></text:p>
      <text:p text:style-name="P11"><text:span text:style-name="T1"><text:s text:c="2"/>91 . <text:s text:c="2"/>NORTH CAROLINA<text:tab/>(AMT-12)</text:span></text:p>
      <text:p text:style-name="P11"><text:span text:style-name="T1"><text:s text:c="2"/>92 . <text:s text:c="2"/>NORTH DAKOTA<text:tab/><text:tab/>(AMT-12)</text:span></text:p>
      <text:p text:style-name="P11"><text:span text:style-name="T1"><text:s text:c="2"/>93 . <text:s text:c="2"/>OHIO<text:tab/><text:tab/><text:tab/>(AMT-12)</text:span></text:p>
      <text:p text:style-name="P11"><text:span text:style-name="T1"><text:s text:c="2"/>94 . <text:s text:c="2"/>OKLAHOMA<text:tab/><text:tab/>(AMT-12)</text:span></text:p>
      <text:p text:style-name="P11"><text:span text:style-name="T1"><text:s text:c="2"/>95 . <text:s text:c="2"/>OREGON<text:tab/><text:tab/><text:tab/>(AMT-12)</text:span></text:p>
      <text:p text:style-name="P11"><text:span text:style-name="T1"><text:s text:c="2"/>96 . <text:s text:c="2"/>PENNSYLVANIA<text:tab/><text:tab/>(AMT-12)</text:span></text:p>
      <text:p text:style-name="P11"><text:span text:style-name="T1"><text:s text:c="2"/>97 . <text:s text:c="2"/>RHODE ISLAND<text:tab/><text:tab/>(AMT-12)</text:span></text:p>
      <text:p text:style-name="P11"><text:span text:style-name="T1"><text:s text:c="2"/>98 . <text:s text:c="2"/>SOUTH CAROLINA<text:tab/>(AMT-12)</text:span></text:p>
      <text:p text:style-name="P11"><text:span text:style-name="T1"><text:s text:c="2"/>99 . <text:s text:c="2"/>SOUTH DAKOTA<text:tab/><text:tab/>(AMT-12)</text:span></text:p>
      <text:p text:style-name="P11"><text:span text:style-name="T1"><text:s/>100 . <text:s text:c="2"/>TENNESSEE<text:tab/><text:tab/>(AMT-12)</text:span></text:p>
      <text:p text:style-name="P11"><text:span text:style-name="T1"><text:s/>101 . <text:s text:c="2"/>TEXAS<text:tab/><text:tab/><text:tab/>(AMT-12)</text:span></text:p>
      <text:p text:style-name="P11"><text:span text:style-name="T1"><text:s/>102 . <text:s text:c="2"/>UTAH<text:tab/><text:tab/><text:tab/>(AMT-12)</text:span></text:p>
      <text:p text:style-name="P11"><text:span text:style-name="T1"><text:s/>103 . <text:s text:c="2"/>VERMONT<text:tab/><text:tab/>(AMT-12)</text:span></text:p>
      <text:p text:style-name="P11"><text:span text:style-name="T1"><text:s/>104 . <text:s text:c="2"/>VIRGINIA<text:tab/><text:tab/>(AMT-12)</text:span></text:p>
      <text:p text:style-name="P11"><text:span text:style-name="T1"><text:s/>105 . <text:s text:c="2"/>WASHINGTON<text:tab/><text:tab/>(AMT-12)</text:span></text:p>
      <text:p text:style-name="P11"><text:span text:style-name="T1"><text:s/>106 . <text:s text:c="2"/>WEST VIRGINIA<text:tab/><text:tab/>(AMT-12)</text:span></text:p>
      <text:p text:style-name="P11"><text:span text:style-name="T1"><text:s/>107 . <text:s text:c="2"/>WISCONSIN<text:tab/><text:tab/>(AMT-12)</text:span></text:p>
      <text:p text:style-name="P11"><text:span text:style-name="T1"><text:s/>108 . <text:s text:c="2"/>WYOMING<text:tab/><text:tab/>(AMT-12)</text:span></text:p>
      <text:p text:style-name="P11"><text:span text:style-name="T1"><text:s/>109 . <text:s text:c="2"/>PUERTO RICO<text:tab/><text:tab/>(AMT-12)</text:span></text:p>
      <text:p text:style-name="P11"><text:span text:style-name="T1"><text:s/>110 . <text:s text:c="2"/>GUAM<text:tab/><text:tab/><text:tab/>(AMT-12)</text:span></text:p>
      <text:p text:style-name="P11"><text:span text:style-name="T1"><text:s/>111 . <text:s text:c="2"/>VIRGIN ISLANDS<text:tab/>(AMT-12)</text:span></text:p>
      <text:p text:style-name="P11"><text:span text:style-name="T1"><text:s/>112 . <text:s text:c="2"/>TOTALS<text:tab/><text:tab/><text:tab/>(AMT-12)</text:span></text:p>
      <text:p text:style-name="P11"><text:span text:style-name="T1"><text:tab/> <text:s text:c="3"/>58+59+60 ... +111 <text:s text:c="4"/></text:span></text:p>
      <text:p text:style-name="P3"/>
      <text:p text:style-name="P10"><text:span text:style-name="T1"><text:tab/></text:span><text:span text:style-name="T6">COLUMN B TOTAL THIS YEAR</text:span></text:p>
      <text:p text:style-name="P11"><text:span text:style-name="T2"><text:s text:c="2"/>I. <text:s/>RECEIPTS</text:span></text:p>
      <text:p text:style-name="P11"><text:soft-page-break/><text:span text:style-name="T1"><text:s text:c="2"/>113. <text:s text:c="4"/>16. Federal Funds</text:span></text:p>
      <text:p text:style-name="P11"><text:span text:style-name="T1"><text:s text:c="2"/></text:span></text:p>
      <text:p text:style-name="P11"><text:span text:style-name="T1"><text:s text:c="2"/></text:span><text:span text:style-name="T3">17. CONTRIBUTIONS (Other than Loans) FROM:</text:span></text:p>
      <text:p text:style-name="P11"><text:span text:style-name="T1"><text:s text:c="2"/>114. <text:s text:c="4"/>17(a) <text:s/>Individuals</text:span></text:p>
      <text:p text:style-name="P11"><text:span text:style-name="T1"><text:tab/><text:tab/>(Other and Political Committees)</text:span></text:p>
      <text:p text:style-name="P11"><text:span text:style-name="T1"><text:s text:c="2"/>115. <text:s text:c="4"/>17(b) Political Party Committees</text:span></text:p>
      <text:p text:style-name="P11"><text:span text:style-name="T1"><text:s text:c="2"/>116. <text:s text:c="4"/>17(c) Other Political Committees (PACs)</text:span></text:p>
      <text:p text:style-name="P11"><text:span text:style-name="T1"><text:s text:c="2"/>117. <text:s text:c="4"/>17(d) The Candidate</text:span></text:p>
      <text:p text:style-name="P11"><text:span text:style-name="T1"><text:s text:c="2"/>118. <text:s text:c="4"/>17(e) Total contributions <text:s/>(Other than Loans)</text:span></text:p>
      <text:p text:style-name="P11"><text:span text:style-name="T1"><text:s text:c="14"/><text:tab/>114+115+116+117 <text:s text:c="6"/>(17(a)+17b+17c+17d)</text:span></text:p>
      <text:p text:style-name="P11"><text:span text:style-name="T1"><text:s text:c="2"/>119. <text:s text:c="4"/>18. Transfers From Aff/Other Party Committees</text:span></text:p>
      <text:p text:style-name="P11"><text:span text:style-name="T1"><text:s/></text:span></text:p>
      <text:p text:style-name="P11"><text:span text:style-name="T1"><text:s text:c="2"/></text:span><text:span text:style-name="T3">19. LOANS RECEIVED:</text:span></text:p>
      <text:p text:style-name="P11"><text:span text:style-name="T1"><text:s text:c="2"/>120. <text:s text:c="4"/>19(a) Received from or Guaranteed <text:s/>by Candidate</text:span></text:p>
      <text:p text:style-name="P11"><text:span text:style-name="T1"><text:s text:c="2"/>121. <text:s text:c="4"/>19(b) Other Loans</text:span></text:p>
      <text:p text:style-name="P11"><text:span text:style-name="T1"><text:s text:c="2"/>122. <text:s text:c="4"/>19(c) Total Loans</text:span></text:p>
      <text:p text:style-name="P11"><text:span text:style-name="T1"><text:tab/><text:tab/>120+121 <text:s text:c="2"/>(19(a)+19(b))</text:span></text:p>
      <text:p text:style-name="P3"/>
      <text:p text:style-name="P11"><text:span text:style-name="T1"><text:s text:c="2"/></text:span><text:span text:style-name="T3">20. OFFSETS TO EXPENDITURES (refunds/rebates):</text:span></text:p>
      <text:p text:style-name="P11"><text:span text:style-name="T1"><text:s text:c="2"/>123. <text:s text:c="4"/>20(a) Operating</text:span></text:p>
      <text:p text:style-name="P11"><text:span text:style-name="T1"><text:s text:c="2"/>124. <text:s text:c="4"/>20(b) Fundraising</text:span></text:p>
      <text:p text:style-name="P11"><text:span text:style-name="T1"><text:s text:c="2"/>125. <text:s text:c="4"/>20(c) Legal and Accounting</text:span></text:p>
      <text:p text:style-name="P11"><text:span text:style-name="T1"><text:s text:c="2"/>126. <text:s text:c="4"/>20(d) Total Offsets to Operating Expenditures<text:tab/></text:span></text:p>
      <text:p text:style-name="P11"><text:span text:style-name="T1"><text:tab/><text:tab/>123+124+125 <text:s text:c="2"/>(20a+20b+20c)</text:span></text:p>
      <text:p text:style-name="P11"><text:span text:style-name="T1"><text:s text:c="2"/></text:span></text:p>
      <text:p text:style-name="P11"><text:span text:style-name="T1"><text:s text:c="2"/>127. <text:s text:c="2"/>21. Other Receipts</text:span></text:p>
      <text:p text:style-name="P11"><text:span text:style-name="T1"><text:s text:c="2"/>128. <text:s text:c="2"/>22. Total Receipts<text:tab/></text:span></text:p>
      <text:p text:style-name="P11"><text:span text:style-name="T1"><text:tab/><text:tab/>113+118+119+122+126+127 <text:s text:c="3"/><text:tab/><text:tab/><text:tab/><text:tab/><text:tab/>(16+17(e)+18+19(c)+20(d)+21)</text:span></text:p>
      <text:p text:style-name="P3"/>
      <text:p text:style-name="P11"><text:span text:style-name="T2">II.DISBURSEMENTS</text:span></text:p>
      <text:p text:style-name="P11"><text:span text:style-name="T1"><text:s text:c="2"/>129. <text:s text:c="2"/>23. Operating Expenditures<text:tab/></text:span></text:p>
      <text:p text:style-name="P11"><text:span text:style-name="T1"><text:s text:c="2"/>130. <text:s text:c="2"/>24. Transfers to Other Authorized Committees</text:span></text:p>
      <text:p text:style-name="P11"><text:span text:style-name="T1"><text:s text:c="2"/>131. <text:s text:c="2"/>25. Fundraising Disbursements</text:span></text:p>
      <text:p text:style-name="P11"><text:span text:style-name="T1"><text:s text:c="2"/>132. <text:s text:c="2"/>26. Exempt Legal and Accounting Disbursements<text:tab/></text:span></text:p>
      <text:p text:style-name="P11"><text:span text:style-name="T1"><text:tab/></text:span></text:p>
      <text:p text:style-name="P11"><text:span text:style-name="T1"><text:s text:c="2"/></text:span><text:span text:style-name="T3">27. LOAN REPAYMENTS MADE:</text:span><text:span text:style-name="T1"><text:tab/><text:tab/></text:span></text:p>
      <text:p text:style-name="P11"><text:span text:style-name="T1"><text:s text:c="2"/>133. <text:s text:c="4"/>27(a) Made or Guaranteed by the Candidate</text:span></text:p>
      <text:p text:style-name="P11"><text:span text:style-name="T1"><text:s text:c="2"/>134. <text:s text:c="4"/>27(b) Other Repayments</text:span></text:p>
      <text:p text:style-name="P11"><text:span text:style-name="T1"><text:s text:c="2"/>135. <text:s text:c="4"/>27(c) Total Loan Repayments Made</text:span></text:p>
      <text:p text:style-name="P11"><text:span text:style-name="T1"><text:tab/><text:tab/>133+134 <text:s text:c="2"/>(27(a)+27(b))</text:span></text:p>
      <text:p text:style-name="P3"/>
      <text:p text:style-name="P11"><text:span text:style-name="T1"><text:s text:c="2"/></text:span><text:span text:style-name="T3">28. REFUNDS OF CONTRIB:</text:span><text:span text:style-name="T1">.<text:tab/><text:tab/></text:span></text:p>
      <text:p text:style-name="P11"><text:span text:style-name="T1"><text:s text:c="2"/>136. <text:s text:c="4"/>28(a) <text:s/>Individuals</text:span></text:p>
      <text:p text:style-name="P11"><text:span text:style-name="T1"><text:s text:c="2"/>137. <text:s text:c="4"/>28(b) Political Party Committees</text:span></text:p>
      <text:p text:style-name="P11"><text:span text:style-name="T1"><text:s text:c="2"/>138. <text:s text:c="4"/>28(c) Other Political Committees</text:span></text:p>
      <text:p text:style-name="P11"><text:span text:style-name="T1"><text:s text:c="2"/>139. <text:s text:c="4"/>28(d) Total Contributions Refunds</text:span></text:p>
      <text:p text:style-name="P11"><text:span text:style-name="T1"><text:tab/><text:tab/>136+137+138 <text:s text:c="2"/>(28(a)+28(b)+28(c))</text:span></text:p>
      <text:p text:style-name="P3"/>
      <text:p text:style-name="P11"><text:span text:style-name="T1"><text:s text:c="2"/>140. <text:s text:c="2"/>29. Other Disbursements</text:span></text:p>
      <text:p text:style-name="P11"><text:span text:style-name="T1"><text:s text:c="2"/></text:span></text:p>
      <text:p text:style-name="P3"/>
      <text:p text:style-name="P11"><text:span text:style-name="T1">141. <text:s text:c="2"/>30. Total Disbursements</text:span></text:p>
      <text:p text:style-name="P11"><text:span text:style-name="T1"><text:tab/>129+130+131+132+135+139+140 <text:s text:c="3"/></text:span></text:p>
      <text:p text:style-name="P11"><text:span text:style-name="T1"><text:tab/>(23+24+25+26+27(c)+28(d)+29)</text:span></text:p>
      <text:p text:style-name="P11"><text:soft-page-break/><text:span text:style-name="T2">III. CONTRIBUTED ITEMS (STOCK, ART OBJ. ETC.)</text:span></text:p>
      <text:p text:style-name="P9"/>
      <text:p text:style-name="P11"><text:span text:style-name="T6">ALLOCATION BY STATE THIS YEAR</text:span></text:p>
      <text:p text:style-name="P3"/>
      <text:p text:style-name="P11"><text:span text:style-name="T1"><text:s/>142 . <text:s text:c="2"/>ALABAMA<text:tab/><text:tab/>(AMT-12)</text:span></text:p>
      <text:p text:style-name="P11"><text:span text:style-name="T1"><text:s/>143 . <text:s text:c="2"/>ALASKA<text:tab/><text:tab/><text:tab/>(AMT-12)</text:span></text:p>
      <text:p text:style-name="P11"><text:span text:style-name="T1"><text:s/>144 . <text:s text:c="2"/>ARIZONA<text:tab/><text:tab/>(AMT-12)</text:span></text:p>
      <text:p text:style-name="P11"><text:span text:style-name="T1"><text:s/>145 . <text:s text:c="2"/>ARKANSAS<text:tab/><text:tab/>(AMT-12)</text:span></text:p>
      <text:p text:style-name="P11"><text:span text:style-name="T1"><text:s/>146 . <text:s text:c="2"/>CALIFORNIA<text:tab/><text:tab/>(AMT-12)</text:span></text:p>
      <text:p text:style-name="P11"><text:span text:style-name="T1"><text:s/>147 . <text:s text:c="2"/>COLORADO<text:tab/><text:tab/>(AMT-12)</text:span></text:p>
      <text:p text:style-name="P11"><text:span text:style-name="T1"><text:s/>148 . <text:s text:c="2"/>CONNECTICUT<text:tab/><text:tab/>(AMT-12)</text:span></text:p>
      <text:p text:style-name="P11"><text:span text:style-name="T1"><text:s/>149 . <text:s text:c="2"/>DELAWARE<text:tab/><text:tab/>(AMT-12)</text:span></text:p>
      <text:p text:style-name="P11"><text:span text:style-name="T1"><text:s/>150 . <text:s text:c="2"/>DIST OF COLUMBIA<text:tab/>(AMT-12)</text:span></text:p>
      <text:p text:style-name="P11"><text:span text:style-name="T1"><text:s/>151 . <text:s text:c="2"/>FLORIDA<text:tab/><text:tab/>(AMT-12)</text:span></text:p>
      <text:p text:style-name="P11"><text:span text:style-name="T1"><text:s/>152 . <text:s text:c="2"/>GEORGIA<text:tab/><text:tab/>(AMT-12)</text:span></text:p>
      <text:p text:style-name="P11"><text:span text:style-name="T1"><text:s/>153 . <text:s text:c="2"/>HAWAII<text:tab/><text:tab/><text:tab/>(AMT-12)</text:span></text:p>
      <text:p text:style-name="P11"><text:span text:style-name="T1"><text:s/>154 . <text:s text:c="2"/>IDAHO<text:tab/><text:tab/><text:tab/>(AMT-12)</text:span></text:p>
      <text:p text:style-name="P11"><text:span text:style-name="T1"><text:s/>155 . <text:s text:c="2"/>ILLINOIS<text:tab/><text:tab/>(AMT-12)</text:span></text:p>
      <text:p text:style-name="P11"><text:span text:style-name="T1"><text:s/>156 . <text:s text:c="2"/>INDIANA<text:tab/><text:tab/>(AMT-12)</text:span></text:p>
      <text:p text:style-name="P11"><text:span text:style-name="T1"><text:s/>157 . <text:s text:c="2"/>IOWA<text:tab/><text:tab/><text:tab/>(AMT-12)</text:span></text:p>
      <text:p text:style-name="P11"><text:span text:style-name="T1"><text:s/>158 . <text:s text:c="2"/>KANSAS<text:tab/><text:tab/><text:tab/>(AMT-12)</text:span></text:p>
      <text:p text:style-name="P11"><text:span text:style-name="T1"><text:s/>159 . <text:s text:c="2"/>KENTUCKY<text:tab/><text:tab/>(AMT-12)</text:span></text:p>
      <text:p text:style-name="P11"><text:span text:style-name="T1"><text:s/>160 . <text:s text:c="2"/>LOUISIANA<text:tab/><text:tab/>(AMT-12)</text:span></text:p>
      <text:p text:style-name="P11"><text:span text:style-name="T1"><text:s/>161 . <text:s text:c="2"/>MAINE<text:tab/><text:tab/><text:tab/>(AMT-12)</text:span></text:p>
      <text:p text:style-name="P11"><text:span text:style-name="T1"><text:s/>162 . <text:s text:c="2"/>MARYLAND<text:tab/><text:tab/>(AMT-12)</text:span></text:p>
      <text:p text:style-name="P11"><text:span text:style-name="T1"><text:s/>163 . <text:s text:c="2"/>MASSACHUSETTS<text:tab/>(AMT-12)</text:span></text:p>
      <text:p text:style-name="P11"><text:span text:style-name="T1"><text:s/>164 . <text:s text:c="2"/>MICHIGAN<text:tab/><text:tab/>(AMT-12)</text:span></text:p>
      <text:p text:style-name="P11"><text:span text:style-name="T1"><text:s/>165 . <text:s text:c="2"/>MINNESOTA<text:tab/><text:tab/>(AMT-12)</text:span></text:p>
      <text:p text:style-name="P11"><text:span text:style-name="T1"><text:s/>166 . <text:s text:c="2"/>MISSISSIPPI<text:tab/><text:tab/>(AMT-12)</text:span></text:p>
      <text:p text:style-name="P11"><text:span text:style-name="T1"><text:s/>167 . <text:s text:c="2"/>MISSOURI<text:tab/><text:tab/>(AMT-12)</text:span></text:p>
      <text:p text:style-name="P11"><text:span text:style-name="T1"><text:s/>168 . <text:s text:c="2"/>MONTANA<text:tab/><text:tab/>(AMT-12)</text:span></text:p>
      <text:p text:style-name="P11"><text:span text:style-name="T1"><text:s/>169 . <text:s text:c="2"/>NEBRASKA<text:tab/><text:tab/>(AMT-12)</text:span></text:p>
      <text:p text:style-name="P11"><text:span text:style-name="T1"><text:s/>170 . <text:s text:c="2"/>NEVADA<text:tab/><text:tab/>(AMT-12)</text:span></text:p>
      <text:p text:style-name="P11"><text:span text:style-name="T1"><text:s/>171 . <text:s text:c="2"/>NEW HAMPSHIRE<text:tab/>(AMT-12)</text:span></text:p>
      <text:p text:style-name="P11"><text:span text:style-name="T1"><text:s/>172 . <text:s text:c="2"/>NEW JERSEY<text:tab/><text:tab/>(AMT-12)</text:span></text:p>
      <text:p text:style-name="P11"><text:span text:style-name="T1"><text:s/>173 . <text:s text:c="2"/>NEW MEXICO<text:tab/><text:tab/>(AMT-12)</text:span></text:p>
      <text:p text:style-name="P11"><text:span text:style-name="T1"><text:s/>174 . <text:s text:c="2"/>NEW YORK<text:tab/><text:tab/>(AMT-12)</text:span></text:p>
      <text:p text:style-name="P11"><text:span text:style-name="T1"><text:s/>175 . <text:s text:c="2"/>NORTH CAROLINA<text:tab/>(AMT-12)</text:span></text:p>
      <text:p text:style-name="P11"><text:span text:style-name="T1"><text:s/>176 . <text:s text:c="2"/>NORTH DAKOTA<text:tab/>(AMT-12)</text:span></text:p>
      <text:p text:style-name="P11"><text:span text:style-name="T1"><text:s/>177 . <text:s text:c="2"/>OHIO<text:tab/><text:tab/><text:tab/>(AMT-12)</text:span></text:p>
      <text:p text:style-name="P11"><text:span text:style-name="T1"><text:s/>178 . <text:s text:c="2"/>OKLAHOMA<text:tab/><text:tab/>(AMT-12)</text:span></text:p>
      <text:p text:style-name="P11"><text:span text:style-name="T1"><text:s/>179 . <text:s text:c="2"/>OREGON<text:tab/><text:tab/>(AMT-12)</text:span></text:p>
      <text:p text:style-name="P11"><text:span text:style-name="T1"><text:s/>180 . <text:s text:c="2"/>PENNSYLVANIA<text:tab/><text:tab/>(AMT-12)</text:span></text:p>
      <text:p text:style-name="P11"><text:span text:style-name="T1"><text:s/>181 . <text:s text:c="2"/>RHODE ISLAND<text:tab/><text:tab/>(AMT-12)</text:span></text:p>
      <text:p text:style-name="P11"><text:span text:style-name="T1"><text:s/>182 . <text:s text:c="2"/>SOUTH CAROLINA<text:tab/>(AMT-12)</text:span></text:p>
      <text:p text:style-name="P11"><text:span text:style-name="T1"><text:s/>183 . <text:s text:c="2"/>SOUTH DAKOTA<text:tab/>(AMT-12)</text:span></text:p>
      <text:p text:style-name="P11"><text:span text:style-name="T1"><text:s/>184 . <text:s text:c="2"/>TENNESSEE<text:tab/><text:tab/>(AMT-12)</text:span></text:p>
      <text:p text:style-name="P11"><text:span text:style-name="T1"><text:s/>185 . <text:s text:c="2"/>TEXAS<text:tab/><text:tab/><text:tab/>(AMT-12)</text:span></text:p>
      <text:p text:style-name="P11"><text:span text:style-name="T1"><text:s/>186 . <text:s text:c="2"/>UTAH<text:tab/><text:tab/><text:tab/>(AMT-12)</text:span></text:p>
      <text:p text:style-name="P11"><text:span text:style-name="T1"><text:s/>187 . <text:s text:c="2"/>VERMONT<text:tab/><text:tab/>(AMT-12)</text:span></text:p>
      <text:p text:style-name="P11"><text:span text:style-name="T1"><text:s/>188 . <text:s text:c="2"/>VIRGINIA<text:tab/><text:tab/>(AMT-12)</text:span></text:p>
      <text:p text:style-name="P11"><text:span text:style-name="T1"><text:s/>189 . <text:s text:c="2"/>WASHINGTON<text:tab/><text:tab/>(AMT-12)</text:span></text:p>
      <text:p text:style-name="P11"><text:span text:style-name="T1"><text:s/>190 . <text:s text:c="2"/>WEST VIRGINIA<text:tab/><text:tab/>(AMT-12)</text:span></text:p>
      <text:p text:style-name="P11"><text:span text:style-name="T1"><text:s/>191 . <text:s text:c="2"/>WISCONSIN<text:tab/><text:tab/>(AMT-12)</text:span></text:p>
      <text:p text:style-name="P11"><text:span text:style-name="T1"><text:s/>192 . <text:s text:c="2"/>WYOMING<text:tab/><text:tab/>(AMT-12)</text:span></text:p>
      <text:p text:style-name="P11"><text:soft-page-break/><text:span text:style-name="T1"><text:s/>193 . <text:s text:c="2"/>PUERTO RICO<text:tab/><text:tab/>(AMT-12)</text:span></text:p>
      <text:p text:style-name="P11"><text:span text:style-name="T1"><text:s/>194 . <text:s text:c="2"/>GUAM<text:tab/><text:tab/><text:tab/>(AMT-12)</text:span></text:p>
      <text:p text:style-name="P11"><text:span text:style-name="T1"><text:s/>195 . <text:s text:c="2"/>VIRGIN ISLANDS<text:tab/>(AMT-12)</text:span></text:p>
      <text:p text:style-name="P11"><text:span text:style-name="T1"><text:s/>196 . <text:s text:c="2"/>TOTALS<text:tab/><text:tab/><text:tab/>(AMT-12)</text:span></text:p>
      <text:p text:style-name="P11"><text:span text:style-name="T1"><text:tab/>SUM OF 142..195 = 196<text:tab/></text:span></text:p>
      <text:p text:style-name="P11"><text:span text:style-name="T1"><text:s/>197 . <text:s text:c="2"/>IND/NAME <text:s/>(Treasurer)<text:tab/>(A/N-38)<text:tab/>“as signed”</text:span></text:p>
      <text:p text:style-name="P11"><text:span text:style-name="T1"><text:s/>198 . <text:s text:c="2"/>DATE (Signed)<text:tab/><text:tab/>(NUM-8) <text:tab/>REQUIRED<text:tab/></text:span></text:p>
      <text:p text:style-name="P11"><text:span text:style-name="T1">RULES:</text:span></text:p>
      <text:p text:style-name="P3"/>
      <text:p text:style-name="P11"><text:span text:style-name="T10"><text:tab/>IF a value is contained in field 57 <text:s/>(Item 31. Items on Hand to be liquidated ), one or more <text:tab/>F3P31AL (Form F3P,Line 31 Attached List) records must follow the F3P record.</text:span></text:p>
      <text:p text:style-name="P11"><text:span text:style-name="T1"><text:tab/>If field 12 (report code) begins with a "12" or a "30" fields 13, 14 &amp; 15 are REQUIRED</text:span></text:p>
      <text:p text:style-name="P3"/>
      <text:p text:style-name="P11"><text:span text:style-name="T1"><text:tab/>CHECKS:</text:span></text:p>
      <text:p text:style-name="P11"><text:span text:style-name="T1"><text:tab/>FIELD 19. (LINE 7)<text:tab/><text:tab/>= <text:s/>FIELD 43 <text:s text:c="2"/>(LINE 22)</text:span></text:p>
      <text:p text:style-name="P11"><text:span text:style-name="T1"><text:tab/>FIELD 20. (LINE 8)<text:tab/><text:tab/>= <text:s/>FIELDS 18+19 <text:s text:c="2"/>(6+7)</text:span></text:p>
      <text:p text:style-name="P11"><text:span text:style-name="T1"><text:tab/>FIELD 21. (LINE 9)<text:tab/><text:tab/>= <text:s/>FIELD 56 <text:s text:c="2"/>(LINE 30)</text:span></text:p>
      <text:p text:style-name="P11"><text:span text:style-name="T1"><text:tab/>FIELD 22. (LINE 10)<text:tab/><text:tab/>= <text:s/>FIELD 20 - 21 <text:s text:c="2"/>(8-9)</text:span></text:p>
      <text:p text:style-name="P11"><text:span text:style-name="T1"><text:tab/>FIELD 23. (LINE 11)<text:tab/><text:tab/>= <text:s/>SCH C-P AND/OR D-P</text:span></text:p>
      <text:p text:style-name="P11"><text:span text:style-name="T1"><text:tab/>FIELD 24. (LINE 12)<text:tab/><text:tab/>= <text:s/>SCH C-P AND/OR D-P</text:span></text:p>
      <text:p text:style-name="P11"><text:span text:style-name="T1"><text:tab/>FIELD 26. (LINE 14)<text:tab/><text:tab/>= <text:s/>FIELDS 118 - 139 <text:s text:c="3"/>(17e Col B - 28d Col B)</text:span></text:p>
      <text:p text:style-name="P11"><text:span text:style-name="T1"><text:tab/>FIELD 27. (LINE 15)<text:tab/><text:tab/>= <text:s/>FIELDS 129 - 123 <text:s text:c="2"/>(23 Col B - 20a Col B)</text:span></text:p>
      <text:p text:style-name="P11"><text:span text:style-name="T1"><text:tab/>FIELD 33. (LINE 17(e))<text:tab/><text:tab/>= <text:s/>FIELDS 29+30+31+32 <text:s text:c="2"/>(17(a)+17b+17c+17d)</text:span></text:p>
      <text:p text:style-name="P11"><text:span text:style-name="T1"><text:tab/>FIELD 37. (LINE 19(c))<text:tab/><text:tab/>= <text:s/>FIELDS 35+36 <text:s text:c="3"/>(19(a)+19(b))</text:span></text:p>
      <text:p text:style-name="P11"><text:span text:style-name="T1"><text:tab/>FIELD 41. (LINE 20(d))<text:tab/><text:tab/>= <text:s/>FIELDS 38+39+40 <text:s text:c="3"/>(20a+20b+20c)</text:span></text:p>
      <text:p text:style-name="P11"><text:span text:style-name="T1"><text:tab/>FIELD 43. (LINE 22))<text:tab/><text:tab/>= <text:s/>FIELDS 28+33+34+37+41+42 <text:s text:c="2"/><text:tab/><text:tab/><text:tab/><text:tab/><text:tab/><text:tab/> <text:s/><text:tab/> <text:s/><text:tab/><text:tab/> <text:s text:c="2"/>(16+17(e)+18+19(c)+20(d)+21)</text:span></text:p>
      <text:p text:style-name="P11"><text:span text:style-name="T1"><text:tab/>FIELD 50. (LINE 27(c))<text:tab/><text:tab/>= <text:s/>FIELDS 48+49 <text:s text:c="2"/>(27(a)+27(b))</text:span></text:p>
      <text:p text:style-name="P11"><text:span text:style-name="T1"><text:tab/>FIELD 54. (LINE 28(d))<text:tab/><text:tab/>= <text:s/>FIELDS 51+52+53 <text:s text:c="2"/>(28(a)+28(b)+28(c))</text:span></text:p>
      <text:p text:style-name="P11"><text:span text:style-name="T1"><text:tab/>FIELD 56. (LINE 30)<text:tab/><text:tab/>= <text:s/>FIELDS 44+45+46+47+50+54+55</text:span></text:p>
      <text:p text:style-name="P11"><text:span text:style-name="T1"><text:tab/><text:tab/><text:tab/><text:tab/><text:tab/><text:tab/> <text:s text:c="2"/>(23+24+25+26+27(c)+28(d)+29)</text:span></text:p>
      <text:p text:style-name="P11"><text:span text:style-name="T1"><text:tab/>FIELD 112. (STATE TOTALS COL A) = FIELDS <text:s/>58+59+60 ... + 111 <text:s text:c="2"/></text:span></text:p>
      <text:p text:style-name="P11"><text:span text:style-name="T1"><text:tab/>FIELD 118. (LINE 17(e))<text:tab/><text:tab/>= <text:s/>FIELDS 114+115+116+117 <text:s text:c="2"/><text:tab/><text:tab/><text:tab/><text:tab/><text:tab/><text:tab/><text:tab/><text:tab/> <text:s text:c="2"/><text:tab/><text:tab/> <text:s/>(17(a)+17b+17c+17d)</text:span></text:p>
      <text:p text:style-name="P11"><text:span text:style-name="T1"><text:tab/>FIELD 122. (LINE 19(c))<text:tab/><text:tab/>= <text:s/>FIELDS 120+121 <text:s text:c="2"/>(19(a)+19(b))</text:span></text:p>
      <text:p text:style-name="P11"><text:span text:style-name="T1"><text:tab/>FIELD 126. (LINE 20(d))<text:tab/><text:tab/>= <text:s/>FIELDS 123+124+125 <text:s text:c="2"/>(20a+20b+20c)</text:span></text:p>
      <text:p text:style-name="P11"><text:span text:style-name="T1"><text:tab/>FIELD 128. (LINE 22)<text:tab/><text:tab/>= <text:s/>FIELDS <text:s/>113+118+119+122+126+127<text:tab/> <text:tab/></text:span></text:p>
      <text:p text:style-name="P11"><text:span text:style-name="T1"><text:tab/><text:tab/><text:tab/><text:tab/><text:tab/><text:tab/> <text:s text:c="3"/>(16+17(e)+18+19(c)+20(d)+21)</text:span></text:p>
      <text:p text:style-name="P11"><text:span text:style-name="T1"><text:tab/>FIELD 135. (LINE 27(c))<text:tab/><text:tab/>= <text:s/>FIELDS 133+134 (27(a)+27(b))</text:span></text:p>
      <text:p text:style-name="P11"><text:span text:style-name="T1"><text:tab/>FIELD 139. (LINE 28(d))<text:tab/><text:tab/>= <text:s/>FIELDS 136+137+138 <text:s text:c="3"/>(28(a)+28(b)+28(c))</text:span></text:p>
      <text:p text:style-name="P11"><text:span text:style-name="T1"><text:tab/>FIELD 141. (LINE 30)<text:tab/><text:tab/>= <text:s/>FIELDS 129+130+131+132+135+139+140 <text:tab/><text:tab/> <text:s text:c="4"/></text:span></text:p>
      <text:p text:style-name="P11"><text:span text:style-name="T1"><text:tab/><text:tab/><text:tab/><text:tab/><text:tab/><text:tab/> <text:s text:c="2"/>(23+24+25+26+27(c)+28(d)+29)</text:span></text:p>
      <text:p text:style-name="P11"><text:span text:style-name="T1"><text:tab/>FIELD 196. (STATE TOTALS COL B) = SUM OF FIELDS 142..195</text:span></text:p>
      <text:p text:style-name="P4"/>
      <text:p text:style-name="P7"/>
      <text:p text:style-name="P7"/>
      <text:p text:style-name="P7"/>
      <text:p text:style-name="P7"/>
      <text:p text:style-name="P6"/>
      <text:p text:style-name="P10"><text:span text:style-name="T4">FORM <text:s/>3P, LINE 31 ATTACHMENT - SCHEDULE OF ITEMS TO BE LIQUIDATED </text:span></text:p>
      <text:p text:style-name="P4"/>
      <text:p text:style-name="P4"/>
      <text:p text:style-name="P11"><text:soft-page-break/><text:span text:style-name="T1"><text:s text:c="2"/>1. <text:s text:c="3"/>FORM TYPE<text:tab/> <text:tab/><text:tab/><text:tab/>(A/N-8) <text:tab/><text:tab/>REQUIRED <text:s text:c="3"/>value = F3P31AL</text:span></text:p>
      <text:p text:style-name="P11"><text:span text:style-name="T1"><text:s text:c="2"/>2. <text:s text:c="3"/>FILER FEC CMTE ID<text:tab/><text:tab/><text:tab/>(A/N-9) <text:tab/><text:tab/>REQUIRED</text:span></text:p>
      <text:p text:style-name="P11"><text:span text:style-name="T1"><text:s text:c="2"/>3. <text:s text:c="3"/>ENTITY TYPE<text:tab/><text:tab/><text:tab/><text:tab/>(A/N-3)<text:tab/><text:tab/>(See Appendix)</text:span><text:span text:style-name="T3"> <text:s/></text:span></text:p>
      <text:p text:style-name="P11"><text:span text:style-name="T1"><text:s text:c="2"/>4. <text:s text:c="3"/>NAME <text:s/>(Contributor/Lender)<text:tab/><text:tab/><text:tab/>(A/N-90)<text:tab/>(Expand to 90 chars) <text:s/></text:span></text:p>
      <text:p text:style-name="P11"><text:span text:style-name="T1"><text:s text:c="2"/>5. <text:s text:c="3"/>STREET <text:s/>1<text:tab/><text:tab/><text:tab/><text:tab/><text:tab/>(A/N-34)</text:span></text:p>
      <text:p text:style-name="P11"><text:span text:style-name="T1"><text:s text:c="2"/>6. <text:s text:c="3"/>STREET <text:s/>2<text:tab/><text:tab/><text:tab/><text:tab/><text:tab/>(A/N-34)</text:span></text:p>
      <text:p text:style-name="P11"><text:span text:style-name="T1"><text:s text:c="2"/>7. <text:s text:c="3"/>CITY<text:tab/><text:tab/><text:tab/><text:tab/><text:tab/>(A/N-18)</text:span></text:p>
      <text:p text:style-name="P11"><text:span text:style-name="T1"><text:s text:c="2"/>8. <text:s text:c="3"/>STATE<text:tab/><text:tab/><text:tab/><text:tab/><text:tab/>(A/N-2)</text:span></text:p>
      <text:p text:style-name="P11"><text:span text:style-name="T1"><text:s text:c="2"/>9. <text:s text:c="3"/>ZIP<text:tab/><text:tab/><text:tab/><text:tab/><text:tab/>(A/N-9)</text:span></text:p>
      <text:p text:style-name="P11"><text:span text:style-name="T2"><text:s text:c="2"/></text:span><text:span text:style-name="T1">10. <text:s/>ITEM-PG<text:tab/><text:tab/> <text:tab/><text:tab/><text:tab/>(A/N-1) <text:s/><text:tab/>(‘P’=Primary, ‘G’=General) </text:span></text:p>
      <text:p text:style-name="P11"><text:span text:style-name="T1"><text:s text:c="2"/>11. <text:s/>INDEMP<text:tab/><text:tab/><text:tab/><text:tab/><text:tab/>(A/N-38)</text:span></text:p>
      <text:p text:style-name="P11"><text:span text:style-name="T1"><text:s text:c="2"/>12. <text:s/>INDOCC <text:tab/><text:tab/><text:tab/><text:tab/><text:tab/>(A/N-38)</text:span></text:p>
      <text:p text:style-name="P11"><text:span text:style-name="T1"><text:s text:c="2"/>13. <text:s/>DATE <text:s/>(Of Contribution)<text:tab/><text:tab/><text:tab/>(NUM-8) </text:span></text:p>
      <text:p text:style-name="P11"><text:span text:style-name="T1"><text:s text:c="2"/>14. <text:s/>FAIR MARKET VALUE OF <text:s/>ITEM<text:tab/><text:tab/>(AMT-12) </text:span></text:p>
      <text:p text:style-name="P11"><text:span text:style-name="T1"><text:s text:c="2"/>15. <text:s/>TRANSACTION CODE<text:tab/><text:tab/><text:tab/>(A/N-3)<text:tab/><text:tab/></text:span></text:p>
      <text:p text:style-name="P11"><text:span text:style-name="T1"><text:s text:c="2"/>16. <text:s/>TRANSDESC<text:tab/><text:tab/><text:tab/><text:tab/>(A/N-40)<text:tab/></text:span></text:p>
      <text:p text:style-name="P11"><text:span text:style-name="T1"><text:s text:c="2"/>17. <text:s/>FEC COMMITTEE ID NUMBER<text:tab/><text:tab/>(A/N-9)</text:span></text:p>
      <text:p text:style-name="P11"><text:span text:style-name="T1"><text:s text:c="2"/>18. <text:s text:c="2"/>FEC CANDIDATE ID NUMBER<text:tab/><text:tab/>(A/N-9)</text:span></text:p>
      <text:p text:style-name="P11"><text:span text:style-name="T1"><text:s text:c="2"/>19. <text:s text:c="2"/>CANDIDATE NAME<text:tab/><text:tab/><text:tab/>(A/N-38)<text:tab/>(if Entity is a Cand cmte CCM)</text:span></text:p>
      <text:p text:style-name="P11"><text:span text:style-name="T1"><text:s text:c="2"/>20. <text:s text:c="2"/>CAN/OFF<text:tab/><text:tab/><text:tab/><text:tab/> <text:tab/>(A/N-1)<text:tab/><text:tab/>(‘H’, ‘S’, or ‘P’)</text:span></text:p>
      <text:p text:style-name="P11"><text:span text:style-name="T1"><text:s text:c="2"/>21. <text:s text:c="2"/>STATE <text:s/>(Of Election)<text:tab/><text:tab/><text:tab/>(A/N-2) <text:s/><text:tab/>(See Appendix)</text:span></text:p>
      <text:p text:style-name="P11"><text:span text:style-name="T1"><text:s text:c="2"/>22. <text:s text:c="2"/>CAN/DIST<text:tab/><text:tab/><text:tab/><text:tab/><text:tab/>(NUM-2)</text:span></text:p>
      <text:p text:style-name="P11"><text:span text:style-name="T1"><text:s text:c="2"/>23. <text:s text:c="2"/>CONDUIT-NAME<text:tab/><text:tab/><text:tab/><text:tab/>(A/N-38)<text:tab/>Name of person/organization</text:span></text:p>
      <text:p text:style-name="P11"><text:span text:style-name="T1"><text:tab/><text:tab/><text:tab/><text:tab/><text:tab/><text:tab/><text:tab/><text:tab/>serving as transaction conduit.</text:span></text:p>
      <text:p text:style-name="P11"><text:span text:style-name="T1"><text:s text:c="2"/>24. <text:s text:c="2"/>CONDUIT-STREET-1<text:tab/><text:tab/><text:tab/>(A/N-34)</text:span></text:p>
      <text:p text:style-name="P11"><text:span text:style-name="T1"><text:s text:c="2"/>25. <text:s text:c="2"/>CONDUIT-STREET-2<text:tab/><text:tab/><text:tab/>(A/N-34)</text:span></text:p>
      <text:p text:style-name="P11"><text:span text:style-name="T1"><text:s text:c="2"/>26. <text:s text:c="2"/>CONDUIT-CITY<text:tab/><text:tab/><text:tab/><text:tab/>(A/N-18) <text:tab/></text:span></text:p>
      <text:p text:style-name="P11"><text:span text:style-name="T1"><text:s text:c="2"/>27. <text:s text:c="2"/>CONDUIT-STATE<text:tab/><text:tab/><text:tab/><text:tab/>(A/N-2)</text:span></text:p>
      <text:p text:style-name="P11"><text:span text:style-name="T1"><text:s text:c="2"/>28. <text:s text:c="2"/>CONDUIT-ZIP<text:tab/><text:tab/><text:tab/><text:tab/>(A/N-9)<text:tab/><text:tab/></text:span></text:p>
      <text:p text:style-name="P11"><text:span text:style-name="T1"><text:s text:c="2"/>29. <text:s text:c="2"/>MEMO CODE<text:tab/><text:tab/><text:tab/><text:tab/>(A/N-1)<text:tab/><text:tab/>blank , ‘X’</text:span></text:p>
      <text:p text:style-name="P11"><text:span text:style-name="T1"><text:s text:c="2"/>30. <text:s text:c="2"/>MEMO-TEXT<text:tab/><text:tab/><text:tab/><text:tab/>(A/N-100)</text:span></text:p>
      <text:p text:style-name="P11"><text:span text:style-name="T1"><text:s text:c="2"/>31. <text:s text:c="2"/>AMENDED-CD<text:tab/><text:tab/><text:tab/><text:tab/>(A/N-1)<text:tab/><text:tab/>(‘A’, ‘C’, or ‘D’) <text:s text:c="21"/></text:span></text:p>
      <text:p text:style-name="P11"><text:span text:style-name="T1"><text:s text:c="2"/>32. <text:s text:c="2"/>TRAN_ID<text:tab/><text:tab/><text:tab/><text:tab/><text:tab/>(A/N 32)<text:tab/>(Add TRAN_ID...to Amended)<text:tab/></text:span></text:p>
      <text:p text:style-name="P11"><text:span text:style-name="T2"><text:s text:c="2"/></text:span><text:span text:style-name="T1">33. <text:s text:c="2"/>ORIG_TRAN_ID<text:tab/><text:tab/><text:tab/><text:tab/>(A/N-32)<text:tab/></text:span></text:p>
      <text:p text:style-name="P11"><text:span text:style-name="T1"><text:s text:c="2"/>34. <text:s text:c="2"/>SUPR_TRAN_ID<text:tab/><text:tab/><text:tab/><text:tab/>(A/N 32)</text:span></text:p>
      <text:p text:style-name="P11"><text:span text:style-name="T1"><text:s text:c="14"/></text:span></text:p>
      <text:p text:style-name="P11"><text:span text:style-name="T1">RULES: Field 14 represents FEC transaction codes. <text:s/>This field is optional</text:span></text:p>
      <text:p text:style-name="P11"><text:span text:style-name="T1"><text:tab/>but if left blank the transaction must be described in field 15</text:span></text:p>
      <text:p text:style-name="P11"><text:span text:style-name="T1"><text:tab/>TRANSACTION DESCRIPTION, and in field 29 (MEMO TEXT)</text:span></text:p>
      <text:p text:style-name="P11"><text:span text:style-name="T1"><text:tab/>if further description is necessary.</text:span></text:p>
      <text:p text:style-name="P3"/>
      <text:p text:style-name="P11"><text:span text:style-name="T4">END OF FORM <text:s/>3P</text:span></text:p>
      <text:p text:style-name="P18"/>
      <text:p text:style-name="P4"/>
      <text:p text:style-name="P10"><text:span text:style-name="T4">FORM 3X - REPORT OF RECEIPTS AND DISBURSEMENTS FOR OTHER THAN AN AUTHORIZED COMMITTEE</text:span></text:p>
      <text:p text:style-name="P4"/>
      <text:p text:style-name="P11"><text:span text:style-name="T1"><text:s text:c="3"/>1. <text:s text:c="2"/>FORM TYPE<text:tab/><text:tab/><text:tab/>(A/N-4) <text:tab/><text:tab/>REQUIRED <text:s text:c="4"/>value = F3X</text:span></text:p>
      <text:p text:style-name="P11"><text:span text:style-name="T1"><text:tab/><text:tab/><text:tab/><text:tab/><text:tab/><text:tab/><text:tab/><text:tab/> <text:s text:c="9"/>plus ‘N’, ‘A’, ‘T’</text:span></text:p>
      <text:p text:style-name="P11"><text:span text:style-name="T1"><text:s text:c="3"/>2. <text:s/>FILER FEC CMTE ID<text:tab/><text:tab/>(A/N-9) <text:tab/><text:tab/>REQUIRED</text:span></text:p>
      <text:p text:style-name="P11"><text:span text:style-name="T1"><text:s text:c="3"/>3. <text:s text:c="2"/>COMMITTEE NAME<text:tab/><text:tab/>(A/N-90)</text:span></text:p>
      <text:p text:style-name="P11"><text:span text:style-name="T1"><text:s text:c="3"/>4. <text:s text:c="2"/>STREET <text:s/>1<text:tab/><text:tab/><text:tab/><text:tab/>(A/N-34)</text:span></text:p>
      <text:p text:style-name="P11"><text:span text:style-name="T1"><text:s text:c="3"/>5. <text:s text:c="2"/>STREET <text:s/>2<text:tab/><text:tab/><text:tab/><text:tab/>(A/N-34)</text:span></text:p>
      <text:p text:style-name="P11"><text:span text:style-name="T1"><text:s text:c="3"/>6. <text:s text:c="2"/>CITY<text:tab/><text:tab/><text:tab/><text:tab/>(A/N-18)</text:span></text:p>
      <text:p text:style-name="P11"><text:span text:style-name="T1"><text:s text:c="3"/>7. <text:s text:c="2"/>STATE<text:tab/><text:tab/><text:tab/><text:tab/>(A-2)</text:span></text:p>
      <text:p text:style-name="P11"><text:span text:style-name="T1"><text:s text:c="3"/>8. <text:s text:c="2"/>ZIP<text:tab/><text:tab/><text:tab/><text:tab/>(A/N-9)</text:span></text:p>
      <text:p text:style-name="P11"><text:span text:style-name="T1"><text:s text:c="3"/>9. <text:s text:c="2"/>CHG OF ADDRESS<text:tab/><text:tab/><text:tab/>(A-1)<text:tab/><text:tab/>blank, ‘X’</text:span></text:p>
      <text:p text:style-name="P11"><text:span text:style-name="T1"><text:s text:c="2"/>10. <text:s/>QUALIFIED CMTE <text:tab/><text:tab/>(A-1) <text:tab/><text:tab/>blank, ‘X’</text:span></text:p>
      <text:p text:style-name="P11"><text:span text:style-name="T1"><text:s text:c="2"/>11. <text:s/>RPTCODE<text:tab/><text:tab/><text:tab/><text:tab/>(A-3) <text:tab/><text:tab/>REQUIRED (See Appendix)</text:span></text:p>
      <text:p text:style-name="P11"><text:span text:style-name="T1"><text:s text:c="2"/>12. <text:s/>RPTPGI<text:tab/><text:tab/><text:tab/><text:tab/>(A-1)<text:tab/><text:tab/>(See Appendix)</text:span></text:p>
      <text:p text:style-name="P11"><text:span text:style-name="T1"><text:s text:c="2"/>13. <text:s/>DATE <text:s text:c="3"/>(OF ELECTION)<text:tab/><text:tab/>(NUM-8)</text:span></text:p>
      <text:p text:style-name="P11"><text:span text:style-name="T1"><text:s text:c="2"/>14. <text:s/>STATE <text:s/>(OF ELECTION)<text:tab/><text:tab/>(A-2)</text:span></text:p>
      <text:p text:style-name="P11"><text:span text:style-name="T1"><text:s text:c="2"/>15. <text:s/>DATE <text:s text:c="3"/>(COVERAGE FROM)<text:tab/>(NUM-8)</text:span></text:p>
      <text:p text:style-name="P11"><text:span text:style-name="T1"><text:s text:c="2"/>16. <text:s/>DATE <text:s text:c="3"/>(COVERAGE TO)<text:tab/><text:tab/>(NUM-8) <text:tab/>REQUIRED</text:span></text:p>
      <text:p text:style-name="P3"/>
      <text:p text:style-name="P3"/>
      <text:p text:style-name="P10"><text:span text:style-name="T1"><text:tab/><text:tab/></text:span><text:span text:style-name="T6">COLUMN A THIS PERIOD </text:span></text:p>
      <text:p text:style-name="P11"><text:span text:style-name="T1">(The number following the field number is the line number appearing on the printed FEC Form 3X, and information derived from other places in the record are shown with both the field number and line number of the original information. <text:s/>All amount fields are AMT-12 format.)</text:span></text:p>
      <text:p text:style-name="P3"/>
      <text:p text:style-name="P11"><text:span text:style-name="T1"><text:s text:c="3"/></text:span><text:span text:style-name="T3">6. NET CONTRIBUTIONS (other than loans):</text:span></text:p>
      <text:p text:style-name="P11"><text:span text:style-name="T1"><text:s text:c="3"/>17. <text:s text:c="4"/>6(b) Cash on Hand beginning</text:span></text:p>
      <text:p text:style-name="P11"><text:span text:style-name="T1"><text:s text:c="3"/>18. <text:s text:c="4"/>6(c) </text:span><text:span text:style-name="T9">t</text:span><text:span text:style-name="T1">otal </text:span><text:span text:style-name="T9">r</text:span><text:span text:style-name="T1">eceipts<text:tab/></text:span></text:p>
      <text:p text:style-name="P11"><text:span text:style-name="T1"><text:tab/><text:tab/>37 <text:s text:c="2"/>(line 19)</text:span></text:p>
      <text:p text:style-name="P11"><text:span text:style-name="T1"><text:s text:c="3"/>19. <text:s text:c="4"/>6(d) </text:span><text:span text:style-name="T9">s</text:span><text:span text:style-name="T1">ubtotal</text:span></text:p>
      <text:p text:style-name="P11"><text:span text:style-name="T1"><text:tab/><text:tab/>17+18 <text:s text:c="2"/>(6b+6c)</text:span></text:p>
      <text:p text:style-name="P11"><text:span text:style-name="T1"><text:s text:c="3"/>20. <text:s text:c="4"/>7. <text:s/></text:span><text:span text:style-name="T9">t</text:span><text:span text:style-name="T1">otal </text:span><text:span text:style-name="T9">d</text:span><text:span text:style-name="T1">isbursements</text:span></text:p>
      <text:p text:style-name="P11"><text:span text:style-name="T1"><text:tab/><text:tab/>54 <text:s text:c="2"/>(line 30)</text:span></text:p>
      <text:p text:style-name="P11"><text:span text:style-name="T1"><text:s text:c="3"/>21. <text:s text:c="4"/>8. <text:s/>Cash on Hand at Close</text:span></text:p>
      <text:p text:style-name="P11"><text:span text:style-name="T1"><text:tab/><text:tab/>20-21 <text:s/>(6d -7)</text:span></text:p>
      <text:p text:style-name="P11"><text:span text:style-name="T1"><text:s text:c="3"/>22. <text:s text:c="4"/>9. <text:s/>Debts to</text:span></text:p>
      <text:p text:style-name="P11"><text:span text:style-name="T1"><text:s text:c="3"/>23. <text:s text:c="3"/>10. Debts by</text:span></text:p>
      <text:p text:style-name="P11"><text:span text:style-name="T1"><text:s text:c="3"/></text:span></text:p>
      <text:p text:style-name="P11"><text:span text:style-name="T1"><text:s text:c="3"/></text:span><text:span text:style-name="T3">11. </text:span><text:span text:style-name="T8">cONTRIBUTIONS</text:span><text:span text:style-name="T3"> (other that loans):</text:span></text:p>
      <text:p text:style-name="P11"><text:span text:style-name="T1"><text:s text:c="12"/>11(a) <text:s/></text:span><text:span text:style-name="T9">i</text:span><text:span text:style-name="T1">ndividuals/Persons</text:span></text:p>
      <text:p text:style-name="P11"><text:span text:style-name="T1"><text:s text:c="3"/>24. <text:s text:c="3"/>11(a)i <text:s text:c="2"/></text:span><text:span text:style-name="T9">i</text:span><text:span text:style-name="T1">temized</text:span></text:p>
      <text:p text:style-name="P11"><text:span text:style-name="T1"><text:s text:c="3"/>25. <text:s text:c="3"/>11(a)ii <text:s text:c="2"/></text:span><text:span text:style-name="T9">u</text:span><text:span text:style-name="T1">nitemized</text:span></text:p>
      <text:p text:style-name="P11"><text:span text:style-name="T1"><text:s text:c="3"/>26. <text:s text:c="3"/>11(a)iii <text:s/></text:span><text:span text:style-name="T9">t</text:span><text:span text:style-name="T1">otal</text:span></text:p>
      <text:p text:style-name="P11"><text:span text:style-name="T1"><text:tab/><text:tab/>24+25 <text:s text:c="2"/>(11(a)i + 11(a)ii)</text:span></text:p>
      <text:p text:style-name="P11"><text:span text:style-name="T1"><text:s text:c="3"/>27. <text:s text:c="3"/>11(b) Political </text:span><text:span text:style-name="T9">p</text:span><text:span text:style-name="T1">arty </text:span><text:span text:style-name="T9">c</text:span><text:span text:style-name="T1">ommittees</text:span></text:p>
      <text:p text:style-name="P11"><text:span text:style-name="T1"><text:s text:c="3"/>28. <text:s text:c="3"/>11(c) Other Political Committees (PACs)</text:span></text:p>
      <text:p text:style-name="P11"><text:span text:style-name="T1"><text:s text:c="3"/>29. <text:s text:c="3"/>11(d) </text:span><text:span text:style-name="T9">t</text:span><text:span text:style-name="T1">otal </text:span><text:span text:style-name="T9">c</text:span><text:span text:style-name="T1">ontributions</text:span></text:p>
      <text:p text:style-name="P11"><text:span text:style-name="T1"><text:tab/><text:tab/>26+27+28 <text:s text:c="2"/>(11(a)iii+11b+11c)</text:span></text:p>
      <text:p text:style-name="P3"/>
      <text:p text:style-name="P11"><text:span text:style-name="T1"><text:s text:c="3"/>30. <text:s text:c="3"/>12. Transfers from Affiliated/Other Party Cmtes</text:span></text:p>
      <text:p text:style-name="P11"><text:span text:style-name="T1"><text:s text:c="3"/>31. <text:s text:c="3"/>13. All </text:span><text:span text:style-name="T9">l</text:span><text:span text:style-name="T1">oans Received</text:span></text:p>
      <text:p text:style-name="P11"><text:soft-page-break/><text:span text:style-name="T1"><text:s text:c="3"/>32. <text:s text:c="3"/>14. </text:span><text:span text:style-name="T9">l</text:span><text:span text:style-name="T1">oan </text:span><text:span text:style-name="T9">r</text:span><text:span text:style-name="T1">epayments </text:span><text:span text:style-name="T9">r</text:span><text:span text:style-name="T1">eceived</text:span></text:p>
      <text:p text:style-name="P11"><text:span text:style-name="T1"><text:s text:c="3"/>33. <text:s text:c="3"/>15. </text:span><text:span text:style-name="T9">o</text:span><text:span text:style-name="T1">ffsets to Operating Expenditures <text:s/>(refunds ...)</text:span></text:p>
      <text:p text:style-name="P11"><text:span text:style-name="T1"><text:s text:c="3"/>34. <text:s text:c="3"/>16. Refunds of Federal </text:span><text:span text:style-name="T9">c</text:span><text:span text:style-name="T1">ontributions</text:span></text:p>
      <text:p text:style-name="P11"><text:span text:style-name="T1"><text:s text:c="3"/>35. <text:s text:c="3"/>17. Other Federal Receipts (dividends)</text:span></text:p>
      <text:p text:style-name="P11"><text:span text:style-name="T1"><text:s text:c="3"/>36. <text:s text:c="3"/>18. </text:span><text:span text:style-name="T9">t</text:span><text:span text:style-name="T1">ransfers from Nonfederal Account</text:span></text:p>
      <text:p text:style-name="P11"><text:span text:style-name="T1"><text:s text:c="3"/>37. <text:s text:c="3"/>19. Total Receipts</text:span></text:p>
      <text:p text:style-name="P11"><text:span text:style-name="T1"><text:tab/><text:tab/>29+30+31+32+33+34+35+36 <text:s text:c="2"/>(11d+12+13+14+15+16+17+18)</text:span></text:p>
      <text:p text:style-name="P11"><text:span text:style-name="T1"><text:s text:c="3"/>38. <text:s text:c="3"/>20. Total Federal Receipts</text:span></text:p>
      <text:p text:style-name="P11"><text:span text:style-name="T1"><text:tab/><text:tab/>37 -36 <text:s text:c="2"/>(19-18)</text:span></text:p>
      <text:p text:style-name="P3"/>
      <text:p text:style-name="P11"><text:span text:style-name="T2">I. DISBURSEMENTS<text:tab/><text:tab/><text:tab/></text:span></text:p>
      <text:p text:style-name="P11"><text:span text:style-name="T1"><text:s text:c="3"/></text:span><text:span text:style-name="T3">21. <text:s/>OPERATING EXPENDITURES:</text:span><text:span text:style-name="T1"><text:tab/><text:tab/></text:span></text:p>
      <text:p text:style-name="P11"><text:span text:style-name="T1"><text:s text:c="12"/>21(a) <text:s/></text:span><text:span text:style-name="T9">s</text:span><text:span text:style-name="T1">hared </text:span><text:span text:style-name="T9">f</text:span><text:span text:style-name="T1">ederal/</text:span><text:span text:style-name="T9">n</text:span><text:span text:style-name="T1">on-Federal Activity<text:tab/><text:tab/></text:span></text:p>
      <text:p text:style-name="P11"><text:span text:style-name="T1"><text:s text:c="3"/>39. <text:s text:c="3"/>21(a)i <text:s/>Federal Share</text:span></text:p>
      <text:p text:style-name="P11"><text:span text:style-name="T1"><text:s text:c="3"/>40. <text:s text:c="3"/>21(a)ii <text:s/></text:span><text:span text:style-name="T9">n</text:span><text:span text:style-name="T1">on-</text:span><text:span text:style-name="T9">f</text:span><text:span text:style-name="T1">ederal </text:span><text:span text:style-name="T9">s</text:span><text:span text:style-name="T1">hare</text:span></text:p>
      <text:p text:style-name="P11"><text:span text:style-name="T1"><text:s text:c="3"/>41. <text:s text:c="3"/>21(b) <text:s/></text:span><text:span text:style-name="T9">o</text:span><text:span text:style-name="T1">ther Federal </text:span><text:span text:style-name="T9">o</text:span><text:span text:style-name="T1">perating </text:span><text:span text:style-name="T9">e</text:span><text:span text:style-name="T1">xpenditures</text:span></text:p>
      <text:p text:style-name="P11"><text:span text:style-name="T1"><text:s text:c="3"/>42. <text:s text:c="3"/>21(c) <text:s/></text:span><text:span text:style-name="T9">t</text:span><text:span text:style-name="T1">otal </text:span><text:span text:style-name="T9">o</text:span><text:span text:style-name="T1">perating </text:span><text:span text:style-name="T9">e</text:span><text:span text:style-name="T1">xpenditures</text:span></text:p>
      <text:p text:style-name="P11"><text:span text:style-name="T1"><text:tab/><text:tab/>39+40+41 <text:s text:c="2"/>(21(a)i+21(a)ii+21(b))</text:span></text:p>
      <text:p text:style-name="P11"><text:span text:style-name="T1"><text:s text:c="3"/>43. <text:s text:c="3"/>22. Transfers to Affiliated/Other Party Cmtes</text:span></text:p>
      <text:p text:style-name="P11"><text:span text:style-name="T1"><text:s text:c="3"/>44. <text:s text:c="3"/>23. Contributions to Federal Candidates/Cmtes</text:span></text:p>
      <text:p text:style-name="P11"><text:span text:style-name="T1"><text:s text:c="3"/>45. <text:s text:c="3"/>24. Independent </text:span><text:span text:style-name="T9">e</text:span><text:span text:style-name="T1">xpenditures</text:span></text:p>
      <text:p text:style-name="P11"><text:span text:style-name="T1"><text:s text:c="3"/>46. <text:s text:c="3"/>25. Coordinated Expenditures made by </text:span><text:span text:style-name="T9">p</text:span><text:span text:style-name="T1">arty Cmtes</text:span></text:p>
      <text:p text:style-name="P11"><text:span text:style-name="T1"><text:s text:c="3"/>47. <text:s text:c="3"/>26. Loan </text:span><text:span text:style-name="T9">r</text:span><text:span text:style-name="T1">epayments</text:span></text:p>
      <text:p text:style-name="P11"><text:span text:style-name="T1"><text:s text:c="3"/>48. <text:s text:c="3"/>27. Loans Made</text:span></text:p>
      <text:p text:style-name="P11"><text:span text:style-name="T1"><text:s text:c="3"/></text:span></text:p>
      <text:p text:style-name="P11"><text:span text:style-name="T1"><text:s text:c="3"/></text:span><text:span text:style-name="T3">28. REFUNDS OF </text:span><text:span text:style-name="T8">cONTRIBUTIONS</text:span><text:span text:style-name="T3"> TO:</text:span></text:p>
      <text:p text:style-name="P11"><text:span text:style-name="T1"><text:s text:c="3"/>49. <text:s text:c="3"/>28(a) <text:s/>Individuals/Persons</text:span></text:p>
      <text:p text:style-name="P11"><text:span text:style-name="T1"><text:s text:c="3"/>50. <text:s text:c="3"/>28(b) <text:s/>Political Party Committees</text:span></text:p>
      <text:p text:style-name="P11"><text:span text:style-name="T1"><text:s text:c="3"/>51. <text:s text:c="3"/>28(c) <text:s/>Other Political Committees</text:span></text:p>
      <text:p text:style-name="P11"><text:span text:style-name="T1"><text:s text:c="3"/>52. <text:s text:c="3"/>28(d) <text:s/>Total </text:span><text:span text:style-name="T9">c</text:span><text:span text:style-name="T1">ontributions </text:span><text:span text:style-name="T9">r</text:span><text:span text:style-name="T1">efunds</text:span></text:p>
      <text:p text:style-name="P11"><text:span text:style-name="T1"><text:tab/><text:tab/>49+50+51 <text:s text:c="2"/>(28(a)+28(b)+28(c))</text:span></text:p>
      <text:p text:style-name="P11"><text:span text:style-name="T1"><text:s text:c="3"/>53. <text:s text:c="3"/>29. <text:s/>Other </text:span><text:span text:style-name="T9">d</text:span><text:span text:style-name="T1">isbursements</text:span></text:p>
      <text:p text:style-name="P11"><text:span text:style-name="T1"><text:s text:c="3"/>54. <text:s text:c="3"/>30. <text:s/>Total </text:span><text:span text:style-name="T9">d</text:span><text:span text:style-name="T1">isbursements</text:span></text:p>
      <text:p text:style-name="P11"><text:span text:style-name="T1"><text:tab/><text:tab/> <text:s text:c="2"/>42+43+44+45+46+47+48+52+53</text:span></text:p>
      <text:p text:style-name="P11"><text:span text:style-name="T1"><text:s/><text:tab/><text:tab/> (21c+22+23+24+25+26+27+28d+29)</text:span></text:p>
      <text:p text:style-name="P11"><text:span text:style-name="T1"><text:s text:c="3"/>55. <text:s text:c="3"/>31. Total Federal Disbursements</text:span></text:p>
      <text:p text:style-name="P11"><text:span text:style-name="T1"><text:tab/><text:tab/>54 -40 <text:s text:c="2"/>(30-21(a)ii)</text:span></text:p>
      <text:p text:style-name="P3"/>
      <text:p text:style-name="P11"><text:span text:style-name="T6">NET CONTRIBUTIONS/OPERATING EXPENDITURES</text:span><text:span text:style-name="T1"><text:tab/><text:tab/><text:tab/></text:span></text:p>
      <text:p text:style-name="P11"><text:span text:style-name="T1"><text:s text:c="2"/></text:span></text:p>
      <text:p text:style-name="P11"><text:span text:style-name="T1"><text:s text:c="3"/>56. <text:s text:c="2"/>32. <text:s/>Total </text:span><text:span text:style-name="T9">c</text:span><text:span text:style-name="T1">ontributions</text:span></text:p>
      <text:p text:style-name="P11"><text:span text:style-name="T1"><text:tab/><text:tab/>29 <text:s/>(11d)</text:span></text:p>
      <text:p text:style-name="P11"><text:span text:style-name="T1"><text:s text:c="3"/>57. <text:s text:c="2"/>33. <text:s/>Total Contribution Refunds</text:span></text:p>
      <text:p text:style-name="P11"><text:span text:style-name="T1"><text:tab/><text:tab/>52 <text:s/>(28d)</text:span></text:p>
      <text:p text:style-name="P11"><text:span text:style-name="T1"><text:s text:c="3"/>58. <text:s text:c="2"/>34. <text:s/>Net Contributions</text:span></text:p>
      <text:p text:style-name="P11"><text:span text:style-name="T1"><text:tab/><text:tab/>56 - 57 <text:s text:c="2"/>(11d-28d)</text:span></text:p>
      <text:p text:style-name="P11"><text:span text:style-name="T1"><text:s text:c="3"/>59. <text:s text:c="2"/>35. <text:s/>Total Federal Operating Expenditures</text:span></text:p>
      <text:p text:style-name="P11"><text:span text:style-name="T1"><text:tab/><text:tab/>39+41 <text:s text:c="2"/>(21(a.ii)+21(b))</text:span></text:p>
      <text:p text:style-name="P11"><text:span text:style-name="T1"><text:s text:c="3"/>60. <text:s text:c="2"/>36. <text:s/>Offsets to </text:span><text:span text:style-name="T9">o</text:span><text:span text:style-name="T1">perating Expenditures</text:span></text:p>
      <text:p text:style-name="P11"><text:span text:style-name="T1"><text:tab/><text:tab/>33 <text:s text:c="2"/>(15)</text:span></text:p>
      <text:p text:style-name="P11"><text:span text:style-name="T1"><text:s text:c="3"/>61. <text:s text:c="2"/>37. <text:s/>Net </text:span><text:span text:style-name="T9">o</text:span><text:span text:style-name="T1">perating Expenditures</text:span></text:p>
      <text:p text:style-name="P11"><text:span text:style-name="T1"><text:tab/><text:tab/>36+37 <text:s text:c="2"/>((21(a)i)+21(b) -15)</text:span></text:p>
      <text:p text:style-name="P3"/>
      <text:p text:style-name="P11"><text:span text:style-name="T1"><text:tab/><text:tab/></text:span></text:p>
      <text:p text:style-name="P10"><text:span text:style-name="T7">COLUMN B CALENDAR YEAR-TO-DATE</text:span></text:p>
      <text:p text:style-name="P3"><text:soft-page-break/></text:p>
      <text:p text:style-name="P11"><text:span text:style-name="T1"><text:s text:c="3"/></text:span><text:span text:style-name="T3">6. NET CONTRIBUTIONS (other than loans):</text:span></text:p>
      <text:p text:style-name="P11"><text:span text:style-name="T1"><text:s text:c="3"/>62. <text:s text:c="3"/>6(a) </text:span><text:span text:style-name="T9">c</text:span><text:span text:style-name="T1">ash on </text:span><text:span text:style-name="T9">h</text:span><text:span text:style-name="T1">and Jan 1, 19<text:tab/><text:tab/><text:tab/></text:span></text:p>
      <text:p text:style-name="P11"><text:span text:style-name="T1"><text:s text:c="3"/>63. <text:s text:c="12"/>Year for </text:span><text:span text:style-name="T9">a</text:span><text:span text:style-name="T1">bove<text:tab/><text:tab/><text:tab/>(NUM-4 ) <text:s/>(eg. 1998, 2002)</text:span></text:p>
      <text:p text:style-name="P11"><text:span text:style-name="T1"><text:s text:c="3"/>64. <text:s text:c="3"/>6(c) </text:span><text:span text:style-name="T9">t</text:span><text:span text:style-name="T1">otal </text:span><text:span text:style-name="T9">r</text:span><text:span text:style-name="T1">eceipts<text:tab/><text:tab/><text:tab/><text:tab/></text:span></text:p>
      <text:p text:style-name="P11"><text:span text:style-name="T1"><text:tab/> <text:s text:c="6"/>81. (line 19)</text:span></text:p>
      <text:p text:style-name="P11"><text:span text:style-name="T1"><text:s text:c="3"/>65. <text:s text:c="3"/>6(d) </text:span><text:span text:style-name="T9">s</text:span><text:span text:style-name="T1">ubtotal<text:tab/><text:tab/><text:tab/><text:tab/><text:tab/></text:span></text:p>
      <text:p text:style-name="P11"><text:span text:style-name="T1"><text:tab/><text:tab/>62+64 (6a+6c)</text:span></text:p>
      <text:p text:style-name="P11"><text:span text:style-name="T1"><text:s text:c="3"/></text:span></text:p>
      <text:p text:style-name="P11"><text:span text:style-name="T1"><text:s text:c="3"/>66. <text:s text:c="3"/>7. Total disbursements</text:span></text:p>
      <text:p text:style-name="P11"><text:span text:style-name="T1"><text:tab/><text:tab/>98 (line 30)</text:span></text:p>
      <text:p text:style-name="P11"><text:span text:style-name="T1"><text:s text:c="3"/>67. <text:s text:c="3"/>8. <text:s/>Cash on Hand Close</text:span></text:p>
      <text:p text:style-name="P11"><text:span text:style-name="T1"><text:tab/><text:tab/>65 -66 <text:s text:c="2"/>(6d -7)</text:span></text:p>
      <text:p text:style-name="P11"><text:span text:style-name="T1"><text:s text:c="2"/></text:span></text:p>
      <text:p text:style-name="P11"><text:span text:style-name="T1"><text:s text:c="3"/></text:span><text:span text:style-name="T3">11. </text:span><text:span text:style-name="T8">cONTRIBUTIONS</text:span><text:span text:style-name="T3"> (other that loans) FROM</text:span><text:span text:style-name="T1">:</text:span></text:p>
      <text:p text:style-name="P11"><text:span text:style-name="T1"><text:s text:c="11"/>11(a) <text:s/></text:span><text:span text:style-name="T9">i</text:span><text:span text:style-name="T1">ndividuals/Persons</text:span></text:p>
      <text:p text:style-name="P11"><text:span text:style-name="T1"><text:s text:c="3"/>68. <text:s text:c="2"/>11(a)i </text:span><text:span text:style-name="T9">i</text:span><text:span text:style-name="T1">temized</text:span></text:p>
      <text:p text:style-name="P11"><text:span text:style-name="T1"><text:s text:c="3"/>69. <text:s text:c="2"/>11(a)ii </text:span><text:span text:style-name="T9">u</text:span><text:span text:style-name="T1">nitemized<text:tab/></text:span></text:p>
      <text:p text:style-name="P11"><text:span text:style-name="T1"><text:s text:c="3"/>70. <text:s text:c="2"/>11(a)iii Total</text:span></text:p>
      <text:p text:style-name="P11"><text:span text:style-name="T1"><text:tab/><text:tab/>68+69 <text:s text:c="2"/>(11(a)i + 11(a)ii)</text:span></text:p>
      <text:p text:style-name="P11"><text:span text:style-name="T1"><text:s text:c="3"/>71. <text:s text:c="2"/>11(b) Political Party committees</text:span></text:p>
      <text:p text:style-name="P11"><text:span text:style-name="T1"><text:s text:c="3"/>72. <text:s text:c="2"/>11(c) Other Political Committees <text:s/>(PACs)</text:span></text:p>
      <text:p text:style-name="P11"><text:span text:style-name="T1"><text:s text:c="3"/>73. <text:s text:c="2"/>11(d) Total </text:span><text:span text:style-name="T9">c</text:span><text:span text:style-name="T1">ontributions</text:span></text:p>
      <text:p text:style-name="P11"><text:span text:style-name="T1"><text:tab/><text:tab/>70+71+72 <text:s text:c="2"/>(11(a)iii+11b+11c)</text:span></text:p>
      <text:p text:style-name="P11"><text:span text:style-name="T1"><text:s text:c="3"/></text:span></text:p>
      <text:p text:style-name="P11"><text:span text:style-name="T1"><text:s text:c="3"/>74. <text:s text:c="2"/>12. Transfers from Affiliated/Other Party Cmtes</text:span></text:p>
      <text:p text:style-name="P11"><text:span text:style-name="T1"><text:s text:c="3"/>75. <text:s text:c="2"/>13. All </text:span><text:span text:style-name="T9">l</text:span><text:span text:style-name="T1">oans Received</text:span></text:p>
      <text:p text:style-name="P11"><text:span text:style-name="T1"><text:s text:c="3"/>76. <text:s text:c="2"/>14. </text:span><text:span text:style-name="T9">l</text:span><text:span text:style-name="T1">oan </text:span><text:span text:style-name="T9">r</text:span><text:span text:style-name="T1">epayments </text:span><text:span text:style-name="T9">r</text:span><text:span text:style-name="T1">eceived</text:span></text:p>
      <text:p text:style-name="P11"><text:span text:style-name="T1"><text:s text:c="3"/>77. <text:s text:c="2"/>15. </text:span><text:span text:style-name="T9">o</text:span><text:span text:style-name="T1">ffsets to Operating Expenditures (refunds)</text:span></text:p>
      <text:p text:style-name="P11"><text:span text:style-name="T1"><text:s text:c="3"/>78. <text:s text:c="2"/>16. Refunds of Federal </text:span><text:span text:style-name="T9">c</text:span><text:span text:style-name="T1">ontributions<text:tab/></text:span></text:p>
      <text:p text:style-name="P11"><text:span text:style-name="T1"><text:s text:c="3"/>79. <text:s text:c="2"/>17. Other Federal Receipts (dividends)</text:span></text:p>
      <text:p text:style-name="P11"><text:span text:style-name="T1"><text:s text:c="3"/>80. <text:s text:c="2"/>18. </text:span><text:span text:style-name="T9">t</text:span><text:span text:style-name="T1">ransfers from Nonfederal Account</text:span></text:p>
      <text:p text:style-name="P11"><text:span text:style-name="T1"><text:s text:c="3"/>81. <text:s text:c="2"/>19. Total </text:span><text:span text:style-name="T9">r</text:span><text:span text:style-name="T1">eceipts</text:span></text:p>
      <text:p text:style-name="P11"><text:span text:style-name="T1"><text:tab/><text:tab/> <text:s text:c="2"/>73+74+75+76+77+78+79+80</text:span></text:p>
      <text:p text:style-name="P11"><text:span text:style-name="T1"><text:s/><text:tab/><text:tab/>(11d+12+13+14+15+16+17+18)</text:span></text:p>
      <text:p text:style-name="P11"><text:span text:style-name="T1"><text:s text:c="3"/>82. <text:s text:c="2"/>20 Total </text:span><text:span text:style-name="T9">f</text:span><text:span text:style-name="T1">ederal </text:span><text:span text:style-name="T9">r</text:span><text:span text:style-name="T1">eceipts</text:span></text:p>
      <text:p text:style-name="P11"><text:span text:style-name="T1"><text:tab/><text:tab/>81 -80 <text:s/>(19-18)</text:span></text:p>
      <text:p text:style-name="P3"/>
      <text:p text:style-name="P11"><text:span text:style-name="T2">I. DISBURSEMENTS<text:tab/></text:span><text:span text:style-name="T1"><text:tab/><text:tab/></text:span></text:p>
      <text:p text:style-name="P11"><text:span text:style-name="T1"><text:s text:c="2"/></text:span><text:span text:style-name="T3"><text:s/>21. OPERATING EXPENDITURES:</text:span></text:p>
      <text:p text:style-name="P11"><text:span text:style-name="T1"><text:s text:c="11"/>21(a) <text:s/></text:span><text:span text:style-name="T9">s</text:span><text:span text:style-name="T1">hared </text:span><text:span text:style-name="T9">f</text:span><text:span text:style-name="T1">ederal/</text:span><text:span text:style-name="T9">n</text:span><text:span text:style-name="T1">on-Federal Activity<text:tab/><text:tab/></text:span></text:p>
      <text:p text:style-name="P11"><text:span text:style-name="T1"><text:s text:c="3"/>83. <text:s text:c="2"/>21(a)i Federal Share</text:span></text:p>
      <text:p text:style-name="P11"><text:span text:style-name="T1"><text:s text:c="3"/>84. <text:s text:c="2"/>21(a)ii </text:span><text:span text:style-name="T9">n</text:span><text:span text:style-name="T1">on-</text:span><text:span text:style-name="T9">f</text:span><text:span text:style-name="T1">ederal </text:span><text:span text:style-name="T9">s</text:span><text:span text:style-name="T1">hare</text:span></text:p>
      <text:p text:style-name="P11"><text:span text:style-name="T1"><text:s text:c="3"/>85. <text:s text:c="2"/>21(b) </text:span><text:span text:style-name="T9">o</text:span><text:span text:style-name="T1">ther Federal </text:span><text:span text:style-name="T9">o</text:span><text:span text:style-name="T1">perating </text:span><text:span text:style-name="T9">e</text:span><text:span text:style-name="T1">xpenditures</text:span></text:p>
      <text:p text:style-name="P11"><text:span text:style-name="T1"><text:s text:c="3"/>86. <text:s text:c="2"/>21(c) Total operating Expenditures</text:span></text:p>
      <text:p text:style-name="P11"><text:span text:style-name="T1"><text:tab/><text:tab/>83+84+85 <text:s text:c="2"/>(21(a)i+21(a)ii+21(b))</text:span></text:p>
      <text:p text:style-name="P11"><text:span text:style-name="T1"><text:s text:c="3"/></text:span></text:p>
      <text:p text:style-name="P11"><text:span text:style-name="T1"><text:s text:c="3"/>87. <text:s text:c="2"/>22. Transfers to Affiliated/Other Party Cmtes</text:span></text:p>
      <text:p text:style-name="P11"><text:span text:style-name="T1"><text:s text:c="3"/>88. <text:s text:c="2"/>23. Contributions to Federal Candidates/Cmtes</text:span></text:p>
      <text:p text:style-name="P11"><text:span text:style-name="T1"><text:s text:c="3"/>89. <text:s text:c="2"/>24. Independent Expenditures</text:span></text:p>
      <text:p text:style-name="P11"><text:span text:style-name="T1"><text:s text:c="3"/>90. <text:s text:c="2"/>25. Coordinated Expenditures made by </text:span><text:span text:style-name="T9">p</text:span><text:span text:style-name="T1">arty Cmtes</text:span></text:p>
      <text:p text:style-name="P11"><text:span text:style-name="T1"><text:s text:c="3"/>91. <text:s text:c="2"/>26. Loan </text:span><text:span text:style-name="T9">r</text:span><text:span text:style-name="T1">epayments Made</text:span></text:p>
      <text:p text:style-name="P11"><text:span text:style-name="T1"><text:s text:c="3"/>92. <text:s text:c="2"/>27. Loans Made</text:span></text:p>
      <text:p text:style-name="P11"><text:span text:style-name="T1"><text:s text:c="3"/></text:span><text:span text:style-name="T3">28. </text:span><text:span text:style-name="T8">rEFUNDS</text:span><text:span text:style-name="T3"> OF </text:span><text:span text:style-name="T8">cONTRIBUTIONS</text:span><text:span text:style-name="T3">:</text:span></text:p>
      <text:p text:style-name="P11"><text:span text:style-name="T1"><text:s text:c="3"/>93. <text:s text:c="2"/>28(a) <text:s/></text:span><text:span text:style-name="T9">i</text:span><text:span text:style-name="T1">ndividuals/Persons</text:span></text:p>
      <text:p text:style-name="P11"><text:soft-page-break/><text:span text:style-name="T1"><text:s text:c="3"/>94. <text:s text:c="2"/>28(b) Political Party Committees</text:span></text:p>
      <text:p text:style-name="P11"><text:span text:style-name="T1"><text:s text:c="3"/>95. <text:s text:c="2"/>28(c) Other Political <text:s/>Committees</text:span></text:p>
      <text:p text:style-name="P11"><text:span text:style-name="T1"><text:s text:c="3"/>96. <text:s text:c="2"/>28(d) Total contributions </text:span><text:span text:style-name="T9">r</text:span><text:span text:style-name="T1">efunds</text:span></text:p>
      <text:p text:style-name="P11"><text:span text:style-name="T1"><text:tab/><text:tab/>93+94+95 <text:s text:c="2"/>(28(a)+28(b)+28(c))</text:span></text:p>
      <text:p text:style-name="P11"><text:span text:style-name="T1"><text:s text:c="3"/></text:span></text:p>
      <text:p text:style-name="P11"><text:span text:style-name="T1"><text:s text:c="3"/>97. <text:s text:c="2"/>29. Other Disbursements</text:span></text:p>
      <text:p text:style-name="P11"><text:span text:style-name="T1"><text:s text:c="3"/>98. <text:s text:c="2"/>30. Total Disbursements</text:span></text:p>
      <text:p text:style-name="P11"><text:span text:style-name="T1"><text:tab/><text:tab/> <text:s text:c="2"/>86+87+88+89+90+91+92+96+97</text:span></text:p>
      <text:p text:style-name="P11"><text:span text:style-name="T1"><text:s text:c="2"/><text:tab/><text:tab/> (21c+22+23+24+25+26+27+28d+29)</text:span></text:p>
      <text:p text:style-name="P11"><text:span text:style-name="T1"><text:s text:c="3"/>99. <text:s text:c="2"/>31. Total Federal Disbursements</text:span></text:p>
      <text:p text:style-name="P11"><text:span text:style-name="T1"><text:tab/><text:tab/>98 - 84 <text:s text:c="2"/>(30 - 21(a)ii)</text:span></text:p>
      <text:p text:style-name="P3"/>
      <text:p text:style-name="P11"><text:span text:style-name="T6">NET CONTRIBUTIONS/OPERATING EXPENDITURES<text:tab/><text:tab/><text:tab/></text:span></text:p>
      <text:p text:style-name="P9"/>
      <text:p text:style-name="P11"><text:span text:style-name="T1"><text:s text:c="2"/>100. <text:s text:c="2"/>32. <text:s/>Total Contributions</text:span></text:p>
      <text:p text:style-name="P11"><text:span text:style-name="T1"><text:tab/><text:tab/>73 <text:s text:c="2"/>(11d)</text:span></text:p>
      <text:p text:style-name="P11"><text:span text:style-name="T1"><text:s text:c="2"/>101. <text:s text:c="2"/>33. <text:s/>Total Contribution Refunds</text:span></text:p>
      <text:p text:style-name="P11"><text:span text:style-name="T1"><text:tab/><text:tab/>96 <text:s text:c="2"/>(28d)</text:span></text:p>
      <text:p text:style-name="P11"><text:span text:style-name="T1"><text:s text:c="2"/>102. <text:s text:c="2"/>34. <text:s/>Net contributions</text:span></text:p>
      <text:p text:style-name="P11"><text:span text:style-name="T1"><text:tab/><text:tab/>73 -96 <text:s text:c="2"/>(11d -28d)</text:span></text:p>
      <text:p text:style-name="P11"><text:span text:style-name="T1"><text:s text:c="2"/>103. <text:s text:c="2"/>35. <text:s/>Total Federal Operating Expenditures</text:span></text:p>
      <text:p text:style-name="P11"><text:span text:style-name="T1"><text:tab/><text:tab/>83+85 <text:s text:c="2"/>((21(a)i+21(b))</text:span></text:p>
      <text:p text:style-name="P11"><text:span text:style-name="T1"><text:s text:c="2"/>104. <text:s text:c="2"/>36. <text:s/>Offsets to Operating Expenditures</text:span></text:p>
      <text:p text:style-name="P11"><text:span text:style-name="T1"><text:tab/><text:tab/>77 <text:s text:c="2"/>(15)</text:span></text:p>
      <text:p text:style-name="P11"><text:span text:style-name="T1"><text:s text:c="2"/>105. <text:s text:c="2"/>37. <text:s/>Net Operating Expenditures</text:span></text:p>
      <text:p text:style-name="P11"><text:span text:style-name="T1"><text:tab/><text:tab/>103 -104 <text:s text:c="2"/>(35 -36)</text:span></text:p>
      <text:p text:style-name="P11"><text:span text:style-name="T1"><text:s text:c="2"/>106. <text:s text:c="2"/>IND/NAME <text:s text:c="3"/>(Treasurer)<text:tab/><text:tab/><text:tab/>(A/N-38) <text:tab/>“as signed”</text:span></text:p>
      <text:p text:style-name="P11"><text:span text:style-name="T1"><text:s text:c="2"/>107 . <text:s/>DATE <text:s text:c="2"/>(Signed)<text:tab/><text:tab/><text:tab/><text:tab/>(NUM-8) <text:tab/>REQUIRED</text:span></text:p>
      <text:p text:style-name="P4"/>
      <text:p text:style-name="P11"><text:span text:style-name="T1">RULES:</text:span></text:p>
      <text:p text:style-name="P11"><text:span text:style-name="T1"><text:tab/>If field 11 (report code) begins with "12" or "30" fields 12, 13 &amp; 14 are REQUIRED.</text:span></text:p>
      <text:p text:style-name="P3"/>
      <text:p text:style-name="P11"><text:span text:style-name="T1"><text:tab/>COLUMN A CHECKS:</text:span></text:p>
      <text:p text:style-name="P3"/>
      <text:p text:style-name="P11"><text:span text:style-name="T1"><text:tab/>FIELD 18 . (6(c))<text:tab/><text:tab/>= FIELD 37 <text:s/>(line 19)</text:span></text:p>
      <text:p text:style-name="P11"><text:span text:style-name="T1"><text:tab/>FIELD 19 . (6(d))<text:tab/>= FIELDS 17+18 <text:s text:c="2"/>(6b+6c)</text:span></text:p>
      <text:p text:style-name="P11"><text:span text:style-name="T1"><text:tab/>FIELD 20 . (7)<text:tab/><text:tab/>= FIELD 54 <text:s text:c="3"/>(line 30)</text:span></text:p>
      <text:p text:style-name="P11"><text:span text:style-name="T1"><text:tab/>FIELD 21 . (8)<text:tab/><text:tab/>= FIELD 19 - 20 <text:s text:c="2"/>(6d -7)</text:span></text:p>
      <text:p text:style-name="P11"><text:span text:style-name="T1"><text:tab/>FIELD 22 . (9)<text:tab/><text:tab/>= TOTALS ON SCH C AND/OR D</text:span></text:p>
      <text:p text:style-name="P11"><text:span text:style-name="T1"><text:tab/>FIELD 23 . (10)<text:tab/><text:tab/>= TOTALS ON SCH C AND/OR D</text:span></text:p>
      <text:p text:style-name="P11"><text:span text:style-name="T1"><text:tab/>FIELD 24 . (11(a)i) <text:s text:c="2"/>SCHEDULE A</text:span></text:p>
      <text:p text:style-name="P11"><text:span text:style-name="T1"><text:tab/>FIELD 26 . (11(a)iii)<text:tab/>= FIELD 24+25 <text:s text:c="3"/>(11(a)i+11(a)ii)</text:span></text:p>
      <text:p text:style-name="P11"><text:span text:style-name="T1"><text:tab/>FIELD 29 . (11(d))<text:tab/>= FIELDS <text:s text:c="2"/>26+27+28 <text:s text:c="2"/>(11(a)iii+11b+11c)</text:span></text:p>
      <text:p text:style-name="P11"><text:span text:style-name="T1"><text:tab/>FIELD 36 . (17)<text:tab/> <text:s text:c="2"/>SCHEDULE H3</text:span></text:p>
      <text:p text:style-name="P11"><text:span text:style-name="T1"><text:tab/>FIELD 37 . (19)<text:tab/><text:tab/>= FIELDS <text:s text:c="2"/>29+30+31+32+33+34+35+36<text:tab/><text:tab/><text:tab/><text:tab/><text:tab/><text:tab/><text:tab/><text:tab/>(11d+12+13+14+15+16+17+18)</text:span></text:p>
      <text:p text:style-name="P11"><text:span text:style-name="T1"><text:tab/>FIELD 38 . (20)<text:tab/><text:tab/>= FIELDS 37 <text:s/>- 36 <text:s text:c="3"/>(19 - 18 )</text:span></text:p>
      <text:p text:style-name="P11"><text:span text:style-name="T1"><text:tab/>FIELD 44 . (21(c))<text:tab/>= FIELDS 39+40+41 <text:s text:c="5"/>(21(a)i+21(a)ii+21(b)</text:span></text:p>
      <text:p text:style-name="P11"><text:span text:style-name="T1"><text:tab/>FIELD 46 . (25)<text:tab/> <text:s text:c="2"/>SCHEDULE F</text:span></text:p>
      <text:p text:style-name="P11"><text:span text:style-name="T1"><text:tab/>FIELD 52 . (28(d))<text:tab/>= FIELDS 49+50+51 <text:s text:c="4"/>(28(a)+28(b)+28(c))</text:span></text:p>
      <text:p text:style-name="P11"><text:span text:style-name="T1"><text:tab/>FIELD 54 . (30)<text:tab/><text:tab/>= FIELDS <text:s text:c="2"/>42+43+44+45+46+47+48+52+53 <text:s text:c="2"/></text:span></text:p>
      <text:p text:style-name="P11"><text:span text:style-name="T1"><text:tab/><text:tab/><text:tab/><text:tab/><text:tab/>(21c+22+23+24+25+26+27+28d+29)</text:span></text:p>
      <text:p text:style-name="P11"><text:span text:style-name="T1"><text:tab/>FIELD 55 . (31)<text:tab/><text:tab/>= FIELDS 54 <text:s/>- 40 <text:s text:c="3"/>(30 - 21(a)ii)</text:span></text:p>
      <text:p text:style-name="P11"><text:span text:style-name="T1"><text:tab/>FIELD 56 . (32)<text:tab/><text:tab/>= FIELDS 29 <text:s text:c="3"/>(11d)</text:span></text:p>
      <text:p text:style-name="P11"><text:span text:style-name="T1"><text:tab/>FIELD 57 . (33)<text:tab/><text:tab/>= FIELD 52 <text:s text:c="2"/>(28d)</text:span></text:p>
      <text:p text:style-name="P11"><text:soft-page-break/><text:span text:style-name="T1"><text:tab/>FIELD 58 . (34)<text:tab/><text:tab/>= FIELD 56 <text:s/>- 57 <text:s text:c="3"/>(11d - 28d)</text:span></text:p>
      <text:p text:style-name="P11"><text:span text:style-name="T1"><text:tab/>FIELD 59 . (35)<text:tab/><text:tab/>= FIELD 39+41 <text:s text:c="2"/>(21(a.i)+21(b))</text:span></text:p>
      <text:p text:style-name="P11"><text:span text:style-name="T1"><text:tab/>FIELD 60 . (36)<text:tab/><text:tab/>= FIELD 33 <text:s text:c="3"/>(15)</text:span></text:p>
      <text:p text:style-name="P11"><text:span text:style-name="T1"><text:tab/>FIELD 61 . (37)<text:tab/><text:tab/>= FIELD 59 - 60 <text:s text:c="2"/>(35 - 36) or ((21(a)i +21(b)) - 15)</text:span></text:p>
      <text:p text:style-name="P3"/>
      <text:p text:style-name="P11"><text:span text:style-name="T1"><text:tab/>COLUMN B CHECKS:</text:span></text:p>
      <text:p text:style-name="P3"/>
      <text:p text:style-name="P11"><text:span text:style-name="T1"><text:tab/>FIELD 64 . (6(c))<text:tab/><text:tab/>= FIELD 18 <text:s text:c="3"/>(line 19)</text:span></text:p>
      <text:p text:style-name="P11"><text:span text:style-name="T1"><text:tab/>FIELD 65 . (6(d))<text:tab/>= FIELD 62+64 <text:s text:c="3"/>(6a+6c)</text:span></text:p>
      <text:p text:style-name="P11"><text:span text:style-name="T1"><text:tab/>FIELD 66 . (7)<text:tab/><text:tab/>= FIELD 98 <text:s text:c="3"/>(line 30)</text:span></text:p>
      <text:p text:style-name="P11"><text:span text:style-name="T1"><text:tab/>FIELD 67 . (8)<text:tab/><text:tab/>= FIELD 65 - 66 <text:s text:c="4"/>(6d - 7) 68 </text:span></text:p>
      <text:p text:style-name="P11"><text:span text:style-name="T1"><text:tab/>FIELD 70 . (11(a)iii)<text:tab/>= FIELD 68+69 <text:s text:c="4"/>(11(a)i + 11(a)ii)</text:span></text:p>
      <text:p text:style-name="P11"><text:span text:style-name="T1"><text:tab/>FIELD 73 . (11(d))<text:tab/>= FIELD 70+71+72 <text:s text:c="3"/>(11(a)ii.+11b+11c)</text:span></text:p>
      <text:p text:style-name="P11"><text:span text:style-name="T1"><text:tab/>FIELD 81 . (19)<text:tab/><text:tab/>= FIELD <text:s/>73+74+75+76+77+78+79+80 </text:span></text:p>
      <text:p text:style-name="P11"><text:span text:style-name="T1"><text:tab/><text:tab/><text:tab/><text:tab/><text:tab/>(11d+12+13+14+15+16+17+18)</text:span></text:p>
      <text:p text:style-name="P11"><text:span text:style-name="T1"><text:tab/>FIELD 82 . (20)<text:tab/><text:tab/>= FIELD 80 - 80 <text:s text:c="4"/>(19 -18)</text:span></text:p>
      <text:p text:style-name="P11"><text:span text:style-name="T1"><text:tab/>83 </text:span></text:p>
      <text:p text:style-name="P11"><text:span text:style-name="T1"><text:tab/>84 </text:span></text:p>
      <text:p text:style-name="P11"><text:span text:style-name="T1"><text:tab/>FIELD 86 <text:s/>. (21(c))<text:tab/>= FIELD 83+84+85 <text:s text:c="4"/>(21(a)i +21(a)ii +21(b))</text:span></text:p>
      <text:p text:style-name="P11"><text:span text:style-name="T1"><text:tab/>90 </text:span></text:p>
      <text:p text:style-name="P11"><text:span text:style-name="T1"><text:tab/>FIELD 96 . (28(d))<text:tab/>= FIELD 93+94+95 <text:s text:c="3"/>(28(a)+28(b)+28(c))</text:span></text:p>
      <text:p text:style-name="P11"><text:span text:style-name="T1"><text:tab/>FIELD 98 . (30)<text:tab/><text:tab/>= FIELD <text:s/>86+87+88+89+90+91+92+96+97 <text:s text:c="2"/></text:span></text:p>
      <text:p text:style-name="P11"><text:span text:style-name="T1"><text:tab/><text:tab/><text:tab/><text:tab/><text:tab/>(21c+22+23+24+25+26+27+28d+29)</text:span></text:p>
      <text:p text:style-name="P11"><text:span text:style-name="T1"><text:tab/>FIELD 99 . (31)<text:tab/><text:tab/>= FIELD 98 <text:s/>- 84 <text:s text:c="3"/>(30 - 21(a)ii)</text:span></text:p>
      <text:p text:style-name="P11"><text:span text:style-name="T1"><text:tab/>FIELD 100 . (32)<text:tab/><text:tab/>= FIELD 73 <text:s text:c="3"/>(11d)</text:span></text:p>
      <text:p text:style-name="P11"><text:span text:style-name="T1"><text:tab/>FIELD 101 . (33)<text:tab/><text:tab/>= FIELD 96 <text:s text:c="3"/>(28d)</text:span></text:p>
      <text:p text:style-name="P11"><text:span text:style-name="T1"><text:tab/>FIELD 102 . (34)<text:tab/><text:tab/>= FIELD 73 <text:s/>- 96 <text:s text:c="3"/>(11d - 28d)</text:span></text:p>
      <text:p text:style-name="P11"><text:span text:style-name="T1"><text:tab/>FIELD 103 . (35)<text:tab/><text:tab/>= FIELD 83+85 <text:s text:c="4"/>(21(a.i)+21(b))</text:span></text:p>
      <text:p text:style-name="P11"><text:span text:style-name="T1"><text:tab/>FIELD 104 . (36)<text:tab/><text:tab/>= FIELD 77 <text:s text:c="3"/>(15)</text:span></text:p>
      <text:p text:style-name="P11"><text:span text:style-name="T1"><text:tab/>FIELD 105 . (37)<text:tab/><text:tab/>= FIELD 103 - 104 <text:s text:c="4"/>(35 - 36)</text:span></text:p>
      <text:p text:style-name="P4"/>
      <text:p text:style-name="P4"/>
      <text:p text:style-name="P11"><text:span text:style-name="T4">END OF FORM 3X</text:span></text:p>
      <text:p text:style-name="P4"/>
      <text:p text:style-name="P19"/>
      <text:p text:style-name="P10"><text:span text:style-name="T4">FORM 3Z - CONSOLIDATION REPORT OR RECEIPTS AND EXPENDITURES</text:span></text:p>
      <text:p text:style-name="P11"><text:span text:style-name="T1">The 3z is a part of the Form 3 and can be treated as a schedule rather than a separate form. <text:s/>A separate record must be created for each committee authorized by the candidate. <text:s/>An additional record must contain totals for each field for all committees within the campaign.</text:span></text:p>
      <text:p text:style-name="P3"/>
      <text:p text:style-name="P11"><text:span text:style-name="T1"><text:s text:c="3"/>1. <text:s/>FORM TYPE<text:tab/><text:tab/><text:tab/><text:tab/>(A/N-4)<text:tab/><text:tab/>REQUIRED <text:s text:c="3"/>value = F3Z, plus T <text:tab/><text:tab/><text:tab/><text:tab/><text:tab/><text:tab/><text:tab/><text:tab/><text:tab/><text:tab/> <text:s text:c="5"/>if it is a “total” record</text:span></text:p>
      <text:p text:style-name="P11"><text:span text:style-name="T1"><text:s text:c="3"/>2. <text:s/>FILER FEC CMTE ID (PCC)<text:tab/><text:tab/><text:tab/>(A/N-9) <text:tab/><text:tab/>REQUIRED</text:span></text:p>
      <text:p text:style-name="P11"><text:span text:style-name="T1"><text:s text:c="3"/>3. <text:s/>COMMITTEE NAME (PCC)<text:tab/><text:tab/><text:tab/>(A/N-90)</text:span></text:p>
      <text:p text:style-name="P11"><text:span text:style-name="T1"><text:s text:c="3"/>4. <text:s/>DATE <text:s/>(Coverage FROM)<text:tab/><text:tab/><text:tab/>(NUM-8)</text:span></text:p>
      <text:p text:style-name="P11"><text:span text:style-name="T1"><text:s text:c="3"/>5. <text:s/>DATE <text:s/>(Coverage TO)<text:tab/><text:tab/><text:tab/>(NUM-8)<text:tab/>REQUIRED</text:span></text:p>
      <text:p text:style-name="P11"><text:span text:style-name="T1"><text:s text:c="3"/>6. <text:s text:c="2"/>FEC COMMITTEE ID NUMBER (Auth)<text:tab/>(A/N-9)<text:tab/><text:tab/>REQUIRED</text:span></text:p>
      <text:p text:style-name="P11"><text:span text:style-name="T1"><text:s text:c="3"/>7. <text:s text:c="2"/>COMMITTEE NAME (Auth)<text:tab/><text:tab/>(A/N-90)</text:span></text:p>
      <text:p text:style-name="P11"><text:span text:style-name="T1"><text:s text:c="3"/>8. <text:s text:c="2"/>(a) 11(a)iii individuals total<text:tab/><text:tab/><text:tab/>(AMT-12)</text:span></text:p>
      <text:p text:style-name="P11"><text:span text:style-name="T1"><text:s text:c="3"/>9. <text:s text:c="2"/>(b) 11(b) Political party committees<text:tab/><text:tab/>(AMT-12)</text:span></text:p>
      <text:p text:style-name="P11"><text:span text:style-name="T1"><text:s text:c="2"/>10. <text:s/>(c) 11(c) other pol. committees (PACs)<text:tab/><text:tab/>(AMT-12)</text:span></text:p>
      <text:p text:style-name="P11"><text:span text:style-name="T1"><text:s text:c="2"/>11. <text:s/>(d) 11(d) the candidate<text:tab/><text:tab/><text:tab/>(AMT-12)</text:span></text:p>
      <text:p text:style-name="P11"><text:span text:style-name="T1"><text:s text:c="2"/>12. <text:s/>(e) 11(e) total contributions<text:tab/><text:tab/><text:tab/>(AMT-12)</text:span></text:p>
      <text:p text:style-name="P11"><text:span text:style-name="T1"><text:s text:c="2"/>13. <text:s/>(f) 12. Transfers from other auth cmtes<text:tab/><text:tab/>(AMT-12)</text:span></text:p>
      <text:p text:style-name="P11"><text:span text:style-name="T1"><text:s text:c="2"/>14. <text:s/>(g) 13(a) made or guarn. by candidate<text:tab/><text:tab/>(AMT-12)</text:span></text:p>
      <text:p text:style-name="P11"><text:span text:style-name="T1"><text:s text:c="2"/>15. <text:s/>(h) 13(b) all other loans<text:tab/><text:tab/><text:tab/>(AMT-12)</text:span></text:p>
      <text:p text:style-name="P11"><text:span text:style-name="T1"><text:s text:c="2"/>16. <text:s/>(i) 13(c) total loans<text:tab/><text:tab/><text:tab/><text:tab/>(AMT-12)</text:span></text:p>
      <text:p text:style-name="P11"><text:span text:style-name="T1"><text:s text:c="2"/>17. <text:s/>(j) 14. offsets to operating expend<text:tab/><text:tab/>(AMT-12)</text:span></text:p>
      <text:p text:style-name="P11"><text:span text:style-name="T1"><text:s text:c="2"/>18. <text:s/>(k) 15. Other receipts<text:tab/><text:tab/><text:tab/>(AMT-12)</text:span></text:p>
      <text:p text:style-name="P11"><text:span text:style-name="T1"><text:s text:c="2"/>19. <text:s/>(l) 16. total receipts<text:tab/><text:tab/><text:tab/><text:tab/>(AMT-12)</text:span></text:p>
      <text:p text:style-name="P11"><text:span text:style-name="T1"><text:s text:c="2"/>20. <text:s/>(m) 17. Operating Expenditures<text:tab/><text:tab/>(AMT-12)</text:span></text:p>
      <text:p text:style-name="P11"><text:span text:style-name="T1"><text:s text:c="2"/>21. <text:s/>(n) 18. Transfers to other auth cmtes<text:tab/><text:tab/>(AMT-12)</text:span></text:p>
      <text:p text:style-name="P11"><text:span text:style-name="T1"><text:s text:c="2"/>22. <text:s/>(o) 19(a) made or guaranteed by cand<text:tab/><text:tab/>(AMT-12)</text:span></text:p>
      <text:p text:style-name="P11"><text:span text:style-name="T1"><text:s text:c="2"/>23. <text:s/>(p) 19(b) all other loans<text:tab/><text:tab/><text:tab/>(AMT-12)</text:span></text:p>
      <text:p text:style-name="P11"><text:span text:style-name="T1"><text:s text:c="2"/>24. <text:s text:c="2"/>(q) 19(c) total loan repayments<text:tab/><text:tab/>(AMT-12)</text:span></text:p>
      <text:p text:style-name="P11"><text:span text:style-name="T1"><text:s text:c="2"/>25. <text:s text:c="2"/>(r) 20(a) <text:s/>total refunds individuals<text:tab/><text:tab/>(AMT-12)</text:span></text:p>
      <text:p text:style-name="P11"><text:span text:style-name="T1"><text:s text:c="2"/>26. <text:s text:c="2"/>(s) 20(b) Refunds Political Pty cmtes<text:tab/><text:tab/>(AMT-12)</text:span></text:p>
      <text:p text:style-name="P11"><text:span text:style-name="T1"><text:s text:c="2"/>27. <text:s text:c="2"/>(t) 20(c) Refunds other Polit. cmtes<text:tab/><text:tab/>(AMT-12)</text:span></text:p>
      <text:p text:style-name="P11"><text:span text:style-name="T1"><text:s text:c="2"/>28. <text:s text:c="2"/>(u) 20(d) total contribution refunds<text:tab/><text:tab/>(AMT-12)</text:span></text:p>
      <text:p text:style-name="P11"><text:span text:style-name="T1"><text:s text:c="2"/>29. <text:s text:c="2"/>(v) 21. Other disbursements<text:tab/><text:tab/><text:tab/>(AMT-12)</text:span></text:p>
      <text:p text:style-name="P11"><text:span text:style-name="T1"><text:s text:c="2"/>30. <text:s text:c="2"/>(w) 22. Total disbursements<text:tab/><text:tab/><text:tab/>(AMT-12)</text:span></text:p>
      <text:p text:style-name="P11"><text:span text:style-name="T1"><text:s text:c="2"/>31. <text:s text:c="2"/>(x) 23. COH beginning reporting period<text:tab/>(AMT-12)</text:span></text:p>
      <text:p text:style-name="P11"><text:span text:style-name="T1"><text:s text:c="2"/>32. <text:s text:c="2"/>(y) 27. COH at close of period<text:tab/><text:tab/>(AMT-12)</text:span></text:p>
      <text:p text:style-name="P11"><text:span text:style-name="T1"><text:s text:c="2"/>33. <text:s text:c="2"/>(z) <text:s/>9. Debts to<text:tab/><text:tab/><text:tab/><text:tab/>(AMT-12)</text:span></text:p>
      <text:p text:style-name="P11"><text:span text:style-name="T1"><text:s text:c="2"/>34. <text:s text:c="2"/>(aa) 12. Debts by<text:tab/><text:tab/><text:tab/><text:tab/>(AMT-12)</text:span></text:p>
      <text:p text:style-name="P11"><text:span text:style-name="T1"><text:s text:c="2"/>35. <text:s text:c="2"/>(bb) 6(c) net contributions<text:tab/><text:tab/><text:tab/>(AMT-12)</text:span></text:p>
      <text:p text:style-name="P11"><text:span text:style-name="T1"><text:s text:c="2"/>36. <text:s text:c="2"/>(cc) 7(c) net operating expenditures<text:tab/><text:tab/>(AMT-12)</text:span></text:p>
      <text:p text:style-name="P3"/>
      <text:p text:style-name="P3"/>
      <text:p text:style-name="P11"><text:span text:style-name="T4">END OF FORM 3Z</text:span></text:p>
      <text:p text:style-name="P20"/>
      <text:p text:style-name="P4"/>
      <text:p text:style-name="P11"><text:span text:style-name="T2">FORM 4 Report of Receipts and Disbursements</text:span></text:p>
      <text:p text:style-name="P11"><text:span text:style-name="T2"><text:tab/><text:tab/>for a Committee or Organization Supporting a Nominating </text:span></text:p>
      <text:p text:style-name="P11"><text:span text:style-name="T2"><text:tab/><text:tab/>Convention</text:span></text:p>
      <text:p text:style-name="P3"/>
      <text:p text:style-name="P11"><text:span text:style-name="T1"><text:s text:c="3"/>1. <text:s text:c="2"/>FORM TYPE<text:tab/><text:tab/><text:tab/><text:tab/>(A/N-4)<text:tab/><text:tab/>REQUIRED <text:s text:c="3"/>value = F4</text:span></text:p>
      <text:p text:style-name="P11"><text:span text:style-name="T1"><text:tab/><text:tab/><text:tab/><text:tab/><text:tab/><text:tab/><text:tab/><text:tab/> plus ‘N’, ‘A’, ‘T’</text:span></text:p>
      <text:p text:style-name="P11"><text:span text:style-name="T1"><text:s text:c="3"/>2. <text:s text:c="2"/>FILER FEC CMTE ID<text:tab/><text:tab/><text:tab/>(A/N-9) <text:tab/><text:tab/>REQUIRED</text:span></text:p>
      <text:p text:style-name="P11"><text:span text:style-name="T1"><text:s text:c="3"/>3. <text:s text:c="2"/>COMMITTEE NAME<text:tab/><text:tab/><text:tab/>(A/N-90)<text:tab/></text:span></text:p>
      <text:p text:style-name="P11"><text:span text:style-name="T1"><text:s text:c="3"/>4. <text:s text:c="2"/>STREET <text:s/>1<text:tab/><text:tab/><text:tab/><text:tab/><text:tab/>(A/N-34)</text:span></text:p>
      <text:p text:style-name="P11"><text:span text:style-name="T1"><text:s text:c="3"/>5. <text:s text:c="2"/>STREET <text:s/>2<text:tab/><text:tab/><text:tab/><text:tab/><text:tab/>(A/N-34)</text:span></text:p>
      <text:p text:style-name="P11"><text:span text:style-name="T1"><text:s text:c="3"/>6. <text:s text:c="2"/>CITY<text:tab/><text:tab/><text:tab/><text:tab/><text:tab/>(A/N-18)</text:span></text:p>
      <text:p text:style-name="P11"><text:span text:style-name="T1"><text:s text:c="3"/>7. <text:s text:c="2"/>STATE<text:tab/><text:tab/><text:tab/><text:tab/><text:tab/>(A/N-2)</text:span></text:p>
      <text:p text:style-name="P11"><text:span text:style-name="T1"><text:s text:c="3"/>8. <text:s text:c="2"/>ZIP<text:tab/><text:tab/><text:tab/><text:tab/><text:tab/>(A/N-9)</text:span></text:p>
      <text:p text:style-name="P11"><text:span text:style-name="T1"><text:s text:c="3"/>9. <text:s text:c="2"/>COMMITTEE/ORG TYPE<text:tab/><text:tab/><text:tab/>(A-1)</text:span></text:p>
      <text:p text:style-name="P11"><text:span text:style-name="T1"><text:s/>10. <text:s/>DESC <text:s/>( IF 9 IS “OTHER”)<text:tab/><text:tab/><text:tab/>(A/N-40)</text:span></text:p>
      <text:p text:style-name="P11"><text:span text:style-name="T1"><text:s/>11. <text:s/>RPTCODE<text:tab/><text:tab/><text:tab/><text:tab/><text:tab/>(A-3) <text:tab/><text:tab/>REQUIRED</text:span></text:p>
      <text:p text:style-name="P11"><text:span text:style-name="T1"><text:s text:c="3"/>12. <text:s/>DATE <text:s text:c="3"/>(COVERAGE FROM)<text:tab/><text:tab/>(NUM-8)</text:span></text:p>
      <text:p text:style-name="P11"><text:span text:style-name="T1"><text:s text:c="3"/>13. <text:s/>DATE <text:s text:c="3"/>(COVERAGE TO)<text:tab/><text:tab/><text:tab/>(NUM-8)<text:tab/>REQUIRED</text:span></text:p>
      <text:p text:style-name="P3"/>
      <text:p text:style-name="P11"><text:span text:style-name="T1"><text:tab/><text:tab/>COLUMN A<text:tab/>THIS PERIOD</text:span></text:p>
      <text:p text:style-name="P11"><text:span text:style-name="T1">(The number following the field number is the line number appearing on the printed FEC Form 4, and information derived from other places in the record are shown with both the field number and line number of the original information.)</text:span></text:p>
      <text:p text:style-name="P11"><text:span text:style-name="T1"><text:s text:c="2"/>14. <text:s text:c="4"/>6.(b) cash on hand beg. report per.<text:tab/><text:tab/>(AMT-12)</text:span></text:p>
      <text:p text:style-name="P11"><text:span text:style-name="T1"><text:s text:c="2"/>15. <text:s text:c="4"/>6.(c) Total receipts<text:tab/><text:tab/><text:tab/>(AMT-12)</text:span></text:p>
      <text:p text:style-name="P11"><text:span text:style-name="T1"><text:tab/><text:tab/>43 <text:s text:c="2"/>(20)</text:span></text:p>
      <text:p text:style-name="P11"><text:span text:style-name="T1"><text:s text:c="2"/>16. <text:s text:c="4"/>6.(d) Subtotal<text:tab/><text:tab/><text:tab/><text:tab/>(AMT-12)</text:span></text:p>
      <text:p text:style-name="P11"><text:span text:style-name="T1"><text:tab/><text:tab/>14+15=16 (6b+6c=6d)</text:span></text:p>
      <text:p text:style-name="P11"><text:span text:style-name="T1"><text:s text:c="2"/>17. <text:s text:c="2"/>7. Total disbursements<text:tab/><text:tab/><text:tab/>(AMT-12)</text:span></text:p>
      <text:p text:style-name="P11"><text:span text:style-name="T1"><text:tab/><text:tab/>54 <text:s text:c="2"/>(25)</text:span></text:p>
      <text:p text:style-name="P11"><text:span text:style-name="T1"><text:s text:c="2"/>18. <text:s text:c="2"/>8. COH CLOSE<text:tab/><text:tab/><text:tab/><text:tab/>(AMT-12)</text:span></text:p>
      <text:p text:style-name="P11"><text:span text:style-name="T1"><text:tab/><text:tab/></text:span><text:span text:style-name="T10">16-17 <text:s text:c="2"/>(6d - 7)</text:span></text:p>
      <text:p text:style-name="P11"><text:span text:style-name="T1"><text:s text:c="2"/>19. <text:s text:c="2"/>9. Debts to<text:tab/><text:tab/><text:tab/><text:tab/><text:tab/>(AMT-12)</text:span></text:p>
      <text:p text:style-name="P11"><text:span text:style-name="T1"><text:tab/><text:tab/>19. = TOTALS ON SCH C AND/OR D</text:span></text:p>
      <text:p text:style-name="P11"><text:span text:style-name="T1"><text:s text:c="2"/>20. <text:s text:c="2"/>10. Debts by<text:tab/><text:tab/><text:tab/><text:tab/>(AMT-12)</text:span></text:p>
      <text:p text:style-name="P11"><text:span text:style-name="T1"><text:tab/><text:tab/>20. = TOTALS ON SCH C AND/OR D</text:span></text:p>
      <text:p text:style-name="P11"><text:span text:style-name="T1"><text:s text:c="2"/>21. <text:s text:c="2"/>11. Convention expenditures<text:tab/><text:tab/><text:tab/>(AMT-12)</text:span></text:p>
      <text:p text:style-name="P11"><text:span text:style-name="T1"><text:tab/><text:tab/>46 (21c)</text:span></text:p>
      <text:p text:style-name="P11"><text:span text:style-name="T1"><text:s text:c="2"/>22. <text:s text:c="2"/>12. refunds/rebates/returns relating</text:span></text:p>
      <text:p text:style-name="P11"><text:span text:style-name="T1"><text:tab/><text:tab/>to convention expend.<text:tab/><text:tab/>(AMT-12)</text:span></text:p>
      <text:p text:style-name="P11"><text:span text:style-name="T1"><text:tab/><text:tab/>36 (17C)</text:span></text:p>
      <text:p text:style-name="P11"><text:span text:style-name="T1"><text:s text:c="2"/>23. <text:s text:c="2"/>12(a) Expenditures subject to limits<text:tab/><text:tab/>(AMT-12)</text:span></text:p>
      <text:p text:style-name="P11"><text:span text:style-name="T1"><text:tab/><text:tab/>21-22=23 <text:s text:c="2"/>(11-12)</text:span></text:p>
      <text:p text:style-name="P11"><text:span text:style-name="T1"><text:s text:c="2"/>24. <text:s text:c="2"/>12(b) expend. from prior years subject</text:span></text:p>
      <text:p text:style-name="P11"><text:span text:style-name="T1"><text:tab/><text:tab/>to limits<text:tab/><text:tab/><text:tab/><text:tab/>(AMT-12)</text:span></text:p>
      <text:p text:style-name="P11"><text:span text:style-name="T1"><text:s text:c="2"/>25. <text:s text:c="2"/>12(c) total expenditures subject </text:span></text:p>
      <text:p text:style-name="P11"><text:span text:style-name="T1"><text:tab/><text:tab/>to limits<text:tab/><text:tab/><text:tab/><text:tab/>(AMT-12)</text:span></text:p>
      <text:p text:style-name="P11"><text:span text:style-name="T1"><text:tab/><text:tab/>23+24=25 <text:s text:c="2"/>(12A+12B)</text:span></text:p>
      <text:p text:style-name="P11"><text:span text:style-name="T1"><text:s text:c="2"/>26. <text:s text:c="2"/>13. Federal Funds<text:tab/><text:tab/><text:tab/><text:tab/>(AMT-12)</text:span></text:p>
      <text:p text:style-name="P11"><text:span text:style-name="T1"><text:tab/><text:tab/>SCH A</text:span></text:p>
      <text:p text:style-name="P11"><text:span text:style-name="T1"><text:tab/>14. contributions to defray convention expenses<text:tab/><text:tab/></text:span></text:p>
      <text:p text:style-name="P11"><text:span text:style-name="T1"><text:s text:c="2"/>27. <text:s text:c="4"/>14(a) Itemized<text:tab/><text:tab/><text:tab/><text:tab/>(AMT-12)</text:span></text:p>
      <text:p text:style-name="P11"><text:span text:style-name="T1"><text:tab/><text:tab/>SCH A</text:span></text:p>
      <text:p text:style-name="P11"><text:soft-page-break/><text:span text:style-name="T1"><text:s text:c="2"/>28. <text:s text:c="4"/>14(b) unitemized<text:tab/><text:tab/><text:tab/><text:tab/>(AMT-12)</text:span></text:p>
      <text:p text:style-name="P11"><text:span text:style-name="T1"><text:s text:c="2"/>29. <text:s text:c="4"/>14(c) subtotal<text:tab/><text:tab/><text:tab/><text:tab/>(AMT-12)</text:span></text:p>
      <text:p text:style-name="P11"><text:span text:style-name="T1"><text:tab/><text:tab/>27+28N=29 <text:s text:c="2"/>(14a+14b)</text:span></text:p>
      <text:p text:style-name="P11"><text:span text:style-name="T1"><text:s text:c="2"/>30. <text:s text:c="2"/>15. Transfers from affiliated cmtes.<text:tab/><text:tab/>(AMT-12)</text:span></text:p>
      <text:p text:style-name="P11"><text:span text:style-name="T1"><text:tab/>16. Loans and Loan repayments received<text:tab/></text:span></text:p>
      <text:p text:style-name="P11"><text:span text:style-name="T1"><text:s text:c="2"/>31. <text:s text:c="4"/>16(a) loans received<text:tab/><text:tab/><text:tab/>(AMT-12)</text:span></text:p>
      <text:p text:style-name="P11"><text:span text:style-name="T1"><text:s text:c="2"/>32. <text:s text:c="4"/>16(b) loan repayments received<text:tab/><text:tab/>(AMT-12)</text:span></text:p>
      <text:p text:style-name="P11"><text:span text:style-name="T1"><text:s text:c="2"/>33. <text:s text:c="4"/>16(c) subtotal loans/repayments<text:tab/><text:tab/>(AMT-12)</text:span></text:p>
      <text:p text:style-name="P11"><text:span text:style-name="T1"><text:tab/><text:tab/>31+32=33 <text:s text:c="2"/>(16a+16b)</text:span></text:p>
      <text:p text:style-name="P11"><text:span text:style-name="T1"><text:tab/>17. Refunds, rebates, returns</text:span></text:p>
      <text:p text:style-name="P11"><text:span text:style-name="T1"><text:s text:c="2"/>34. <text:s text:c="4"/>17(a) Itemized<text:tab/><text:tab/><text:tab/><text:tab/>(AMT-12)</text:span></text:p>
      <text:p text:style-name="P11"><text:span text:style-name="T1"><text:tab/><text:tab/>SCH A</text:span></text:p>
      <text:p text:style-name="P11"><text:span text:style-name="T1"><text:s text:c="2"/>35. <text:s text:c="4"/>17(b) unitemized<text:tab/><text:tab/><text:tab/><text:tab/>(AMT-12)</text:span></text:p>
      <text:p text:style-name="P11"><text:span text:style-name="T1"><text:s text:c="2"/>36. <text:s text:c="4"/>17(c) subtotal<text:tab/><text:tab/><text:tab/><text:tab/>(AMT-12)</text:span></text:p>
      <text:p text:style-name="P11"><text:span text:style-name="T1"><text:tab/><text:tab/>34+35=36 <text:s text:c="2"/>(17a+17b)</text:span></text:p>
      <text:p text:style-name="P11"><text:span text:style-name="T1"><text:tab/>18. other refunds rebates returns of deposit</text:span></text:p>
      <text:p text:style-name="P11"><text:span text:style-name="T1"><text:s text:c="2"/>37. <text:s text:c="4"/>18(a) Itemized<text:tab/><text:tab/><text:tab/><text:tab/>(AMT-12)</text:span></text:p>
      <text:p text:style-name="P11"><text:span text:style-name="T1"><text:s text:c="2"/>38. <text:s text:c="4"/>18(b) unitemized<text:tab/><text:tab/><text:tab/><text:tab/>(AMT-12)</text:span></text:p>
      <text:p text:style-name="P11"><text:span text:style-name="T1"><text:s text:c="2"/>39. <text:s text:c="4"/>18(c) subtotal<text:tab/><text:tab/><text:tab/><text:tab/>(AMT-12)</text:span></text:p>
      <text:p text:style-name="P11"><text:span text:style-name="T1"><text:tab/><text:tab/>37+38=39 <text:s text:c="2"/>(18a+18b)</text:span></text:p>
      <text:p text:style-name="P11"><text:span text:style-name="T1"><text:tab/>19. Other income</text:span></text:p>
      <text:p text:style-name="P11"><text:span text:style-name="T1"><text:s text:c="2"/>40. <text:s text:c="4"/>19(a) Itemized<text:tab/><text:tab/><text:tab/><text:tab/>(AMT-12)</text:span></text:p>
      <text:p text:style-name="P11"><text:span text:style-name="T1"><text:tab/><text:tab/>SCH A</text:span></text:p>
      <text:p text:style-name="P11"><text:span text:style-name="T1"><text:s text:c="2"/>41. <text:s text:c="4"/>19(b) unitemized<text:tab/><text:tab/><text:tab/><text:tab/>(AMT-12)</text:span></text:p>
      <text:p text:style-name="P11"><text:span text:style-name="T1"><text:s text:c="2"/>42. <text:s text:c="4"/>19(c) subtotal<text:tab/><text:tab/><text:tab/><text:tab/>(AMT-12)</text:span></text:p>
      <text:p text:style-name="P11"><text:span text:style-name="T1"><text:tab/><text:tab/>40+41=42 <text:s text:c="2"/>(19a+19b)</text:span></text:p>
      <text:p text:style-name="P11"><text:span text:style-name="T1"><text:s text:c="2"/>43. <text:s text:c="2"/>20. total receipts<text:tab/><text:tab/><text:tab/><text:tab/>(AMT-12)</text:span></text:p>
      <text:p text:style-name="P11"><text:span text:style-name="T1"><text:tab/>26+29+30+33+36+39+42=43 <text:s text:c="2"/>(13+14c+15+16c+17c+18c+19c)</text:span></text:p>
      <text:p text:style-name="P3"/>
      <text:p text:style-name="P11"><text:span text:style-name="T1"><text:tab/><text:tab/>DISBURSEMENTS</text:span></text:p>
      <text:p text:style-name="P3"/>
      <text:p text:style-name="P11"><text:span text:style-name="T1"><text:tab/>21. Convention Expenditures</text:span></text:p>
      <text:p text:style-name="P11"><text:span text:style-name="T1"><text:s text:c="2"/>44. <text:s text:c="4"/>21(a) Itemized<text:tab/><text:tab/><text:tab/><text:tab/>(AMT-12)</text:span></text:p>
      <text:p text:style-name="P11"><text:span text:style-name="T1"><text:s text:c="2"/>45. <text:s text:c="4"/>21(b) unitemized<text:tab/><text:tab/><text:tab/><text:tab/>(AMT-12)</text:span></text:p>
      <text:p text:style-name="P11"><text:span text:style-name="T1"><text:s text:c="2"/>46. <text:s text:c="4"/>21(c) subtotal<text:tab/><text:tab/><text:tab/><text:tab/>(AMT-12)</text:span></text:p>
      <text:p text:style-name="P11"><text:span text:style-name="T1"><text:tab/><text:tab/>44+45 <text:s text:c="2"/>(21a+21b)</text:span></text:p>
      <text:p text:style-name="P11"><text:span text:style-name="T1"><text:s text:c="2"/>47. <text:s text:c="2"/>22. Transfers to Affiliated Cmtes<text:tab/><text:tab/>(AMT-12)</text:span></text:p>
      <text:p text:style-name="P11"><text:span text:style-name="T1"><text:tab/>23. Loans and Loan repayments made<text:tab/></text:span></text:p>
      <text:p text:style-name="P11"><text:span text:style-name="T1"><text:s text:c="2"/>48. <text:s text:c="4"/>23(a) loans made<text:tab/><text:tab/><text:tab/><text:tab/>(AMT-12)</text:span></text:p>
      <text:p text:style-name="P11"><text:span text:style-name="T1"><text:s text:c="2"/>49. <text:s text:c="4"/>23(b) loan repayments made<text:tab/><text:tab/>(AMT-12)</text:span></text:p>
      <text:p text:style-name="P11"><text:span text:style-name="T1"><text:s text:c="2"/>50. <text:s text:c="4"/>23(c) subtotal<text:tab/><text:tab/><text:tab/><text:tab/>(AMT-12)</text:span></text:p>
      <text:p text:style-name="P11"><text:span text:style-name="T1"><text:tab/><text:tab/>48+49=50 <text:s text:c="2"/>(23a+23b)</text:span></text:p>
      <text:p text:style-name="P11"><text:span text:style-name="T1"><text:tab/>24. Other disbursements</text:span></text:p>
      <text:p text:style-name="P11"><text:span text:style-name="T1"><text:s text:c="2"/>51. <text:s text:c="4"/>24(a) Itemized<text:tab/><text:tab/><text:tab/><text:tab/>(AMT-12)</text:span></text:p>
      <text:p text:style-name="P11"><text:span text:style-name="T1"><text:tab/><text:tab/>SCH B</text:span></text:p>
      <text:p text:style-name="P11"><text:span text:style-name="T1"><text:s text:c="2"/>52. <text:s text:c="4"/>24(b) unitemized<text:tab/><text:tab/><text:tab/><text:tab/>(AMT-12)</text:span></text:p>
      <text:p text:style-name="P11"><text:span text:style-name="T1"><text:s text:c="2"/>53. <text:s text:c="4"/>24(c) subtotal<text:tab/><text:tab/><text:tab/><text:tab/>(AMT-12)</text:span></text:p>
      <text:p text:style-name="P11"><text:span text:style-name="T1"><text:tab/><text:tab/>51+52=53 <text:s text:c="2"/>(24a+24b)</text:span></text:p>
      <text:p text:style-name="P11"><text:span text:style-name="T1"><text:s text:c="2"/>54. <text:s text:c="2"/>25. Total disbursements<text:tab/><text:tab/><text:tab/>(AMT-12)</text:span></text:p>
      <text:p text:style-name="P11"><text:span text:style-name="T1"><text:tab/><text:tab/>46+47+50+53=54 <text:s text:c="2"/>(21c+22+23c+24c)</text:span></text:p>
      <text:p text:style-name="P3"/>
      <text:p text:style-name="P11"><text:span text:style-name="T1"><text:tab/><text:tab/>COLUMN B CALENDAR YEAR-TO-DATE</text:span></text:p>
      <text:p text:style-name="P3"/>
      <text:p text:style-name="P11"><text:span text:style-name="T1"><text:s text:c="2"/>55. <text:s text:c="4"/>6.(a)<text:tab/><text:tab/>Cash on Hand<text:tab/><text:tab/>(AMT-12)</text:span></text:p>
      <text:p text:style-name="P11"><text:span text:style-name="T1"><text:s text:c="2"/>56. <text:s text:c="4"/>6.(a) 19 --<text:tab/>year<text:tab/><text:tab/><text:tab/>(NUM-4)</text:span></text:p>
      <text:p text:style-name="P11"><text:soft-page-break/><text:span text:style-name="T1"><text:s text:c="2"/>57. <text:s text:c="4"/>6.(c) Total receipts<text:tab/><text:tab/><text:tab/>(AMT-12)</text:span></text:p>
      <text:p text:style-name="P11"><text:span text:style-name="T1"><text:s text:c="2"/>58. <text:s text:c="4"/>6.(d) Subtotal<text:tab/><text:tab/><text:tab/><text:tab/>(AMT-12)</text:span></text:p>
      <text:p text:style-name="P11"><text:span text:style-name="T1"><text:tab/><text:tab/>56+58=59 <text:s text:c="2"/>(6a+6c=6d)</text:span></text:p>
      <text:p text:style-name="P11"><text:span text:style-name="T1"><text:s text:c="2"/>59. <text:s text:c="2"/>7. Total disbursements<text:tab/><text:tab/><text:tab/>(AMT-12)</text:span></text:p>
      <text:p text:style-name="P11"><text:span text:style-name="T1"><text:tab/><text:tab/>79 (25)</text:span></text:p>
      <text:p text:style-name="P11"><text:span text:style-name="T1"><text:s text:c="2"/>60. <text:s text:c="2"/>8. COH CLOSE<text:tab/><text:tab/><text:tab/><text:tab/>(AMT-12)</text:span></text:p>
      <text:p text:style-name="P11"><text:span text:style-name="T1"><text:tab/><text:tab/>59 - 60=61 <text:s text:c="2"/>(6d -7)</text:span></text:p>
      <text:p text:style-name="P11"><text:span text:style-name="T1"><text:s text:c="2"/>61. <text:s text:c="2"/>11. Convention expenditures<text:tab/><text:tab/><text:tab/>(AMT-12)</text:span></text:p>
      <text:p text:style-name="P11"><text:span text:style-name="T1"><text:tab/><text:tab/>75 <text:s text:c="2"/>(21c)</text:span></text:p>
      <text:p text:style-name="P11"><text:span text:style-name="T1"><text:s text:c="2"/>62. <text:s text:c="2"/>12. refunds/rebates/returns relating</text:span></text:p>
      <text:p text:style-name="P11"><text:span text:style-name="T1"><text:tab/><text:tab/>to convention expend.<text:tab/><text:tab/>(AMT-12)</text:span></text:p>
      <text:p text:style-name="P11"><text:span text:style-name="T1"><text:tab/><text:tab/>71 <text:s text:c="2"/>(17C)</text:span></text:p>
      <text:p text:style-name="P11"><text:span text:style-name="T1"><text:s text:c="2"/>63. <text:s text:c="4"/>12(a) Expenditures subject to limits<text:tab/><text:tab/>(AMT-12)</text:span></text:p>
      <text:p text:style-name="P11"><text:span text:style-name="T1"><text:tab/><text:tab/>62 - 63=64 <text:s text:c="2"/>(11 - 12)</text:span></text:p>
      <text:p text:style-name="P11"><text:span text:style-name="T1"><text:s text:c="2"/>64. <text:s text:c="4"/>12(b) expend. from prior years subject</text:span></text:p>
      <text:p text:style-name="P11"><text:span text:style-name="T1"><text:tab/><text:tab/>to limits<text:tab/><text:tab/><text:tab/><text:tab/>(AMT-12)</text:span></text:p>
      <text:p text:style-name="P11"><text:span text:style-name="T1"><text:s text:c="2"/>65. <text:s text:c="4"/>12(c) total expenditures subject </text:span></text:p>
      <text:p text:style-name="P11"><text:span text:style-name="T1"><text:tab/><text:tab/>to limits<text:tab/><text:tab/><text:tab/><text:tab/>(AMT-12)</text:span></text:p>
      <text:p text:style-name="P11"><text:span text:style-name="T1"><text:tab/><text:tab/>64+65=66 <text:s text:c="2"/>(12a+12b)</text:span></text:p>
      <text:p text:style-name="P11"><text:span text:style-name="T1"><text:s text:c="2"/>66. <text:s text:c="2"/>13. Federal Funds<text:tab/><text:tab/><text:tab/><text:tab/>(AMT-12)</text:span></text:p>
      <text:p text:style-name="P11"><text:span text:style-name="T1"><text:tab/><text:tab/>SCH A</text:span></text:p>
      <text:p text:style-name="P11"><text:span text:style-name="T1"><text:tab/>14. contributions to defray convention expenses<text:tab/><text:tab/></text:span></text:p>
      <text:p text:style-name="P11"><text:span text:style-name="T1"><text:s text:c="2"/>67. <text:s text:c="4"/>14(c) subtotal<text:tab/><text:tab/><text:tab/><text:tab/>(AMT-12)</text:span></text:p>
      <text:p text:style-name="P11"><text:span text:style-name="T1"><text:s text:c="2"/>68. <text:s text:c="2"/>15. Transfers from affiliated cmtes.<text:tab/><text:tab/>(AMT-12)</text:span></text:p>
      <text:p text:style-name="P11"><text:span text:style-name="T1"><text:tab/>16. Loans and Loan repayments received<text:tab/></text:span></text:p>
      <text:p text:style-name="P11"><text:span text:style-name="T1"><text:s text:c="2"/>69. <text:s text:c="4"/>16(c) subtotal loans/repayments<text:tab/><text:tab/>(AMT-12)</text:span></text:p>
      <text:p text:style-name="P11"><text:span text:style-name="T1"><text:tab/>17. Refunds, rebates, returns</text:span></text:p>
      <text:p text:style-name="P11"><text:span text:style-name="T1"><text:s text:c="2"/>70. <text:s text:c="4"/>17(c) subtotal<text:tab/><text:tab/><text:tab/><text:tab/>(AMT-12)</text:span></text:p>
      <text:p text:style-name="P11"><text:span text:style-name="T1"><text:tab/>18. other refunds rebates returns of deposit</text:span></text:p>
      <text:p text:style-name="P11"><text:span text:style-name="T1"><text:s text:c="2"/>71. <text:s text:c="4"/>18(c) subtotal<text:tab/><text:tab/><text:tab/><text:tab/>(AMT-12)</text:span></text:p>
      <text:p text:style-name="P11"><text:span text:style-name="T1"><text:tab/>19. Other income</text:span></text:p>
      <text:p text:style-name="P11"><text:span text:style-name="T1"><text:s text:c="2"/>72. <text:s text:c="4"/>19(c) subtotal<text:tab/><text:tab/><text:tab/><text:tab/>(AMT-12)</text:span></text:p>
      <text:p text:style-name="P11"><text:span text:style-name="T1"><text:s text:c="2"/>73. <text:s text:c="2"/>20. total receipts<text:tab/><text:tab/><text:tab/><text:tab/>(AMT-12)</text:span></text:p>
      <text:p text:style-name="P11"><text:span text:style-name="T1"><text:tab/><text:tab/>66+67+68+69+70+71+72 = 20 <text:s text:c="2"/>(13+14c+15+16c+17c+18c+19c)</text:span></text:p>
      <text:p text:style-name="P3"/>
      <text:p text:style-name="P11"><text:span text:style-name="T1"><text:tab/><text:tab/>DISBURSEMENTS</text:span></text:p>
      <text:p text:style-name="P3"/>
      <text:p text:style-name="P11"><text:span text:style-name="T1"><text:tab/>21. Convention Expenditures</text:span></text:p>
      <text:p text:style-name="P11"><text:span text:style-name="T1"><text:s text:c="2"/>74. <text:s text:c="4"/>21(c) subtotal<text:tab/><text:tab/><text:tab/><text:tab/>(AMT-12)</text:span></text:p>
      <text:p text:style-name="P11"><text:span text:style-name="T1"><text:s text:c="2"/>75. <text:s text:c="2"/>22. Transfers to Affiliated Cmtes<text:tab/><text:tab/>(AMT-12)</text:span></text:p>
      <text:p text:style-name="P11"><text:span text:style-name="T1"><text:tab/>23. Loans and Loan repayments made<text:tab/></text:span></text:p>
      <text:p text:style-name="P11"><text:span text:style-name="T1"><text:s text:c="2"/>76. <text:s text:c="4"/>23(c) subtotal<text:tab/><text:tab/><text:tab/><text:tab/>(AMT-12)</text:span></text:p>
      <text:p text:style-name="P11"><text:span text:style-name="T1"><text:tab/>24. Other disbursements</text:span></text:p>
      <text:p text:style-name="P11"><text:span text:style-name="T1"><text:s text:c="2"/>77. <text:s text:c="4"/>24(c) subtotal<text:tab/><text:tab/><text:tab/><text:tab/>(AMT-12)</text:span></text:p>
      <text:p text:style-name="P11"><text:span text:style-name="T1"><text:s text:c="2"/>78. <text:s text:c="2"/>25. Total disbursements<text:tab/><text:tab/><text:tab/>(AMT-12)</text:span></text:p>
      <text:p text:style-name="P11"><text:span text:style-name="T1"><text:tab/><text:tab/>75+76+77+78=79 (21c+22+23c+24c)</text:span></text:p>
      <text:p text:style-name="P3"/>
      <text:p text:style-name="P11"><text:span text:style-name="T1"><text:s text:c="2"/>79. <text:s/>IND/NAME (TREASURER)<text:tab/><text:tab/><text:tab/>(A/N-38)<text:tab/>“as signed”</text:span></text:p>
      <text:p text:style-name="P11"><text:span text:style-name="T1"><text:s text:c="2"/>80. <text:s/>DATE (SIGNED)<text:tab/><text:tab/><text:tab/><text:tab/>(NUM-8)</text:span></text:p>
      <text:p text:style-name="P11"><text:span text:style-name="T1"><text:tab/></text:span></text:p>
      <text:p text:style-name="P11"><text:span text:style-name="T1">* REPORT CODES CAN BE RESTRICTED TO POST CONVENTION, QUARTERLYS AND</text:span></text:p>
      <text:p text:style-name="P11"><text:span text:style-name="T1"><text:s text:c="3"/>TERMINATION. <text:s text:c="3"/>(Values: <text:s/>‘60D’, ‘Q1’, ‘Q2’, ‘Q3’, ‘YE’, and ‘TER’)</text:span></text:p>
      <text:p text:style-name="P3"/>
      <text:p text:style-name="P3"/>
      <text:p text:style-name="P11"><text:span text:style-name="T1"><text:tab/>RULES:</text:span></text:p>
      <text:p text:style-name="P11"><text:soft-page-break/><text:span text:style-name="T1"><text:tab/>If field 9 is equal to "O" then field 10 must contain data.</text:span></text:p>
      <text:p text:style-name="P3"/>
      <text:p text:style-name="P11"><text:span text:style-name="T1"><text:tab/>INTERNAL CHECKS:</text:span></text:p>
      <text:p text:style-name="P3"/>
      <text:p text:style-name="P11"><text:span text:style-name="T1"><text:tab/>Column A checks:</text:span></text:p>
      <text:p text:style-name="P11"><text:span text:style-name="T1"><text:tab/>FIELD 15. (6.(c))<text:tab/>= FIELD <text:s/>43 (20)</text:span></text:p>
      <text:p text:style-name="P11"><text:span text:style-name="T1"><text:tab/>FIELD 16. (6.(d))<text:tab/>= FIELDS 14+15 <text:s/>(6b+6c=6d)</text:span></text:p>
      <text:p text:style-name="P11"><text:span text:style-name="T1"><text:tab/>FIELD 17. (7.)<text:tab/><text:tab/>= FIELD <text:s/>54 (25)</text:span></text:p>
      <text:p text:style-name="P11"><text:span text:style-name="T1"><text:tab/>FIELD 18. (8.)<text:tab/><text:tab/>= FIELDS </text:span><text:span text:style-name="T10">16-17 (6d-7)</text:span></text:p>
      <text:p text:style-name="P11"><text:span text:style-name="T1"><text:tab/>FIELD 19. (9.)<text:tab/><text:tab/>= TOTALS ON SCH C AND/OR D</text:span></text:p>
      <text:p text:style-name="P11"><text:span text:style-name="T1"><text:tab/>FIELD 20. (12.)<text:tab/><text:tab/>= TOTALS ON SCH C AND/OR D</text:span></text:p>
      <text:p text:style-name="P11"><text:span text:style-name="T1"><text:tab/>FIELD 21. (11.)<text:tab/><text:tab/>= FIELD <text:s/>46 (21c)</text:span></text:p>
      <text:p text:style-name="P11"><text:span text:style-name="T1"><text:tab/>FIELD 22. (12.)<text:tab/><text:tab/>= FIELD <text:s/>36 (17C)</text:span></text:p>
      <text:p text:style-name="P11"><text:span text:style-name="T1"><text:tab/>FIELD 23. (12(a))<text:tab/>= FIELDS 21-22 <text:s/>(11-12)</text:span></text:p>
      <text:p text:style-name="P11"><text:span text:style-name="T1"><text:tab/>FIELD 25. (12(c))<text:tab/>= FIELDS 23+24 <text:s/>(12A+12B)</text:span></text:p>
      <text:p text:style-name="P11"><text:span text:style-name="T1"><text:tab/>FIELD 26. (13.)<text:tab/><text:tab/>= SCH A</text:span></text:p>
      <text:p text:style-name="P11"><text:span text:style-name="T1"><text:tab/>FIELD 27. (14(a))<text:tab/>= SCH A</text:span></text:p>
      <text:p text:style-name="P11"><text:span text:style-name="T1"><text:tab/>FIELD 29. (14(c))<text:tab/>= FIELDS 27+28 <text:s/>(14a+14b)</text:span></text:p>
      <text:p text:style-name="P11"><text:span text:style-name="T1"><text:tab/>FIELD 33. (16(c))<text:tab/>= FIELDS 31+32 <text:s/>(16a+16b)</text:span></text:p>
      <text:p text:style-name="P11"><text:span text:style-name="T1"><text:tab/>FIELD 34. (17(a))<text:tab/>= SCH A</text:span></text:p>
      <text:p text:style-name="P11"><text:span text:style-name="T1"><text:tab/>FIELD 36. (17(c))<text:tab/>= FIELDS 34+35 <text:s/>(17a+17b)</text:span></text:p>
      <text:p text:style-name="P11"><text:span text:style-name="T1"><text:tab/>FIELD 39. (18(c))<text:tab/>= FIELDS 37+38 <text:s/>(18a+18b)</text:span></text:p>
      <text:p text:style-name="P11"><text:span text:style-name="T1"><text:tab/>FIELD 40. (19(a))<text:tab/>= SCH A</text:span></text:p>
      <text:p text:style-name="P11"><text:span text:style-name="T1"><text:tab/>FIELD 42. (19(c))<text:tab/>= FIELDS 40+41 <text:s/>(19a+19b)</text:span></text:p>
      <text:p text:style-name="P11"><text:span text:style-name="T1"><text:tab/>FIELD 43. (20.)<text:tab/><text:tab/>= FIELDS 26+29+30+33+36+39+42 </text:span></text:p>
      <text:p text:style-name="P11"><text:span text:style-name="T1"><text:tab/><text:tab/><text:tab/><text:tab/><text:tab/>(13+14c+15+16c+17c+18c+19c)</text:span></text:p>
      <text:p text:style-name="P11"><text:span text:style-name="T1"><text:tab/>FIELD 44. (21(a))<text:tab/>= SCHEDULE B</text:span></text:p>
      <text:p text:style-name="P11"><text:span text:style-name="T1"><text:tab/>FIELD 46. (21(c))<text:tab/>= FIELDS 44+45 <text:s/>(21a+21b)</text:span></text:p>
      <text:p text:style-name="P11"><text:span text:style-name="T1"><text:tab/>FIELD 50. (23(c))<text:tab/>= FIELDS 48+49 <text:s/>(23a+23b)</text:span></text:p>
      <text:p text:style-name="P11"><text:span text:style-name="T1"><text:tab/>FIELD 51. (24(a))<text:tab/>= SCH B</text:span></text:p>
      <text:p text:style-name="P11"><text:span text:style-name="T1"><text:tab/>FIELD 53. (24(c))<text:tab/>= FIELDS 51+52 <text:s/>(24a+24b)</text:span></text:p>
      <text:p text:style-name="P11"><text:span text:style-name="T1"><text:tab/>FIELD 54. (25.)<text:tab/><text:tab/>= FIELDS 46+47+50+53 <text:s/>(21c+22+23c+24c)</text:span></text:p>
      <text:p text:style-name="P3"/>
      <text:p text:style-name="P11"><text:span text:style-name="T1"><text:tab/>Column B checks:</text:span></text:p>
      <text:p text:style-name="P11"><text:span text:style-name="T1"><text:tab/>FIELD 58. (6.(d))<text:tab/>= FIELDS 56+57 <text:s/>(6a+6c=6d)</text:span></text:p>
      <text:p text:style-name="P11"><text:span text:style-name="T1"><text:tab/>FIELD 59. (7.)<text:tab/><text:tab/>= FIELD <text:s/>78 (25)</text:span></text:p>
      <text:p text:style-name="P11"><text:span text:style-name="T1"><text:tab/>FIELD 6061. (8.)<text:tab/><text:tab/>= FIELDS 58-59 <text:s/>(6d-7)</text:span></text:p>
      <text:p text:style-name="P11"><text:span text:style-name="T1"><text:tab/>FIELD 61. (11.)<text:tab/><text:tab/>= FIELD <text:s/>74 (21c)</text:span></text:p>
      <text:p text:style-name="P11"><text:span text:style-name="T1"><text:tab/>FIELD 62. (12.)<text:tab/><text:tab/>= FIELD <text:s/>70 (17C)</text:span></text:p>
      <text:p text:style-name="P11"><text:span text:style-name="T1"><text:tab/>FIELD 63. (12(a))<text:tab/>= FIELDS 61-62 <text:s/>(11-12)</text:span></text:p>
      <text:p text:style-name="P11"><text:span text:style-name="T1"><text:tab/>FIELD 64. (12(c))<text:tab/>= FIELDS 63+64 <text:s/>(12a+12b)</text:span></text:p>
      <text:p text:style-name="P11"><text:span text:style-name="T1"><text:tab/>FIELD 73. (20.)<text:tab/><text:tab/>= FIELDS 66+67+68+69+70+71+72</text:span></text:p>
      <text:p text:style-name="P11"><text:span text:style-name="T1"><text:tab/><text:tab/><text:tab/><text:tab/><text:tab/>(13+14c+15+16c+17c+18c+19c)</text:span></text:p>
      <text:p text:style-name="P11"><text:span text:style-name="T1"><text:tab/>FIELD 78. (25.)<text:tab/><text:tab/>= FIELDS 74+75+76+77 <text:s/>(21c+22+23c+24c)</text:span></text:p>
      <text:p text:style-name="P4"/>
      <text:p text:style-name="P11"><text:span text:style-name="T2">End of Form 4</text:span></text:p>
      <text:p text:style-name="P21"/>
      <text:p text:style-name="P11"><text:span text:style-name="T2">FORM 5 Report of Independent Expenditures Made and </text:span></text:p>
      <text:p text:style-name="P11"><text:span text:style-name="T2"><text:tab/><text:tab/><text:tab/>Contributions Received</text:span></text:p>
      <text:p text:style-name="P3"/>
      <text:p text:style-name="P11"><text:span text:style-name="T1"><text:s text:c="3"/>1. <text:s text:c="2"/>FORM TYPE<text:tab/><text:tab/><text:tab/>(A/N-8) <text:tab/><text:tab/>REQUIRED <text:s text:c="3"/>value = F5</text:span></text:p>
      <text:p text:style-name="P11"><text:span text:style-name="T1"><text:tab/><text:tab/><text:tab/><text:tab/><text:tab/><text:tab/><text:tab/> plus ‘N’, ‘A’, ‘T’</text:span></text:p>
      <text:p text:style-name="P11"><text:span text:style-name="T1"><text:s text:c="3"/>2.<text:tab/>FILER FEC CMTE ID<text:tab/><text:tab/><text:tab/><text:tab/>(A/N-9) <text:tab/><text:tab/>REQUIRED</text:span></text:p>
      <text:p text:style-name="P11"><text:span text:style-name="T1"><text:s text:c="3"/>3. <text:s text:c="2"/>COMMITTEE NAME<text:tab/><text:tab/>(A/N-90)</text:span></text:p>
      <text:p text:style-name="P11"><text:span text:style-name="T1"><text:s text:c="3"/>4. <text:s text:c="2"/>STREET <text:s/>1<text:tab/><text:tab/><text:tab/><text:tab/>(A/N-34)</text:span></text:p>
      <text:p text:style-name="P11"><text:span text:style-name="T1"><text:s text:c="3"/>5. <text:s text:c="2"/>STREET <text:s/>2<text:tab/><text:tab/><text:tab/><text:tab/>(A/N-34)</text:span></text:p>
      <text:p text:style-name="P11"><text:span text:style-name="T1"><text:s text:c="3"/>6. <text:s text:c="2"/>CITY<text:tab/><text:tab/><text:tab/><text:tab/>(A/N-18)</text:span></text:p>
      <text:p text:style-name="P11"><text:span text:style-name="T1"><text:s text:c="3"/>7. <text:s text:c="2"/>STATE<text:tab/><text:tab/><text:tab/><text:tab/>(A-2)</text:span></text:p>
      <text:p text:style-name="P11"><text:span text:style-name="T1"><text:s text:c="3"/>8. <text:s text:c="2"/>ZIP<text:tab/><text:tab/><text:tab/><text:tab/>(A/N-9)</text:span></text:p>
      <text:p text:style-name="P11"><text:span text:style-name="T1"><text:s text:c="3"/>9. <text:s text:c="2"/>CHG OF ADDRESS<text:tab/><text:tab/>(A-1)<text:tab/><text:tab/>blank, ‘X’</text:span></text:p>
      <text:p text:style-name="P11"><text:span text:style-name="T1"><text:s text:c="2"/>10. YESNO <text:s text:c="2"/>(QUAL/NON-Q)<text:tab/>(A-1)<text:tab/><text:tab/>Values: <text:s/>‘ ‘ <text:s/>‘Y’ <text:s/>‘N’</text:span></text:p>
      <text:p text:style-name="P11"><text:span text:style-name="T1"><text:s text:c="2"/>11. <text:s text:c="2"/>INDEMP<text:tab/><text:tab/><text:tab/><text:tab/>(A/N-38)</text:span></text:p>
      <text:p text:style-name="P11"><text:span text:style-name="T1"><text:s text:c="2"/>12. <text:s text:c="2"/>INDOCC<text:tab/><text:tab/><text:tab/><text:tab/>(A/N-38)</text:span></text:p>
      <text:p text:style-name="P11"><text:span text:style-name="T1"><text:s text:c="2"/>13. <text:s text:c="2"/>RPTCODE<text:tab/><text:tab/><text:tab/>(A-3) <text:tab/><text:tab/>REQUIRED</text:span></text:p>
      <text:p text:style-name="P11"><text:span text:style-name="T1"><text:s text:c="2"/>14. <text:s text:c="2"/>RPTPGI<text:tab/><text:tab/><text:tab/><text:tab/>(A-1)<text:tab/><text:tab/>Values: <text:s/>‘P’ <text:s/>‘G’ <text:s/>‘R’ <text:s/>‘S’ <text:s/>‘C’</text:span></text:p>
      <text:p text:style-name="P11"><text:span text:style-name="T1"><text:s text:c="2"/>15. <text:s text:c="2"/>DATE <text:s text:c="2"/>(OF ELECTION)<text:tab/><text:tab/>(NUM-8)</text:span></text:p>
      <text:p text:style-name="P11"><text:span text:style-name="T1"><text:s text:c="2"/>16. <text:s text:c="2"/>STATE <text:s/>(OF ELECTION)<text:tab/>(A-2)</text:span></text:p>
      <text:p text:style-name="P11"><text:span text:style-name="T1"><text:s text:c="2"/>17. <text:s/>DATE <text:s text:c="3"/>(COVERAGE FROM)<text:tab/><text:tab/><text:tab/>(NUM-8)</text:span></text:p>
      <text:p text:style-name="P11"><text:span text:style-name="T1"><text:s text:c="2"/>18. <text:s/>DATE <text:s text:c="3"/>(COVERAGE TO)<text:tab/>(NUM-8)<text:tab/><text:tab/>REQUIRED</text:span></text:p>
      <text:p text:style-name="P11"><text:span text:style-name="T1"><text:s text:c="2"/>19 . <text:s text:c="2"/>TOTAL CONTRIBUTION<text:tab/>total on page 1<text:tab/><text:tab/>(AMT-12)</text:span></text:p>
      <text:p text:style-name="P11"><text:span text:style-name="T1"><text:s text:c="2"/>20 . <text:s text:c="2"/>TOTAL INDEP. EXPEND<text:tab/>total on page 1<text:tab/><text:tab/>(AMT-12)</text:span></text:p>
      <text:p text:style-name="P11"><text:span text:style-name="T1"><text:s text:c="2"/>21 . <text:s text:c="2"/>IND/NAME <text:s text:c="2"/>(PERSON COMPLETING FORM)<text:tab/>(A/N-38)<text:tab/>“as signed”<text:tab/></text:span></text:p>
      <text:p text:style-name="P11"><text:span text:style-name="T1"><text:s text:c="2"/>22 . <text:s text:c="2"/>DATE <text:s text:c="3"/>(SIGNED)<text:tab/><text:tab/><text:tab/><text:tab/>(NUM-8)</text:span></text:p>
      <text:p text:style-name="P11"><text:span text:style-name="T1"><text:s text:c="2"/>23 . <text:s text:c="2"/>DATE <text:s text:c="3"/>(NOTARIZED)<text:tab/><text:tab/><text:tab/><text:tab/>(NUM-8)</text:span></text:p>
      <text:p text:style-name="P11"><text:span text:style-name="T1"><text:s text:c="2"/>24 . <text:s text:c="2"/>DATE <text:s text:c="3"/>(NOTARY COMMISSION EXPIRES)<text:tab/>(NUM-8)</text:span></text:p>
      <text:p text:style-name="P11"><text:span text:style-name="T1"><text:s text:c="2"/>25 . <text:s text:c="2"/>IND/NAME <text:s text:c="3"/>(NOTARY)<text:tab/><text:tab/><text:tab/><text:tab/>(A/N-38)<text:tab/>“as notarized”</text:span></text:p>
      <text:p text:style-name="P3"/>
      <text:p text:style-name="P11"><text:span text:style-name="T1"><text:tab/></text:span><text:span text:style-name="T2">FOR EACH CONTRIBUTOR</text:span></text:p>
      <text:p text:style-name="P3"/>
      <text:p text:style-name="P11"><text:span text:style-name="T2"><text:s text:c="3"/></text:span><text:span text:style-name="T1">1. <text:s text:c="2"/>FORM TYPE <text:tab/><text:tab/><text:tab/><text:tab/>(A/N-8) <text:tab/><text:tab/>REQUIRED <text:s text:c="3"/>value = F56</text:span></text:p>
      <text:p text:style-name="P11"><text:span text:style-name="T1"><text:s text:c="3"/>2 . <text:s/>FILER FEC CMTE ID<text:tab/><text:tab/><text:tab/>(A/N-9) <text:tab/><text:tab/>REQUIRED</text:span></text:p>
      <text:p text:style-name="P11"><text:span text:style-name="T1"><text:s text:c="3"/>3. <text:s text:c="2"/>ENTITY TYPE<text:tab/><text:tab/><text:tab/><text:tab/>(A/N-3)<text:tab/><text:tab/>(IND,COM,CCM,...) <text:s text:c="2"/></text:span></text:p>
      <text:p text:style-name="P11"><text:span text:style-name="T1"><text:s text:c="3"/></text:span></text:p>
      <text:p text:style-name="P11"><text:span text:style-name="T1"><text:s text:c="3"/>4. <text:s text:c="2"/>NAME(Contributor/Lender)(A/N-90) (Expand to 90 chars)</text:span></text:p>
      <text:p text:style-name="P11"><text:span text:style-name="T1"><text:s text:c="3"/>5. <text:s text:c="2"/>STREET <text:s/>1<text:tab/><text:tab/><text:tab/><text:tab/><text:tab/>(A/N-34)</text:span></text:p>
      <text:p text:style-name="P11"><text:span text:style-name="T1"><text:s text:c="3"/>6. <text:s text:c="2"/>STREET <text:s/>2<text:tab/><text:tab/><text:tab/><text:tab/><text:tab/>(A/N-34)</text:span></text:p>
      <text:p text:style-name="P11"><text:span text:style-name="T1"><text:s text:c="3"/>7. <text:s text:c="2"/>CITY<text:tab/><text:tab/><text:tab/><text:tab/><text:tab/>(A/N-18)</text:span></text:p>
      <text:p text:style-name="P11"><text:span text:style-name="T1"><text:s text:c="3"/>8. <text:s text:c="2"/>STATE<text:tab/><text:tab/><text:tab/><text:tab/><text:tab/>(A-2)</text:span></text:p>
      <text:p text:style-name="P11"><text:span text:style-name="T1"><text:s text:c="3"/>9. <text:s text:c="2"/>ZIP<text:tab/><text:tab/><text:tab/><text:tab/><text:tab/>(A/N-9)</text:span></text:p>
      <text:p text:style-name="P11"><text:span text:style-name="T1"><text:s text:c="2"/>10. <text:s text:c="2"/>INDEMP<text:tab/><text:tab/><text:tab/><text:tab/><text:tab/>(A/N-38)</text:span></text:p>
      <text:p text:style-name="P11"><text:span text:style-name="T1"><text:s text:c="2"/>11. <text:s text:c="2"/>INDOCC<text:tab/><text:tab/><text:tab/><text:tab/><text:tab/>(A/N-38)</text:span></text:p>
      <text:p text:style-name="P11"><text:span text:style-name="T1"><text:s text:c="2"/>12. <text:s text:c="2"/>DATE <text:s text:c="2"/>(OF CONTRIBUTION)<text:tab/><text:tab/>(NUM-8)</text:span></text:p>
      <text:p text:style-name="P11"><text:span text:style-name="T1"><text:s text:c="2"/>13. <text:s text:c="2"/>AMOUNT<text:tab/>CONTRIBUTION AMOUNT<text:tab/>(AMT-12)</text:span></text:p>
      <text:p text:style-name="P11"><text:span text:style-name="T1"><text:s text:c="2"/>14.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15. <text:s/>FEC-CANDIDATE-ID-NUMBER<text:tab/><text:tab/>(A/N-9)<text:tab/><text:tab/>Required if Entity-Type =“CAN’ or</text:span></text:p>
      <text:p text:style-name="P11"><text:span text:style-name="T1"><text:s text:c="111"/>or ‘CCM’ <text:s text:c="3"/></text:span></text:p>
      <text:p text:style-name="P11"><text:span text:style-name="T1"><text:s text:c="2"/>16. <text:s/>CANDIDATE-NAME<text:tab/><text:tab/><text:tab/>(A/N-38)<text:tab/>Req if FEC-Cand-ID unavailable <text:s/></text:span></text:p>
      <text:p text:style-name="P11"><text:span text:style-name="T1"><text:s text:c="2"/>17. <text:s text:c="2"/>CAND-OFFICE<text:tab/><text:tab/><text:tab/><text:tab/>(A/N-1)<text:tab/><text:tab/>Req if FEC-Cand-ID unavailable</text:span></text:p>
      <text:p text:style-name="P11"><text:span text:style-name="T1"><text:tab/><text:tab/><text:tab/><text:tab/><text:tab/><text:tab/><text:tab/><text:tab/>(Values: ‘H’; <text:s/>‘S’; ‘P’)</text:span></text:p>
      <text:p text:style-name="P11"><text:soft-page-break/><text:span text:style-name="T1"><text:s text:c="2"/>18. <text:s text:c="2"/>CAND-STATE (OF ELECTION)<text:tab/><text:tab/>(A/N-2)<text:tab/><text:tab/>Req if FEC-Cand-ID unavailable <text:s text:c="6"/>19. <text:s text:c="2"/>CAND-DISTRICT<text:tab/><text:tab/><text:tab/><text:tab/>(NUM-2)<text:tab/>Required if Cand-Office =‘H’</text:span></text:p>
      <text:p text:style-name="P11"><text:span text:style-name="T1"><text:s text:c="2"/>20. <text:s text:c="2"/>CONDUIT-NAME<text:tab/><text:tab/><text:tab/><text:tab/>(A/N-38)<text:tab/>Name of person/organization</text:span></text:p>
      <text:p text:style-name="P11"><text:span text:style-name="T1"><text:tab/><text:tab/><text:tab/><text:tab/><text:tab/><text:tab/><text:tab/><text:tab/>serving as transaction conduit.</text:span></text:p>
      <text:p text:style-name="P11"><text:span text:style-name="T1"><text:s text:c="2"/>21. <text:s text:c="2"/>CONDUIT-STREET-1<text:tab/><text:tab/><text:tab/>(A/N-34)</text:span></text:p>
      <text:p text:style-name="P11"><text:span text:style-name="T1"><text:s text:c="2"/>22. <text:s text:c="2"/>CONDUIT-STREET-2<text:tab/><text:tab/><text:tab/>(A/N-34)</text:span></text:p>
      <text:p text:style-name="P11"><text:span text:style-name="T1"><text:s text:c="2"/>23. <text:s text:c="2"/>CONDUIT-CITY<text:tab/><text:tab/><text:tab/><text:tab/>(A/N-18) <text:tab/></text:span></text:p>
      <text:p text:style-name="P11"><text:span text:style-name="T1"><text:s text:c="2"/>24. <text:s text:c="2"/>CONDUIT-STATE<text:tab/><text:tab/><text:tab/><text:tab/>(A/N-2)</text:span></text:p>
      <text:p text:style-name="P11"><text:span text:style-name="T1"><text:s text:c="2"/>25. <text:s text:c="2"/>CONDUIT-ZIP<text:tab/><text:tab/><text:tab/><text:tab/>(A/N-9)<text:tab/><text:tab/></text:span></text:p>
      <text:p text:style-name="P11"><text:span text:style-name="T1"><text:s text:c="2"/>26. <text:s text:c="2"/>AMENDED-CD<text:tab/><text:tab/><text:tab/><text:tab/>(A/N-1) Value: blank, ‘A’, ‘C’, ‘D’</text:span></text:p>
      <text:p text:style-name="P11"><text:span text:style-name="T1"><text:s text:c="2"/>27. <text:s text:c="2"/>TRAN_ID<text:tab/><text:tab/><text:tab/><text:tab/><text:tab/>(A/N 32</text:span></text:p>
      <text:p text:style-name="P11"><text:span text:style-name="T1"><text:s text:c="2"/>28. <text:s text:c="2"/>ORIG_TRAN_ID<text:tab/><text:tab/><text:tab/><text:tab/>(A/N32)</text:span></text:p>
      <text:p text:style-name="P11"><text:span text:style-name="T1"><text:s text:c="2"/>29. <text:s text:c="2"/>SUPR_TRAN_ID<text:tab/><text:tab/><text:tab/><text:tab/>(A/N32) <text:s text:c="3"/></text:span></text:p>
      <text:p text:style-name="P3"/>
      <text:p text:style-name="P3"/>
      <text:p text:style-name="P11"><text:span text:style-name="T2"><text:tab/>FOR EACH INDEPENDENT EXPENDITURE MADE</text:span></text:p>
      <text:p text:style-name="P3"/>
      <text:p text:style-name="P11"><text:span text:style-name="T2"><text:s text:c="2"/></text:span><text:span text:style-name="T1"><text:s/>1. <text:s text:c="2"/>FORM TYPE<text:tab/><text:tab/><text:tab/><text:tab/>(A/N-8)<text:tab/><text:tab/>REQUIRED value = F57</text:span></text:p>
      <text:p text:style-name="P11"><text:span text:style-name="T1"><text:s text:c="3"/>2 . <text:s text:c="2"/>FILER FEC CMTE ID<text:tab/><text:tab/><text:tab/>(A/N-9) <text:tab/><text:tab/>REQUIRED</text:span></text:p>
      <text:p text:style-name="P11"><text:span text:style-name="T1"><text:s text:c="3"/>3. ENTITY TYPE<text:tab/><text:tab/><text:tab/><text:tab/>(A/N-3)<text:tab/><text:tab/>(IND,COM,CCM,...) <text:s text:c="2"/></text:span></text:p>
      <text:p text:style-name="P11"><text:span text:style-name="T1">4. NAME <text:s text:c="3"/>(Payee)<text:tab/><text:tab/><text:tab/>(A/N-90)<text:tab/>(expand to 90 chars)</text:span></text:p>
      <text:p text:style-name="P11"><text:span text:style-name="T1"><text:s text:c="3"/>5. <text:s text:c="2"/>STREET <text:s/>1<text:tab/><text:tab/><text:tab/><text:tab/><text:tab/>(A/N-34)</text:span></text:p>
      <text:p text:style-name="P11"><text:span text:style-name="T1"><text:s text:c="3"/>6. <text:s text:c="2"/>STREET <text:s/>2<text:tab/><text:tab/><text:tab/><text:tab/><text:tab/>(A/N-34)</text:span></text:p>
      <text:p text:style-name="P11"><text:span text:style-name="T1"><text:s text:c="3"/>7. <text:s text:c="2"/>CITY<text:tab/><text:tab/><text:tab/><text:tab/><text:tab/>(A/N-18)</text:span></text:p>
      <text:p text:style-name="P11"><text:span text:style-name="T1"><text:s text:c="3"/>8. <text:s text:c="3"/>STATE<text:tab/><text:tab/><text:tab/><text:tab/><text:tab/>(A/N-2)</text:span></text:p>
      <text:p text:style-name="P11"><text:span text:style-name="T1"><text:s text:c="3"/>9. <text:s text:c="3"/>ZIP<text:tab/><text:tab/><text:tab/><text:tab/><text:tab/>(A/N-9)</text:span></text:p>
      <text:p text:style-name="P11"><text:span text:style-name="T1"><text:s text:c="2"/>10. <text:s text:c="2"/>TRANSDESC<text:tab/><text:tab/><text:tab/><text:tab/>(A/N-40)</text:span></text:p>
      <text:p text:style-name="P11"><text:span text:style-name="T1"><text:s text:c="2"/>11. <text:s text:c="2"/>DATE <text:s text:c="3"/>(OF EXPENDITURE)<text:tab/><text:tab/>(NUM-8)</text:span></text:p>
      <text:p text:style-name="P11"><text:span text:style-name="T1"><text:s text:c="2"/>12. <text:s text:c="2"/>AMOUNT<text:tab/>CONTRIBUTION AMOUNT<text:tab/>(AMT-12)</text:span></text:p>
      <text:p text:style-name="P11"><text:span text:style-name="T1"><text:s text:c="2"/>13. <text:s text:c="2"/>SUPPORT/OPPOSE <text:s text:c="2"/><text:tab/><text:tab/>(A/N-3) <text:tab/><text:tab/>REQUIRED</text:span></text:p>
      <text:p text:style-name="P11"><text:span text:style-name="T1"><text:tab/>(SUP=Support=24E <text:s/>OPP=Oppose=24A)</text:span></text:p>
      <text:p text:style-name="P11"><text:span text:style-name="T1">14. <text:s/>S/O FEC CAN ID NUMBER<text:tab/><text:tab/><text:tab/>(A/N-9) <text:s text:c="2"/></text:span></text:p>
      <text:p text:style-name="P11"><text:span text:style-name="T1">15. <text:s/>S/O CAN/NAME<text:tab/><text:tab/><text:tab/><text:tab/>(A/N-38)</text:span></text:p>
      <text:p text:style-name="P11"><text:span text:style-name="T1"><text:s text:c="3"/>16. <text:s/>S/O CAN/OFF<text:tab/><text:tab/><text:tab/><text:tab/>(A/N-1)</text:span></text:p>
      <text:p text:style-name="P11"><text:span text:style-name="T1"><text:s text:c="2"/>17. <text:s/>S/O STATE<text:tab/><text:tab/><text:tab/><text:tab/>(A/N-2)</text:span></text:p>
      <text:p text:style-name="P11"><text:span text:style-name="T1"><text:s text:c="2"/>18. <text:s/>S/O CAN/DIST<text:tab/><text:tab/><text:tab/><text:tab/>(A/N-2)</text:span></text:p>
      <text:p text:style-name="P11"><text:span text:style-name="T1">19.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20. <text:s/>FEC-CANDIDATE-ID-NUMBER<text:tab/><text:tab/>(A/N-9)<text:tab/><text:tab/>Required if Entity-Type =“CAN’ or</text:span></text:p>
      <text:p text:style-name="P11"><text:span text:style-name="T1"><text:s text:c="111"/>or ‘CCM’ <text:s text:c="3"/></text:span></text:p>
      <text:p text:style-name="P11"><text:span text:style-name="T1"><text:s text:c="2"/>21. <text:s/>CANDIDATE-NAME<text:tab/><text:tab/><text:tab/>(A/N-38)<text:tab/>Req if FEC-Cand-ID unavailable <text:s/></text:span></text:p>
      <text:p text:style-name="P11"><text:span text:style-name="T1"><text:s text:c="2"/>22.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23. <text:s text:c="2"/>CAND-STATE (OF ELECTION)<text:tab/><text:tab/>(A/N-2)<text:tab/><text:tab/>Req if FEC-Cand-ID unavailable</text:span></text:p>
      <text:p text:style-name="P11"><text:span text:style-name="T1"><text:s text:c="2"/>24. <text:s text:c="2"/>CAND-DISTRICT<text:tab/><text:tab/><text:tab/><text:tab/>(NUM-2)<text:tab/>Required if Cand-Office =‘H’</text:span></text:p>
      <text:p text:style-name="P11"><text:span text:style-name="T1"><text:s text:c="2"/>25.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6. <text:s text:c="2"/>CONDUIT-STREET-1<text:tab/><text:tab/><text:tab/>(A/N-34)</text:span></text:p>
      <text:p text:style-name="P11"><text:span text:style-name="T1"><text:s text:c="2"/>27. <text:s text:c="2"/>CONDUIT-STREET-2<text:tab/><text:tab/><text:tab/>(A/N-34)</text:span></text:p>
      <text:p text:style-name="P11"><text:span text:style-name="T1"><text:s text:c="2"/>28. <text:s text:c="2"/>CONDUIT-CITY<text:tab/><text:tab/><text:tab/><text:tab/>(A/N-18) <text:tab/></text:span></text:p>
      <text:p text:style-name="P11"><text:span text:style-name="T1"><text:s text:c="2"/>29. <text:s text:c="2"/>CONDUIT-STATE<text:tab/><text:tab/><text:tab/><text:tab/>(A/N-2)</text:span></text:p>
      <text:p text:style-name="P11"><text:span text:style-name="T1"><text:s text:c="2"/>30. <text:s text:c="2"/>CONDUIT-ZIP<text:tab/><text:tab/><text:tab/><text:tab/>(A/N-9)<text:tab/><text:tab/></text:span></text:p>
      <text:p text:style-name="P11"><text:span text:style-name="T1"><text:s text:c="2"/>31. <text:s/>AMENDED-CD<text:tab/><text:tab/><text:tab/><text:tab/>(A/N-1) <text:tab/>Values: blank, ‘A’, ‘C’, ‘D’</text:span></text:p>
      <text:p text:style-name="P11"><text:span text:style-name="T2"><text:s text:c="2"/></text:span><text:span text:style-name="T1">32. <text:s text:c="2"/>TRAN_ID<text:tab/><text:tab/><text:tab/><text:tab/><text:tab/>(A/N 32)<text:tab/></text:span></text:p>
      <text:p text:style-name="P11"><text:soft-page-break/><text:span text:style-name="T1"><text:s text:c="3"/>33. <text:s text:c="2"/>ORIG_TRAN_ID<text:tab/><text:tab/><text:tab/><text:tab/>(A/N 32)</text:span></text:p>
      <text:p text:style-name="P11"><text:span text:style-name="T1"><text:s text:c="2"/>34. <text:s text:c="2"/>SUPR_TRAN_ID<text:tab/><text:tab/><text:tab/><text:tab/>(A/N 32)</text:span><text:span text:style-name="T2"> </text:span></text:p>
      <text:p text:style-name="P11"><text:span text:style-name="T2">NEEDS WORK......</text:span></text:p>
      <text:p text:style-name="P11"><text:span text:style-name="T1"><text:tab/>RULES:</text:span></text:p>
      <text:p text:style-name="P11"><text:span text:style-name="T1"><text:tab/></text:span></text:p>
      <text:p text:style-name="P11"><text:span text:style-name="T1">FORM 5:</text:span></text:p>
      <text:p text:style-name="P11"><text:span text:style-name="T1"><text:tab/>If field 10 .in the report record is "Y" then fields 11 <text:s/>and 12 <text:s/>must be blank.</text:span></text:p>
      <text:p text:style-name="P11"><text:span text:style-name="T1"><text:tab/>If field 10 . in the report record is "N" then fields 11 <text:s/>and 12 <text:s/>must contain data.</text:span></text:p>
      <text:p text:style-name="P3"/>
      <text:p text:style-name="P11"><text:span text:style-name="T1"><text:tab/>If field 13 . of the report record (REPORT CODE) begins with "12" or "30" the fields 14 ,</text:span></text:p>
      <text:p text:style-name="P11"><text:span text:style-name="T1"><text:tab/>15 <text:s/>and 16 <text:s/>must be completed.</text:span></text:p>
      <text:p text:style-name="P3"/>
      <text:p text:style-name="P11"><text:span text:style-name="T1"><text:tab/>All contributions must be 15's.</text:span></text:p>
      <text:p text:style-name="P11"><text:span text:style-name="T1"><text:tab/></text:span></text:p>
      <text:p text:style-name="P11"><text:span text:style-name="T1">FORM 5.6:</text:span></text:p>
      <text:p text:style-name="P11"><text:span text:style-name="T1"><text:s text:c="2"/>16. <text:s text:c="2"/>FEC CANDIDATE ID NUMBER:</text:span></text:p>
      <text:p text:style-name="P11"><text:span text:style-name="T1"><text:tab/>If field 16 <text:s/>of the expenditure made record(s) (CANDIDATE ID NUMBER) contains a valid <text:tab/>FEC ID number fields 16, 17, 18, 19 <text:s/>are optional. <text:s/>If field 15 <text:s/>does not contain </text:span></text:p>
      <text:p text:style-name="P11"><text:span text:style-name="T1"><text:tab/>a valid FEC ID number fields 16, 17, 18, 19 <text:s/>are required.</text:span></text:p>
      <text:p text:style-name="P3"/>
      <text:p text:style-name="P3"/>
      <text:p text:style-name="P3"/>
      <text:p text:style-name="P11"><text:span text:style-name="T2">End of Form 5</text:span></text:p>
      <text:p text:style-name="P4"/>
      <text:p text:style-name="P22"/>
      <text:p text:style-name="P11"><text:span text:style-name="T2">FORM 6<text:tab/><text:tab/>48 hour notice</text:span></text:p>
      <text:p text:style-name="P3"/>
      <text:p text:style-name="P11"><text:span text:style-name="T1"><text:s text:c="3"/>1. <text:s text:c="2"/>FORM TYPE<text:tab/><text:tab/><text:tab/><text:tab/>(A/N-8) REQUIRED <text:s text:c="3"/>value = F6<text:tab/>plus ‘N’, ‘A’, ‘T’</text:span></text:p>
      <text:p text:style-name="P11"><text:span text:style-name="T1"><text:s text:c="3"/>2. <text:s/>FILER FEC CMTE ID<text:tab/><text:tab/><text:tab/>(A/N-9) <text:tab/><text:tab/>REQUIRED</text:span></text:p>
      <text:p text:style-name="P11"><text:span text:style-name="T1"><text:s text:c="3"/>3. <text:s text:c="2"/>COMMITTEE NAME<text:tab/><text:tab/><text:tab/>(A/N-90)</text:span></text:p>
      <text:p text:style-name="P11"><text:span text:style-name="T1"><text:s text:c="3"/>4. <text:s text:c="2"/>STREET <text:s/>1<text:tab/><text:tab/><text:tab/><text:tab/><text:tab/>(A/N-34)</text:span></text:p>
      <text:p text:style-name="P11"><text:span text:style-name="T1"><text:s text:c="3"/>5. <text:s text:c="2"/>STREET <text:s/>2<text:tab/><text:tab/><text:tab/><text:tab/><text:tab/>(A/N-34)</text:span></text:p>
      <text:p text:style-name="P11"><text:span text:style-name="T1"><text:s text:c="3"/>6. <text:s text:c="2"/>CITY<text:tab/><text:tab/><text:tab/><text:tab/><text:tab/>(A/N-18)</text:span></text:p>
      <text:p text:style-name="P11"><text:span text:style-name="T1"><text:s text:c="3"/>7. <text:s text:c="3"/>STATE<text:tab/><text:tab/><text:tab/><text:tab/><text:tab/>(A/N-2)</text:span></text:p>
      <text:p text:style-name="P11"><text:span text:style-name="T1"><text:s text:c="3"/>8. <text:s text:c="3"/>ZIP<text:tab/><text:tab/><text:tab/><text:tab/><text:tab/>(A/N-9)</text:span></text:p>
      <text:p text:style-name="P11"><text:span text:style-name="T1"><text:s text:c="2"/>9. <text:s text:c="2"/>FEC CANDIDATE ID NUMBER<text:tab/><text:tab/>(A/N-9)</text:span></text:p>
      <text:p text:style-name="P11"><text:span text:style-name="T1"><text:s text:c="2"/>10. <text:s text:c="2"/>CANDIDATE NAME<text:tab/><text:tab/><text:tab/>(A/N-38)</text:span></text:p>
      <text:p text:style-name="P11"><text:span text:style-name="T1"><text:s text:c="2"/>11. <text:s text:c="2"/>CAN/OFF<text:tab/><text:tab/><text:tab/><text:tab/><text:tab/>(A/N-1)</text:span></text:p>
      <text:p text:style-name="P11"><text:span text:style-name="T1"><text:s text:c="2"/>12. <text:s text:c="2"/>STATE <text:s text:c="3"/>(OF ELECTION)<text:tab/><text:tab/><text:tab/>(A/N-2)</text:span></text:p>
      <text:p text:style-name="P11"><text:span text:style-name="T1"><text:s text:c="2"/>13. <text:s text:c="2"/>CAN/DIST<text:tab/><text:tab/><text:tab/><text:tab/>(NUM-2)</text:span></text:p>
      <text:p text:style-name="P11"><text:span text:style-name="T1"><text:s text:c="2"/>14. <text:s text:c="2"/>DATE <text:s text:c="3"/>(SIGNED)<text:tab/><text:tab/><text:tab/><text:tab/>(NUM-8)</text:span></text:p>
      <text:p text:style-name="P3"/>
      <text:p text:style-name="P11"><text:span text:style-name="T1">FOR EACH CONTRIBUTOR:</text:span></text:p>
      <text:p text:style-name="P11"><text:span text:style-name="T1"><text:s text:c="3"/>1. <text:s text:c="2"/>FORM TYPE<text:tab/><text:tab/><text:tab/><text:tab/>(A/N-8) <text:tab/><text:tab/>REQUIRED <text:s text:c="3"/>value = F65</text:span></text:p>
      <text:p text:style-name="P11"><text:span text:style-name="T1"><text:s text:c="3"/>2 . <text:s text:c="2"/>FILER FEC CMTE ID<text:tab/><text:tab/>(A/N-9) <text:tab/><text:tab/>REQUIRED</text:span></text:p>
      <text:p text:style-name="P11"><text:span text:style-name="T1"><text:s text:c="3"/>3. <text:s text:c="2"/>ENTITY TYPE<text:tab/><text:tab/><text:tab/><text:tab/>(A/N-3)<text:tab/><text:tab/>(IND,COM,CCM,...) <text:s/></text:span></text:p>
      <text:p text:style-name="P11"><text:span text:style-name="T1">4. <text:s text:c="2"/>NAME <text:s text:c="3"/>(Contributor/Lender)<text:tab/><text:tab/>(A/N-90) (Expand to 90 chars)</text:span></text:p>
      <text:p text:style-name="P11"><text:span text:style-name="T1"><text:s text:c="3"/>5. <text:s text:c="2"/>STREET <text:s/>1<text:tab/><text:tab/><text:tab/><text:tab/><text:tab/>(A/N-34)</text:span></text:p>
      <text:p text:style-name="P11"><text:span text:style-name="T1"><text:s text:c="3"/>6. <text:s text:c="2"/>STREET <text:s/>2<text:tab/><text:tab/><text:tab/><text:tab/><text:tab/>(A/N-34)</text:span></text:p>
      <text:p text:style-name="P11"><text:span text:style-name="T1"><text:s text:c="3"/>7. <text:s text:c="3"/>CITY<text:tab/><text:tab/><text:tab/><text:tab/><text:tab/>(A/N-18)</text:span></text:p>
      <text:p text:style-name="P11"><text:span text:style-name="T1"><text:s text:c="3"/>8. <text:s text:c="3"/>STATE<text:tab/><text:tab/><text:tab/><text:tab/><text:tab/>(A/N-2)</text:span></text:p>
      <text:p text:style-name="P11"><text:span text:style-name="T1"><text:s text:c="3"/>9. <text:s text:c="3"/>ZIP<text:tab/><text:tab/><text:tab/><text:tab/><text:tab/>(A/N-9)</text:span></text:p>
      <text:p text:style-name="P11"><text:span text:style-name="T1"><text:s text:c="2"/>10. <text:s text:c="2"/>INDEMP<text:tab/><text:tab/><text:tab/><text:tab/><text:tab/>(A/N-38)</text:span></text:p>
      <text:p text:style-name="P11"><text:span text:style-name="T1"><text:s text:c="2"/>11. <text:s text:c="2"/>INDOCC<text:tab/><text:tab/><text:tab/><text:tab/><text:tab/>(A/N-38)</text:span></text:p>
      <text:p text:style-name="P11"><text:span text:style-name="T1"><text:s text:c="2"/>12. <text:s text:c="2"/>DATE <text:s text:c="2"/>(OF CONTRIBUTION)<text:tab/><text:tab/>(NUM-8)</text:span></text:p>
      <text:p text:style-name="P11"><text:span text:style-name="T1"><text:s text:c="2"/>13. <text:s text:c="2"/>AMOUNT<text:tab/>CONTRIB/LOANED AMT<text:tab/>(AMT-12)</text:span></text:p>
      <text:p text:style-name="P11"><text:span text:style-name="T1"><text:s text:c="3"/>14.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15. <text:s/>FEC-CANDIDATE-ID-NUMBER<text:tab/><text:tab/>(A/N-9)<text:tab/><text:tab/>Required if Entity-Type =“CAN’ or</text:span></text:p>
      <text:p text:style-name="P11"><text:span text:style-name="T1"><text:s text:c="111"/>or ‘CCM’ <text:s text:c="3"/></text:span></text:p>
      <text:p text:style-name="P11"><text:span text:style-name="T1"><text:s text:c="2"/>16. <text:s/>CANDIDATE-NAME<text:tab/><text:tab/><text:tab/>(A/N-38)<text:tab/>Req if FEC-Cand-ID unavailable <text:s/></text:span></text:p>
      <text:p text:style-name="P11"><text:span text:style-name="T1"><text:s text:c="2"/>17.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18. <text:s text:c="2"/>CAND-STATE (OF ELECTION)<text:tab/><text:tab/>(A/N-2)<text:tab/><text:tab/>Req if FEC-Cand-ID unavailable</text:span></text:p>
      <text:p text:style-name="P11"><text:span text:style-name="T1"><text:s text:c="2"/>19. <text:s text:c="2"/>CAND-DISTRICT<text:tab/><text:tab/><text:tab/><text:tab/>(NUM-2)<text:tab/>Required if Cand-Office =‘H’</text:span></text:p>
      <text:p text:style-name="P11"><text:span text:style-name="T1"><text:s text:c="2"/>20.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1. <text:s text:c="2"/>CONDUIT-STREET-1<text:tab/><text:tab/><text:tab/>(A/N-34)</text:span></text:p>
      <text:p text:style-name="P11"><text:span text:style-name="T1"><text:s text:c="2"/>22. <text:s text:c="2"/>CONDUIT-STREET-2<text:tab/><text:tab/><text:tab/>(A/N-34)</text:span></text:p>
      <text:p text:style-name="P11"><text:span text:style-name="T1"><text:s text:c="2"/>23. <text:s text:c="2"/>CONDUIT-CITY<text:tab/><text:tab/><text:tab/><text:tab/>(A/N-18) <text:tab/></text:span></text:p>
      <text:p text:style-name="P11"><text:span text:style-name="T1"><text:s text:c="2"/>24. <text:s text:c="2"/>CONDUIT-STATE<text:tab/><text:tab/><text:tab/><text:tab/>(A/N-2)</text:span></text:p>
      <text:p text:style-name="P11"><text:span text:style-name="T1"><text:s text:c="2"/>25. <text:s text:c="2"/>CONDUIT-ZIP<text:tab/><text:tab/><text:tab/><text:tab/>(A/N-9)<text:tab/></text:span></text:p>
      <text:p text:style-name="P11"><text:span text:style-name="T1">26. <text:s/>AMENDED-CD<text:tab/><text:tab/><text:tab/><text:tab/>(A/N-1) Values: blank, ‘A’, ‘C’, ‘D’</text:span></text:p>
      <text:p text:style-name="P11"><text:span text:style-name="T1"><text:s text:c="3"/>27. <text:s/>TRAN_ID<text:tab/><text:tab/><text:tab/><text:tab/><text:tab/>(A/N 32)<text:tab/></text:span></text:p>
      <text:p text:style-name="P11"><text:span text:style-name="T1"><text:s text:c="2"/>28. <text:s text:c="2"/>ORIG_TRAN_ID<text:tab/><text:tab/><text:tab/><text:tab/>(A/N 32)</text:span></text:p>
      <text:p text:style-name="P11"><text:span text:style-name="T1"><text:s text:c="2"/>29. <text:s text:c="2"/>SUPR_TRAN_ID<text:tab/><text:tab/><text:tab/><text:tab/>(A/N 32)</text:span><text:span text:style-name="T2"> </text:span></text:p>
      <text:p text:style-name="P11"><text:span text:style-name="T1">RULES: If valid FEC Candidate ID is received in field 9 of the F6 record, fields 10, 11, 12, 13 are optional.</text:span></text:p>
      <text:p text:style-name="P11"><text:soft-page-break/><text:span text:style-name="T2">End of Form 6</text:span></text:p>
      <text:p text:style-name="P23"/>
      <text:p text:style-name="P11"><text:span text:style-name="T2">FORM 7<text:tab/>Communication costs</text:span></text:p>
      <text:p text:style-name="P3"/>
      <text:p text:style-name="P11"><text:span text:style-name="T1"><text:s text:c="3"/>1. <text:s text:c="2"/>FORM TYPE<text:tab/><text:tab/><text:tab/>(A/N-8)<text:tab/><text:tab/>REQUIRED <text:s text:c="3"/>value = F7</text:span></text:p>
      <text:p text:style-name="P11"><text:span text:style-name="T1"><text:tab/><text:tab/><text:tab/><text:tab/><text:tab/><text:tab/><text:tab/> plus ‘N’, ‘A’, ‘T’</text:span></text:p>
      <text:p text:style-name="P11"><text:span text:style-name="T1"><text:s text:c="3"/>2. <text:s text:c="2"/>FILER FEC CMTE ID<text:tab/><text:tab/>(A/N-9)<text:tab/><text:tab/>REQUIRED</text:span></text:p>
      <text:p text:style-name="P11"><text:span text:style-name="T1"><text:s text:c="3"/>3. <text:s text:c="2"/>COMMITTEE NAME<text:tab/><text:tab/>(A/N-90)</text:span></text:p>
      <text:p text:style-name="P11"><text:span text:style-name="T1"><text:s text:c="3"/>4. <text:s text:c="2"/>STREET <text:s/>1<text:tab/><text:tab/><text:tab/><text:tab/>(A/N-34)</text:span></text:p>
      <text:p text:style-name="P11"><text:span text:style-name="T1"><text:s text:c="3"/>5. <text:s text:c="2"/>STREET <text:s/>2<text:tab/><text:tab/><text:tab/><text:tab/>(A/N-34)</text:span></text:p>
      <text:p text:style-name="P11"><text:span text:style-name="T1"><text:s text:c="3"/>6. <text:s text:c="2"/>CITY<text:tab/><text:tab/><text:tab/><text:tab/>(A/N-18)</text:span></text:p>
      <text:p text:style-name="P11"><text:span text:style-name="T1"><text:s text:c="3"/>7. <text:s text:c="2"/>STATE<text:tab/><text:tab/><text:tab/><text:tab/>(A/N-2)</text:span></text:p>
      <text:p text:style-name="P11"><text:span text:style-name="T1"><text:s text:c="3"/>8. <text:s text:c="2"/>ZIP<text:tab/><text:tab/><text:tab/><text:tab/>(A/N-9)</text:span></text:p>
      <text:p text:style-name="P11"><text:span text:style-name="T1"><text:s text:c="3"/>9. <text:s text:c="2"/>ORGANIZATION TYPE<text:tab/><text:tab/>(A/N-1)<text:tab/><text:tab/>VALUE: <text:s text:c="2"/>C, T, L, M, V, W</text:span></text:p>
      <text:p text:style-name="P11"><text:span text:style-name="T1"><text:s/>10. RPTCODE<text:tab/><text:tab/><text:tab/><text:tab/>(A-3) <text:tab/><text:tab/>REQUIRED</text:span></text:p>
      <text:p text:style-name="P11"><text:span text:style-name="T1"><text:s/>11 . DATE <text:s text:c="2"/>(OF ELECTION)<text:tab/><text:tab/>(NUM-8)</text:span></text:p>
      <text:p text:style-name="P11"><text:span text:style-name="T1"><text:s/>12 . STATE <text:s text:c="2"/>(OF ELECTION)<text:tab/><text:tab/>(A/N-2)</text:span></text:p>
      <text:p text:style-name="P11"><text:span text:style-name="T1"><text:s text:c="2"/>13 . <text:s/>DATE <text:s text:c="3"/>(COVERAGE FROM)<text:tab/>(NUM-8)</text:span></text:p>
      <text:p text:style-name="P11"><text:span text:style-name="T1"><text:s text:c="2"/>14 . <text:s/>DATE <text:s text:c="3"/>(COVERAGE TO)<text:tab/><text:tab/>(NUM-8)<text:tab/>REQUIRED</text:span></text:p>
      <text:p text:style-name="P11"><text:span text:style-name="T1"><text:s text:c="2"/>15 . <text:s/>TOTAL COSTS<text:tab/><text:tab/><text:tab/>(AMT-12)</text:span></text:p>
      <text:p text:style-name="P11"><text:span text:style-name="T1"><text:s text:c="2"/>16 . <text:s/>IND/NAME <text:s text:c="3"/>(FILER)<text:tab/><text:tab/>(A/N-38)<text:tab/>“as signed”</text:span></text:p>
      <text:p text:style-name="P11"><text:span text:style-name="T1"><text:s text:c="2"/>17 . <text:s/>DATE <text:s text:c="3"/>(SIGNED)<text:tab/><text:tab/><text:tab/>(NUM-8)</text:span></text:p>
      <text:p text:style-name="P11"><text:span text:style-name="T1"><text:s text:c="2"/>18. <text:s/>TITLE<text:tab/><text:tab/><text:tab/><text:tab/>(A/N-20)</text:span></text:p>
      <text:p text:style-name="P3"/>
      <text:p text:style-name="P11"><text:span text:style-name="T1"><text:tab/>FOR EACH COMMUNICATION:</text:span></text:p>
      <text:p text:style-name="P11"><text:span text:style-name="T1"><text:s text:c="3"/>1. <text:s text:c="2"/>FORM TYPE<text:tab/><text:tab/><text:tab/>(A/N-8) <text:tab/><text:tab/>REQUIRED <text:s text:c="3"/>value = F76</text:span></text:p>
      <text:p text:style-name="P11"><text:span text:style-name="T1"><text:s text:c="3"/>2 . <text:s text:c="2"/>FILER FEC CMTE ID<text:tab/>(A/N-9) <text:tab/><text:tab/>REQUIRED</text:span></text:p>
      <text:p text:style-name="P11"><text:span text:style-name="T1">3. <text:s text:c="2"/>COMMUNICATION TYPE<text:tab/><text:tab/>(A/N-2 ) <text:tab/>Values: DM, TP, TM, O</text:span></text:p>
      <text:p text:style-name="P11"><text:span text:style-name="T1"><text:s text:c="3"/>4. <text:s text:c="2"/>TRANSDESC <text:s text:c="2"/>(COMMUN. SPECIFICATION)<text:tab/>(A/N-40)</text:span></text:p>
      <text:p text:style-name="P11"><text:span text:style-name="T1"><text:s text:c="3"/>5. <text:s text:c="2"/>COMMUNICATION CLASS<text:tab/>(A/N-1)<text:tab/><text:tab/>Values: <text:s/>E, S, M</text:span></text:p>
      <text:p text:style-name="P11"><text:span text:style-name="T1"><text:tab/>OR CATEGORY </text:span></text:p>
      <text:p text:style-name="P11"><text:span text:style-name="T1"><text:s text:c="3"/>6. <text:s text:c="2"/>DATE <text:s/>(OF COMMUNICATION)<text:tab/>(NUM-8)</text:span></text:p>
      <text:p text:style-name="P11"><text:span text:style-name="T1"><text:s text:c="3"/>7. <text:s text:c="2"/>SUPPORT/OPPOSE <text:tab/><text:tab/>(A/N-3) <text:tab/><text:tab/>REQUIRED</text:span></text:p>
      <text:p text:style-name="P11"><text:span text:style-name="T1"><text:tab/>(SUP=Support=24F <text:s/>OPP=Oppose=24N)</text:span></text:p>
      <text:p text:style-name="P11"><text:span text:style-name="T1"><text:s text:c="2"/>8. <text:s text:c="2"/>FEC CANDIDATE ID NUMBER<text:tab/>(A/N-9)</text:span></text:p>
      <text:p text:style-name="P11"><text:span text:style-name="T1"><text:s text:c="2"/>9. <text:s text:c="2"/>CANDIDATE NAME<text:tab/><text:tab/>(A/N-38)</text:span></text:p>
      <text:p text:style-name="P11"><text:span text:style-name="T1"><text:s text:c="2"/>10. <text:s text:c="2"/>CAN/OFF<text:tab/><text:tab/><text:tab/><text:tab/>(A/N-1)</text:span></text:p>
      <text:p text:style-name="P11"><text:span text:style-name="T1"><text:s text:c="2"/>11. <text:s text:c="2"/>STATE <text:s text:c="3"/>(OF ELECTION)<text:tab/><text:tab/>(A/N-2)</text:span></text:p>
      <text:p text:style-name="P11"><text:span text:style-name="T1"><text:s text:c="2"/>12. <text:s text:c="2"/>CAN/DIST<text:tab/><text:tab/><text:tab/>(NUM-2)</text:span></text:p>
      <text:p text:style-name="P11"><text:span text:style-name="T1"><text:s text:c="2"/>13. <text:s text:c="2"/>RPTPGI<text:tab/><text:tab/><text:tab/><text:tab/>(A-1)</text:span></text:p>
      <text:p text:style-name="P11"><text:span text:style-name="T1"><text:s text:c="2"/>14. <text:s text:c="2"/>Cost of communication<text:tab/><text:tab/>(AMT-12)</text:span></text:p>
      <text:p text:style-name="P11"><text:span text:style-name="T1"><text:s text:c="2"/>15. <text:s/>AMENDED-CD<text:tab/><text:tab/><text:tab/>(A/N-1) <text:tab/><text:tab/>Values: blank, ‘A’, ‘C’, ‘D’</text:span></text:p>
      <text:p text:style-name="P11"><text:span text:style-name="T1">16. <text:s text:c="2"/>TRAN_ID<text:tab/><text:tab/><text:tab/><text:tab/><text:tab/>(A/N 32)<text:tab/>(Add TRAN_ID...to Amended)</text:span></text:p>
      <text:p text:style-name="P11"><text:span text:style-name="T1"><text:s text:c="3"/>17. <text:s text:c="2"/>ORIG_TRAN_ID<text:tab/><text:tab/><text:tab/><text:tab/>(A/N 32)</text:span></text:p>
      <text:p text:style-name="P11"><text:span text:style-name="T1"><text:s text:c="2"/>18. <text:s text:c="2"/>SUPR_TRAN_ID<text:tab/><text:tab/><text:tab/><text:tab/>(A/N 32)</text:span><text:span text:style-name="T2"> </text:span></text:p>
      <text:p text:style-name="P3"/>
      <text:p text:style-name="P11"><text:span text:style-name="T1"><text:tab/>RULES:</text:span></text:p>
      <text:p text:style-name="P3"/>
      <text:p text:style-name="P11"><text:span text:style-name="T1"><text:tab/>IF field 4 . is "O" field 5 <text:s/>must contain data.</text:span></text:p>
      <text:p text:style-name="P11"><text:span text:style-name="T2">End of Form 7</text:span></text:p>
      <text:p text:style-name="P24"/>
      <text:p text:style-name="P11"><text:span text:style-name="T2">FORM 8<text:tab/><text:tab/>DEBT SETTLEMENT PLAN</text:span></text:p>
      <text:p text:style-name="P4"/>
      <text:p text:style-name="P11"><text:span text:style-name="T1"><text:s text:c="3"/>1. <text:s text:c="2"/>FORM TYPE<text:tab/><text:tab/><text:tab/><text:tab/><text:tab/>(A/N-8) <text:s text:c="14"/>REQUIRED value = F8<text:tab/><text:tab/><text:tab/><text:tab/><text:tab/><text:tab/><text:tab/><text:tab/><text:tab/><text:tab/>plus ‘N’, ‘A’, ‘T’</text:span></text:p>
      <text:p text:style-name="P11"><text:span text:style-name="T1"><text:s text:c="3"/>2. <text:s text:c="2"/>FILER FEC CMTE ID<text:tab/><text:tab/><text:tab/><text:tab/>(A/N-9) <text:tab/><text:tab/>REQUIRED</text:span></text:p>
      <text:p text:style-name="P11"><text:span text:style-name="T1"><text:s text:c="3"/>3. <text:s text:c="2"/>COMMITTEE NAME<text:tab/><text:tab/><text:tab/><text:tab/>(A/N-90)</text:span></text:p>
      <text:p text:style-name="P11"><text:span text:style-name="T1"><text:s text:c="3"/>4. <text:s text:c="2"/>STREET <text:s/>1<text:tab/><text:tab/><text:tab/><text:tab/><text:tab/><text:tab/>(A/N-34)</text:span></text:p>
      <text:p text:style-name="P11"><text:span text:style-name="T1"><text:s text:c="3"/>5. <text:s text:c="2"/>STREET <text:s/>2<text:tab/><text:tab/><text:tab/><text:tab/><text:tab/><text:tab/>(A/N-34)</text:span></text:p>
      <text:p text:style-name="P11"><text:span text:style-name="T1"><text:s text:c="3"/>6. <text:s text:c="2"/>CITY<text:tab/><text:tab/><text:tab/><text:tab/><text:tab/><text:tab/>(A/N-18)</text:span></text:p>
      <text:p text:style-name="P11"><text:span text:style-name="T1"><text:s text:c="3"/>7. <text:s text:c="2"/>STATE<text:tab/><text:tab/><text:tab/><text:tab/><text:tab/><text:tab/>(A/N-2)</text:span></text:p>
      <text:p text:style-name="P11"><text:span text:style-name="T1"><text:s text:c="3"/>8. <text:s text:c="2"/>ZIP<text:tab/><text:tab/><text:tab/><text:tab/><text:tab/><text:tab/>(A/N-9)</text:span></text:p>
      <text:p text:style-name="P11"><text:span text:style-name="T1"><text:s text:c="3"/>9. <text:s text:c="2"/>1. CASH ON HAND<text:tab/><text:tab/><text:tab/><text:tab/>(AMT-12)</text:span></text:p>
      <text:p text:style-name="P11"><text:span text:style-name="T1"><text:s text:c="2"/>10. <text:s text:c="2"/>1(a) as of<text:tab/><text:tab/><text:tab/><text:tab/><text:tab/><text:tab/>(NUM-8)</text:span></text:p>
      <text:p text:style-name="P11"><text:span text:style-name="T1"><text:s text:c="2"/>11. <text:s text:c="2"/>2. Total assets to be liquidated<text:tab/><text:tab/><text:tab/>(AMT-12)</text:span></text:p>
      <text:p text:style-name="P11"><text:span text:style-name="T1"><text:s text:c="2"/>12.<text:tab/>3. Total (assets)<text:tab/><text:tab/><text:tab/><text:tab/><text:tab/>(AMT-12)</text:span></text:p>
      <text:p text:style-name="P11"><text:span text:style-name="T1"><text:tab/><text:tab/>9+11 (1+2)</text:span></text:p>
      <text:p text:style-name="P11"><text:span text:style-name="T1"><text:s text:c="2"/>13. <text:s text:c="2"/>4. Year to date receipts<text:tab/><text:tab/><text:tab/><text:tab/>(AMT-12)</text:span></text:p>
      <text:p text:style-name="P11"><text:span text:style-name="T1"><text:s text:c="2"/>14. <text:s text:c="2"/>5. Year to date disbursements<text:tab/><text:tab/><text:tab/>(AMT-12)</text:span></text:p>
      <text:p text:style-name="P11"><text:span text:style-name="T1"><text:s text:c="2"/>15. <text:s text:c="2"/>6. Total amount of debts owed by cmte<text:tab/><text:tab/>(AMT-12)</text:span></text:p>
      <text:p text:style-name="P11"><text:span text:style-name="T1"><text:s text:c="2"/>16. <text:s text:c="2"/>7. Total number of creditors owed<text:tab/><text:tab/><text:tab/>(NUM-8)</text:span></text:p>
      <text:p text:style-name="P11"><text:span text:style-name="T1"><text:s text:c="2"/>17. <text:s text:c="2"/>8. Number of creditors in part II of this plan<text:tab/><text:tab/>(NUM-8)</text:span></text:p>
      <text:p text:style-name="P11"><text:span text:style-name="T1"><text:s text:c="2"/>18. <text:s text:c="2"/>9. Total amount of debts owed to </text:span></text:p>
      <text:p text:style-name="P11"><text:span text:style-name="T1"><text:tab/>creditors in part II of plan<text:tab/><text:tab/><text:tab/><text:tab/>(AMT-12)</text:span></text:p>
      <text:p text:style-name="P11"><text:span text:style-name="T1"><text:s text:c="2"/>19. <text:s/>10. Total amount to be paid to creditors</text:span></text:p>
      <text:p text:style-name="P11"><text:span text:style-name="T1"><text:tab/>in part II of this plan<text:tab/><text:tab/><text:tab/><text:tab/>(AMT-12)</text:span></text:p>
      <text:p text:style-name="P11"><text:span text:style-name="T1"><text:s text:c="2"/>20. <text:s/>11. YESNO <text:s text:c="2"/>(Is the cmte terminating activities)<text:tab/>(A/N-1)</text:span></text:p>
      <text:p text:style-name="P11"><text:span text:style-name="T1"><text:s text:c="2"/>21. <text:s/>11.Y DATE <text:s text:c="3"/>(PLANNED FOR TERMINATION RPT)<text:tab/>(NUM-8)</text:span></text:p>
      <text:p text:style-name="P3"/>
      <text:p text:style-name="P11"><text:span text:style-name="T1"><text:s text:c="2"/>22. <text:s/>12. YESNO <text:s text:c="2"/>(If this is an authorized committee are<text:tab/>(A-1)</text:span></text:p>
      <text:p text:style-name="P11"><text:span text:style-name="T1"><text:tab/><text:tab/>there other authorized committees.)</text:span></text:p>
      <text:p text:style-name="P11"><text:span text:style-name="T1"><text:s text:c="2"/>23. <text:s text:c="2"/>12. DESC <text:s/>(Y IF YES list AUTH CMTE ID/NAMES)<text:tab/>(A/N-300)</text:span></text:p>
      <text:p text:style-name="P11"><text:span text:style-name="T1"><text:s text:c="2"/>24. <text:s text:c="2"/>13. <text:s/>YESNO <text:s text:c="2"/>(have sufficient funds to pay total<text:tab/>(A-1)</text:span></text:p>
      <text:p text:style-name="P11"><text:span text:style-name="T1"><text:tab/><text:tab/>amount indicated in this plan)</text:span></text:p>
      <text:p text:style-name="P11"><text:span text:style-name="T1"><text:s text:c="2"/>25. <text:s text:c="2"/>13. DESC <text:s/>(N If NO what steps will be taken to obtain </text:span></text:p>
      <text:p text:style-name="P11"><text:span text:style-name="T1"><text:tab/><text:tab/>the funds)<text:tab/><text:tab/><text:tab/><text:tab/>(A/N-100)</text:span></text:p>
      <text:p text:style-name="P11"><text:span text:style-name="T1"><text:s text:c="2"/>26. <text:s text:c="2"/>14. <text:s/>YESNO <text:s text:c="2"/>(Has the committee filed previous debt<text:tab/>(A-1)</text:span></text:p>
      <text:p text:style-name="P11"><text:span text:style-name="T1"><text:tab/><text:tab/>settlement plans)</text:span></text:p>
      <text:p text:style-name="P11"><text:span text:style-name="T1"><text:s text:c="2"/>27. <text:s text:c="2"/>15. <text:s/>YESNO <text:s/>(After disposing of all the<text:tab/><text:tab/>(A-1)</text:span></text:p>
      <text:p text:style-name="P11"><text:span text:style-name="T1"><text:tab/><text:tab/>committee's debts and obligations;</text:span></text:p>
      <text:p text:style-name="P11"><text:span text:style-name="T1"><text:tab/><text:tab/>will there be any residual funds?)</text:span></text:p>
      <text:p text:style-name="P11"><text:span text:style-name="T1"><text:s text:c="2"/>28. <text:s text:c="2"/>15. <text:s/>DESC (IF YES how will the funds be disbursed)<text:tab/>(A/N-100)</text:span></text:p>
      <text:p text:style-name="P11"><text:span text:style-name="T1"><text:s text:c="2"/>29 . <text:s/>PART III YESNO <text:s/>(Does committee have sufficient funds to pay the remaining</text:span></text:p>
      <text:p text:style-name="P11"><text:span text:style-name="T1"><text:tab/> <text:s text:c="12"/>amts to be paid or offered.<text:tab/><text:tab/><text:tab/>(A-1)</text:span></text:p>
      <text:p text:style-name="P11"><text:span text:style-name="T1"><text:s text:c="2"/>30 . <text:s text:c="2"/>PART III DESC <text:s text:c="3"/>(N If no, what steps will be taken to obtain the funds.)<text:tab/>(A/N-100)</text:span></text:p>
      <text:p text:style-name="P11"><text:span text:style-name="T1"><text:s text:c="2"/>31. <text:s text:c="2"/>Treasurer’s NAME <text:tab/><text:tab/><text:tab/><text:tab/><text:tab/>(A/N-38)<text:tab/>“as signed”<text:tab/><text:tab/></text:span></text:p>
      <text:p text:style-name="P11"><text:span text:style-name="T1"><text:s text:c="2"/>32. <text:s text:c="2"/>DATE <text:s text:c="3"/>(SIGNED)<text:tab/><text:tab/><text:tab/><text:tab/><text:tab/>(NUM-8)</text:span></text:p>
      <text:p text:style-name="P3"/>
      <text:p text:style-name="P11"><text:span text:style-name="T1"><text:tab/>RULES:</text:span></text:p>
      <text:p text:style-name="P11"><text:span text:style-name="T1"><text:tab/>If the response to field 20 is "Y" field 21 must contain a date.</text:span></text:p>
      <text:p text:style-name="P11"><text:span text:style-name="T1"><text:tab/>If the response to field 22 is "Y" field 23 must contain data.</text:span></text:p>
      <text:p text:style-name="P11"><text:span text:style-name="T1"><text:tab/>If the response to field 24 is "N" field 25 must contain data.</text:span></text:p>
      <text:p text:style-name="P11"><text:span text:style-name="T1"><text:tab/>If the response to field 27 is "N" field 28 must contain data.</text:span></text:p>
      <text:p text:style-name="P11"><text:span text:style-name="T1"><text:tab/>If the response to field 29 is "N" field 30 must contain data.<text:tab/></text:span></text:p>
      <text:p text:style-name="P25"/>
      <text:p text:style-name="P11"><text:span text:style-name="T1"><text:tab/><text:tab/><text:tab/><text:tab/></text:span><text:span text:style-name="T2">PART II</text:span></text:p>
      <text:p text:style-name="P11"><text:span text:style-name="T1">Note: Entity Type is the same thing as the currently defined F8II Type of Creditor Code.</text:span></text:p>
      <text:p text:style-name="P11"><text:span text:style-name="T1">FORM 8<text:tab/><text:tab/>DEBT SETTLEMENT PLAN<text:tab/></text:span></text:p>
      <text:p text:style-name="P3"/>
      <text:p text:style-name="P11"><text:span text:style-name="T1"><text:s text:c="3"/>1. <text:s text:c="2"/>FORM TYPE<text:tab/><text:tab/><text:tab/>(A/N-8) <text:tab/>REQUIRED <text:s text:c="3"/>value = F8II</text:span></text:p>
      <text:p text:style-name="P11"><text:span text:style-name="T1"><text:s text:c="3"/>2 . <text:s text:c="2"/>FILER FEC CMTE ID<text:tab/>(A/N-9) <text:tab/><text:tab/>REQUIRED</text:span></text:p>
      <text:p text:style-name="P11"><text:span text:style-name="T1"><text:s text:c="3"/>3. <text:s text:c="2"/>CREDITOR CODE<text:tab/><text:tab/><text:tab/>(A/N-3)<text:tab/><text:tab/>(ICV,UCV,EMP,..)</text:span></text:p>
      <text:p text:style-name="P3"/>
      <text:p text:style-name="P11"><text:span text:style-name="T1"><text:s text:c="2"/>4 . NAME <text:s/>(Contributor/Lender)<text:tab/>(A/N-90) (expand to 90 chars)</text:span></text:p>
      <text:p text:style-name="P11"><text:span text:style-name="T1"><text:s text:c="2"/>5 . <text:s/>STREET <text:s/>1<text:tab/><text:tab/><text:tab/><text:tab/>(A/N-34)</text:span></text:p>
      <text:p text:style-name="P11"><text:span text:style-name="T1"><text:s text:c="2"/>6 . <text:s/>STREET <text:s/>2<text:tab/><text:tab/><text:tab/><text:tab/>(A/N-34)</text:span></text:p>
      <text:p text:style-name="P11"><text:span text:style-name="T1"><text:s text:c="2"/>7 . <text:s/>CITY<text:tab/><text:tab/><text:tab/><text:tab/>(A/N-18)</text:span></text:p>
      <text:p text:style-name="P11"><text:span text:style-name="T1"><text:s text:c="2"/>8 . <text:s/>STATE<text:tab/><text:tab/><text:tab/><text:tab/>(A/N-2)</text:span></text:p>
      <text:p text:style-name="P11"><text:span text:style-name="T1"><text:s text:c="2"/>9 . <text:s/>ZIP<text:tab/><text:tab/><text:tab/><text:tab/>(A/N-9)</text:span></text:p>
      <text:p text:style-name="P3"/>
      <text:p text:style-name="P11"><text:span text:style-name="T1"><text:s text:c="2"/>10. <text:s/>DATE <text:s text:c="2"/>(INCURRED)<text:tab/><text:tab/>(NUM-8)</text:span></text:p>
      <text:p text:style-name="P11"><text:span text:style-name="T1"><text:s text:c="2"/>11. <text:s/>AMOUNT OWED TO<text:tab/><text:tab/>(AMT-12)</text:span></text:p>
      <text:p text:style-name="P11"><text:span text:style-name="T1"><text:tab/>CREDITOR</text:span></text:p>
      <text:p text:style-name="P11"><text:span text:style-name="T1"><text:s text:c="2"/>12. <text:s/>AMOUNT OFFERED IN<text:tab/><text:tab/>(AMT-12)</text:span></text:p>
      <text:p text:style-name="P11"><text:span text:style-name="T1"><text:tab/>SETTLEMENT</text:span></text:p>
      <text:p text:style-name="P11"><text:span text:style-name="T1"><text:s text:c="2"/>13. <text:s/>A. DESC <text:s/>(INITIAL TERMS AND NATURE OF DEBT)<text:tab/>(A/N-100)</text:span></text:p>
      <text:p text:style-name="P11"><text:span text:style-name="T1"><text:s text:c="2"/>14. <text:s/>B. DESC <text:s/>(EFFORTS MADE BY CMTE TO PAY DEBT)<text:tab/>(A/N-100)</text:span></text:p>
      <text:p text:style-name="P11"><text:span text:style-name="T1"><text:s text:c="2"/>15. <text:s/>C. DESC <text:s/>(STEPS TAKEN BY CREDITOR TO COLLECT)<text:tab/>(A/N-100)</text:span></text:p>
      <text:p text:style-name="P3"/>
      <text:p text:style-name="P11"><text:span text:style-name="T2">CREDITOR SECTION</text:span></text:p>
      <text:p text:style-name="P11"><text:span text:style-name="T2">(TEXT/ENTERED COPY OF FORM FILLED OUT BY THE CREDITOR)</text:span></text:p>
      <text:p text:style-name="P11"><text:span text:style-name="T1"><text:s text:c="2"/></text:span></text:p>
      <text:p text:style-name="P11"><text:span text:style-name="T1"><text:s text:c="2"/>16. <text:s text:c="2"/>D. YESNO <text:s/>(WAS THE effort made <text:tab/><text:tab/><text:tab/>(A-1)</text:span></text:p>
      <text:p text:style-name="P11"><text:span text:style-name="T1"><text:tab/><text:tab/>BY creditor to collect similar to </text:span></text:p>
      <text:p text:style-name="P11"><text:span text:style-name="T1"><text:tab/><text:tab/>other debt collection efforts </text:span></text:p>
      <text:p text:style-name="P11"><text:span text:style-name="T1"><text:s text:c="2"/>17. <text:s text:c="2"/>D. DESC <text:s/>(N IF NO EXPLAIN)<text:tab/><text:tab/><text:tab/>(A/N-100)</text:span></text:p>
      <text:p text:style-name="P11"><text:span text:style-name="T1"><text:s text:c="2"/>18. <text:s text:c="2"/>E. <text:s/>YESNO <text:s/>(Are the terms of the<text:tab/><text:tab/><text:tab/>(A-1)</text:span></text:p>
      <text:p text:style-name="P11"><text:span text:style-name="T1"><text:tab/><text:tab/>debt settlement comparable to other</text:span></text:p>
      <text:p text:style-name="P11"><text:span text:style-name="T1"><text:tab/><text:tab/>settlements</text:span></text:p>
      <text:p text:style-name="P11"><text:span text:style-name="T1"><text:s text:c="2"/>19. <text:s text:c="2"/>E. DESC <text:s/>(N IF NO EXPLAIN)<text:tab/><text:tab/><text:tab/>(A/N-100)</text:span></text:p>
      <text:p text:style-name="P11"><text:span text:style-name="T1"><text:s text:c="3"/>20.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21. <text:s/>FEC-CANDIDATE-ID-NUMBER<text:tab/><text:tab/>(A/N-9)<text:tab/><text:tab/>Required if Entity-Type =“CAN’ or</text:span></text:p>
      <text:p text:style-name="P11"><text:span text:style-name="T1"><text:s text:c="111"/>or ‘CCM’ <text:s text:c="3"/></text:span></text:p>
      <text:p text:style-name="P11"><text:span text:style-name="T1"><text:s text:c="2"/>22. <text:s/>CANDIDATE-NAME<text:tab/><text:tab/><text:tab/>(A/N-38)<text:tab/>Req if FEC-Cand-ID unavailable <text:s/></text:span></text:p>
      <text:p text:style-name="P11"><text:span text:style-name="T1"><text:s text:c="2"/>23.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24. <text:s text:c="2"/>CAND-STATE (OF ELECTION)<text:tab/><text:tab/>(A/N-2)<text:tab/><text:tab/>Req if FEC-Cand-ID unavailable</text:span></text:p>
      <text:p text:style-name="P11"><text:span text:style-name="T1"><text:s text:c="2"/>25. <text:s text:c="2"/>CAND-DISTRICT<text:tab/><text:tab/><text:tab/><text:tab/>(NUM-2)<text:tab/>Required if Cand-Office =‘H’</text:span></text:p>
      <text:p text:style-name="P11"><text:span text:style-name="T1">26. NAME of creditor or representative<text:tab/><text:tab/><text:tab/>(A/N-38)<text:tab/>“as signed”</text:span></text:p>
      <text:p text:style-name="P11"><text:span text:style-name="T1"><text:s text:c="2"/>27. <text:s text:c="2"/>DATE <text:s text:c="2"/>(SIGNED)<text:tab/><text:tab/><text:tab/><text:tab/><text:tab/>(NUM-8)</text:span></text:p>
      <text:p text:style-name="P11"><text:span text:style-name="T1"><text:s text:c="2"/>28. <text:s/>AMENDED-CD<text:tab/><text:tab/>(A/N-1) Values: blank ‘A’,’C’, ’D’</text:span></text:p>
      <text:p text:style-name="P11"><text:span text:style-name="T1">29. <text:s/>TRAN_ID<text:tab/><text:tab/><text:tab/><text:tab/><text:tab/>(A/N 32)<text:tab/>(Add TRAN_ID...to Amended)</text:span></text:p>
      <text:p text:style-name="P11"><text:span text:style-name="T1"><text:s text:c="3"/>30. <text:s text:c="2"/>ORIG_TRAN_ID<text:tab/><text:tab/><text:tab/><text:tab/>(A/N 32)</text:span></text:p>
      <text:p text:style-name="P11"><text:span text:style-name="T1"><text:s text:c="2"/>31. <text:s text:c="2"/>SUPR_TRAN_ID<text:tab/><text:tab/><text:tab/><text:tab/>(A/N 32)</text:span><text:span text:style-name="T2"> </text:span></text:p>
      <text:p text:style-name="P3"/>
      <text:p text:style-name="P3"/>
      <text:p text:style-name="P3"/>
      <text:p text:style-name="P11"><text:soft-page-break/><text:span text:style-name="T1">RULES:</text:span></text:p>
      <text:p text:style-name="P3"/>
      <text:p text:style-name="P11"><text:span text:style-name="T1">FIELDS 17 <text:s/>through 22 <text:s/>should be identical to the actual responses made by the creditor.</text:span></text:p>
      <text:p text:style-name="P11"><text:span text:style-name="T1">If the response to field 17 <text:s/>is "N" field 18 <text:s/>must contain data.</text:span></text:p>
      <text:p text:style-name="P11"><text:span text:style-name="T1">If the response to field 19 <text:s/>is "N" field 20 must contain data.</text:span></text:p>
      <text:p text:style-name="P26"/>
      <text:p text:style-name="P11"><text:span text:style-name="T1"><text:tab/><text:tab/><text:tab/><text:tab/></text:span><text:span text:style-name="T2">PART III<text:tab/><text:tab/></text:span></text:p>
      <text:p text:style-name="P11"><text:span text:style-name="T1">Note: Entity is the same thing as the currently defined F8II Type of Creditor Code.</text:span></text:p>
      <text:p text:style-name="P3"/>
      <text:p text:style-name="P11"><text:span text:style-name="T1">FORM 8<text:tab/><text:tab/>DEBT SETTLEMENT PLAN<text:tab/></text:span></text:p>
      <text:p text:style-name="P3"/>
      <text:p text:style-name="P11"><text:span text:style-name="T1"><text:s text:c="3"/>1. <text:s text:c="2"/>FORM TYPE<text:tab/><text:tab/><text:tab/><text:tab/>(A/N-8) <text:tab/> <text:s text:c="9"/>REQUIRED <text:s/>value = F8III</text:span></text:p>
      <text:p text:style-name="P11"><text:span text:style-name="T1"><text:s text:c="3"/>2 . <text:s text:c="2"/>FILER FEC CMTE ID<text:tab/><text:tab/>(A/N-9) <text:tab/><text:tab/>REQUIRED</text:span></text:p>
      <text:p text:style-name="P11"><text:span text:style-name="T1"><text:s text:c="3"/>3. <text:s/>CREDITOR CODE<text:tab/><text:tab/><text:tab/><text:tab/>(A/N-3)<text:tab/><text:tab/>(ICV,UCV,EMP,...) <text:s/>4 . /NAME(Contributor/Lender)<text:tab/>(A/N-90)(expand to 90 chars)</text:span></text:p>
      <text:p text:style-name="P11"><text:span text:style-name="T1"><text:s text:c="2"/>5 . <text:s/>STREET <text:s/>1<text:tab/><text:tab/><text:tab/><text:tab/><text:tab/>(A/N-34)</text:span></text:p>
      <text:p text:style-name="P11"><text:span text:style-name="T1"><text:s text:c="2"/>6 . <text:s/>STREET <text:s/>2<text:tab/><text:tab/><text:tab/><text:tab/><text:tab/>(A/N-34)</text:span></text:p>
      <text:p text:style-name="P11"><text:span text:style-name="T1"><text:s text:c="2"/>7 . <text:s/>CITY<text:tab/><text:tab/><text:tab/><text:tab/><text:tab/>(A/N-18)</text:span></text:p>
      <text:p text:style-name="P11"><text:span text:style-name="T1"><text:s text:c="2"/>8 . <text:s/>STATE<text:tab/><text:tab/><text:tab/><text:tab/><text:tab/>(A/N-2)</text:span></text:p>
      <text:p text:style-name="P11"><text:span text:style-name="T1"><text:s text:c="2"/>9 . <text:s/>ZIP<text:tab/><text:tab/><text:tab/><text:tab/><text:tab/>(A/N-9)</text:span></text:p>
      <text:p text:style-name="P3"/>
      <text:p text:style-name="P11"><text:span text:style-name="T1"><text:s text:c="2"/>10. <text:s/>YESNO <text:s/>(IS THIS A DISPUTED DEBT)<text:tab/>(A/N-1)</text:span></text:p>
      <text:p text:style-name="P11"><text:span text:style-name="T1"><text:s text:c="2"/>11. <text:s/>DATE <text:s text:c="3"/>(INCURRED)<text:tab/><text:tab/><text:tab/>(NUM-8)</text:span></text:p>
      <text:p text:style-name="P11"><text:span text:style-name="T1"><text:s text:c="2"/>12. <text:s/>AMOUNT OWED TO CREDITOR<text:tab/><text:tab/>(AMT-12)</text:span></text:p>
      <text:p text:style-name="P11"><text:span text:style-name="T1"><text:s text:c="2"/>13. <text:s/>AMOUNT EXPECTED TO<text:tab/><text:tab/><text:tab/>(AMT-12)</text:span></text:p>
      <text:p text:style-name="P11"><text:span text:style-name="T1"><text:tab/>PAY/OFFER SETTLEMENT</text:span></text:p>
      <text:p text:style-name="P11"><text:span text:style-name="T1"><text:s text:c="2"/>14.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15. <text:s/>FEC-CANDIDATE-ID-NUMBER<text:tab/><text:tab/>(A/N-9)<text:tab/><text:tab/>Required if Entity-Type =“CAN’ or</text:span></text:p>
      <text:p text:style-name="P11"><text:span text:style-name="T1"><text:s text:c="111"/>or ‘CCM’ <text:s text:c="3"/></text:span></text:p>
      <text:p text:style-name="P11"><text:span text:style-name="T1"><text:s text:c="2"/>16. <text:s/>CANDIDATE-NAME<text:tab/><text:tab/><text:tab/>(A/N-38)<text:tab/>Req if FEC-Cand-ID unavailable <text:s/></text:span></text:p>
      <text:p text:style-name="P11"><text:span text:style-name="T1"><text:s text:c="2"/>17.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18. <text:s text:c="2"/>CAND-STATE (OF ELECTION)<text:tab/><text:tab/>(A/N-2)<text:tab/><text:tab/>Req if FEC-Cand-ID unavailable</text:span></text:p>
      <text:p text:style-name="P11"><text:span text:style-name="T1"><text:s text:c="2"/>19. <text:s text:c="2"/>CAND-DISTRICT<text:tab/><text:tab/><text:tab/><text:tab/>(NUM-2)<text:tab/>Required if Cand-Office =‘H’</text:span></text:p>
      <text:p text:style-name="P11"><text:span text:style-name="T1">20. <text:s/>AMENDED CD<text:tab/><text:tab/><text:tab/><text:tab/>(A/N-1) Value=‘A’,’C’, or ’D’</text:span></text:p>
      <text:p text:style-name="P11"><text:span text:style-name="T1">21. <text:s/>TRAN_ID<text:tab/><text:tab/><text:tab/><text:tab/><text:tab/>(A/N 32)<text:tab/>(Add TRAN_ID...to Amended)</text:span></text:p>
      <text:p text:style-name="P11"><text:span text:style-name="T1"><text:s text:c="3"/>22. <text:s text:c="2"/>ORIG_TRAN_ID<text:tab/><text:tab/><text:tab/><text:tab/>(A/N 32)</text:span></text:p>
      <text:p text:style-name="P11"><text:span text:style-name="T1"><text:s text:c="2"/>23. <text:s text:c="2"/>SUPR_TRAN_ID<text:tab/><text:tab/><text:tab/><text:tab/>(A/N 32)</text:span><text:span text:style-name="T2"> </text:span></text:p>
      <text:p text:style-name="P3"/>
      <text:p text:style-name="P11"><text:span text:style-name="T2">End of Form 8</text:span></text:p>
      <text:p text:style-name="P27"/>
      <text:p text:style-name="P4"/>
      <text:p text:style-name="P11"><text:span text:style-name="T2">SCHEDULE A<text:tab/></text:span></text:p>
      <text:p text:style-name="P3"/>
      <text:p text:style-name="P11"><text:span text:style-name="T1"><text:s text:c="3"/>1. <text:s text:c="3"/>FORM-TYPE<text:tab/> <text:tab/><text:tab/><text:tab/>(A/N-8) <text:tab/><text:tab/>Required <text:s text:c="4"/>value = SA</text:span></text:p>
      <text:p text:style-name="P11"><text:span text:style-name="T1"><text:tab/><text:tab/><text:tab/><text:tab/><text:tab/><text:tab/> .</text:span></text:p>
      <text:p text:style-name="P11"><text:span text:style-name="T1"><text:s text:c="3"/>2. <text:s text:c="3"/>FILER FEC CMTE ID<text:tab/><text:tab/><text:tab/>(A/N-9) <text:tab/><text:tab/>Required</text:span></text:p>
      <text:p text:style-name="P11"><text:span text:style-name="T1"><text:s text:c="3"/>3. <text:s text:c="3"/>ENTITY-TYPE<text:tab/><text:tab/><text:tab/><text:tab/>(A/N-3)<text:tab/><text:tab/>Required (see Entity Code list) <text:s text:c="2"/></text:span></text:p>
      <text:p text:style-name="P11"><text:span text:style-name="T1"><text:tab/><text:tab/><text:tab/><text:tab/><text:tab/><text:tab/><text:tab/><text:tab/>Values: <text:s/>IND= Individual person; </text:span></text:p>
      <text:p text:style-name="P11"><text:span text:style-name="T1"><text:tab/><text:tab/><text:tab/><text:tab/><text:tab/><text:tab/><text:tab/><text:tab/><text:tab/>COM= “3X” Committee;</text:span></text:p>
      <text:p text:style-name="P11"><text:span text:style-name="T1"><text:tab/><text:tab/><text:tab/><text:tab/><text:tab/><text:tab/><text:tab/><text:tab/><text:tab/>CCM= Candidate Cmte;</text:span></text:p>
      <text:p text:style-name="P11"><text:span text:style-name="T1"><text:tab/><text:tab/><text:tab/><text:tab/><text:tab/><text:tab/><text:tab/><text:tab/><text:tab/>PAC= PAC;</text:span></text:p>
      <text:p text:style-name="P11"><text:span text:style-name="T1"><text:tab/><text:tab/><text:tab/><text:tab/><text:tab/><text:tab/><text:tab/><text:tab/><text:tab/>PPO= Pol Party Org;<text:tab/></text:span></text:p>
      <text:p text:style-name="P11"><text:span text:style-name="T1"><text:tab/><text:tab/><text:tab/><text:tab/><text:tab/><text:tab/><text:tab/><text:tab/><text:tab/>CAN= the Candidate</text:span></text:p>
      <text:p text:style-name="P3"/>
      <text:p text:style-name="P11"><text:span text:style-name="T1"><text:s text:c="3"/>4. <text:s text:c="3"/>CONTRIBUTOR-NAME<text:tab/><text:tab/><text:tab/>(A/N-90)<text:tab/>Required (person names must not </text:span></text:p>
      <text:p text:style-name="P11"><text:span text:style-name="T1"><text:tab/><text:tab/><text:tab/><text:tab/><text:tab/><text:tab/><text:tab/><text:tab/>exceed 38 chars {inclu. spaces})<text:tab/></text:span></text:p>
      <text:p text:style-name="P11"><text:span text:style-name="T1"><text:s text:c="3"/></text:span></text:p>
      <text:p text:style-name="P11"><text:span text:style-name="T1"><text:s text:c="3"/>5. STREET <text:s/>1<text:tab/><text:tab/><text:tab/><text:tab/>(A/N-34)</text:span></text:p>
      <text:p text:style-name="P11"><text:span text:style-name="T1"><text:s text:c="3"/>6. <text:s text:c="2"/>STREET <text:s/>2<text:tab/><text:tab/><text:tab/><text:tab/>(A/N-34)</text:span></text:p>
      <text:p text:style-name="P11"><text:span text:style-name="T1"><text:s text:c="3"/>7. <text:s text:c="2"/>CITY<text:tab/><text:tab/><text:tab/><text:tab/><text:tab/>(A/N-18)</text:span></text:p>
      <text:p text:style-name="P11"><text:span text:style-name="T1"><text:s text:c="3"/>8. <text:s text:c="3"/>STATE<text:tab/><text:tab/><text:tab/><text:tab/><text:tab/>(A/N-2)</text:span></text:p>
      <text:p text:style-name="P11"><text:span text:style-name="T1"><text:s text:c="3"/>9. <text:s/>ZIP<text:tab/><text:tab/><text:tab/><text:tab/><text:tab/>(A/N-9)<text:tab/>(format may include ‘-’)</text:span></text:p>
      <text:p text:style-name="P11"><text:span text:style-name="T2"><text:s text:c="2"/></text:span><text:span text:style-name="T1"><text:s/>10. <text:s/>ITEM-ELECT-CD<text:tab/><text:tab/><text:tab/><text:tab/>(A/N-1)<text:tab/><text:tab/>Values: ‘P’ ‘G’ ‘R’ ‘S’ ‘O’</text:span></text:p>
      <text:p text:style-name="P11"><text:span text:style-name="T1"><text:s text:c="3"/>11. <text:s/>ITEM-ELECT-OTHER<text:tab/><text:tab/><text:tab/>(A/N-20)<text:tab/>REQUIRED if Item-Elect-Cd=‘O’ </text:span></text:p>
      <text:p text:style-name="P11"><text:span text:style-name="T1"><text:s text:c="3"/><text:tab/><text:tab/><text:tab/><text:tab/><text:tab/><text:tab/><text:tab/><text:tab/>Values: “Special”, “runoff’, 1980+</text:span></text:p>
      <text:p text:style-name="P11"><text:span text:style-name="T1"><text:s text:c="3"/>12. <text:s/>IND-EMPLOYER<text:tab/><text:tab/><text:tab/><text:tab/>(A/N-38)<text:tab/>Required if Entity-Type=‘IND’</text:span></text:p>
      <text:p text:style-name="P11"><text:span text:style-name="T1"><text:tab/><text:tab/><text:tab/><text:tab/><text:tab/><text:tab/><text:tab/><text:tab/>(Code “Requested” if unknown.)<text:tab/></text:span></text:p>
      <text:p text:style-name="P11"><text:span text:style-name="T1"><text:s text:c="4"/></text:span></text:p>
      <text:p text:style-name="P11"><text:span text:style-name="T1"><text:s text:c="3"/><text:tab/><text:tab/><text:tab/><text:tab/><text:tab/><text:tab/><text:tab/><text:tab/></text:span></text:p>
      <text:p text:style-name="P11"><text:span text:style-name="T1"><text:s text:c="2"/></text:span></text:p>
      <text:p text:style-name="P11"><text:span text:style-name="T1"><text:s text:c="2"/>13. <text:s text:c="2"/>IND-OCCUP<text:tab/><text:tab/><text:tab/><text:tab/>(A/N-38)<text:tab/>Required if Entity-Type =‘IND’</text:span></text:p>
      <text:p text:style-name="P11"><text:span text:style-name="T1"><text:tab/><text:tab/><text:tab/><text:tab/><text:tab/><text:tab/><text:tab/><text:tab/>unless Employer = “Requested”</text:span></text:p>
      <text:p text:style-name="P3"/>
      <text:p text:style-name="P11"><text:span text:style-name="T1"><text:s text:c="2"/>14. <text:s text:c="2"/>AGGREGATE-AMT-YTD<text:tab/><text:tab/><text:tab/>(AMT-12)<text:tab/>REQUIRED (YTD Amount Total)</text:span></text:p>
      <text:p text:style-name="P11"><text:span text:style-name="T1"><text:s text:c="2"/>15. <text:s text:c="2"/>DATE-RECEIVED<text:tab/><text:tab/><text:tab/><text:tab/>(NUM-8)<text:tab/>REQUIRED</text:span></text:p>
      <text:p text:style-name="P11"><text:span text:style-name="T1"><text:s text:c="2"/></text:span></text:p>
      <text:p text:style-name="P11"><text:span text:style-name="T1"><text:s text:c="2"/>16. <text:s/>AMOUNT-RECEIVED<text:tab/><text:tab/><text:tab/>(AMT-12)<text:tab/>REQUIRED</text:span></text:p>
      <text:p text:style-name="P11"><text:span text:style-name="T1"><text:s text:c="2"/>17. <text:s text:c="2"/>TRANS-CODE<text:tab/><text:tab/><text:tab/><text:tab/>(A/N-3)<text:tab/><text:tab/></text:span></text:p>
      <text:p text:style-name="P11"><text:span text:style-name="T1"><text:s text:c="2"/>18. <text:s text:c="2"/>TRANS-DESCRIP<text:tab/><text:tab/><text:tab/><text:tab/>(A/N-40)<text:tab/></text:span></text:p>
      <text:p text:style-name="P11"><text:span text:style-name="T1"><text:s text:c="2"/></text:span></text:p>
      <text:p text:style-name="P11"><text:span text:style-name="T1"><text:s text:c="2"/>19.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20. <text:s/>FEC-CANDIDATE-ID-NUMBER<text:tab/><text:tab/>(A/N-9)<text:tab/><text:tab/>Required if Entity-Type =“CAN’</text:span></text:p>
      <text:p text:style-name="P11"><text:span text:style-name="T1"><text:s text:c="2"/>21. <text:s/>CANDIDATE-NAME<text:tab/><text:tab/><text:tab/>(A/N-38)<text:tab/>Req if FEC-Cand-ID unavailable <text:s/></text:span></text:p>
      <text:p text:style-name="P11"><text:span text:style-name="T1"><text:s text:c="2"/></text:span></text:p>
      <text:p text:style-name="P3"/>
      <text:p text:style-name="P3"/>
      <text:p text:style-name="P11"><text:span text:style-name="T1"><text:s text:c="2"/></text:span></text:p>
      <text:p text:style-name="P11"><text:span text:style-name="T1"><text:s text:c="2"/>22.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text:span></text:p>
      <text:p text:style-name="P11"><text:soft-page-break/><text:span text:style-name="T1"><text:s text:c="2"/>23. <text:s text:c="2"/>CAND-STATE (OF ELECTION)<text:tab/><text:tab/>(A/N-2)<text:tab/><text:tab/>Req if FEC-Cand-ID unavailable</text:span></text:p>
      <text:p text:style-name="P11"><text:span text:style-name="T1"><text:s text:c="4"/>24. <text:s text:c="2"/>CAND-DISTRICT<text:tab/><text:tab/><text:tab/><text:tab/>(NUM-2)<text:tab/>Required if Cand-Office =‘H’</text:span></text:p>
      <text:p text:style-name="P11"><text:span text:style-name="T1"><text:s text:c="2"/>25.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6. <text:s text:c="2"/>CONDUIT-STREET-1<text:tab/><text:tab/><text:tab/>(A/N-34)</text:span></text:p>
      <text:p text:style-name="P11"><text:span text:style-name="T1"><text:s text:c="2"/>27. <text:s text:c="2"/>CONDUIT-STREET-2<text:tab/><text:tab/><text:tab/>(A/N-34)</text:span></text:p>
      <text:p text:style-name="P11"><text:span text:style-name="T1"><text:s text:c="2"/>28. <text:s text:c="2"/>CONDUIT-CITY<text:tab/><text:tab/><text:tab/><text:tab/>(A/N-18) <text:tab/></text:span></text:p>
      <text:p text:style-name="P11"><text:span text:style-name="T1"><text:s text:c="2"/>29. <text:s text:c="2"/>CONDUIT-STATE<text:tab/><text:tab/><text:tab/><text:tab/>(A/N-2)</text:span></text:p>
      <text:p text:style-name="P11"><text:span text:style-name="T1"><text:s text:c="2"/>30. <text:s text:c="2"/>CONDUIT-ZIP<text:tab/><text:tab/><text:tab/><text:tab/>(A/N-9)<text:tab/><text:tab/></text:span></text:p>
      <text:p text:style-name="P11"><text:span text:style-name="T1"><text:s text:c="2"/>31. <text:s text:c="2"/>MEMO-CODE<text:tab/><text:tab/><text:tab/><text:tab/>(A/N-1)<text:tab/><text:tab/>Value: <text:s/>blank; <text:s/>‘X’</text:span></text:p>
      <text:p text:style-name="P11"><text:span text:style-name="T1"><text:s text:c="2"/>32. <text:s text:c="2"/>MEMO-TEXT<text:tab/><text:tab/><text:tab/><text:tab/>(A/N-100)<text:tab/></text:span></text:p>
      <text:p text:style-name="P11"><text:span text:style-name="T1"><text:s text:c="2"/>33. <text:s/>AMENDED-CD<text:tab/><text:tab/><text:tab/><text:tab/>(A/N-1) <text:tab/><text:tab/>Values: ‘A’ ’C’ <text:s/>’D’</text:span></text:p>
      <text:p text:style-name="P11"><text:span text:style-name="T1"><text:s text:c="2"/>34. <text:s text:c="2"/>TRAN-ID<text:tab/><text:tab/><text:tab/><text:tab/><text:tab/>(A/N-32)<text:tab/>Required when Amended-Cd =‘A’<text:tab/></text:span></text:p>
      <text:p text:style-name="P11"><text:span text:style-name="T1"><text:tab/><text:tab/><text:tab/><text:tab/><text:tab/><text:tab/><text:tab/><text:tab/>(Add), or is blank (i.e. an Original</text:span></text:p>
      <text:p text:style-name="P11"><text:span text:style-name="T1"><text:tab/><text:tab/><text:tab/><text:tab/><text:tab/><text:tab/><text:tab/><text:tab/>Transaction). <text:s/>Identifier assigned</text:span></text:p>
      <text:p text:style-name="P11"><text:span text:style-name="T1"><text:tab/><text:tab/><text:tab/><text:tab/><text:tab/><text:tab/><text:tab/><text:tab/>by filer database which “uniquely”</text:span></text:p>
      <text:p text:style-name="P11"><text:span text:style-name="T1"><text:tab/><text:tab/><text:tab/><text:tab/><text:tab/><text:tab/><text:tab/><text:tab/>identifies this item among all items<text:tab/></text:span></text:p>
      <text:p text:style-name="P11"><text:span text:style-name="T1"><text:tab/><text:tab/><text:tab/><text:tab/><text:tab/><text:tab/><text:tab/><text:tab/>reported by this committee.</text:span></text:p>
      <text:p text:style-name="P11"><text:span text:style-name="T1"><text:tab/><text:tab/><text:tab/><text:tab/><text:tab/><text:tab/><text:tab/><text:tab/>(Currently, this field is Optional if</text:span></text:p>
      <text:p text:style-name="P11"><text:span text:style-name="T1"><text:tab/><text:tab/><text:tab/><text:tab/><text:tab/><text:tab/><text:tab/><text:tab/>Amended-Cd= ‘C’ or ‘D’.)</text:span></text:p>
      <text:p text:style-name="P11"><text:span text:style-name="T1"><text:s text:c="2"/>35. <text:s text:c="2"/>ORIG-TRAN-ID<text:tab/><text:tab/><text:tab/><text:tab/>(A/N-32)<text:tab/>Required if Amended-Cd= ‘C’ or</text:span></text:p>
      <text:p text:style-name="P11"><text:span text:style-name="T1"><text:tab/><text:tab/><text:tab/><text:tab/><text:tab/><text:tab/><text:tab/><text:tab/>‘D’. <text:s/>Contains Tran-ID of Original<text:tab/><text:tab/><text:tab/><text:tab/><text:tab/><text:tab/><text:tab/><text:tab/><text:tab/>transaction that will be changed or </text:span></text:p>
      <text:p text:style-name="P11"><text:span text:style-name="T1"><text:tab/><text:tab/><text:tab/><text:tab/><text:tab/><text:tab/><text:tab/><text:tab/>deleted from FEC database.</text:span></text:p>
      <text:p text:style-name="P11"><text:span text:style-name="T1"><text:tab/><text:tab/><text:tab/><text:tab/><text:tab/><text:tab/><text:tab/><text:tab/>Optional for Original and Add</text:span></text:p>
      <text:p text:style-name="P11"><text:span text:style-name="T1"><text:tab/><text:tab/><text:tab/><text:tab/><text:tab/><text:tab/><text:tab/><text:tab/>(Amended-Cd = ‘A’) transactions,</text:span></text:p>
      <text:p text:style-name="P11"><text:span text:style-name="T1"><text:tab/><text:tab/><text:tab/><text:tab/><text:tab/><text:tab/><text:tab/><text:tab/>but, if given, must equal Tran-ID.</text:span></text:p>
      <text:p text:style-name="P11"><text:span text:style-name="T1"><text:s text:c="2"/>36. <text:s text:c="2"/>SUPR-TRAN-ID<text:tab/><text:tab/><text:tab/><text:tab/>(A/N-32)<text:tab/>Currently this is an Optional field.</text:span></text:p>
      <text:p text:style-name="P11"><text:span text:style-name="T1"><text:tab/><text:tab/><text:tab/><text:tab/><text:tab/><text:tab/><text:tab/><text:tab/>If Amended-Cd= ‘C” or ‘D’, this </text:span></text:p>
      <text:p text:style-name="P11"><text:span text:style-name="T1"><text:tab/><text:tab/><text:tab/><text:tab/><text:tab/><text:tab/><text:tab/><text:tab/>field contains the Tran_ID of the</text:span></text:p>
      <text:p text:style-name="P11"><text:span text:style-name="T1"><text:tab/><text:tab/><text:tab/><text:tab/><text:tab/><text:tab/><text:tab/><text:tab/>most recent transaction reported to</text:span></text:p>
      <text:p text:style-name="P11"><text:span text:style-name="T1"><text:tab/><text:tab/><text:tab/><text:tab/><text:tab/><text:tab/><text:tab/><text:tab/>the FEC database. <text:s/>it either points</text:span></text:p>
      <text:p text:style-name="P11"><text:span text:style-name="T1"><text:tab/><text:tab/><text:tab/><text:tab/><text:tab/><text:tab/><text:tab/><text:tab/>to the Original (if no amendments)</text:span></text:p>
      <text:p text:style-name="P11"><text:span text:style-name="T1"><text:tab/><text:tab/><text:tab/><text:tab/><text:tab/><text:tab/><text:tab/><text:tab/>or to the most recent Amending </text:span></text:p>
      <text:p text:style-name="P11"><text:span text:style-name="T1"><text:tab/><text:tab/><text:tab/><text:tab/><text:tab/><text:tab/><text:tab/><text:tab/>transaction that is to be superseded</text:span></text:p>
      <text:p text:style-name="P11"><text:span text:style-name="T1"><text:tab/><text:tab/><text:tab/><text:tab/><text:tab/><text:tab/><text:tab/><text:tab/>on the FEC database.</text:span></text:p>
      <text:p text:style-name="P11"><text:span text:style-name="T1">RULES:</text:span></text:p>
      <text:p text:style-name="P11"><text:span text:style-name="T1"><text:tab/>If 10. ITEM-ELECT-CD = ‘O’ (Other), then field 11. ITEM-ELECT-OTHER must contain a description of which previous Election the contribution is associated with. <text:s/>For example if the contribution is not for this year’s Primary, General, Special, or Runoff election, the ITEM-ELECT-OTHER field should contain descriptive text such as: “Debt 19xx”.</text:span></text:p>
      <text:p text:style-name="P3"/>
      <text:p text:style-name="P11"><text:span text:style-name="T1"><text:tab/>Field 17. TRANS-CODE represents FEC transaction codes. <text:s/>This field is optional, but if left blank the transaction MUST be described in field 189. <text:s/>TRANS-DESCRIP, and further explained in field 32. <text:s/>MEMO-TEXT, if necessary. (Trans-Code &amp; Trans-descrip serve the same purpose as “Purpose of Disbursement” on Schedule B.)</text:span></text:p>
      <text:p text:style-name="P3"/>
      <text:p text:style-name="P11"><text:span text:style-name="T1"><text:tab/>Field 16. AMOUNT-RECEIVED is included in the Schedule A Column A Summary Total, UNLESS 31. MEMO-CODE is also “Checked”.</text:span></text:p>
      <text:p text:style-name="P3"/>
      <text:p text:style-name="P11"><text:span text:style-name="T1"><text:tab/>If another Federal committee is involved in the transactions, (i.e. Entity-Type = ‘PAC’, ‘COM’, </text:span><text:soft-page-break/><text:span text:style-name="T1">‘CCM’, or ‘PPO’), the 19. FEC-COMMITTEE-ID-NUMBER should be supplied (if known).</text:span></text:p>
      <text:p text:style-name="P3"/>
      <text:p text:style-name="P11"><text:span text:style-name="T1"><text:tab/>If the committee making the contribution is a committee “authorized” by a candidate (ie. Entity-Type= ‘CCM’ and field 20. FEC-CANDIDATE-ID-NUMBER is left blank, candidate information (Name, Office, State, House District) must be entered. <text:s/>(Note: Candidate District only applies to Congressional or “House” (Cand-Office + ‘H’) candidates.)<text:tab/></text:span></text:p>
      <text:p text:style-name="P3"/>
      <text:p text:style-name="P11"><text:span text:style-name="T1"><text:tab/>If 31. MEMO-CODE is “checked”, then the AMOUNT-RECEIVED is NOT counted on the Schedule A total that is carried back to the Summary Page.</text:span></text:p>
      <text:p text:style-name="P3"/>
      <text:p text:style-name="P11"><text:span text:style-name="T1"><text:tab/>34.TRAN-ID is Required for all Schedule A transactions. <text:s/>It is a unique database code assigned by the filer database to each and every item. <text:s/>The TRAN-ID is used by the FEC’s database to uniquely identify any itemization that must be changed if a future amendment has an impact on that particular item. <text:s/>Currently, TRAN-ID is required for Original transactions and “Add” amendments (i.e. Amend-Cd=blank or ‘A’) and is optional when Amend-Cd = ‘C’ or ‘D’. </text:span></text:p>
      <text:p text:style-name="P3"/>
      <text:p text:style-name="P11"><text:span text:style-name="T1"><text:tab/>35.ORIG-TRAN-ID is Required if Amended-Cd =‘C’ or “D’. <text:s/>It contains the Tran-ID of the “original” transaction that will be changed or deleted from FEC database. <text:s/>It is Optional for Original and Add (Amended-Cd=‘A”) transactions, but, if given, must equal the Tran-ID.</text:span></text:p>
      <text:p text:style-name="P3"/>
      <text:p text:style-name="P11"><text:span text:style-name="T1"><text:tab/>36.SUPR-TRAN-ID Currently this is an Optional field. <text:s/>If Amended-Cd= ‘C’ or ‘D’, this field contains the Tran_ID of the most recent transaction reported to the FEC database. <text:s/>It either points to the Original (if no amendments) or to the most recent Amending transactions that is to be “superseded” by this transaction.</text:span></text:p>
      <text:p text:style-name="P3"/>
      <text:p text:style-name="P11"><text:span text:style-name="T1"><text:tab/>Note: To assure future compatibility with FEC electronic filing requirements, it is recommended that TRAN_ID always contains a unique transaction identifier (on all Original and Amending transactions), and that SUPR-TRAN-ID is used on all Change/Delete Amendments.</text:span></text:p>
      <text:p text:style-name="P3"/>
      <text:p text:style-name="P11"><text:span text:style-name="T1">END OF SCHEDULE A</text:span></text:p>
      <text:p text:style-name="P3"/>
      <text:p text:style-name="P3"/>
      <text:p text:style-name="P3"/>
      <text:p text:style-name="P3"/>
      <text:p text:style-name="P11"><text:span text:style-name="T1"><text:tab/></text:span></text:p>
      <text:p text:style-name="P4"/>
      <text:p text:style-name="P11"><text:span text:style-name="T2">SCHEDULE B<text:tab/></text:span></text:p>
      <text:p text:style-name="P3"/>
      <text:p text:style-name="P3"/>
      <text:p text:style-name="P11"><text:span text:style-name="T1"><text:s text:c="3"/>1. <text:s text:c="2"/>FORM-TYPE<text:tab/><text:tab/><text:tab/><text:tab/>(A/N-8) <text:tab/><text:tab/>REQUIRED <text:s text:c="3"/>value = SB</text:span></text:p>
      <text:p text:style-name="P11"><text:span text:style-name="T1"><text:tab/><text:tab/><text:tab/><text:tab/><text:tab/><text:tab/>.</text:span></text:p>
      <text:p text:style-name="P11"><text:span text:style-name="T1"><text:s text:c="3"/>2. <text:s text:c="2"/>FILER FEC CMTE ID<text:tab/><text:tab/><text:tab/>(A/N-9) <text:tab/><text:tab/>Required (Filing</text:span></text:p>
      <text:p text:style-name="P11"><text:span text:style-name="T1"><text:tab/><text:tab/><text:tab/><text:tab/><text:tab/><text:tab/><text:tab/><text:tab/>Committee’s ID)</text:span></text:p>
      <text:p text:style-name="P11"><text:span text:style-name="T1">3. <text:s text:c="3"/>ENTITY-TYPE<text:tab/><text:tab/><text:tab/><text:tab/>(A/N-3)<text:tab/><text:tab/>Required (see Entity Code list) <text:s text:c="2"/></text:span></text:p>
      <text:p text:style-name="P11"><text:span text:style-name="T1"><text:tab/><text:tab/><text:tab/><text:tab/><text:tab/><text:tab/><text:tab/><text:tab/>Values: <text:s text:c="2"/>IND= Individual person; </text:span></text:p>
      <text:p text:style-name="P11"><text:span text:style-name="T1"><text:tab/><text:tab/><text:tab/><text:tab/><text:tab/><text:tab/><text:tab/><text:tab/><text:tab/>COM= “3X” Committee;</text:span></text:p>
      <text:p text:style-name="P11"><text:span text:style-name="T1"><text:tab/><text:tab/><text:tab/><text:tab/><text:tab/><text:tab/><text:tab/><text:tab/><text:tab/>CCM= Candidate Cmte;</text:span></text:p>
      <text:p text:style-name="P11"><text:span text:style-name="T1"><text:tab/><text:tab/><text:tab/><text:tab/><text:tab/><text:tab/><text:tab/><text:tab/><text:tab/>PAC= PAC;</text:span></text:p>
      <text:p text:style-name="P11"><text:span text:style-name="T1"><text:tab/><text:tab/><text:tab/><text:tab/><text:tab/><text:tab/><text:tab/><text:tab/><text:tab/>PPO= Pol Party Org;<text:tab/></text:span></text:p>
      <text:p text:style-name="P11"><text:span text:style-name="T1"><text:s text:c="2"/><text:tab/><text:tab/><text:tab/><text:tab/><text:tab/><text:tab/><text:tab/><text:tab/>CAN= the Candidate</text:span></text:p>
      <text:p text:style-name="P11"><text:span text:style-name="T1"><text:s text:c="2"/>4. <text:s text:c="3"/>RECIPIENT-NAME<text:tab/><text:tab/><text:tab/><text:tab/>(A/N-90)<text:tab/>Required <text:s/>(Person names must not</text:span></text:p>
      <text:p text:style-name="P11"><text:span text:style-name="T1"><text:tab/><text:tab/><text:tab/><text:tab/><text:tab/><text:tab/><text:tab/><text:tab/>exceed 38 chars {inclu. spaces})</text:span></text:p>
      <text:p text:style-name="P11"><text:span text:style-name="T1"><text:s/>5. <text:s text:c="2"/>STREET <text:s/>1<text:tab/><text:tab/><text:tab/><text:tab/><text:tab/>(A/N-34)</text:span></text:p>
      <text:p text:style-name="P11"><text:span text:style-name="T1"><text:s text:c="2"/>6. <text:s text:c="2"/>STREET <text:s/>2<text:tab/><text:tab/><text:tab/><text:tab/><text:tab/>(A/N-34)</text:span></text:p>
      <text:p text:style-name="P11"><text:soft-page-break/><text:span text:style-name="T1"><text:s text:c="2"/>7. <text:s text:c="2"/>CITY<text:tab/><text:tab/><text:tab/><text:tab/><text:tab/>(A/N-18)</text:span></text:p>
      <text:p text:style-name="P11"><text:span text:style-name="T1"><text:s/>8. <text:s text:c="2"/>STATE<text:tab/><text:tab/><text:tab/><text:tab/><text:tab/>(A/N-2)</text:span></text:p>
      <text:p text:style-name="P11"><text:span text:style-name="T1"><text:s text:c="2"/>9. <text:s/>ZIP<text:tab/><text:tab/><text:tab/><text:tab/><text:tab/>(A/N-9)<text:tab/>(Format may include ‘-’)</text:span></text:p>
      <text:p text:style-name="P11"><text:span text:style-name="T1"><text:s/>10. <text:s/>TRANS-CODE<text:tab/><text:tab/><text:tab/> <text:tab/>(A/N-3)<text:tab/><text:tab/>Required if Trans-Descrip is blank</text:span></text:p>
      <text:p text:style-name="P11"><text:span text:style-name="T1"><text:s/>11. <text:s text:c="2"/>TRANS-DESCRIP<text:tab/><text:tab/><text:tab/><text:tab/>(A/N-40)<text:tab/>Required if Trans-Code is blank</text:span></text:p>
      <text:p text:style-name="P11"><text:span text:style-name="T1">12. <text:s/>ITEM-ELECT-CD<text:tab/><text:tab/><text:tab/><text:tab/>(A/N-1)<text:tab/><text:tab/>Values: ‘P’ ‘G’ ‘R’ ‘S’ ‘O’ </text:span></text:p>
      <text:p text:style-name="P11"><text:span text:style-name="T1">13. <text:s text:c="2"/>ITEM-ELECT-OTHER<text:tab/><text:tab/><text:tab/>(A/N-20)<text:tab/>REQUIRED if Item-Elect-Cd =‘O’</text:span></text:p>
      <text:p text:style-name="P11"><text:span text:style-name="T1">14. <text:s text:c="2"/>DATE-OF-EXPENDITURE(NUM-8)<text:tab/>REQUIRED</text:span></text:p>
      <text:p text:style-name="P11"><text:span text:style-name="T1"><text:s text:c="2"/>15. <text:s text:c="2"/>AMOUNT-OF EXPENDITURE(AMT-12)<text:tab/>REQUIRED</text:span></text:p>
      <text:p text:style-name="P11"><text:span text:style-name="T1"><text:s text:c="2"/>16. <text:s text:c="2"/>FEC-COMMITTEE- ID-NUMBER<text:tab/>(A/N-9)</text:span></text:p>
      <text:p text:style-name="P11"><text:span text:style-name="T1"><text:s text:c="2"/>17. <text:s text:c="2"/>FEC-CANDIDATE-ID-NUMBER<text:tab/><text:tab/>(A/N-9)<text:tab/> <text:s text:c="13"/>Required if Entity-Type =‘CAN’</text:span></text:p>
      <text:p text:style-name="P11"><text:span text:style-name="T1"><text:s text:c="111"/>or ‘CCM’</text:span></text:p>
      <text:p text:style-name="P11"><text:span text:style-name="T1"><text:s text:c="2"/>18. <text:s text:c="2"/>CANDIDATE-NAME<text:tab/><text:tab/><text:tab/>(A/N-38)<text:tab/>Req if FEC-Cand-ID unavailable</text:span></text:p>
      <text:p text:style-name="P11"><text:span text:style-name="T1"><text:s text:c="2"/>19. <text:s text:c="2"/>CAN-OFFICE<text:tab/><text:tab/><text:tab/><text:tab/>(A/N-1)<text:tab/><text:tab/>Req if FEC-Cand-ID unavailable</text:span></text:p>
      <text:p text:style-name="P11"><text:span text:style-name="T1"><text:tab/><text:tab/><text:tab/><text:tab/><text:tab/><text:tab/><text:tab/><text:tab/>(Values: ‘H’; ‘S’; ‘P’)</text:span></text:p>
      <text:p text:style-name="P11"><text:span text:style-name="T1"><text:s text:c="2"/>20. <text:s text:c="2"/>CAN-STATE <text:s text:c="2"/>(OF ELECTION)<text:tab/><text:tab/>(A/N-2)<text:tab/><text:tab/>Req if FEC-Cand-ID unavailable</text:span></text:p>
      <text:p text:style-name="P11"><text:span text:style-name="T1"><text:s text:c="2"/>21. <text:s text:c="2"/>CAN-DISTRICT<text:tab/><text:tab/><text:tab/><text:tab/>(NUM-2)<text:tab/>Required if Cand-Office= ‘H’<text:tab/></text:span></text:p>
      <text:p text:style-name="P11"><text:span text:style-name="T1"><text:s text:c="2"/>22.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3. <text:s text:c="2"/>CONDUIT-STREET-1<text:tab/><text:tab/><text:tab/>(A/N-34)</text:span></text:p>
      <text:p text:style-name="P11"><text:span text:style-name="T1"><text:s text:c="2"/>24. <text:s text:c="2"/>CONDUIT-STREET-2<text:tab/><text:tab/><text:tab/>(A/N-34)</text:span></text:p>
      <text:p text:style-name="P11"><text:span text:style-name="T1"><text:s text:c="2"/>25. <text:s text:c="2"/>CONDUIT-CITY<text:tab/><text:tab/><text:tab/><text:tab/>(A/N-18) <text:tab/></text:span></text:p>
      <text:p text:style-name="P11"><text:span text:style-name="T1"><text:s text:c="2"/>26. <text:s text:c="2"/>CONDUIT-STATE<text:tab/><text:tab/><text:tab/><text:tab/>(A/N-2)</text:span></text:p>
      <text:p text:style-name="P11"><text:span text:style-name="T1"><text:s text:c="2"/>27. <text:s text:c="2"/>CONDUIT-ZIP<text:tab/><text:tab/><text:tab/><text:tab/>(A/N-9)<text:tab/><text:tab/></text:span></text:p>
      <text:p text:style-name="P11"><text:span text:style-name="T1"><text:s text:c="2"/>28. <text:s text:c="2"/>MEMO-CODE<text:tab/><text:tab/><text:tab/><text:tab/>(A/N-1)<text:tab/><text:tab/>Value: <text:s/>blank; <text:s/>‘X’</text:span></text:p>
      <text:p text:style-name="P11"><text:span text:style-name="T1"><text:s text:c="2"/>29. <text:s text:c="2"/>MEMO-TEXT<text:tab/><text:tab/><text:tab/><text:tab/>(A/N-100)<text:tab/></text:span></text:p>
      <text:p text:style-name="P11"><text:span text:style-name="T1"><text:s text:c="2"/>30 <text:s text:c="3"/>AMENDED-CD<text:tab/><text:tab/><text:tab/><text:tab/>(A/N-1) <text:tab/><text:tab/>Values: ‘A’ <text:s/>’C’ <text:s/>’D’</text:span></text:p>
      <text:p text:style-name="P11"><text:span text:style-name="T1"><text:s text:c="2"/>31. <text:s text:c="2"/>TRAN-ID<text:tab/><text:tab/><text:tab/><text:tab/><text:tab/>(A/N-32)<text:tab/>Required when Amended-Cd =‘A’<text:tab/></text:span></text:p>
      <text:p text:style-name="P11"><text:span text:style-name="T1"><text:tab/><text:tab/><text:tab/><text:tab/><text:tab/><text:tab/><text:tab/><text:tab/>(Add), or is blank (i.e. an Original</text:span></text:p>
      <text:p text:style-name="P11"><text:span text:style-name="T1"><text:tab/><text:tab/><text:tab/><text:tab/><text:tab/><text:tab/><text:tab/><text:tab/>Transaction). <text:s/>Identifier assigned</text:span></text:p>
      <text:p text:style-name="P11"><text:span text:style-name="T1"><text:tab/><text:tab/><text:tab/><text:tab/><text:tab/><text:tab/><text:tab/><text:tab/>by filer database which “uniquely”</text:span></text:p>
      <text:p text:style-name="P11"><text:span text:style-name="T1"><text:tab/><text:tab/><text:tab/><text:tab/><text:tab/><text:tab/><text:tab/><text:tab/>identifies this item among all items<text:tab/></text:span></text:p>
      <text:p text:style-name="P11"><text:span text:style-name="T1"><text:tab/><text:tab/><text:tab/><text:tab/><text:tab/><text:tab/><text:tab/><text:tab/>reported by this committee.</text:span></text:p>
      <text:p text:style-name="P11"><text:span text:style-name="T1"><text:tab/><text:tab/><text:tab/><text:tab/><text:tab/><text:tab/><text:tab/><text:tab/>(Currently, this field is Optional if</text:span></text:p>
      <text:p text:style-name="P11"><text:span text:style-name="T1"><text:tab/><text:tab/><text:tab/><text:tab/><text:tab/><text:tab/><text:tab/><text:tab/>Amended-Cd= ‘C’ or ‘D’.)</text:span></text:p>
      <text:p text:style-name="P11"><text:span text:style-name="T1"><text:s text:c="2"/>32. <text:s text:c="2"/>ORIG-TRAN-ID<text:tab/><text:tab/><text:tab/><text:tab/>(A/N-32)<text:tab/>Required if Amended-Cd= ‘C’ or</text:span></text:p>
      <text:p text:style-name="P11"><text:span text:style-name="T1"><text:tab/><text:tab/><text:tab/><text:tab/><text:tab/><text:tab/><text:tab/><text:tab/>‘D’. <text:s/>Contains Tran-ID of Original<text:tab/><text:tab/><text:tab/><text:tab/><text:tab/><text:tab/><text:tab/><text:tab/><text:tab/>transaction that will be changed or </text:span></text:p>
      <text:p text:style-name="P11"><text:span text:style-name="T1"><text:tab/><text:tab/><text:tab/><text:tab/><text:tab/><text:tab/><text:tab/><text:tab/>deleted from FEC database.</text:span></text:p>
      <text:p text:style-name="P11"><text:span text:style-name="T1"><text:tab/><text:tab/><text:tab/><text:tab/><text:tab/><text:tab/><text:tab/><text:tab/>Optional for Original and Add</text:span></text:p>
      <text:p text:style-name="P11"><text:span text:style-name="T1"><text:tab/><text:tab/><text:tab/><text:tab/><text:tab/><text:tab/><text:tab/><text:tab/>(Amended-Cd= ‘A’) transactions,</text:span></text:p>
      <text:p text:style-name="P11"><text:span text:style-name="T1"><text:tab/><text:tab/><text:tab/><text:tab/><text:tab/><text:tab/><text:tab/><text:tab/>but, if given, must equal Tran-ID.</text:span></text:p>
      <text:p text:style-name="P11"><text:span text:style-name="T1"><text:s text:c="2"/>33. <text:s text:c="2"/>SUPR-TRAN-ID<text:tab/><text:tab/><text:tab/><text:tab/>(A/N-32)<text:tab/>Currently this is an Optional field.</text:span></text:p>
      <text:p text:style-name="P11"><text:span text:style-name="T1"><text:tab/><text:tab/><text:tab/><text:tab/><text:tab/><text:tab/><text:tab/><text:tab/>If Amended-Cd= ‘C” or ‘D’, this </text:span></text:p>
      <text:p text:style-name="P11"><text:span text:style-name="T1"><text:tab/><text:tab/><text:tab/><text:tab/><text:tab/><text:tab/><text:tab/><text:tab/>field contains the Tran_ID of the</text:span></text:p>
      <text:p text:style-name="P11"><text:span text:style-name="T1"><text:tab/><text:tab/><text:tab/><text:tab/><text:tab/><text:tab/><text:tab/><text:tab/>most recent transaction reported to</text:span></text:p>
      <text:p text:style-name="P11"><text:span text:style-name="T1"><text:tab/><text:tab/><text:tab/><text:tab/><text:tab/><text:tab/><text:tab/><text:tab/>the FEC database. <text:s/>it either points</text:span></text:p>
      <text:p text:style-name="P11"><text:span text:style-name="T1"><text:tab/><text:tab/><text:tab/><text:tab/><text:tab/><text:tab/><text:tab/><text:tab/>to the Original (if no amendments)</text:span></text:p>
      <text:p text:style-name="P11"><text:span text:style-name="T1"><text:tab/><text:tab/><text:tab/><text:tab/><text:tab/><text:tab/><text:tab/><text:tab/>or to the most recent Amending </text:span></text:p>
      <text:p text:style-name="P11"><text:span text:style-name="T1"><text:tab/><text:tab/><text:tab/><text:tab/><text:tab/><text:tab/><text:tab/><text:tab/>transaction that is to be superseded</text:span></text:p>
      <text:p text:style-name="P11"><text:span text:style-name="T1"><text:tab/><text:tab/><text:tab/><text:tab/><text:tab/><text:tab/><text:tab/><text:tab/>on the FEC database.</text:span></text:p>
      <text:p text:style-name="P3"><text:soft-page-break/></text:p>
      <text:p text:style-name="P3"/>
      <text:p text:style-name="P3"/>
      <text:p text:style-name="P3"/>
      <text:p text:style-name="P11"><text:span text:style-name="T1">Rules:</text:span></text:p>
      <text:p text:style-name="P11"><text:span text:style-name="T1"><text:tab/></text:span></text:p>
      <text:p text:style-name="P11"><text:span text:style-name="T1"><text:tab/>If 10. ITEM-ELECT-CD = ‘O’ (Other), then field 11. ITEM-ELECT-OTHER must contain a description of which previous Election the contribution is associated with. <text:s/>For example if the contribution is not for this year’s Primary, General, Special, or Runoff election, the ITEM-ELECT-OTHER field should contain descriptive text such as: “Debt 19xx”.</text:span></text:p>
      <text:p text:style-name="P3"/>
      <text:p text:style-name="P11"><text:span text:style-name="T1"><text:tab/>Field 14. TRANS-CODE represents FEC transaction codes. <text:s/>This field is optional, but if left blank the transaction MUST be described in field 15. <text:s/>TRANS-DESCRIP, and further explained in field 29. <text:s/>MEMO-TEXT, if necessary. (Trans-Code &amp; Trans-descrip serve the same purpose as “Purpose of Disbursement” on Schedule B.)</text:span></text:p>
      <text:p text:style-name="P3"/>
      <text:p text:style-name="P11"><text:span text:style-name="T1"><text:tab/>Field 13. AMOUNT-DISBURSED is included in the Schedule B Column A Summary Total, UNLESS 28. MEMO-CODE is also “Checked”.</text:span></text:p>
      <text:p text:style-name="P3"/>
      <text:p text:style-name="P11"><text:span text:style-name="T1"><text:tab/>If another Federal committee is involved in the transactions, (ie Entity-Type = ‘PAC’, ‘COM’, ‘CCM’, or ‘PPO’), the 16. FEC-COMMITTEE-ID-NUMBER should be supplied (if known).</text:span></text:p>
      <text:p text:style-name="P3"/>
      <text:p text:style-name="P11"><text:span text:style-name="T1"><text:tab/>If the committee making the contribution is a committee “authorized” by a candidate (ie. Entity-Type= ‘CCM’ and field 17. FEC-CANDIDATE-ID-NUMBER is left blank, candidate information (Name, Office, State, House District) must be entered. <text:s/>(Note: Candidate District only applies to Congressional or “House” (Cand-Office + ‘H’) candidates.)<text:tab/></text:span></text:p>
      <text:p text:style-name="P3"/>
      <text:p text:style-name="P11"><text:span text:style-name="T1"><text:tab/>If 28. MEMO-CODE is “checked”, then the AMOUNT-DISBURSED is NOT counted on the Schedule B total that is carried back to the Summary Page.</text:span></text:p>
      <text:p text:style-name="P3"/>
      <text:p text:style-name="P11"><text:span text:style-name="T1"><text:tab/>31.TRAN-ID is Required for all Schedule B transactions. <text:s/>It is a unique database code assigned by the filer database to each and every item. <text:s/>The TRAN-ID is used by the FEC’s database to uniquely identify any itemization that must be changed if a future amendment has an impact on that particular item. <text:s/>Currently, TRAN-ID is required for Original transactions and “Add” amendments (i.e. Amend-Cd=blank or ‘A’) and is optional when Amend-Cd = ‘C’ or ‘D’. </text:span></text:p>
      <text:p text:style-name="P3"/>
      <text:p text:style-name="P11"><text:span text:style-name="T1"><text:tab/>32.ORIG-TRAN-ID is Required if Amended-Cd =‘C’ or “D’. <text:s/>It contains the Tran-ID of the “original” transaction that will be changed or deleted from FEC database. <text:s/>It is Optional for Original and Add (Amended-Cd=‘A”) transactions, but, if given, must equal the Tran-ID.</text:span></text:p>
      <text:p text:style-name="P3"/>
      <text:p text:style-name="P11"><text:span text:style-name="T1"><text:tab/>33.SUPR-TRAN-ID Currently this is an Optional field. <text:s/>If Amended-Cd= ‘C’ or ‘D’, this field contains the Tran_ID of the most recent transaction reported to the FEC database. <text:s/>It either points to the Original (if no amendments) or to the most recent Amending transactions that is to be “superseded” by this transaction.</text:span></text:p>
      <text:p text:style-name="P3"/>
      <text:p text:style-name="P11"><text:span text:style-name="T1"><text:tab/>Note: To assure future compatibility with FEC electronic filing requirements, it is recommended that TRAN_ID always contains a unique transaction identifier (on all Original and Amending transactions), and that SUPR-TRAN-ID is used on all Change/Delete Amendments.</text:span></text:p>
      <text:p text:style-name="P3"/>
      <text:p text:style-name="P11"><text:span text:style-name="T1">END OF SCHEDULE B</text:span></text:p>
      <text:p text:style-name="P3"/>
      <text:p text:style-name="P3"/>
      <text:p text:style-name="P3"/>
      <text:p text:style-name="P3"/>
      <text:p text:style-name="P4"/>
      <text:p text:style-name="P4"><text:soft-page-break/></text:p>
      <text:p text:style-name="P28"/>
      <text:p text:style-name="P4"/>
      <text:p text:style-name="P11"><text:span text:style-name="T2">SCHEDULE C - Loans</text:span></text:p>
      <text:p text:style-name="P3"/>
      <text:p text:style-name="P3"/>
      <text:p text:style-name="P11"><text:span text:style-name="T1"><text:s text:c="3"/>1. <text:s text:c="2"/>FORM TYPE<text:tab/> <text:tab/><text:tab/><text:tab/>(A/N-8) <text:tab/><text:tab/>REQUIRED <text:s text:c="3"/>value = SC/</text:span></text:p>
      <text:p text:style-name="P11"><text:span text:style-name="T1"><text:tab/><text:tab/><text:tab/><text:tab/><text:tab/><text:tab/>plus lines on the detailed summary page for <text:tab/><text:tab/><text:tab/><text:tab/><text:tab/><text:tab/><text:tab/><text:tab/>the various reports of receipts and disbursements.</text:span></text:p>
      <text:p text:style-name="P11"><text:span text:style-name="T1"><text:s text:c="3"/>2. <text:s text:c="2"/>FILER FEC CMTE ID<text:tab/><text:tab/><text:tab/>(A/N-9) <text:tab/><text:tab/>REQUIRED</text:span></text:p>
      <text:p text:style-name="P3"/>
      <text:p text:style-name="P11"><text:span text:style-name="T1"><text:s text:c="3"/>3. <text:s text:c="3"/>ENTITY TYPE<text:tab/><text:tab/><text:tab/><text:tab/>(A/N-3)<text:tab/><text:tab/>(IND,COM,CCM,...) </text:span></text:p>
      <text:p text:style-name="P11"><text:span text:style-name="T1"><text:s text:c="3"/>4. NAME <text:s text:c="3"/>(Loan Source)<text:tab/><text:tab/>(A/N-90) (Expand to 90 chars)</text:span></text:p>
      <text:p text:style-name="P11"><text:span text:style-name="T1"><text:s text:c="3"/>5. . <text:s text:c="2"/>STREET <text:s/>1<text:tab/><text:tab/><text:tab/><text:tab/>(A/N-34)</text:span></text:p>
      <text:p text:style-name="P11"><text:span text:style-name="T1"><text:s text:c="3"/>6.. <text:s text:c="2"/>STREET <text:s/>2<text:tab/><text:tab/><text:tab/><text:tab/>(A/N-34)</text:span></text:p>
      <text:p text:style-name="P11"><text:span text:style-name="T1"><text:s text:c="3"/>7.. <text:s text:c="2"/>CITY<text:tab/><text:tab/><text:tab/><text:tab/><text:tab/>(A/N-18)</text:span></text:p>
      <text:p text:style-name="P11"><text:span text:style-name="T1"><text:s text:c="3"/>8.. <text:s text:c="2"/>STATE<text:tab/><text:tab/><text:tab/><text:tab/><text:tab/>(A-2)</text:span></text:p>
      <text:p text:style-name="P11"><text:span text:style-name="T1"><text:s text:c="3"/>9. <text:s text:c="2"/>ZIP<text:tab/><text:tab/><text:tab/><text:tab/><text:tab/>(A/N-9)</text:span></text:p>
      <text:p text:style-name="P11"><text:span text:style-name="T1"><text:s text:c="2"/>10. <text:s/>ELECTION <text:tab/>CODE (P,G,R,S,O)<text:tab/>(A/N-1)</text:span></text:p>
      <text:p text:style-name="P11"><text:span text:style-name="T1"><text:s text:c="2"/>11. <text:s/>ELECTION DESCRIPTION<text:tab/>(A/N-20)</text:span></text:p>
      <text:p text:style-name="P11"><text:span text:style-name="T1"><text:s text:c="2"/>12. <text:s text:c="2"/>ORIG. AMT OF LOAN AMOUNT<text:tab/><text:tab/>(AMT-12)</text:span></text:p>
      <text:p text:style-name="P11"><text:span text:style-name="T1"><text:s text:c="2"/>13. <text:s text:c="2"/>PAYMENT TO DATE<text:tab/><text:tab/><text:tab/>(AMT-12)</text:span></text:p>
      <text:p text:style-name="P11"><text:span text:style-name="T1"><text:s text:c="2"/>14. <text:s text:c="2"/>LOAN BALANCE<text:tab/><text:tab/><text:tab/><text:tab/>(AMT-12)</text:span></text:p>
      <text:p text:style-name="P11"><text:span text:style-name="T1"><text:s text:c="2"/>15. <text:s text:c="2"/>DATE <text:s text:c="2"/>(INCURRED)<text:tab/><text:tab/><text:tab/>(NUM-8)</text:span></text:p>
      <text:p text:style-name="P11"><text:span text:style-name="T1"><text:s/>16. <text:s/>DUE-DATE-TERMS<text:tab/><text:tab/><text:tab/>(A/N-15)<text:tab/>(Date loan is due or other terms<text:tab/><text:tab/> <text:s/><text:tab/><text:tab/><text:tab/><text:tab/><text:tab/><text:tab/><text:tab/>such as “Due on Demand” etc.)</text:span></text:p>
      <text:p text:style-name="P11"><text:span text:style-name="T1">17. <text:s/>PCT-RATE-TERMS<text:tab/><text:tab/><text:tab/><text:tab/>(A/N-15)<text:tab/>(Rate expressed to 4-decimal</text:span></text:p>
      <text:p text:style-name="P11"><text:span text:style-name="T1"><text:tab/><text:tab/><text:tab/><text:tab/><text:tab/><text:tab/><text:tab/><text:tab/>places w/wo explicit decimal point</text:span></text:p>
      <text:p text:style-name="P11"><text:span text:style-name="T1"><text:tab/><text:tab/><text:tab/><text:tab/><text:tab/><text:tab/><text:tab/><text:tab/>{e.g. .0500 or 0865 interpreted as</text:span></text:p>
      <text:p text:style-name="P11"><text:span text:style-name="T1"><text:tab/><text:tab/><text:tab/><text:tab/><text:tab/><text:tab/><text:tab/><text:tab/>5% or 8.65%} OR expressed as a</text:span></text:p>
      <text:p text:style-name="P11"><text:span text:style-name="T1"><text:tab/><text:tab/><text:tab/><text:tab/><text:tab/><text:tab/><text:tab/><text:tab/>percent {number w/ explicit %</text:span></text:p>
      <text:p text:style-name="P11"><text:span text:style-name="T1"><text:tab/><text:tab/><text:tab/><text:tab/><text:tab/><text:tab/><text:tab/><text:tab/>symbol} OR other terms such as</text:span></text:p>
      <text:p text:style-name="P11"><text:span text:style-name="T1"><text:tab/><text:tab/><text:tab/><text:tab/><text:tab/><text:tab/><text:tab/><text:tab/>“Prime + 1% etc.)</text:span></text:p>
      <text:p text:style-name="P11"><text:span text:style-name="T1"><text:tab/></text:span></text:p>
      <text:p text:style-name="P3"/>
      <text:p text:style-name="P11"><text:span text:style-name="T1"><text:s text:c="2"/>18. <text:s text:c="2"/>YESNO<text:tab/>(SECURED LOAN)<text:tab/><text:tab/>(A/N-1)</text:span></text:p>
      <text:p text:style-name="P11"><text:span text:style-name="T1"><text:s text:c="2"/>19.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20. <text:s/>FEC-CANDIDATE-ID-NUMBER<text:tab/><text:tab/>(A/N-9)<text:tab/><text:tab/>Required if Entity-Type =“CAN’ or</text:span></text:p>
      <text:p text:style-name="P11"><text:span text:style-name="T1"><text:s text:c="111"/>or ‘CCM’ <text:s text:c="3"/></text:span></text:p>
      <text:p text:style-name="P11"><text:span text:style-name="T1"><text:s text:c="2"/>21. <text:s/>CANDIDATE-NAME<text:tab/><text:tab/><text:tab/>(A/N-38)<text:tab/>Req if FEC-Cand-ID unavailable <text:s/></text:span></text:p>
      <text:p text:style-name="P11"><text:span text:style-name="T1"><text:s text:c="2"/>22.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23. <text:s text:c="2"/>CAND-STATE (OF ELECTION)<text:tab/><text:tab/>(A/N-2)<text:tab/><text:tab/>Req if FEC-Cand-ID unavailable</text:span></text:p>
      <text:p text:style-name="P11"><text:span text:style-name="T1"><text:s text:c="2"/>24. <text:s text:c="2"/>CAND-DISTRICT<text:tab/><text:tab/><text:tab/><text:tab/>(NUM-2)<text:tab/>Required if Cand-Office =‘H’</text:span></text:p>
      <text:p text:style-name="P11"><text:span text:style-name="T1"><text:tab/></text:span></text:p>
      <text:p text:style-name="P3"/>
      <text:p text:style-name="P3"/>
      <text:p text:style-name="P11"><text:span text:style-name="T1">25. <text:s/>AMENDED-CD<text:tab/><text:tab/><text:tab/><text:tab/>(A/N-1) Values: blank, ‘A’, ‘C’, ‘D’</text:span></text:p>
      <text:p text:style-name="P11"><text:span text:style-name="T1"><text:s text:c="3"/>26. <text:s/>TRAN_ID<text:tab/><text:tab/><text:tab/><text:tab/><text:tab/>(A/N 32)<text:tab/></text:span></text:p>
      <text:p text:style-name="P11"><text:span text:style-name="T1"><text:s text:c="3"/>27. <text:s text:c="2"/>ORIG_TRAN_ID<text:tab/><text:tab/><text:tab/><text:tab/>(A/N 32)</text:span></text:p>
      <text:p text:style-name="P11"><text:span text:style-name="T1"><text:s text:c="2"/>28. <text:s text:c="2"/>SUPR_TRAN_ID<text:tab/><text:tab/><text:tab/><text:tab/>(A/N 32)</text:span><text:span text:style-name="T2"> </text:span></text:p>
      <text:p text:style-name="P3"/>
      <text:p text:style-name="P11"><text:span text:style-name="T1"><text:tab/>RULES:</text:span></text:p>
      <text:p text:style-name="P3"><text:soft-page-break/></text:p>
      <text:p text:style-name="P11"><text:span text:style-name="T1"><text:tab/>The "XXXX" in 1. FORM TYPE above corresponds to lines on the </text:span></text:p>
      <text:p text:style-name="P11"><text:span text:style-name="T1"><text:tab/>detailed summary page for the various reports of receipts and</text:span></text:p>
      <text:p text:style-name="P11"><text:span text:style-name="T1"><text:tab/>disbursements.</text:span></text:p>
      <text:p text:style-name="P3"/>
      <text:p text:style-name="P11"><text:span text:style-name="T1"><text:tab/>The first digits of the record will indicate the Schedule and the </text:span></text:p>
      <text:p text:style-name="P11"><text:span text:style-name="T1"><text:tab/>summary line number that it supports. <text:s/>This also avoids any </text:span></text:p>
      <text:p text:style-name="P11"><text:span text:style-name="T1"><text:tab/>possible overlaps in line numbers.</text:span></text:p>
      <text:p text:style-name="P3"/>
      <text:p text:style-name="P11"><text:span text:style-name="T1"><text:tab/>Reference ID Number is REQUIRED and must be a unique number</text:span></text:p>
      <text:p text:style-name="P11"><text:span text:style-name="T1"><text:tab/>assigned to each Schedule C record. <text:s/>It is used to relate Schedule C-1</text:span></text:p>
      <text:p text:style-name="P11"><text:span text:style-name="T1"><text:tab/>records (if any) to the appropriate Schedule C record.</text:span></text:p>
      <text:p text:style-name="P3"/>
      <text:p text:style-name="P3"/>
      <text:p text:style-name="P11"><text:span text:style-name="T2">End of Schedule C</text:span></text:p>
      <text:p text:style-name="P29"/>
      <text:p text:style-name="P4"/>
      <text:p text:style-name="P11"><text:span text:style-name="T2">SCHEDULE C1 - Loans and Lines of credit from Lending Institutions</text:span></text:p>
      <text:p text:style-name="P3"/>
      <text:p text:style-name="P11"><text:span text:style-name="T1">(Supplementary for information found on Schedule C)</text:span></text:p>
      <text:p text:style-name="P3"/>
      <text:p text:style-name="P3"/>
      <text:p text:style-name="P11"><text:span text:style-name="T1"><text:s text:c="3"/>1. <text:s text:c="2"/>FORM TYPE<text:tab/><text:tab/> <text:tab/><text:tab/>(A/N-8) <text:tab/><text:tab/>REQUIRED <text:s text:c="3"/>value = SC1/</text:span></text:p>
      <text:p text:style-name="P11"><text:span text:style-name="T1"><text:tab/><text:tab/><text:tab/><text:tab/><text:tab/><text:tab/>plus lines on the detailed summary page for <text:tab/><text:tab/><text:tab/><text:tab/><text:tab/><text:tab/><text:tab/><text:tab/>the various reports of receipts and disbursements.</text:span></text:p>
      <text:p text:style-name="P11"><text:span text:style-name="T1"><text:s text:c="3"/>2. <text:s text:c="2"/>FILER FEC CMTE ID<text:tab/><text:tab/>(A/N-9) <text:tab/><text:tab/>REQUIRED</text:span></text:p>
      <text:p text:style-name="P11"><text:span text:style-name="T1">3. <text:s text:c="2"/>BACK REFERENCE TRAN ID<text:tab/><text:tab/>(NUM-32)<text:tab/>REQUIRED <text:s/>(Same as <text:tab/><text:tab/><text:tab/><text:tab/><text:tab/><text:tab/><text:tab/><text:tab/><text:tab/><text:tab/>Ref ID on Schedule C)</text:span></text:p>
      <text:p text:style-name="P11"><text:span text:style-name="T1"><text:s text:c="3"/>4. <text:s text:c="2"/>ENTITY TYPE<text:tab/><text:tab/><text:tab/><text:tab/>(A/N-3)<text:tab/><text:tab/>(IND,COM,CCM,...) <text:s text:c="2"/></text:span></text:p>
      <text:p text:style-name="P11"><text:span text:style-name="T1"><text:s text:c="3"/>5 NAME <text:s text:c="3"/>(Loan Source)<text:tab/><text:tab/>(A/N-90) (Expand to 90 chars)</text:span></text:p>
      <text:p text:style-name="P11"><text:span text:style-name="T1"><text:s text:c="3"/>6. <text:s text:c="2"/>STREET <text:s/>1<text:tab/><text:tab/><text:tab/><text:tab/>(A/N-34)</text:span></text:p>
      <text:p text:style-name="P11"><text:span text:style-name="T1"><text:s text:c="3"/>7. <text:s/>STREET <text:s/>2<text:tab/><text:tab/><text:tab/><text:tab/>(A/N-34)</text:span></text:p>
      <text:p text:style-name="P11"><text:span text:style-name="T1"><text:s text:c="3"/>8. <text:s text:c="2"/>CITY<text:tab/><text:tab/><text:tab/><text:tab/><text:tab/>(A/N-18)</text:span></text:p>
      <text:p text:style-name="P11"><text:span text:style-name="T1"><text:s text:c="3"/>9. <text:s text:c="2"/>STATE<text:tab/><text:tab/><text:tab/><text:tab/><text:tab/>(A/N-2)</text:span></text:p>
      <text:p text:style-name="P11"><text:span text:style-name="T1"><text:s text:c="3"/>10. <text:s text:c="2"/>ZIP<text:tab/><text:tab/><text:tab/><text:tab/><text:tab/>(A/N-9)</text:span></text:p>
      <text:p text:style-name="P11"><text:span text:style-name="T1"><text:s text:c="2"/>11. <text:s text:c="2"/>AMT OF LOAN<text:tab/><text:tab/><text:tab/><text:tab/>(AMT-12)</text:span></text:p>
      <text:p text:style-name="P11"><text:span text:style-name="T1"><text:s text:c="2"/>12. <text:s/>LOAN INTEREST RATE PERCENT<text:tab/><text:tab/>(A/N-15) </text:span></text:p>
      <text:p text:style-name="P11"><text:span text:style-name="T1"><text:s text:c="2"/>13. <text:s text:c="2"/>DATE <text:s text:c="3"/>(INCURRED)<text:tab/><text:tab/><text:tab/>(NUM-8)</text:span></text:p>
      <text:p text:style-name="P11"><text:span text:style-name="T1"><text:s text:c="2"/>14. <text:s text:c="2"/>DATE <text:s text:c="3"/>(DUE)<text:tab/><text:tab/><text:tab/><text:tab/>(NUM-15)</text:span></text:p>
      <text:p text:style-name="P11"><text:span text:style-name="T1"><text:s text:c="2"/>15. <text:s text:c="2"/>A1. YESNO <text:s/>(LOAN RESTRUCTURED)<text:tab/>(A/N-1)</text:span></text:p>
      <text:p text:style-name="P11"><text:span text:style-name="T1"><text:s text:c="2"/>16. <text:s text:c="2"/>A2. <text:s/>DATE <text:s text:c="2"/>(OF ORIGINAL LOAN)<text:tab/><text:tab/>(NUM-8)</text:span></text:p>
      <text:p text:style-name="P11"><text:span text:style-name="T1"><text:s text:c="2"/>17. <text:s text:c="2"/>B.1. CREDIT AMOUNT THIS DRAW<text:tab/>(AMT-12)</text:span></text:p>
      <text:p text:style-name="P11"><text:span text:style-name="T1"><text:s text:c="2"/>18. <text:s text:c="2"/>B.2. TOTAL BALANCE<text:tab/><text:tab/><text:tab/>(AMT-12)</text:span></text:p>
      <text:p text:style-name="P11"><text:span text:style-name="T1"><text:s text:c="2"/>19. <text:s text:c="2"/>C. YESNO <text:s text:c="2"/>(OTHERS LIABLE?)<text:tab/><text:tab/>(A/N-1)</text:span></text:p>
      <text:p text:style-name="P11"><text:span text:style-name="T1"><text:s text:c="2"/>20. <text:s text:c="2"/>D. YESNO <text:s/>(COLLATERAL?)<text:tab/><text:tab/>(A/N-1)</text:span></text:p>
      <text:p text:style-name="P11"><text:span text:style-name="T1"><text:s text:c="2"/>21. <text:s text:c="2"/>D.1 DESC <text:s/>(COLLATERAL<text:tab/><text:tab/><text:tab/>(A/N-100)</text:span></text:p>
      <text:p text:style-name="P11"><text:span text:style-name="T1"><text:s text:c="2"/>22. <text:s text:c="2"/>D.2 COLLATERAL VALUE/AMOUNT<text:tab/>(AMT-12)</text:span></text:p>
      <text:p text:style-name="P11"><text:span text:style-name="T1"><text:s text:c="2"/>23. <text:s text:c="2"/>D.3 <text:s/>YESNO <text:s/>(PERFECTED INTEREST?)<text:tab/>(A/N-1)</text:span></text:p>
      <text:p text:style-name="P11"><text:span text:style-name="T1"><text:s text:c="2"/>24. <text:s text:c="2"/>E.1 <text:s/>YESNO <text:s/>(FUTURE INCOME<text:tab/><text:tab/>(A/N-1)</text:span></text:p>
      <text:p text:style-name="P11"><text:span text:style-name="T1"><text:tab/> <text:s text:c="4"/>PLEDGED AS COLLATERAL?)<text:tab/></text:span></text:p>
      <text:p text:style-name="P11"><text:span text:style-name="T1"><text:s text:c="2"/>25. <text:s text:c="2"/>E.2 <text:s/>DESC <text:s/>(SPECIFICATION OF THE ABOVE)<text:tab/>(A/N-100)</text:span></text:p>
      <text:p text:style-name="P11"><text:span text:style-name="T1"><text:s text:c="2"/>26. <text:s text:c="2"/>E.3 ESTIMATED VALUE<text:tab/><text:tab/><text:tab/><text:tab/>(AMT-12)</text:span></text:p>
      <text:p text:style-name="P11"><text:span text:style-name="T1"><text:s text:c="2"/>27. <text:s text:c="2"/>E.4 DATE (Depository account established)<text:tab/><text:tab/>(NUM-8)</text:span></text:p>
      <text:p text:style-name="P11"><text:span text:style-name="T1"><text:s text:c="2"/>28. <text:s text:c="2"/>E.5 IND/NAME <text:s text:c="3"/>(Account Location)<text:tab/><text:tab/>(A/N-38)</text:span></text:p>
      <text:p text:style-name="P11"><text:span text:style-name="T1"><text:s text:c="2"/>29. <text:s text:c="2"/>E.6 STREET <text:s/>1<text:tab/><text:tab/><text:tab/><text:tab/><text:tab/>(A/N-34)</text:span></text:p>
      <text:p text:style-name="P11"><text:span text:style-name="T1"><text:s text:c="2"/>30. <text:s text:c="2"/>E.7 STREET <text:s/>2<text:tab/><text:tab/><text:tab/><text:tab/><text:tab/>(A/N-34)</text:span></text:p>
      <text:p text:style-name="P11"><text:span text:style-name="T1"><text:s text:c="2"/>31. <text:s text:c="2"/>E.8 CITY<text:tab/><text:tab/><text:tab/><text:tab/><text:tab/><text:tab/>(A/N-18)</text:span></text:p>
      <text:p text:style-name="P11"><text:span text:style-name="T1"><text:s text:c="2"/>32. <text:s text:c="2"/>E.9 STATE<text:tab/><text:tab/><text:tab/><text:tab/><text:tab/>(A/N-2)</text:span></text:p>
      <text:p text:style-name="P11"><text:span text:style-name="T1"><text:s text:c="2"/>33. <text:s text:c="2"/>E.10 ZIP<text:tab/><text:tab/><text:tab/><text:tab/><text:tab/><text:tab/>(A/N-9)</text:span></text:p>
      <text:p text:style-name="P11"><text:span text:style-name="T1"><text:s text:c="2"/>34. <text:s text:c="2"/>E.11 DEP ACCT AUTH DATE <text:s text:c="2"/>(Presidential)<text:tab/>(NUM-8)<text:tab/>(Form C-P-1 only)</text:span></text:p>
      <text:p text:style-name="P11"><text:span text:style-name="T1"><text:tab/>Depository account authorization </text:span></text:p>
      <text:p text:style-name="P11"><text:span text:style-name="T1"><text:s text:c="2"/>35. <text:s text:c="2"/>F. DESC <text:s/>(IF NECESS. STATE BASIS OF LOAN)<text:tab/>(A/N-100)</text:span></text:p>
      <text:p text:style-name="P11"><text:span text:style-name="T1"><text:s text:c="2"/>36. <text:s text:c="2"/>G. IND/NAME <text:s text:c="3"/>(Treasurer)<text:tab/><text:tab/><text:tab/>(A/N-38)<text:tab/>“as signed”</text:span></text:p>
      <text:p text:style-name="P11"><text:span text:style-name="T1"><text:s text:c="2"/>37. <text:s text:c="2"/>G. DATE <text:s text:c="2"/>(SIGNED)<text:tab/><text:tab/><text:tab/><text:tab/>(NUM-8)</text:span></text:p>
      <text:p text:style-name="P11"><text:span text:style-name="T1"><text:s text:c="2"/>38. <text:s text:c="2"/>H. AUTH NAME <text:s text:c="2"/>(Lending Inst Rep.)<text:tab/>(A/N-38)<text:tab/><text:tab/>“as signed”</text:span></text:p>
      <text:p text:style-name="P11"><text:span text:style-name="T1"><text:s text:c="2"/>39. <text:s text:c="2"/>H. AUTH TITLE <text:s text:c="2"/>(Lending Inst Representative)<text:tab/>(A/N-20)</text:span></text:p>
      <text:p text:style-name="P11"><text:span text:style-name="T1">RULES:</text:span></text:p>
      <text:p text:style-name="P3"/>
      <text:p text:style-name="P11"><text:span text:style-name="T1"><text:tab/>If response to field 15 is "Y" field 16 must contain a date.</text:span></text:p>
      <text:p text:style-name="P3"><text:soft-page-break/></text:p>
      <text:p text:style-name="P11"><text:span text:style-name="T1"><text:tab/>If field 17 contains an amount field 18 should also contain an amount.</text:span></text:p>
      <text:p text:style-name="P11"><text:span text:style-name="T1"><text:tab/></text:span></text:p>
      <text:p text:style-name="P11"><text:span text:style-name="T1"><text:tab/>If any of fields 20 through 23 are entered all fields should be entered.</text:span></text:p>
      <text:p text:style-name="P3"/>
      <text:p text:style-name="P11"><text:span text:style-name="T1"><text:tab/>If any of fields 24 through 28 are entered all fields should be entered.</text:span></text:p>
      <text:p text:style-name="P11"><text:span text:style-name="T1"><text:tab/>Fields 29 through 33 are optional.</text:span></text:p>
      <text:p text:style-name="P3"/>
      <text:p text:style-name="P11"><text:span text:style-name="T1"><text:tab/>Reference ID Number is REQUIRED and must be equal to a unique</text:span></text:p>
      <text:p text:style-name="P11"><text:span text:style-name="T1"><text:tab/>number that was assigned to the related Schedule C record. <text:s/>(see above)</text:span></text:p>
      <text:p text:style-name="P3"/>
      <text:p text:style-name="P3"/>
      <text:p text:style-name="P3"/>
      <text:p text:style-name="P11"><text:span text:style-name="T2">End of Schedule C-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2">SCHEDULE C2-Loan Guarantor Name &amp; Address Information</text:span></text:p>
      <text:p text:style-name="P11"><text:span text:style-name="T1">(Supplementary for information found on Schedule C)</text:span></text:p>
      <text:p text:style-name="P3"/>
      <text:p text:style-name="P11"><text:span text:style-name="T1">1. <text:s/>FORM TYPE<text:tab/><text:tab/><text:tab/><text:tab/>(A/N-8)<text:tab/><text:tab/>REQUIRED value=SC2/</text:span></text:p>
      <text:p text:style-name="P11"><text:span text:style-name="T1">2. <text:s/>FILER FEC CMTE ID<text:tab/><text:tab/>(A/N-9)<text:tab/><text:tab/>REQUIRED<text:tab/></text:span></text:p>
      <text:p text:style-name="P11"><text:span text:style-name="T1">3. <text:s/>BACK REFERENCE TRAN ID<text:tab/><text:tab/>(NUM-32)<text:tab/>Req. <text:s/>(Ties back to SC/Ref#)</text:span><text:soft-page-break/><text:span text:style-name="T1"><text:tab/><text:tab/></text:span></text:p>
      <text:p text:style-name="P11"><text:span text:style-name="T1">4. <text:s/>IND/NAME (Endorser/Guarantor)<text:tab/><text:tab/>(A/N-38)</text:span></text:p>
      <text:p text:style-name="P11"><text:span text:style-name="T1">5. <text:s/>STREET 1<text:tab/><text:tab/><text:tab/><text:tab/>(A/N-34)</text:span></text:p>
      <text:p text:style-name="P11"><text:span text:style-name="T1">6. <text:s/>STREET 2<text:tab/><text:tab/><text:tab/><text:tab/>(A/N-34)</text:span></text:p>
      <text:p text:style-name="P11"><text:span text:style-name="T1">7. <text:s/>CITY<text:tab/><text:tab/><text:tab/><text:tab/><text:tab/>(A/N-18)</text:span></text:p>
      <text:p text:style-name="P11"><text:span text:style-name="T1">8. <text:s/>STATE<text:tab/><text:tab/><text:tab/><text:tab/>(A-2)</text:span></text:p>
      <text:p text:style-name="P11"><text:span text:style-name="T1">9. <text:s/>ZIP<text:tab/><text:tab/><text:tab/><text:tab/><text:tab/>(A/N-9)</text:span></text:p>
      <text:p text:style-name="P11"><text:span text:style-name="T1">10. <text:s/>INDEMP<text:tab/><text:tab/><text:tab/><text:tab/>(A/N-38)</text:span></text:p>
      <text:p text:style-name="P11"><text:span text:style-name="T1">11. <text:s/>INDOCC<text:tab/><text:tab/><text:tab/><text:tab/>(A/N-38)</text:span></text:p>
      <text:p text:style-name="P11"><text:span text:style-name="T1">12. <text:s/>AMOUNT GUARANTEED BALANCE<text:tab/>(AMT-12)</text:span></text:p>
      <text:p text:style-name="P3"/>
      <text:p text:style-name="P30"/>
      <text:p text:style-name="P4"/>
      <text:p text:style-name="P11"><text:span text:style-name="T2">SCHEDULE D <text:s/>Debts and Obligations</text:span></text:p>
      <text:p text:style-name="P3"/>
      <text:p text:style-name="P3"/>
      <text:p text:style-name="P11"><text:span text:style-name="T1"><text:s text:c="3"/>1. <text:s text:c="2"/>FORM TYPE<text:tab/><text:tab/> <text:tab/><text:tab/>(A/N-8) <text:tab/><text:tab/>REQUIRED <text:s text:c="3"/>value = SD</text:span></text:p>
      <text:p text:style-name="P11"><text:span text:style-name="T1"><text:tab/><text:tab/><text:tab/><text:tab/><text:tab/><text:tab/> plus lines on the detailed summary page for <text:tab/><text:tab/><text:tab/><text:tab/><text:tab/><text:tab/><text:tab/>the various reports of receipts and disbursements.</text:span></text:p>
      <text:p text:style-name="P11"><text:span text:style-name="T1"><text:s text:c="3"/>2. <text:s/>FILER FEC CMTE ID<text:tab/><text:tab/>(A/N-9) <text:tab/><text:tab/>REQUIRED</text:span></text:p>
      <text:p text:style-name="P11"><text:span text:style-name="T1">3. <text:s text:c="2"/>ENTITY-TYPE<text:tab/><text:tab/><text:tab/><text:tab/>(A/N-3)<text:tab/><text:tab/>(IND,COM,CCM,...)</text:span></text:p>
      <text:p text:style-name="P11"><text:span text:style-name="T1"><text:s text:c="3"/>4. NAME <text:s text:c="3"/>(Debtor/Creditor)<text:tab/>(A/N-90) (Expand to 90 chars)</text:span></text:p>
      <text:p text:style-name="P11"><text:span text:style-name="T1"><text:s text:c="3"/>5. <text:s/>STREET <text:s/>1<text:tab/><text:tab/><text:tab/><text:tab/><text:tab/>(A/N-34)</text:span></text:p>
      <text:p text:style-name="P11"><text:span text:style-name="T1"><text:s text:c="3"/>6. <text:s text:c="2"/>STREET <text:s/>2<text:tab/><text:tab/><text:tab/><text:tab/><text:tab/>(A/N-34)</text:span></text:p>
      <text:p text:style-name="P11"><text:span text:style-name="T1"><text:s text:c="3"/>7. <text:s/>CITY<text:tab/><text:tab/><text:tab/><text:tab/><text:tab/>(A/N-18)</text:span></text:p>
      <text:p text:style-name="P11"><text:span text:style-name="T1"><text:s text:c="3"/>8. <text:s text:c="2"/>STATE<text:tab/><text:tab/><text:tab/><text:tab/><text:tab/>(A/N-2)</text:span></text:p>
      <text:p text:style-name="P11"><text:span text:style-name="T1"><text:s text:c="3"/>9. <text:s text:c="2"/>ZIP<text:tab/><text:tab/><text:tab/><text:tab/><text:tab/>(A/N-9)</text:span></text:p>
      <text:p text:style-name="P11"><text:span text:style-name="T1"><text:s text:c="3"/>10. <text:s text:c="2"/>NATURE/PURPOSE DEBT DESCRIPTION<text:tab/>(A/N-40)</text:span></text:p>
      <text:p text:style-name="P11"><text:span text:style-name="T1"><text:s text:c="2"/>11. <text:s text:c="3"/>BEGINNING BALANCE<text:tab/><text:tab/><text:tab/>(AMT-12)</text:span></text:p>
      <text:p text:style-name="P11"><text:span text:style-name="T1"><text:s text:c="2"/>12. <text:s text:c="3"/>INCURRED THIS PERIOD<text:tab/><text:tab/><text:tab/>(AMT-12)</text:span></text:p>
      <text:p text:style-name="P11"><text:span text:style-name="T1"><text:s text:c="2"/>13. <text:s text:c="2"/>PAYMENT THIS PERIOD<text:tab/><text:tab/><text:tab/>(AMT-12)</text:span></text:p>
      <text:p text:style-name="P11"><text:span text:style-name="T1"><text:s text:c="2"/>14. <text:s text:c="2"/>BALANCE AT CLOSE<text:tab/><text:tab/><text:tab/>(AMT-12)</text:span></text:p>
      <text:p text:style-name="P11"><text:span text:style-name="T1"><text:s text:c="2"/>15. <text:s/>FEC-COMMITTEE-ID-NUMBER<text:tab/><text:tab/>(A/N-9)<text:tab/><text:tab/>Required if Entity Type = ‘COM’,</text:span></text:p>
      <text:p text:style-name="P11"><text:span text:style-name="T1"><text:tab/><text:tab/><text:tab/><text:tab/><text:tab/><text:tab/><text:tab/><text:tab/>‘CCM’, ‘PAC’ or ‘PPO’.</text:span></text:p>
      <text:p text:style-name="P11"><text:span text:style-name="T1"><text:s text:c="2"/>16. <text:s/>FEC-CANDIDATE-ID-NUMBER<text:tab/><text:tab/>(A/N-9)<text:tab/><text:tab/>Required if Entity-Type =“CAN’ or</text:span></text:p>
      <text:p text:style-name="P11"><text:span text:style-name="T1"><text:s text:c="111"/>or ‘CCM’ <text:s text:c="3"/></text:span></text:p>
      <text:p text:style-name="P11"><text:span text:style-name="T1"><text:s text:c="2"/>17. <text:s/>CANDIDATE-NAME<text:tab/><text:tab/><text:tab/>(A/N-38)<text:tab/>Req if FEC-Cand-ID unavailable <text:s/></text:span></text:p>
      <text:p text:style-name="P11"><text:span text:style-name="T1"><text:s text:c="2"/>18. <text:s text:c="2"/>CAND-OFFICE<text:tab/><text:tab/><text:tab/><text:tab/>(A/N-1)<text:tab/><text:tab/>Req if FEC-Cand-ID unavailable</text:span></text:p>
      <text:p text:style-name="P11"><text:span text:style-name="T1"><text:tab/><text:tab/><text:tab/><text:tab/><text:tab/><text:tab/><text:tab/><text:tab/>(Values: ‘H’; <text:s/>‘S’; ‘P’)</text:span></text:p>
      <text:p text:style-name="P11"><text:span text:style-name="T1"><text:s text:c="2"/>19. <text:s text:c="2"/>CAND-STATE (OF ELECTION)<text:tab/><text:tab/>(A/N-2)<text:tab/><text:tab/>Req if FEC-Cand-ID unavailable</text:span></text:p>
      <text:p text:style-name="P11"><text:span text:style-name="T1"><text:s text:c="2"/>20. <text:s text:c="2"/>CAND-DISTRICT<text:tab/><text:tab/><text:tab/><text:tab/>(NUM-2)<text:tab/>Required if Cand-Office =‘H’</text:span></text:p>
      <text:p text:style-name="P11"><text:span text:style-name="T1"><text:s text:c="2"/>21.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2. <text:s text:c="2"/>CONDUIT-STREET-1<text:tab/><text:tab/><text:tab/>(A/N-34)</text:span></text:p>
      <text:p text:style-name="P11"><text:span text:style-name="T1"><text:s text:c="2"/>23. <text:s text:c="2"/>CONDUIT-STREET-2<text:tab/><text:tab/><text:tab/>(A/N-34)</text:span></text:p>
      <text:p text:style-name="P11"><text:span text:style-name="T1"><text:s text:c="2"/>24. <text:s text:c="2"/>CONDUIT-CITY<text:tab/><text:tab/><text:tab/><text:tab/>(A/N-18) <text:tab/></text:span></text:p>
      <text:p text:style-name="P11"><text:span text:style-name="T1"><text:s text:c="2"/>25. <text:s text:c="2"/>CONDUIT-STATE<text:tab/><text:tab/><text:tab/><text:tab/>(A/N-2)</text:span></text:p>
      <text:p text:style-name="P11"><text:span text:style-name="T1"><text:s text:c="2"/>26. <text:s text:c="2"/>CONDUIT-ZIP<text:tab/><text:tab/><text:tab/><text:tab/>(A/N-9)<text:tab/><text:tab/></text:span></text:p>
      <text:p text:style-name="P11"><text:span text:style-name="T1"><text:s text:c="2"/>27. <text:s/>AMENDED-CD<text:tab/><text:tab/><text:tab/><text:tab/>(A/N-1) Values: blank, ‘A’,’C’, <text:s/>’D’</text:span></text:p>
      <text:p text:style-name="P11"><text:span text:style-name="T1"><text:s text:c="2"/>28. <text:s/>TRAN_ID<text:tab/><text:tab/><text:tab/><text:tab/><text:tab/>(A/N 32)<text:tab/>(Add TRAN_ID...to Amended)</text:span></text:p>
      <text:p text:style-name="P11"><text:span text:style-name="T1"><text:s text:c="2"/>29. <text:s text:c="2"/>ORIG_TRAN_ID<text:tab/><text:tab/><text:tab/><text:tab/>(A/N 32)</text:span></text:p>
      <text:p text:style-name="P11"><text:span text:style-name="T1"><text:s text:c="2"/>30 <text:s text:c="2"/>SUPR_TRAN_ID<text:tab/><text:tab/><text:tab/><text:tab/>(A/N 32)</text:span><text:span text:style-name="T2"> </text:span></text:p>
      <text:p text:style-name="P3"/>
      <text:p text:style-name="P3"/>
      <text:p text:style-name="P3"/>
      <text:p text:style-name="P3"/>
      <text:p text:style-name="P11"><text:span text:style-name="T2">End of Schedule D</text:span></text:p>
      <text:p text:style-name="P31"/>
      <text:p text:style-name="P11"><text:span text:style-name="T2">SCHEDULE E Independent Expenditures</text:span></text:p>
      <text:p text:style-name="P3"/>
      <text:p text:style-name="P11"><text:span text:style-name="T1"><text:s text:c="3"/>1. <text:s text:c="3"/>FORM TYPE<text:tab/> <text:tab/><text:tab/><text:tab/>(A/N-8) <text:tab/><text:tab/>REQUIRED <text:s text:c="3"/>value = SE</text:span></text:p>
      <text:p text:style-name="P11"><text:span text:style-name="T1"><text:tab/><text:tab/><text:tab/><text:tab/><text:tab/> <text:tab/>plus lines on the detailed summary page for <text:tab/><text:tab/><text:tab/><text:tab/><text:tab/><text:tab/><text:tab/><text:tab/>the various reports of receipts and disbursements.</text:span></text:p>
      <text:p text:style-name="P11"><text:span text:style-name="T1"><text:s text:c="3"/>2. <text:s text:c="3"/>FILER FEC CMTE ID<text:tab/><text:tab/>(A/N-9) <text:tab/><text:tab/>REQUIRED</text:span></text:p>
      <text:p text:style-name="P11"><text:span text:style-name="T1">3. <text:s text:c="3"/>ENTITY_TYPE<text:tab/><text:tab/><text:tab/><text:tab/>(A/N-3)<text:tab/><text:tab/>(IND,COM,CCM,...) <text:s text:c="2"/></text:span></text:p>
      <text:p text:style-name="P11"><text:span text:style-name="T1"><text:s text:c="3"/>4.NAME <text:s text:c="3"/>(Payee)<text:tab/><text:tab/><text:tab/>(A/N-90) (Expand to 90 chars)</text:span></text:p>
      <text:p text:style-name="P11"><text:span text:style-name="T1"><text:s text:c="3"/>5. <text:s text:c="2"/>STREET <text:s/>1<text:tab/><text:tab/><text:tab/><text:tab/>(A/N-34)</text:span></text:p>
      <text:p text:style-name="P11"><text:span text:style-name="T1"><text:s text:c="3"/>6. <text:s text:c="2"/>STREET <text:s/>2<text:tab/><text:tab/><text:tab/><text:tab/>(A/N-34)</text:span></text:p>
      <text:p text:style-name="P11"><text:span text:style-name="T1"><text:s text:c="3"/>7. <text:s/>CITY<text:tab/><text:tab/><text:tab/><text:tab/><text:tab/>(A/N-18)</text:span></text:p>
      <text:p text:style-name="P11"><text:span text:style-name="T1"><text:s text:c="3"/>8. <text:s/>STATE<text:tab/><text:tab/><text:tab/><text:tab/><text:tab/>(A/N-2)</text:span></text:p>
      <text:p text:style-name="P11"><text:span text:style-name="T1"><text:s text:c="3"/>9. <text:s/>ZIP<text:tab/><text:tab/><text:tab/><text:tab/><text:tab/>(A/N-9)</text:span></text:p>
      <text:p text:style-name="P11"><text:span text:style-name="T1"><text:s text:c="3"/>10. <text:s text:c="2"/>TRANSDESC <text:tab/><text:tab/><text:tab/><text:tab/>(A/N-40)</text:span></text:p>
      <text:p text:style-name="P11"><text:span text:style-name="T1"><text:s text:c="2"/>11. <text:s/>DATE<text:tab/><text:tab/><text:tab/><text:tab/><text:tab/>(NUM-8)</text:span></text:p>
      <text:p text:style-name="P11"><text:span text:style-name="T1"><text:s text:c="2"/>12. <text:s/>AMOUNT EXPENDED<text:tab/><text:tab/><text:tab/>(AMT-12)</text:span></text:p>
      <text:p text:style-name="P11"><text:span text:style-name="T1"><text:s text:c="2"/>13. <text:s text:c="2"/>SUPPORT/OPPOSE <text:s text:c="2"/><text:tab/><text:tab/><text:tab/>(A/N-3) <text:tab/><text:tab/>REQUIRED</text:span></text:p>
      <text:p text:style-name="P11"><text:span text:style-name="T1"><text:tab/>(SUP=Support=24E <text:s/>OPP=Oppose=24A <text:s text:c="2"/>UNI=Unitemized)</text:span></text:p>
      <text:p text:style-name="P11"><text:span text:style-name="T1"><text:s text:c="2"/>14. <text:s/>S/O FEC CAN ID NUMBER<text:tab/><text:tab/><text:tab/>(A/N-9) <text:s text:c="2"/></text:span></text:p>
      <text:p text:style-name="P11"><text:span text:style-name="T1">15. <text:s/>S/O CAN/NAME<text:tab/><text:tab/><text:tab/><text:tab/>(A/N-38)</text:span></text:p>
      <text:p text:style-name="P11"><text:span text:style-name="T1"><text:s text:c="3"/>16. <text:s/>S/O CAN/OFF<text:tab/><text:tab/><text:tab/><text:tab/>(A/N-1)</text:span></text:p>
      <text:p text:style-name="P11"><text:span text:style-name="T1"><text:s text:c="2"/>17. <text:s/>S/O STATE<text:tab/><text:tab/><text:tab/><text:tab/>(A/N-2)</text:span></text:p>
      <text:p text:style-name="P11"><text:span text:style-name="T1"><text:s text:c="2"/>18. <text:s/>S/O CAN/DIST<text:tab/><text:tab/><text:tab/><text:tab/>(A/N-2)</text:span></text:p>
      <text:p text:style-name="P11"><text:span text:style-name="T1"><text:s text:c="2"/>19. <text:s/>FEC COMMITTEE ID NUMBER<text:tab/><text:tab/>(A/N-9)<text:tab/><text:tab/>(If Entity-ID= COM,CCM,PAC </text:span></text:p>
      <text:p text:style-name="P11"><text:span text:style-name="T1"><text:s text:c="111"/>or PPO)</text:span></text:p>
      <text:p text:style-name="P11"><text:span text:style-name="T1"><text:s text:c="3"/>20. <text:s/>FEC CANDIDATE ID NUMBER<text:tab/><text:tab/>(A/N-9)<text:tab/><text:tab/>(If Entity-ID= CCM or CAN)</text:span></text:p>
      <text:p text:style-name="P11"><text:span text:style-name="T1"><text:s text:c="2"/>21. <text:s/>CANDIDATE NAME<text:tab/><text:tab/><text:tab/>(A/N-38)<text:tab/>(Req if FEC-Cand-ID unavailable)</text:span></text:p>
      <text:p text:style-name="P11"><text:span text:style-name="T1"><text:s text:c="2"/>22. <text:s/>CAN/OFF<text:tab/><text:tab/><text:tab/><text:tab/><text:tab/>(A/N-1)<text:tab/>(Req if FEC-Cand-ID unavailable)</text:span></text:p>
      <text:p text:style-name="P11"><text:span text:style-name="T1"><text:s text:c="58"/><text:tab/><text:tab/><text:tab/><text:tab/>(Values: ‘H’, ‘S’, ‘P’)</text:span></text:p>
      <text:p text:style-name="P11"><text:span text:style-name="T1"><text:s text:c="2"/>23. <text:s/>STATE <text:s text:c="3"/>(OF ELECTION)<text:tab/><text:tab/><text:tab/>(A/N-2)<text:tab/>(Reqif FEC-Cand-ID unavailable)</text:span></text:p>
      <text:p text:style-name="P11"><text:span text:style-name="T1"><text:s text:c="2"/>24. <text:s/>CAN/DIST<text:tab/><text:tab/><text:tab/><text:tab/><text:tab/>(NUM-2)(Req if Cand-Office=‘H’)</text:span></text:p>
      <text:p text:style-name="P11"><text:span text:style-name="T1">25.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26. <text:s text:c="2"/>CONDUIT-STREET-1<text:tab/><text:tab/><text:tab/>(A/N-34)</text:span></text:p>
      <text:p text:style-name="P11"><text:span text:style-name="T1"><text:s text:c="2"/>27. <text:s text:c="2"/>CONDUIT-STREET-2<text:tab/><text:tab/><text:tab/>(A/N-34)</text:span></text:p>
      <text:p text:style-name="P11"><text:span text:style-name="T1"><text:s text:c="2"/>28. <text:s text:c="2"/>CONDUIT-CITY<text:tab/><text:tab/><text:tab/><text:tab/>(A/N-18) <text:tab/></text:span></text:p>
      <text:p text:style-name="P11"><text:span text:style-name="T1"><text:s text:c="2"/>29. <text:s text:c="2"/>CONDUIT-STATE<text:tab/><text:tab/><text:tab/><text:tab/>(A/N-2)</text:span></text:p>
      <text:p text:style-name="P11"><text:span text:style-name="T1"><text:s text:c="2"/>30. <text:s text:c="2"/>CONDUIT-ZIP<text:tab/><text:tab/><text:tab/><text:tab/>(A/N-9)<text:tab/><text:tab/></text:span></text:p>
      <text:p text:style-name="P11"><text:span text:style-name="T1">31. <text:s text:c="2"/>IND/NAME <text:s text:c="2"/>(Person Completing Form)<text:tab/>(A/N-38) “as signed”</text:span></text:p>
      <text:p text:style-name="P11"><text:span text:style-name="T1"><text:s text:c="2"/>32. <text:s text:c="2"/>DATE <text:s text:c="3"/>(SIGNED)<text:tab/><text:tab/><text:tab/><text:tab/><text:tab/>(NUM-8)</text:span></text:p>
      <text:p text:style-name="P11"><text:span text:style-name="T1"><text:s text:c="2"/>33. <text:s text:c="2"/>DATE <text:s text:c="3"/>(NOTARIZED)<text:tab/><text:tab/><text:tab/><text:tab/>(NUM-8)</text:span></text:p>
      <text:p text:style-name="P11"><text:span text:style-name="T1"><text:s text:c="2"/>34. <text:s text:c="2"/>DATE <text:s text:c="3"/>(NOTARY COMMISSION EXPIRES)<text:tab/>(NUM-8)</text:span></text:p>
      <text:p text:style-name="P11"><text:span text:style-name="T1"><text:s text:c="2"/>35. <text:s text:c="2"/>IND/NAME <text:s text:c="3"/>(NOTARY)<text:tab/><text:tab/><text:tab/><text:tab/>(A/N-38) <text:s text:c="5"/>“as notarized”</text:span></text:p>
      <text:p text:style-name="P3"/>
      <text:p text:style-name="P11"><text:span text:style-name="T1"><text:s text:c="2"/>36. <text:s/>AMENDED-CD<text:tab/><text:tab/><text:tab/><text:tab/>(A/N-1) Values: blank, ‘A’,’C’, <text:s/>’D’</text:span></text:p>
      <text:p text:style-name="P11"><text:span text:style-name="T1"><text:s text:c="2"/>37. <text:s/>TRAN_ID<text:tab/><text:tab/><text:tab/><text:tab/><text:tab/>(A/N 32)<text:tab/></text:span></text:p>
      <text:p text:style-name="P11"><text:span text:style-name="T1"><text:s text:c="2"/>38. <text:s text:c="2"/>ORIG_TRAN_ID<text:tab/><text:tab/><text:tab/><text:tab/>(A/N 32)</text:span></text:p>
      <text:p text:style-name="P11"><text:span text:style-name="T1"><text:s text:c="2"/>39. <text:s text:c="2"/>SUPR_TRAN_ID<text:tab/><text:tab/><text:tab/><text:tab/>(A/N 32)</text:span><text:span text:style-name="T2"> </text:span></text:p>
      <text:p text:style-name="P3"/>
      <text:p text:style-name="P11"><text:span text:style-name="T1"><text:tab/>RULES:</text:span></text:p>
      <text:p text:style-name="P11"><text:span text:style-name="T1"><text:tab/>If Field 19 = “UNI”, this record contains the amount of all Unitemized Independent <text:tab/>Expenditures. <text:s/>Fields 1, 2, and 12 are required - all others should be blank or null.</text:span></text:p>
      <text:p text:style-name="P3"/>
      <text:p text:style-name="P11"><text:soft-page-break/><text:span text:style-name="T1"><text:s/></text:span><text:span text:style-name="T2">End of Schedule E</text:span></text:p>
      <text:p text:style-name="P32"/>
      <text:p text:style-name="P11"><text:span text:style-name="T2">SCHEDULE F - Itemized Coordinated Expenditures Made by Political Party Committees or Designated agent(s) on Behalf of Candidates for Federal Office</text:span></text:p>
      <text:p text:style-name="P4"/>
      <text:p text:style-name="P11"><text:span text:style-name="T1"><text:s text:c="3"/>1. <text:s text:c="2"/>FORM TYPE<text:tab/><text:tab/> <text:tab/><text:tab/>(A/N-8) <text:tab/><text:tab/>REQUIRED <text:s text:c="3"/>value = SF</text:span></text:p>
      <text:p text:style-name="P11"><text:span text:style-name="T1"><text:tab/><text:tab/><text:tab/><text:tab/><text:tab/><text:tab/> <text:tab/>plus lines on the detailed summary page for <text:tab/><text:tab/><text:tab/><text:tab/><text:tab/><text:tab/><text:tab/>the various reports of receipts and disbursements.</text:span></text:p>
      <text:p text:style-name="P11"><text:span text:style-name="T1"><text:s text:c="3"/>2. <text:s text:c="2"/>FILER FEC CMTE ID<text:tab/><text:tab/><text:tab/>(A/N-9) <text:tab/><text:tab/>REQUIRED</text:span></text:p>
      <text:p text:style-name="P11"><text:span text:style-name="T1">3. <text:s text:c="2"/>YESNO <text:s/>(HAS FILER BEEN DESIG.<text:tab/><text:tab/>(A/N-1)</text:span></text:p>
      <text:p text:style-name="P11"><text:span text:style-name="T1"><text:tab/><text:tab/>TO MAKE CORD. EXPEND.)</text:span></text:p>
      <text:p text:style-name="P11"><text:span text:style-name="T1"><text:s text:c="3"/>4. <text:s text:c="2"/>FEC COMMITTEE ID NUMBER<text:tab/><text:tab/>(A/N-9)</text:span></text:p>
      <text:p text:style-name="P11"><text:span text:style-name="T1"><text:tab/>DESIGNATING CMTES. <text:s/>COMMITTEE NAME<text:tab/><text:tab/><text:tab/>(A/N-90)</text:span></text:p>
      <text:p text:style-name="P11"><text:span text:style-name="T1">6. <text:s/>FEC COMMITTEE ID NUMBER<text:tab/><text:tab/>(A/N-9) <text:s text:c="2"/></text:span></text:p>
      <text:p text:style-name="P11"><text:span text:style-name="T1"><text:s text:c="13"/>SUBORDINATE CMTE</text:span></text:p>
      <text:p text:style-name="P11"><text:span text:style-name="T1">7. <text:s/>COMMITTEE NAME<text:tab/><text:tab/><text:tab/><text:tab/>(A/N-90) </text:span></text:p>
      <text:p text:style-name="P11"><text:span text:style-name="T1">8. <text:s text:c="2"/>STREET <text:s/>1<text:tab/><text:tab/><text:tab/><text:tab/><text:tab/>(A/N-34)</text:span></text:p>
      <text:p text:style-name="P11"><text:span text:style-name="T1"><text:s text:c="3"/>9. <text:s text:c="2"/>STREET <text:s/>2<text:tab/><text:tab/><text:tab/><text:tab/><text:tab/>(A/N-34)</text:span></text:p>
      <text:p text:style-name="P11"><text:span text:style-name="T1"><text:s text:c="3"/>10. <text:s text:c="2"/>CITY<text:tab/><text:tab/><text:tab/><text:tab/><text:tab/>(A/N-18)</text:span></text:p>
      <text:p text:style-name="P11"><text:span text:style-name="T1"><text:s text:c="3"/>11. <text:s text:c="2"/>STATE<text:tab/><text:tab/><text:tab/><text:tab/><text:tab/>(A/N-2)</text:span></text:p>
      <text:p text:style-name="P11"><text:span text:style-name="T1"><text:s text:c="2"/>12. <text:s text:c="2"/>ZIP<text:tab/><text:tab/><text:tab/><text:tab/><text:tab/>(A/N-9)</text:span></text:p>
      <text:p text:style-name="P11"><text:span text:style-name="T1"><text:s text:c="2"/>13. <text:s/>ENTITY TYPE<text:tab/><text:tab/><text:tab/><text:tab/>(A/N-3)<text:tab/><text:tab/>(INC,COM,CCM,...)</text:span></text:p>
      <text:p text:style-name="P11"><text:span text:style-name="T1"><text:s text:c="2"/>14. NAME <text:s text:c="3"/>(Payee)<text:tab/><text:tab/><text:tab/>(A/N-90) (Expand to 90 chars)</text:span></text:p>
      <text:p text:style-name="P11"><text:span text:style-name="T1"><text:s text:c="2"/>15. <text:s text:c="2"/>STREET <text:s/>1<text:tab/><text:tab/><text:tab/><text:tab/>(A/N-34)</text:span></text:p>
      <text:p text:style-name="P11"><text:span text:style-name="T1"><text:s text:c="2"/>16. <text:s text:c="2"/>STREET <text:s/>2<text:tab/><text:tab/><text:tab/><text:tab/>(A/N-34)</text:span></text:p>
      <text:p text:style-name="P11"><text:span text:style-name="T1"><text:s text:c="2"/>17. <text:s text:c="2"/>CITY<text:tab/><text:tab/><text:tab/><text:tab/><text:tab/>(A/N-18)</text:span></text:p>
      <text:p text:style-name="P11"><text:span text:style-name="T1"><text:s text:c="2"/>18. <text:s text:c="2"/>STATE<text:tab/><text:tab/><text:tab/><text:tab/><text:tab/>(A/N-2)</text:span></text:p>
      <text:p text:style-name="P11"><text:span text:style-name="T1"><text:s text:c="2"/>19. <text:s text:c="2"/>ZIP<text:tab/><text:tab/><text:tab/><text:tab/><text:tab/>(A/N-9)</text:span></text:p>
      <text:p text:style-name="P3"/>
      <text:p text:style-name="P11"><text:span text:style-name="T1">20. <text:s text:c="2"/>AGG. GEN. ELE. AMOUNT EXPENDED<text:tab/>(AMT-12)</text:span></text:p>
      <text:p text:style-name="P11"><text:span text:style-name="T1"><text:s text:c="2"/>21. <text:s text:c="2"/>TRANSDESC <text:tab/><text:tab/><text:tab/><text:tab/>(A/N-40)</text:span></text:p>
      <text:p text:style-name="P11"><text:span text:style-name="T1"><text:s text:c="2"/>22. <text:s text:c="2"/>DATE<text:tab/><text:tab/><text:tab/><text:tab/><text:tab/>(NUM-8)</text:span></text:p>
      <text:p text:style-name="P11"><text:span text:style-name="T1"><text:s text:c="2"/>23. <text:s text:c="2"/>AMOUNT<text:tab/>EXPENDED<text:tab/><text:tab/>(AMT-12)</text:span></text:p>
      <text:p text:style-name="P11"><text:span text:style-name="T1"><text:s text:c="2"/>24. <text:s text:c="3"/>FEC COMMITTEE ID NUMBER<text:tab/><text:tab/>(A/N-9)<text:tab/><text:tab/>(If Entity type=COM,CCM,PAC or</text:span></text:p>
      <text:p text:style-name="P11"><text:span text:style-name="T1"><text:s text:c="112"/>PPO)</text:span></text:p>
      <text:p text:style-name="P11"><text:span text:style-name="T1"><text:s text:c="2"/>25. <text:s text:c="2"/>FEC CANDIDATE ID NUMBER<text:tab/><text:tab/>(A/N-9)<text:tab/><text:tab/>(Required if Cand Info not given) <text:tab/> <text:s text:c="27"/>26. <text:s text:c="2"/>CANDIDATE NAME<text:tab/><text:tab/><text:tab/>(A/N-38)<text:tab/>(Req if FEC-Cand-ID unavailable)</text:span></text:p>
      <text:p text:style-name="P11"><text:span text:style-name="T1"><text:s text:c="2"/>27. <text:s text:c="2"/>CAN/OFF<text:tab/><text:tab/><text:tab/><text:tab/><text:tab/>(A/N-1) <text:s text:c="14"/>(Req if FEC-Cand-ID unavailable)</text:span></text:p>
      <text:p text:style-name="P11"><text:span text:style-name="T1"><text:tab/><text:tab/><text:tab/><text:tab/><text:tab/><text:tab/><text:tab/><text:tab/>(Values: ‘H’; <text:s/>‘S’; ‘P’)</text:span></text:p>
      <text:p text:style-name="P11"><text:span text:style-name="T1"><text:s text:c="2"/>28. <text:s text:c="2"/>STATE <text:s text:c="3"/>(OF ELECTION)<text:tab/><text:tab/><text:tab/>(A/N-2)<text:tab/><text:tab/>(Req if FEC-Cand-ID unavailable)</text:span></text:p>
      <text:p text:style-name="P11"><text:span text:style-name="T1"><text:s text:c="2"/>29. <text:s text:c="2"/>CAN/DIST<text:tab/><text:tab/><text:tab/><text:tab/><text:tab/>(NUM-2)<text:tab/>(Req if Cand-Office = ‘H’)</text:span></text:p>
      <text:p text:style-name="P3"/>
      <text:p text:style-name="P11"><text:span text:style-name="T1"><text:s text:c="2"/>30. <text:s text:c="2"/>CONDUIT-NAME<text:tab/><text:tab/><text:tab/><text:tab/>(A/N-90)<text:tab/>Name of person/organization</text:span></text:p>
      <text:p text:style-name="P11"><text:span text:style-name="T1"><text:tab/><text:tab/><text:tab/><text:tab/><text:tab/><text:tab/><text:tab/><text:tab/>serving as transaction conduit.</text:span></text:p>
      <text:p text:style-name="P11"><text:span text:style-name="T1"><text:s text:c="2"/>31. <text:s text:c="2"/>CONDUIT-STREET-1<text:tab/><text:tab/><text:tab/>(A/N-34)</text:span></text:p>
      <text:p text:style-name="P11"><text:span text:style-name="T1"><text:s text:c="2"/>32. <text:s text:c="2"/>CONDUIT-STREET-2<text:tab/><text:tab/><text:tab/>(A/N-34)</text:span></text:p>
      <text:p text:style-name="P11"><text:span text:style-name="T1"><text:s text:c="2"/>33. <text:s text:c="2"/>CONDUIT-CITY<text:tab/><text:tab/><text:tab/><text:tab/>(A/N-18) <text:tab/></text:span></text:p>
      <text:p text:style-name="P11"><text:span text:style-name="T1"><text:s text:c="2"/>34. <text:s text:c="2"/>CONDUIT-STATE<text:tab/><text:tab/><text:tab/><text:tab/>(A/N-2)</text:span></text:p>
      <text:p text:style-name="P11"><text:span text:style-name="T1"><text:s text:c="2"/>35 <text:s text:c="2"/>CONDUIT-ZIP<text:tab/><text:tab/><text:tab/><text:tab/>(A/N-9)<text:tab/><text:tab/></text:span></text:p>
      <text:p text:style-name="P11"><text:span text:style-name="T1">36. <text:s/>AMENDED-CD<text:tab/><text:tab/><text:tab/><text:tab/>(A/N-1) <text:tab/><text:tab/>Values: blank, ‘A’,’C’, <text:s/>’D’</text:span></text:p>
      <text:p text:style-name="P11"><text:span text:style-name="T1"><text:s text:c="2"/>37. <text:s/>TRAN_ID<text:tab/><text:tab/><text:tab/><text:tab/><text:tab/>(A/N 32)<text:tab/></text:span></text:p>
      <text:p text:style-name="P11"><text:span text:style-name="T1"><text:s text:c="2"/>38. <text:s text:c="2"/>ORIG_TRAN_ID<text:tab/><text:tab/><text:tab/><text:tab/>(A/N 32)</text:span></text:p>
      <text:p text:style-name="P11"><text:span text:style-name="T1"><text:s text:c="2"/>39. <text:s text:c="2"/>SUPR_TRAN_ID<text:tab/><text:tab/><text:tab/><text:tab/>(A/N 32)</text:span><text:span text:style-name="T2"> </text:span></text:p>
      <text:p text:style-name="P11"><text:soft-page-break/><text:span text:style-name="T1"><text:tab/><text:tab/><text:tab/><text:tab/></text:span></text:p>
      <text:p text:style-name="P11"><text:span text:style-name="T2">End of Schedule F</text:span></text:p>
      <text:p text:style-name="P4"/>
      <text:p text:style-name="P11"><text:span text:style-name="T2">SCHEDULE H1 <text:s/>- <text:s/>Method of Allocation for Shared Federal and Non-Federal Administrative Expenses and Generic Voter Drive Costs</text:span></text:p>
      <text:p text:style-name="P4"/>
      <text:p text:style-name="P3"/>
      <text:p text:style-name="P11"><text:span text:style-name="T2"><text:s text:c="2"/></text:span><text:span text:style-name="T1">1. <text:s text:c="2"/>FORM TYPE<text:tab/><text:tab/> <text:tab/><text:tab/>(A/N-8) <text:tab/><text:tab/>REQUIRED <text:s text:c="3"/>value = H1</text:span></text:p>
      <text:p text:style-name="P11"><text:span text:style-name="T1"><text:s text:c="2"/>2. <text:s text:c="2"/>FILER FEC CMTE ID<text:tab/><text:tab/>(A/N-9) <text:tab/><text:tab/>REQUIRED</text:span></text:p>
      <text:p text:style-name="P11"><text:span text:style-name="T1"><text:s text:c="4"/>3 . <text:s text:c="2"/>NAT PARTY CMTES %<text:tab/><text:tab/><text:tab/>(NUM-5 ) <text:tab/>Blank or 65 or 60</text:span></text:p>
      <text:p text:style-name="P11"><text:span text:style-name="T1"><text:tab/><text:tab/><text:tab/><text:tab/><text:tab/><text:tab/><text:tab/><text:tab/>(up to 4-decimal places w/wo <text:tab/><text:tab/><text:tab/><text:tab/><text:tab/><text:tab/><text:tab/><text:tab/><text:tab/>explicit decimal point (eg. .60 or <text:tab/><text:tab/><text:tab/><text:tab/><text:tab/><text:tab/><text:tab/><text:tab/><text:tab/>6500 interpreted as 60% or 65%) </text:span></text:p>
      <text:p text:style-name="P11"><text:span text:style-name="T1"><text:s text:c="2"/>4 . <text:s text:c="2"/>HSE/SEN PTY CMTES<text:tab/>Blank or 65<text:tab/>(NUM-5 )</text:span></text:p>
      <text:p text:style-name="P11"><text:span text:style-name="T1"><text:tab/>MINIMUM FED %</text:span></text:p>
      <text:p text:style-name="P11"><text:span text:style-name="T1"><text:s text:c="2"/>5 . <text:s text:c="2"/>HSE/SEN PTY CMTES PERCENTAGE<text:tab/>(NUM-5 )</text:span></text:p>
      <text:p text:style-name="P11"><text:span text:style-name="T1"><text:tab/>ESTIMATED FEDERAL CAN SUPPORT</text:span></text:p>
      <text:p text:style-name="P11"><text:span text:style-name="T1"><text:s text:c="2"/>6 . <text:s text:c="2"/>HSE/SEN PTY CMTES PERCENTAGE<text:tab/>(NUM-5 )</text:span></text:p>
      <text:p text:style-name="P11"><text:span text:style-name="T1"><text:tab/>ESTIMATED NON-FEDERAL CAN SUPPORT</text:span></text:p>
      <text:p text:style-name="P11"><text:span text:style-name="T1"><text:s text:c="2"/>7 . <text:s text:c="2"/>HSE/SEN PTY CMTES<text:tab/><text:tab/><text:tab/>(AMT-12)</text:span></text:p>
      <text:p text:style-name="P11"><text:span text:style-name="T1"><text:tab/>ACTUAL FEDERAL CAN SUPPORT</text:span></text:p>
      <text:p text:style-name="P11"><text:span text:style-name="T1"><text:s text:c="2"/>8 . <text:s text:c="2"/>HSE/SEN PTY CMTES<text:tab/><text:tab/><text:tab/>(AMT-12)</text:span></text:p>
      <text:p text:style-name="P11"><text:span text:style-name="T1"><text:tab/>ACTUAL NON-FEDERAL CAN SUPPORT</text:span></text:p>
      <text:p text:style-name="P11"><text:span text:style-name="T1"><text:s text:c="2"/>9 . <text:s text:c="2"/>HSE/SEN PTY CMTES PERCENTAGE<text:tab/>(NUM-5 )</text:span></text:p>
      <text:p text:style-name="P11"><text:span text:style-name="T1"><text:tab/>ACTUAL <text:s/>FEDERAL</text:span></text:p>
      <text:p text:style-name="P11"><text:span text:style-name="T1"><text:s text:c="2"/>10 . <text:s text:c="2"/>SEP. SEG FUNDS &amp; PERCENTAGE<text:tab/>(NUM-5 )</text:span></text:p>
      <text:p text:style-name="P11"><text:span text:style-name="T1"><text:tab/>NON-CONNECTED CMTES ESTIMATED</text:span></text:p>
      <text:p text:style-name="P11"><text:span text:style-name="T1"><text:tab/>FEDERAL CANDIDATE <text:s/>SUPPORT </text:span></text:p>
      <text:p text:style-name="P11"><text:span text:style-name="T1"><text:s text:c="2"/>11 . <text:s text:c="2"/>SEP. SEG FUNDS &amp; PERCENTAGE<text:tab/>(NUM-5 )</text:span></text:p>
      <text:p text:style-name="P11"><text:span text:style-name="T1"><text:tab/>NON-CONNECTED CMTES ESTIMATED</text:span></text:p>
      <text:p text:style-name="P11"><text:span text:style-name="T1"><text:tab/>NON-FEDERAL CANDIDATE SUPPORT </text:span></text:p>
      <text:p text:style-name="P11"><text:span text:style-name="T1"><text:s text:c="2"/>12 . <text:s text:c="2"/>SEP. SEG FUNDS &amp;<text:tab/><text:tab/><text:tab/>(AMT-12)</text:span></text:p>
      <text:p text:style-name="P11"><text:span text:style-name="T1"><text:tab/>NON-CONNECTED CMTES ACTUAL</text:span></text:p>
      <text:p text:style-name="P11"><text:span text:style-name="T1"><text:tab/>FEDERAL CANDIDATE SUPPORT </text:span></text:p>
      <text:p text:style-name="P11"><text:span text:style-name="T1"><text:s text:c="2"/>13 . <text:s text:c="2"/>SEP. SEG FUNDS &amp;<text:tab/><text:tab/><text:tab/>(AMT-12)</text:span></text:p>
      <text:p text:style-name="P11"><text:span text:style-name="T1"><text:tab/>NON-CONNECTED CMTES ACTUAL</text:span></text:p>
      <text:p text:style-name="P11"><text:span text:style-name="T1"><text:tab/>NON-FEDERAL CANDIDATE <text:s/>SUPPORT </text:span></text:p>
      <text:p text:style-name="P11"><text:span text:style-name="T1"><text:s text:c="2"/>14 . <text:s text:c="2"/>SEP. SEG FUNDS &amp; PERCENTAGE<text:tab/>(NUM-5 )</text:span></text:p>
      <text:p text:style-name="P11"><text:span text:style-name="T1"><text:tab/>NON-CONNECTED CMTES ACTUAL</text:span></text:p>
      <text:p text:style-name="P11"><text:span text:style-name="T1"><text:tab/>FEDERAL CANDIDATE <text:s/>SUPPORT </text:span></text:p>
      <text:p text:style-name="P3"/>
      <text:p text:style-name="P11"><text:span text:style-name="T1"><text:tab/>STATE AND LOCAL PARTY COMMITTEES</text:span></text:p>
      <text:p text:style-name="P11"><text:span text:style-name="T1"><text:s text:c="2"/>15 . <text:s text:c="2"/>1. BALLOT COMP PRES BLANK OR 1<text:tab/><text:tab/>(NUM-1)</text:span></text:p>
      <text:p text:style-name="P11"><text:span text:style-name="T1"><text:s text:c="2"/>16 . <text:s text:c="2"/>2. BALLOT COMP SEN <text:s/>BLANK OR 1<text:tab/><text:tab/>(NUM-1)</text:span></text:p>
      <text:p text:style-name="P11"><text:span text:style-name="T1"><text:s text:c="2"/>17 . <text:s text:c="2"/>3. BALLOT COMP HSE <text:s text:c="2"/>BLANK OR 1<text:tab/><text:tab/>(NUM-1)</text:span></text:p>
      <text:p text:style-name="P11"><text:span text:style-name="T1"><text:s text:c="2"/>18 . <text:s text:c="2"/>4. SUBTOTAL-FED<text:tab/> BLANK OR 1 - 3 <text:s/><text:tab/>(NUM-1)</text:span></text:p>
      <text:p text:style-name="P11"><text:span text:style-name="T1"><text:s text:c="2"/>19 . <text:s text:c="2"/>5. BALLOT COMP GOV <text:s/>BLANK OR 1<text:tab/><text:tab/>(NUM-1)</text:span></text:p>
      <text:p text:style-name="P11"><text:span text:style-name="T1"><text:s text:c="2"/>20 . <text:s text:c="2"/>6. OTHER STATEWIDE<text:tab/> BLANK, 1 OR 2<text:tab/><text:tab/>(NUM-1)</text:span></text:p>
      <text:p text:style-name="P11"><text:span text:style-name="T1"><text:s text:c="2"/>21 . <text:s text:c="2"/>7. STATE SENATE<text:tab/> BLANK OR 1<text:tab/><text:tab/>(NUM-1)</text:span></text:p>
      <text:p text:style-name="P11"><text:span text:style-name="T1"><text:s text:c="2"/>22 . <text:s text:c="2"/>8. STATE REP.<text:tab/><text:tab/> BLANK OR 1<text:tab/><text:tab/>(NUM-1)</text:span></text:p>
      <text:p text:style-name="P11"><text:span text:style-name="T1"><text:s text:c="2"/>23 . <text:s text:c="2"/>9. LOCAL CANDIDATES <text:s/>BLANK, 1 OR 2<text:tab/>(NUM-1)</text:span></text:p>
      <text:p text:style-name="P11"><text:span text:style-name="T1"><text:s text:c="2"/>24 . <text:s/>10. EXTRA NON-FED POINT <text:s/>BLANK OR 1<text:tab/>(NUM-1)</text:span></text:p>
      <text:p text:style-name="P11"><text:span text:style-name="T1"><text:s text:c="2"/>25 . <text:s/>11. SUBTOTAL<text:tab/><text:tab/><text:tab/><text:tab/><text:tab/>(NUM-2)</text:span></text:p>
      <text:p text:style-name="P11"><text:span text:style-name="T1"><text:tab/><text:tab/>19+20+21+22+23+24 <text:s text:c="5"/>(5+6+7+8+9+10)</text:span></text:p>
      <text:p text:style-name="P11"><text:soft-page-break/><text:span text:style-name="T1"><text:s text:c="2"/>26 . <text:s/>12. TOTAL POINTS<text:tab/><text:tab/><text:tab/><text:tab/>(NUM-2)</text:span></text:p>
      <text:p text:style-name="P11"><text:span text:style-name="T1"><text:tab/><text:tab/>18+25 <text:s text:c="5"/>(4+11)</text:span></text:p>
      <text:p text:style-name="P11"><text:span text:style-name="T1"><text:s text:c="2"/>27 . <text:s/>FEDERAL ALLOCATION PERCENTAGE<text:tab/><text:tab/>(NUM-5 )</text:span></text:p>
      <text:p text:style-name="P11"><text:span text:style-name="T1"><text:tab/><text:tab/>FIELD 18 <text:s/>/ FIELD 26 <text:s text:c="3"/>(4 / 12)</text:span></text:p>
      <text:p text:style-name="P11"><text:span text:style-name="T1"><text:s text:c="3"/>28. <text:s/>AMENDED-CD<text:tab/><text:tab/><text:tab/><text:tab/>(A/N-1) Values: blank, ‘A’,’C’, <text:s/>’D’</text:span></text:p>
      <text:p text:style-name="P11"><text:span text:style-name="T1">29. <text:s/>TRAN_ID<text:tab/><text:tab/><text:tab/><text:tab/><text:tab/>(A/N 32)<text:tab/>(Add TRAN_ID...to Amended)</text:span></text:p>
      <text:p text:style-name="P11"><text:span text:style-name="T1"><text:s text:c="3"/>30. <text:s text:c="2"/>ORIG_TRAN_ID<text:tab/><text:tab/><text:tab/><text:tab/>(A/N 32)</text:span></text:p>
      <text:p text:style-name="P11"><text:span text:style-name="T1"><text:s text:c="2"/>31.. <text:s text:c="2"/>SUPR_TRAN_ID<text:tab/><text:tab/><text:tab/><text:tab/>(A/N 32)</text:span><text:span text:style-name="T2"> </text:span></text:p>
      <text:p text:style-name="P3"/>
      <text:p text:style-name="P11"><text:span text:style-name="T1"><text:tab/>RULES:</text:span></text:p>
      <text:p text:style-name="P3"/>
      <text:p text:style-name="P11"><text:span text:style-name="T1"><text:tab/>If field 4 <text:s/>contains a value all other fields must be empty.</text:span></text:p>
      <text:p text:style-name="P11"><text:span text:style-name="T1"><text:tab/>If field 5 <text:s/>contains a value all other fields must be empty.</text:span></text:p>
      <text:p text:style-name="P11"><text:span text:style-name="T1"><text:tab/>If field 6 <text:s/>contains a value field 7 <text:s/>must contain a value and </text:span></text:p>
      <text:p text:style-name="P11"><text:span text:style-name="T1"><text:tab/>all other fields below field 4 <text:s/>must be empty.</text:span></text:p>
      <text:p text:style-name="P11"><text:span text:style-name="T1"><text:tab/>If field 8 <text:s/>contains a value fields 9 <text:s/>and 10 <text:s/>must contain values</text:span></text:p>
      <text:p text:style-name="P11"><text:span text:style-name="T1"><text:tab/>and all other fields below field 4 <text:s/>must be empty.</text:span></text:p>
      <text:p text:style-name="P3"/>
      <text:p text:style-name="P3"/>
      <text:p text:style-name="P3"/>
      <text:p text:style-name="P11"><text:span text:style-name="T2">End of Schedule H-1</text:span></text:p>
      <text:p text:style-name="P4"/>
      <text:p text:style-name="P33"/>
      <text:p text:style-name="P11"><text:span text:style-name="T2">SCHEDULE H2 - ALLOCATION RATIOS</text:span></text:p>
      <text:p text:style-name="P3"/>
      <text:p text:style-name="P11"><text:span text:style-name="T2"><text:s text:c="2"/></text:span><text:span text:style-name="T1"><text:s/>1. <text:s text:c="2"/>FORM TYPE<text:tab/><text:tab/> <text:tab/><text:tab/>(A/N-8)<text:tab/><text:tab/>REQUIRED <text:s text:c="3"/>value = H2</text:span></text:p>
      <text:p text:style-name="P11"><text:span text:style-name="T1"><text:s text:c="3"/>2. <text:s text:c="2"/>FILER FEC CMTE ID<text:tab/><text:tab/>(A/N-9) <text:tab/><text:tab/>REQUIRED</text:span></text:p>
      <text:p text:style-name="P11"><text:span text:style-name="T1"><text:s text:c="5"/>3 . <text:s text:c="2"/>IND/NAME <text:s text:c="4"/>(Activity/Event)<text:tab/>(A/N-38)</text:span></text:p>
      <text:p text:style-name="P11"><text:span text:style-name="T1"><text:s text:c="3"/>4. <text:s text:c="2"/>YESNO <text:s/>(ACTIVITY IS FUNDRAISING)<text:tab/>(A/N-1)</text:span></text:p>
      <text:p text:style-name="P11"><text:span text:style-name="T1"><text:s text:c="3"/>5. YESNO <text:s/>(ACTIVITY IS EXEMPT)<text:tab/>(A/N-1)</text:span></text:p>
      <text:p text:style-name="P11"><text:span text:style-name="T1"><text:s text:c="3"/>6. <text:s/>YESNO <text:s/>(ACT. DIRECT CAN SUPPORT)<text:tab/>(A/N-1)</text:span></text:p>
      <text:p text:style-name="P11"><text:span text:style-name="T1"><text:s text:c="3"/>7. <text:s/>RATIO CODE (N,R,S)<text:tab/><text:tab/><text:tab/>(A/N-1)</text:span></text:p>
      <text:p text:style-name="P11"><text:span text:style-name="T1"><text:s text:c="3"/>8. <text:s/>FEDERAL PERCENTAGE<text:tab/><text:tab/><text:tab/>(NUM-5 )<text:tab/>(up to 4-decimal places w/wo <text:tab/><text:tab/><text:tab/><text:tab/><text:tab/><text:tab/><text:tab/><text:tab/><text:tab/>explicit decimal point (eg. .60 or <text:tab/><text:tab/><text:tab/><text:tab/><text:tab/><text:tab/><text:tab/><text:tab/><text:tab/>6500 interpreted as 60% or 65%) </text:span></text:p>
      <text:p text:style-name="P11"><text:span text:style-name="T1"><text:s text:c="2"/>9. <text:s/>NON-FEDERAL PERCENTAGE<text:tab/><text:tab/>(NUM-5 )</text:span></text:p>
      <text:p text:style-name="P3"/>
      <text:p text:style-name="P11"><text:span text:style-name="T1"><text:s text:c="2"/>10. <text:s/>AMENDED-CD<text:tab/><text:tab/><text:tab/><text:tab/>(A/N-1) Values: blank, ‘A’,’C’, <text:s/>’D’</text:span></text:p>
      <text:p text:style-name="P11"><text:span text:style-name="T1"><text:s text:c="2"/>11. <text:s/>TRAN_ID<text:tab/><text:tab/><text:tab/><text:tab/><text:tab/>(A/N 32)<text:tab/>(Add TRAN_ID...to Amended)</text:span></text:p>
      <text:p text:style-name="P11"><text:span text:style-name="T1"><text:s text:c="2"/>12. <text:s text:c="2"/>ORIG_TRAN_ID<text:tab/><text:tab/><text:tab/><text:tab/>(A/N 32)</text:span></text:p>
      <text:p text:style-name="P11"><text:span text:style-name="T1"><text:s text:c="2"/>13. <text:s text:c="2"/>SUPR_TRAN_ID<text:tab/><text:tab/><text:tab/><text:tab/>(A/N 32)</text:span><text:span text:style-name="T2"> </text:span></text:p>
      <text:p text:style-name="P3"/>
      <text:p text:style-name="P3"/>
      <text:p text:style-name="P11"><text:span text:style-name="T1"><text:tab/>RULES:</text:span></text:p>
      <text:p text:style-name="P3"/>
      <text:p text:style-name="P3"/>
      <text:p text:style-name="P11"><text:span text:style-name="T1"><text:s text:c="2"/>7. <text:s text:c="2"/>RATIO: <text:s text:c="3"/>Codes:<text:tab/>N<text:tab/>RATIO IS NEW</text:span></text:p>
      <text:p text:style-name="P11"><text:span text:style-name="T1"><text:tab/><text:tab/><text:tab/>R<text:tab/>RATIO IS REVISED</text:span></text:p>
      <text:p text:style-name="P11"><text:span text:style-name="T1"><text:tab/><text:tab/><text:tab/>S<text:tab/>RATIO IS SAME AS PREVIOUSLY REPORTED</text:span></text:p>
      <text:p text:style-name="P3"/>
      <text:p text:style-name="P3"/>
      <text:p text:style-name="P11"><text:span text:style-name="T2">End of Schedule H-2</text:span></text:p>
      <text:p text:style-name="P4"/>
      <text:p text:style-name="P34"/>
      <text:p text:style-name="P11"><text:span text:style-name="T2">SCHEDULE H3 - TRANSFERS FROM NON-FEDERAL ACCOUNTS</text:span></text:p>
      <text:p text:style-name="P11"><text:span text:style-name="T1">Note: <text:s/>At least one record is created for each date on which transfers are made for joint activity.</text:span></text:p>
      <text:p text:style-name="P3"/>
      <text:p text:style-name="P11"><text:span text:style-name="T2"><text:s text:c="2"/></text:span><text:span text:style-name="T1"><text:s/>1. <text:s text:c="2"/>FORM TYPE<text:tab/><text:tab/> <text:tab/><text:tab/>(A/N-8) <text:tab/><text:tab/>REQUIRED <text:s text:c="3"/>values: <text:s/>H3</text:span></text:p>
      <text:p text:style-name="P11"><text:span text:style-name="T1"><text:s text:c="3"/>2. <text:s text:c="2"/>FILER FEC CMTE ID<text:tab/><text:tab/>(A/N-9) <text:tab/><text:tab/>REQUIRED</text:span></text:p>
      <text:p text:style-name="P11"><text:span text:style-name="T1"><text:s text:c="4"/>3. <text:s/>IND/NAME <text:s text:c="2"/>(OF ACCOUNT)<text:tab/><text:tab/>(A/N-38)</text:span></text:p>
      <text:p text:style-name="P11"><text:span text:style-name="T1"><text:s text:c="3"/>4. <text:s text:c="2"/>DATE <text:s text:c="2"/>(OF RECEIPT)<text:tab/><text:tab/><text:tab/>(NUM-8)</text:span></text:p>
      <text:p text:style-name="P11"><text:span text:style-name="T1"><text:s text:c="3"/>5. <text:s text:c="2"/>TOTAL AMOUNT TRANSFERRED<text:tab/><text:tab/>(AMT-12) <text:s text:c="2"/>6.. <text:s text:c="2"/>I) ADMIN/VOTER DRIVE<text:tab/><text:tab/><text:tab/>(AMT-12)</text:span></text:p>
      <text:p text:style-name="P11"><text:span text:style-name="T1"><text:s text:c="3"/>7. <text:s/>II) TOT DIRECT FUNDRAISING AMOUNT<text:tab/>(AMT-12</text:span></text:p>
      <text:p text:style-name="P11"><text:span text:style-name="T1"><text:s text:c="3"/>8. <text:s/>III) TOT EXEMPT ACTIVITY<text:tab/><text:tab/><text:tab/>(AMT-12)</text:span></text:p>
      <text:p text:style-name="P11"><text:span text:style-name="T1"><text:tab/>DIRECT CANDIDATE SUPPORT</text:span></text:p>
      <text:p text:style-name="P11"><text:span text:style-name="T1"><text:s text:c="2"/>9. <text:s/>AMENDED-CD<text:tab/><text:tab/><text:tab/><text:tab/>(A/N-1) Value=‘A’,’C’, or ’D’</text:span></text:p>
      <text:p text:style-name="P11"><text:span text:style-name="T1"><text:s text:c="2"/>10. <text:s/>TRAN_ID<text:tab/><text:tab/><text:tab/><text:tab/><text:tab/>(A/N 32)<text:tab/>(Add TRAN_ID...to Amended)</text:span></text:p>
      <text:p text:style-name="P11"><text:span text:style-name="T1"><text:s text:c="2"/>11. <text:s text:c="2"/>ORIG_TRAN_ID<text:tab/><text:tab/><text:tab/><text:tab/>(A/N 32)</text:span></text:p>
      <text:p text:style-name="P11"><text:span text:style-name="T1"><text:s text:c="2"/>12. <text:s text:c="2"/>SUPR_TRAN_ID<text:tab/><text:tab/><text:tab/><text:tab/>(A/N 32)</text:span><text:span text:style-name="T2"> </text:span></text:p>
      <text:p text:style-name="P3"/>
      <text:p text:style-name="P11"><text:span text:style-name="T1"><text:tab/></text:span></text:p>
      <text:p text:style-name="P3"/>
      <text:p text:style-name="P11"><text:span text:style-name="T2">End of Schedule H-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1"><text:span text:style-name="T2">SCHEDULE H3/DE- Direct/Exempt Fundraising Activity)</text:span></text:p>
      <text:p text:style-name="P4"/>
      <text:p text:style-name="P11"><text:span text:style-name="T1">1. <text:s/>FORM TYPE<text:tab/><text:tab/><text:tab/><text:tab/>(A/N-8)<text:tab/><text:tab/>REQUIRED <text:s text:c="2"/>value: H3/DE</text:span></text:p>
      <text:p text:style-name="P11"><text:span text:style-name="T1">2. <text:s/>FILER FEC CMTE ID<text:tab/><text:tab/><text:tab/>(A/N-9)<text:tab/><text:tab/>REQUIRED</text:span></text:p>
      <text:p text:style-name="P11"><text:span text:style-name="T1">3. <text:s/>BACK REFERENCE TRAN ID<text:tab/><text:tab/>(NUM-32)<text:tab/>REQUIRED</text:span></text:p>
      <text:p text:style-name="P11"><text:span text:style-name="T1">4. <text:s/>DIRECT/EXEMPT CODE<text:tab/><text:tab/>(A/N-1)<text:tab/><text:tab/>REQUIRED <text:s text:c="2"/>values: ‘D’= Direct</text:span></text:p>
      <text:p text:style-name="P11"><text:span text:style-name="T1"><text:s/><text:tab/><text:tab/><text:tab/><text:tab/><text:tab/><text:tab/><text:tab/><text:tab/><text:tab/> <text:s text:c="6"/>‘E’= Exempt</text:span></text:p>
      <text:p text:style-name="P11"><text:span text:style-name="T1">5. <text:s/>IND/NAME (EVENT)<text:tab/><text:tab/><text:tab/>(A/N-38)</text:span></text:p>
      <text:p text:style-name="P11"><text:span text:style-name="T1">6. <text:s/>EVENT AMOUNT<text:tab/><text:tab/><text:tab/>(AMT-12)</text:span></text:p>
      <text:p text:style-name="P11"><text:span text:style-name="T1"><text:s text:c="5"/></text:span></text:p>
      <text:p text:style-name="P11"><text:span text:style-name="T1">RULES:</text:span></text:p>
      <text:p text:style-name="P3"/>
      <text:p text:style-name="P35"><text:span text:style-name="T1">?????6. <text:s/>ACTIVITY/EVENT NUMBER (a FILER CHOSEN ID Number) ties directly to the defined activity/events described on Schedule H2. <text:s/>This number should be unique for each event/activity described on the Schedule H2. <text:s/>This allows the filer to identify activity and events by a self-assigned code number. <text:s/>This would meet all requirements for identification as described on page 46 in the Campaign Code.<text:tab/></text:span></text:p>
      <text:p text:style-name="P4"/>
      <text:p text:style-name="P11"><text:span text:style-name="T2">SCHEDULE H4 <text:s text:c="2"/>JOINT FEDERAL/NON-FED ACTIVITY</text:span></text:p>
      <text:p text:style-name="P11"><text:span text:style-name="T1">A record is created for each disbursement for joint activity.</text:span></text:p>
      <text:p text:style-name="P3"/>
      <text:p text:style-name="P11"><text:span text:style-name="T1"><text:s/></text:span><text:span text:style-name="T2"><text:s/></text:span><text:span text:style-name="T1"><text:s/>1. <text:s text:c="2"/>FORM TYPE<text:tab/><text:tab/> <text:tab/><text:tab/>(A/N-8) <text:tab/><text:tab/>REQUIRED <text:s text:c="3"/>value = H4</text:span></text:p>
      <text:p text:style-name="P11"><text:span text:style-name="T1"><text:s text:c="3"/>2. <text:s text:c="2"/>FILER FEC CMTE ID<text:tab/><text:tab/><text:tab/>(A/N-9) <text:tab/><text:tab/>REQUIRED</text:span></text:p>
      <text:p text:style-name="P11"><text:span text:style-name="T1"><text:s text:c="3"/>3. <text:s text:c="2"/>ENTITY_TYPE<text:tab/><text:tab/><text:tab/><text:tab/>(A/N-3)<text:tab/><text:tab/>(IND,COM,CCM,...)</text:span></text:p>
      <text:p text:style-name="P11"><text:span text:style-name="T1"><text:s text:c="8"/>4.NAME <text:s/>(Payee)<text:tab/><text:tab/><text:tab/>(A/N-90 ) (expand to 90 chars) <text:s text:c="2"/>5 . <text:s/>STREET 1<text:tab/><text:tab/><text:tab/><text:tab/><text:tab/>(A/N-34)</text:span></text:p>
      <text:p text:style-name="P11"><text:span text:style-name="T1"><text:s text:c="3"/>6 . <text:s/>STREET 2<text:tab/><text:tab/><text:tab/><text:tab/><text:tab/>(A/N-34)</text:span></text:p>
      <text:p text:style-name="P11"><text:span text:style-name="T1"><text:s text:c="3"/>7 . <text:s/>CITY<text:tab/><text:tab/><text:tab/><text:tab/><text:tab/>(A/N-18)</text:span></text:p>
      <text:p text:style-name="P11"><text:span text:style-name="T1"><text:s text:c="3"/>8 . <text:s/>STATE<text:tab/><text:tab/><text:tab/><text:tab/><text:tab/>(A/N-2)</text:span></text:p>
      <text:p text:style-name="P11"><text:span text:style-name="T1"><text:s text:c="3"/>9 . <text:s/>ZIP<text:tab/><text:tab/><text:tab/><text:tab/><text:tab/>(A/N-9)</text:span></text:p>
      <text:p text:style-name="P11"><text:span text:style-name="T1"><text:s text:c="3"/>10 . <text:s/>PURPOSE/EVENT <text:tab/>(A/N-38 )</text:span></text:p>
      <text:p text:style-name="P11"><text:span text:style-name="T1"><text:s text:c="3"/>11 . DATE<text:tab/><text:tab/><text:tab/><text:tab/><text:tab/>(NUM-8)</text:span></text:p>
      <text:p text:style-name="P3"/>
      <text:p text:style-name="P3"/>
      <text:p text:style-name="P11"><text:span text:style-name="T1"><text:s text:c="2"/>12 . TOTAL AMOUNT<text:tab/><text:tab/><text:tab/><text:tab/>(AMT-12)</text:span></text:p>
      <text:p text:style-name="P11"><text:span text:style-name="T1"><text:s text:c="2"/>13 . FEDERAL SHARE<text:tab/><text:tab/><text:tab/><text:tab/>(AMT-12)</text:span></text:p>
      <text:p text:style-name="P11"><text:span text:style-name="T1"><text:s text:c="2"/>14 . NON-FEDERAL SHARE<text:tab/><text:tab/><text:tab/>(AMT-12)</text:span></text:p>
      <text:p text:style-name="P11"><text:span text:style-name="T1"><text:s text:c="2"/>15 . YESNO <text:s/>(ACTIVITY IS ADMIN.<text:tab/><text:tab/>(A/N-1)</text:span></text:p>
      <text:p text:style-name="P11"><text:span text:style-name="T1"><text:tab/><text:tab/>/VOTER DRIVE)</text:span></text:p>
      <text:p text:style-name="P11"><text:span text:style-name="T1"><text:s text:c="2"/>16 . YESNO <text:s/>(ACTIVITY IS FUNDRAISING)<text:tab/>(A/N-1)</text:span></text:p>
      <text:p text:style-name="P11"><text:span text:style-name="T1"><text:s text:c="2"/>17 . YESNO <text:s/>(ACTIVITY IS EXEMPT)<text:tab/><text:tab/>(A/N-1)</text:span></text:p>
      <text:p text:style-name="P11"><text:span text:style-name="T1"><text:s text:c="2"/>18 . YESNO <text:s/>(ACT. DIRECT CAN SUPPORT)<text:tab/>(A/N-1)</text:span></text:p>
      <text:p text:style-name="P11"><text:span text:style-name="T1"><text:s text:c="2"/>19 . EVENT YEAR-TO-DATE<text:tab/><text:tab/><text:tab/>(AMT-12)</text:span></text:p>
      <text:p text:style-name="P11"><text:span text:style-name="T1"><text:s text:c="2"/>20 . <text:s text:c="2"/>ADDITIONAL DESCRIPTION<text:tab/><text:tab/>(A/N-100)</text:span></text:p>
      <text:p text:style-name="P11"><text:span text:style-name="T1">21. <text:s/>FEC COMMITTEE ID NUMBER<text:tab/><text:tab/>(A/N-9)</text:span></text:p>
      <text:p text:style-name="P11"><text:span text:style-name="T1">22. FEC CANDIDATE ID NUMBER<text:tab/><text:tab/>(A/N-90)</text:span></text:p>
      <text:p text:style-name="P11"><text:span text:style-name="T1">23. <text:s/>CANDIDATE NAME<text:tab/><text:tab/><text:tab/><text:tab/>(A/N-38)</text:span></text:p>
      <text:p text:style-name="P11"><text:span text:style-name="T1">24. <text:s text:c="2"/>CAN/OFF<text:tab/><text:tab/><text:tab/><text:tab/><text:tab/>(A/N-1) <text:s text:c="14"/>(Req if FEC-Cand-ID unavailable)</text:span></text:p>
      <text:p text:style-name="P11"><text:span text:style-name="T1"><text:tab/><text:tab/><text:tab/><text:tab/><text:tab/><text:tab/><text:tab/><text:tab/>(Values: ‘H’; <text:s/>‘S’; ‘P’)</text:span></text:p>
      <text:p text:style-name="P11"><text:span text:style-name="T1"><text:s text:c="2"/>25. <text:s text:c="2"/>STATE <text:s text:c="3"/>(OF ELECTION)<text:tab/><text:tab/><text:tab/>(A/N-2)<text:tab/><text:tab/>(Req if FEC-Cand-ID unavailable)</text:span></text:p>
      <text:p text:style-name="P11"><text:span text:style-name="T1"><text:s text:c="2"/>26. <text:s text:c="2"/>CAN/DIST<text:tab/><text:tab/><text:tab/><text:tab/><text:tab/>(NUM-2)<text:tab/>(Req if Cand-Office = ‘H’)</text:span></text:p>
      <text:p text:style-name="P3"/>
      <text:p text:style-name="P11"><text:span text:style-name="T1">27. <text:s text:c="2"/>CONDUIT-NAME<text:tab/><text:tab/><text:tab/><text:tab/>(A/N-90)<text:tab/>Name of person/organization</text:span></text:p>
      <text:p text:style-name="P11"><text:span text:style-name="T1"><text:tab/><text:tab/><text:tab/><text:tab/><text:tab/><text:tab/>serving as transaction conduit.</text:span></text:p>
      <text:p text:style-name="P11"><text:span text:style-name="T1"><text:s text:c="2"/>28. <text:s text:c="2"/>CONDUIT-STREET-1<text:tab/><text:tab/><text:tab/>(A/N-34)</text:span></text:p>
      <text:p text:style-name="P11"><text:span text:style-name="T1"><text:s text:c="2"/>29. <text:s text:c="2"/>CONDUIT-STREET-2<text:tab/><text:tab/><text:tab/>(A/N-34)</text:span></text:p>
      <text:p text:style-name="P11"><text:span text:style-name="T1"><text:s text:c="2"/>30. <text:s text:c="2"/>CONDUIT-CITY<text:tab/><text:tab/><text:tab/><text:tab/>(A/N-18) <text:tab/></text:span></text:p>
      <text:p text:style-name="P11"><text:span text:style-name="T1"><text:s text:c="2"/>31. <text:s text:c="2"/>CONDUIT-STATE<text:tab/><text:tab/><text:tab/><text:tab/>(A/N-2)</text:span></text:p>
      <text:p text:style-name="P11"><text:span text:style-name="T1"><text:s text:c="2"/>32. <text:s text:c="2"/>CONDUIT-ZIP<text:tab/><text:tab/><text:tab/><text:tab/>(A/N-9)<text:tab/><text:tab/></text:span></text:p>
      <text:p text:style-name="P11"><text:span text:style-name="T1">33. <text:s/>AMENDED-CD<text:tab/><text:tab/><text:tab/><text:tab/>(A/N-1) Value=‘A’,’C’, or ’D’</text:span></text:p>
      <text:p text:style-name="P11"><text:span text:style-name="T1">34. <text:s/>TRAN_ID<text:tab/><text:tab/><text:tab/><text:tab/><text:tab/>(A/N 32)<text:tab/>(Add TRAN_ID...to Amended)</text:span></text:p>
      <text:p text:style-name="P11"><text:span text:style-name="T1"><text:s text:c="3"/>35. <text:s text:c="2"/>ORIG_TRAN_ID<text:tab/><text:tab/><text:tab/><text:tab/>(A/N 32)</text:span></text:p>
      <text:p text:style-name="P11"><text:span text:style-name="T1"><text:s text:c="2"/>36. <text:s text:c="2"/>SUPR_TRAN_ID<text:tab/><text:tab/><text:tab/><text:tab/>(A/N 32)</text:span><text:span text:style-name="T2"> </text:span></text:p>
      <text:p text:style-name="P11"><text:span text:style-name="T1"><text:tab/>RULES:</text:span></text:p>
      <text:p text:style-name="P3"/>
      <text:p text:style-name="P11"><text:span text:style-name="T1"><text:tab/>EVENT NUMBER</text:span></text:p>
      <text:p text:style-name="P11"><text:span text:style-name="T1"><text:tab/>Field 10 <text:s/>relates directly to defined activity/events described </text:span></text:p>
      <text:p text:style-name="P11"><text:soft-page-break/><text:span text:style-name="T1"><text:tab/>on Schedule H2. <text:s/>This number should be unique for each </text:span></text:p>
      <text:p text:style-name="P11"><text:span text:style-name="T1"><text:tab/>event/activity described on the Schedule H2. This allows the </text:span></text:p>
      <text:p text:style-name="P11"><text:span text:style-name="T1"><text:tab/>filer to identify activity and events by a self-assigned code </text:span></text:p>
      <text:p text:style-name="P11"><text:span text:style-name="T1"><text:tab/>number. <text:s/>This would meet all requirements for identification as </text:span></text:p>
      <text:p text:style-name="P11"><text:span text:style-name="T1"><text:tab/>described on page 46 in the Campaign Guide.</text:span></text:p>
      <text:p text:style-name="P3"/>
      <text:p text:style-name="P3"/>
      <text:p text:style-name="P3"/>
      <text:p text:style-name="P11"><text:span text:style-name="T2">End of Schedule H-4</text:span></text:p>
      <text:p text:style-name="P4"/>
      <text:p text:style-name="P36"/>
      <text:p text:style-name="P11"><text:span text:style-name="T2">SCHEDULE I</text:span></text:p>
      <text:p text:style-name="P3"/>
      <text:p text:style-name="P11"><text:span text:style-name="T1"><text:s text:c="3"/>1. <text:s text:c="2"/>FORM TYPE<text:tab/> (SI)<text:tab/><text:tab/><text:tab/>(A/N-8)<text:tab/><text:tab/>REQUIRED value = SI </text:span></text:p>
      <text:p text:style-name="P11"><text:span text:style-name="T1"><text:s text:c="3"/>2. <text:s text:c="2"/>FILER FEC CMTE ID<text:tab/>(A/N-9) <text:tab/><text:tab/>REQUIRED</text:span></text:p>
      <text:p text:style-name="P11"><text:span text:style-name="T1"><text:s text:c="3"/>3 <text:s text:c="2"/>Bank Account ID Number<text:tab/><text:tab/><text:tab/>(A/N 16)<text:tab/>(This is the Bank’s Acct #)</text:span></text:p>
      <text:p text:style-name="P11"><text:span text:style-name="T1"><text:s text:c="3"/>4 . <text:s/>NAME of <text:s/>(ACCOUNT)<text:tab/><text:tab/><text:tab/>(A/N-90)<text:tab/>(Must have non-federal in text)</text:span></text:p>
      <text:p text:style-name="P11"><text:span text:style-name="T1"><text:s text:c="3"/>5 . <text:s/>DATE <text:s/>(COVERAGE FROM)<text:tab/><text:tab/>(NUM-8)</text:span></text:p>
      <text:p text:style-name="P11"><text:span text:style-name="T1"><text:s text:c="3"/>6 . <text:s/>DATE <text:s/>(COVERAGE TO)<text:tab/><text:tab/><text:tab/>(NUM-8)</text:span></text:p>
      <text:p text:style-name="P3"/>
      <text:p text:style-name="P11"><text:span text:style-name="T1"><text:tab/>COLUMN A <text:s/>TOTAL THIS PERIOD</text:span></text:p>
      <text:p text:style-name="P3"/>
      <text:p text:style-name="P11"><text:span text:style-name="T1"><text:s text:c="3"/>7 . <text:s text:c="2"/>1. <text:s/>Total Receipts<text:tab/><text:tab/><text:tab/><text:tab/>(AMT-12)</text:span></text:p>
      <text:p text:style-name="P11"><text:span text:style-name="T1"><text:s text:c="3"/>8 . <text:s text:c="2"/>2. <text:s/>Transfers to FED or allocation</text:span></text:p>
      <text:p text:style-name="P11"><text:span text:style-name="T1"><text:tab/>account for allocable exp.<text:tab/><text:tab/><text:tab/>(AMT-12)</text:span></text:p>
      <text:p text:style-name="P11"><text:span text:style-name="T1"><text:s text:c="3"/>9 . <text:s text:c="2"/>3. <text:s/>Transfers to state/local Party</text:span></text:p>
      <text:p text:style-name="P11"><text:span text:style-name="T1"><text:tab/><text:tab/>organizations<text:tab/><text:tab/><text:tab/>(AMT-12)</text:span></text:p>
      <text:p text:style-name="P11"><text:span text:style-name="T1"><text:s text:c="2"/>10 . <text:s text:c="2"/>4. <text:s/>Direct state/local candidate</text:span></text:p>
      <text:p text:style-name="P11"><text:span text:style-name="T1"><text:tab/><text:tab/>support<text:tab/><text:tab/><text:tab/><text:tab/>(AMT-12)</text:span></text:p>
      <text:p text:style-name="P11"><text:span text:style-name="T1"><text:s text:c="2"/>11 . <text:s text:c="2"/>5. <text:s/>Other Disbursements<text:tab/><text:tab/><text:tab/>(AMT-12)</text:span></text:p>
      <text:p text:style-name="P11"><text:span text:style-name="T1"><text:s text:c="2"/>12 . <text:s text:c="2"/>6. <text:s/>Total Disbursements<text:tab/><text:tab/><text:tab/>(AMT-12)</text:span></text:p>
      <text:p text:style-name="P11"><text:span text:style-name="T1"><text:tab/><text:tab/>8+9+10+11 <text:s text:c="4"/>(2+3+4+5)</text:span></text:p>
      <text:p text:style-name="P3"/>
      <text:p text:style-name="P11"><text:span text:style-name="T1"><text:tab/>SUMMARY</text:span></text:p>
      <text:p text:style-name="P11"><text:span text:style-name="T1"><text:s text:c="2"/>13 . <text:s text:c="2"/>7. <text:s/>Beginning COH<text:tab/><text:tab/><text:tab/><text:tab/>(AMT-12)</text:span></text:p>
      <text:p text:style-name="P11"><text:span text:style-name="T1"><text:s text:c="2"/>14 . <text:s text:c="2"/>8. <text:s/>Receipts<text:tab/><text:tab/><text:tab/><text:tab/>(AMT-12)</text:span></text:p>
      <text:p text:style-name="P11"><text:span text:style-name="T1"><text:tab/><text:tab/>FIELD 14 <text:s/>(LINE 8) = FIELD 7 <text:s/>(LINE 1) </text:span></text:p>
      <text:p text:style-name="P11"><text:span text:style-name="T1"><text:s text:c="2"/>15 . <text:s text:c="2"/>9. <text:s/>Subtotal<text:tab/><text:tab/><text:tab/><text:tab/>(AMT-12)</text:span></text:p>
      <text:p text:style-name="P11"><text:span text:style-name="T1"><text:s text:c="2"/>16 . <text:s text:c="2"/>10. Disbursements<text:tab/><text:tab/><text:tab/><text:tab/>(AMT-12)</text:span></text:p>
      <text:p text:style-name="P11"><text:span text:style-name="T1"><text:tab/><text:tab/>FIELD 16 <text:s/>(LINE 10) = FIELD 12 <text:s/>(LINE 6) </text:span></text:p>
      <text:p text:style-name="P11"><text:span text:style-name="T1"><text:s text:c="2"/>17 . <text:s text:c="2"/>11. Ending COH<text:tab/><text:tab/><text:tab/><text:tab/>(AMT-12)</text:span></text:p>
      <text:p text:style-name="P3"/>
      <text:p text:style-name="P11"><text:span text:style-name="T1"><text:tab/>COLUMN B YEAR-TO-DATE</text:span></text:p>
      <text:p text:style-name="P3"/>
      <text:p text:style-name="P11"><text:span text:style-name="T1"><text:s text:c="2"/>18 . <text:s text:c="2"/>1. <text:s/>Total receipts<text:tab/><text:tab/><text:tab/><text:tab/>(AMT-12)</text:span></text:p>
      <text:p text:style-name="P11"><text:span text:style-name="T1"><text:s text:c="2"/>19 . <text:s text:c="2"/>2. <text:s/>Transfers to FED or allocation</text:span></text:p>
      <text:p text:style-name="P11"><text:span text:style-name="T1"><text:tab/>account for allocable exp.<text:tab/><text:tab/><text:tab/>(AMT-12)</text:span></text:p>
      <text:p text:style-name="P11"><text:span text:style-name="T1"><text:s text:c="2"/>20 . <text:s text:c="2"/>3. <text:s/>Transfers to state/local Party</text:span></text:p>
      <text:p text:style-name="P11"><text:span text:style-name="T1"><text:tab/><text:tab/>organizations<text:tab/><text:tab/><text:tab/>(AMT-12)</text:span></text:p>
      <text:p text:style-name="P11"><text:span text:style-name="T1"><text:s text:c="2"/>21 . <text:s text:c="2"/>4. <text:s/>Direct state/local candidate</text:span></text:p>
      <text:p text:style-name="P11"><text:span text:style-name="T1"><text:tab/><text:tab/>support<text:tab/><text:tab/><text:tab/><text:tab/>(AMT-12)</text:span></text:p>
      <text:p text:style-name="P11"><text:span text:style-name="T1"><text:s text:c="2"/>22 . <text:s text:c="2"/>5. <text:s/>Other Disbursements<text:tab/><text:tab/><text:tab/>(AMT-12)</text:span></text:p>
      <text:p text:style-name="P11"><text:span text:style-name="T1"><text:s text:c="2"/>23 . <text:s text:c="2"/>6. <text:s/>Total Disbursements<text:tab/><text:tab/><text:tab/>(AMT-12)</text:span></text:p>
      <text:p text:style-name="P11"><text:span text:style-name="T1"><text:tab/><text:tab/>19+20+21+22 <text:s text:c="4"/>(2+3+4+5)</text:span></text:p>
      <text:p text:style-name="P3"/>
      <text:p text:style-name="P11"><text:span text:style-name="T1"><text:tab/>SUMMARY</text:span></text:p>
      <text:p text:style-name="P11"><text:span text:style-name="T1"><text:s text:c="2"/>24 . <text:s text:c="2"/>7. <text:s/>Beginning COH (as of Jan 1)<text:tab/><text:tab/>(AMT-12)</text:span></text:p>
      <text:p text:style-name="P11"><text:span text:style-name="T1"><text:s text:c="2"/>25 . <text:s text:c="2"/>8. <text:s/>Receipts<text:tab/><text:tab/><text:tab/><text:tab/>(AMT-12)</text:span></text:p>
      <text:p text:style-name="P11"><text:span text:style-name="T1"><text:tab/><text:tab/>FIELD 25 <text:s/>(LINE 8) = FIELD 18 <text:s/>(LINE 1 ) </text:span></text:p>
      <text:p text:style-name="P11"><text:span text:style-name="T1"><text:s text:c="2"/>26 . <text:s text:c="2"/>9. <text:s/>Subtotal<text:tab/><text:tab/><text:tab/><text:tab/>(AMT-12)</text:span></text:p>
      <text:p text:style-name="P11"><text:span text:style-name="T1"><text:s text:c="2"/>27 . <text:s text:c="2"/>10. Disbursements<text:tab/><text:tab/><text:tab/><text:tab/>(AMT-12)</text:span></text:p>
      <text:p text:style-name="P11"><text:span text:style-name="T1"><text:tab/><text:tab/>FIELD 27 <text:s/>(LINE 10) = FIELD 23 <text:s/>(LINE 6) </text:span></text:p>
      <text:p text:style-name="P11"><text:span text:style-name="T1"><text:s text:c="2"/>28 . <text:s text:c="2"/>11. Ending COH<text:tab/><text:tab/><text:tab/><text:tab/>(AMT-12)</text:span></text:p>
      <text:p text:style-name="P11"><text:span text:style-name="T1">29. <text:s/>AMENDED-CD<text:tab/><text:tab/><text:tab/><text:tab/>(A/N-1) Values: blank, ‘A’,’C’, <text:s/>’D’</text:span></text:p>
      <text:p text:style-name="P11"><text:span text:style-name="T1">30. <text:s/>TRAN_ID<text:tab/><text:tab/><text:tab/><text:tab/><text:tab/>(A/N 32)<text:tab/>(Add TRAN_ID...to Amended)</text:span></text:p>
      <text:p text:style-name="P11"><text:soft-page-break/><text:span text:style-name="T1"><text:s text:c="3"/>31. <text:s text:c="2"/>ORIG_TRAN_ID<text:tab/><text:tab/><text:tab/><text:tab/>(A/N 32)</text:span></text:p>
      <text:p text:style-name="P11"><text:span text:style-name="T1"><text:s text:c="2"/>32. <text:s text:c="2"/>SUPR_TRAN_ID<text:tab/><text:tab/><text:tab/><text:tab/>(A/N 32)</text:span><text:span text:style-name="T2"> </text:span></text:p>
      <text:p text:style-name="P3"/>
      <text:p text:style-name="P11"><text:span text:style-name="T1"><text:tab/>RULES:</text:span></text:p>
      <text:p text:style-name="P3"/>
      <text:p text:style-name="P11"><text:span text:style-name="T1"><text:tab/>FIELD 2 <text:s/>ID NUMBER is the ID number of the filing entity.</text:span></text:p>
      <text:p text:style-name="P11"><text:span text:style-name="T1"><text:tab/>FIELD 3 <text:s text:c="2"/>ID NUMBER is the ID number of the ACCOUNT.</text:span></text:p>
      <text:p text:style-name="P11"><text:span text:style-name="T1"><text:tab/>FIELD 4 <text:s/>is the name of the account and must contain the word "NON-FEDERAL".</text:span></text:p>
      <text:p text:style-name="P3"/>
      <text:p text:style-name="P11"><text:span text:style-name="T1"><text:tab/>CHECKS:</text:span></text:p>
      <text:p text:style-name="P3"/>
      <text:p text:style-name="P11"><text:span text:style-name="T1"><text:tab/>FIELD 12 <text:s/>(LINE 6)<text:tab/>= FIELDS 8+9+10+11 <text:s text:c="4"/>(2+3+4+5)</text:span></text:p>
      <text:p text:style-name="P11"><text:span text:style-name="T1"><text:tab/>FIELD 14 <text:s/>(LINE 8)<text:tab/>= FIELD 7 <text:s/>(LINE 1) </text:span></text:p>
      <text:p text:style-name="P11"><text:span text:style-name="T1"><text:tab/>FIELD 16 <text:s/>(LINE 10)<text:tab/>= FIELD 12 <text:s/>(LINE 6) </text:span></text:p>
      <text:p text:style-name="P11"><text:span text:style-name="T1"><text:tab/>FIELD 23 <text:s/>(LINE 6)<text:tab/>= FIELDS 19+20+21+22 <text:s text:c="4"/>(2+3+4+5)</text:span></text:p>
      <text:p text:style-name="P11"><text:span text:style-name="T1"><text:tab/>FIELD 25 <text:s/>(LINE 8)<text:tab/>= FIELD 18 <text:s/>(LINE 1 ) </text:span></text:p>
      <text:p text:style-name="P11"><text:span text:style-name="T1"><text:tab/>FIELD 27 <text:s/>(LINE 10)<text:tab/>= FIELD 23 <text:s/>(LINE 6) </text:span></text:p>
      <text:p text:style-name="P3"/>
      <text:p text:style-name="P3"/>
      <text:p text:style-name="P11"><text:span text:style-name="T2">End of Schedule I</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1">INTEREST GROUP CODES <text:s text:c="3"/>(FECHECK ==&gt; ED-CMTE)</text:span></text:p>
      <text:p text:style-name="P3"><text:soft-page-break/></text:p>
      <text:p text:style-name="P11"><text:span text:style-name="T1">C<text:tab/>CORPORATE <text:s text:c="12"/>C<text:tab/>Corporation on F7.9</text:span></text:p>
      <text:p text:style-name="P11"><text:span text:style-name="T1">T<text:tab/>TRADE <text:s text:c="16"/>T<text:tab/>Trade Association on F7.9</text:span></text:p>
      <text:p text:style-name="P11"><text:span text:style-name="T1">L<text:tab/>LABOR <text:s text:c="16"/>L<text:tab/>Labor Organization on F7.9</text:span></text:p>
      <text:p text:style-name="P11"><text:span text:style-name="T1">M<text:tab/>NON-CONNECTED <text:s text:c="8"/>M<text:tab/>Membership Organization on F7.9</text:span></text:p>
      <text:p text:style-name="P11"><text:span text:style-name="T1">V<text:tab/>COOPERATIVE <text:s text:c="10"/>V<text:tab/>Cooperative on F7.9</text:span></text:p>
      <text:p text:style-name="P11"><text:span text:style-name="T1">W<text:tab/>CORP W/O STOCK <text:s text:c="7"/>W<text:tab/>Corporation w/o capital stock on F7.9</text:span></text:p>
      <text:p text:style-name="P3"/>
      <text:p text:style-name="P11"><text:span text:style-name="T1">Usage: <text:s/>F1.28 FEC_WORK.DOC, FECHECK <text:s/>Values: C, T, L, M, V, W</text:span></text:p>
      <text:p text:style-name="P11"><text:span text:style-name="T1">Usage: <text:s/>F7.9 <text:s/>FEC_WORK.DOC, FECHECK <text:s/>Values: C, T, L, M, V, W</text:span></text:p>
      <text:p text:style-name="P11"><text:span text:style-name="T1">________________________________________________________________________</text:span></text:p>
      <text:p text:style-name="P3"/>
      <text:p text:style-name="P11"><text:span text:style-name="T1">COMMITTEE TYPES <text:s text:c="8"/>(FECHECK ==&gt; ED-CMTE)</text:span></text:p>
      <text:p text:style-name="P3"/>
      <text:p text:style-name="P11"><text:span text:style-name="T1">C<text:tab/>COMMUNICATIONS</text:span></text:p>
      <text:p text:style-name="P11"><text:span text:style-name="T1">D<text:tab/>DELEGATE</text:span></text:p>
      <text:p text:style-name="P11"><text:span text:style-name="T1">H<text:tab/>HOUSE</text:span></text:p>
      <text:p text:style-name="P11"><text:span text:style-name="T1">I<text:tab/>INDEPENDENT EXPENDITURE</text:span></text:p>
      <text:p text:style-name="P11"><text:span text:style-name="T1">N<text:tab/>NON-PARTY NON-QUALIFIED <text:s text:c="4"/>N<text:tab/>Other on F1M.9</text:span></text:p>
      <text:p text:style-name="P11"><text:span text:style-name="T1">P<text:tab/>PRESIDENTIAL</text:span></text:p>
      <text:p text:style-name="P11"><text:span text:style-name="T1">Q<text:tab/>NON-PARTY QUALIFIED</text:span></text:p>
      <text:p text:style-name="P11"><text:span text:style-name="T1">S<text:tab/>SENATE</text:span></text:p>
      <text:p text:style-name="P11"><text:span text:style-name="T1">X<text:tab/>PARTY NON-QUALIFIED <text:s text:c="8"/>X<text:tab/>State Party on F1M.9</text:span></text:p>
      <text:p text:style-name="P11"><text:span text:style-name="T1">Y<text:tab/>PARTY QUALIFIED</text:span></text:p>
      <text:p text:style-name="P11"><text:span text:style-name="T1">Z<text:tab/>PARTY OTHER</text:span></text:p>
      <text:p text:style-name="P3"/>
      <text:p text:style-name="P11"><text:span text:style-name="T1">Usage: <text:s/>F1.12 <text:s/>FEC_WORK.DOC, FECHECK <text:s/>Values: A-F (don't correspond w/ above)</text:span></text:p>
      <text:p text:style-name="P11"><text:span text:style-name="T1">Usage: <text:s/>F1M.9 <text:s/>FEC_WORK.DOC, FECHECK <text:s/>Values: X, N</text:span></text:p>
      <text:p text:style-name="P11"><text:span text:style-name="T1">________________________________________________________________________</text:span></text:p>
      <text:p text:style-name="P3"/>
      <text:p text:style-name="P11"><text:span text:style-name="T1">COMMITTEE DESIGNATIONS <text:s text:c="4"/>(I didn't find these on any forms)</text:span></text:p>
      <text:p text:style-name="P3"/>
      <text:p text:style-name="P11"><text:span text:style-name="T1">P<text:tab/>PRINCIPAL CAMPAIGN CMTE</text:span></text:p>
      <text:p text:style-name="P11"><text:span text:style-name="T1">A<text:tab/>AUTHORIZED CMTE</text:span></text:p>
      <text:p text:style-name="P11"><text:span text:style-name="T1">J<text:tab/>JOINT FUNDRAISING CMTE</text:span></text:p>
      <text:p text:style-name="P11"><text:span text:style-name="T1">U<text:tab/>UNAUTHORIZED CMTE</text:span></text:p>
      <text:p text:style-name="P11"><text:span text:style-name="T1">________________________________________________________________________</text:span></text:p>
      <text:p text:style-name="P3"/>
      <text:p text:style-name="P11"><text:span text:style-name="T1">CANDIDATE OFFICE TYPES <text:s text:c="2"/>(FECHECK ==&gt; ED-OFF)</text:span></text:p>
      <text:p text:style-name="P3"/>
      <text:p text:style-name="P11"><text:span text:style-name="T1">H<text:tab/>HOUSE</text:span></text:p>
      <text:p text:style-name="P11"><text:span text:style-name="T1">P<text:tab/>PRESIDENTIAL</text:span></text:p>
      <text:p text:style-name="P11"><text:span text:style-name="T1">S<text:tab/>SENATE</text:span></text:p>
      <text:p text:style-name="P3"/>
      <text:p text:style-name="P11"><text:span text:style-name="T1">Usage: F1.15 <text:s text:c="14"/>FEC_WORK.DOC, FECHECK <text:s/>Values: H, P, S</text:span></text:p>
      <text:p text:style-name="P11"><text:span text:style-name="T1"><text:s text:c="7"/>F1M.15,21,27,33,39 <text:s text:c="5"/>" <text:s text:c="10"/>" <text:s text:c="7"/>" <text:s text:c="4"/>" <text:s/>" <text:s/>"</text:span></text:p>
      <text:p text:style-name="P11"><text:span text:style-name="T1"><text:s text:c="7"/>F2.10 <text:s text:c="18"/>" <text:s text:c="10"/>" <text:s text:c="7"/>" <text:s text:c="4"/>" <text:s/>" <text:s/>"</text:span></text:p>
      <text:p text:style-name="P11"><text:span text:style-name="T1"><text:s text:c="7"/>F3P31AL.25 <text:s text:c="13"/>" <text:s text:c="10"/>" <text:s text:c="7"/>" <text:s text:c="4"/>" <text:s/>" <text:s/>"</text:span></text:p>
      <text:p text:style-name="P11"><text:span text:style-name="T1"><text:s text:c="7"/>F57.16 <text:s text:c="17"/>" <text:s text:c="10"/>" <text:s text:c="7"/>" <text:s text:c="4"/>" <text:s/>" <text:s/>"</text:span></text:p>
      <text:p text:style-name="P11"><text:span text:style-name="T1"><text:s text:c="7"/>F6.11 <text:s text:c="18"/>" <text:s text:c="10"/>" <text:s text:c="7"/>" <text:s text:c="4"/>" <text:s/>" <text:s/>"</text:span></text:p>
      <text:p text:style-name="P11"><text:span text:style-name="T1"><text:s text:c="7"/>F76.11 <text:s text:c="17"/>" <text:s text:c="10"/>" <text:s text:c="7"/>" <text:s text:c="4"/>" <text:s/>" <text:s/>"</text:span></text:p>
      <text:p text:style-name="P11"><text:span text:style-name="T1"><text:s text:c="7"/>SA.27 <text:s text:c="18"/>" <text:s text:c="10"/>" <text:s text:c="7"/>" <text:s text:c="4"/>" <text:s/>" <text:s/>"</text:span></text:p>
      <text:p text:style-name="P11"><text:span text:style-name="T1"><text:s text:c="7"/>SB.24 <text:s text:c="18"/>" <text:s text:c="10"/>" <text:s text:c="7"/>" <text:s text:c="4"/>" <text:s/>" <text:s/>"</text:span></text:p>
      <text:p text:style-name="P11"><text:span text:style-name="T1"><text:s text:c="7"/>SE.14 <text:s text:c="18"/>" <text:s text:c="10"/>" <text:s text:c="7"/>" <text:s text:c="4"/>" <text:s/>" <text:s/>"</text:span></text:p>
      <text:p text:style-name="P11"><text:span text:style-name="T1"><text:s text:c="7"/>SF.19 <text:s text:c="18"/>" <text:s text:c="10"/>" <text:s text:c="7"/>" <text:s text:c="4"/>" <text:s/>" <text:s/>"</text:span></text:p>
      <text:p text:style-name="P11"><text:soft-page-break/><text:span text:style-name="T1">________________________________________________________________________</text:span></text:p>
      <text:p text:style-name="P3"/>
      <text:p text:style-name="P11"><text:span text:style-name="T1">YES/NO <text:s text:c="2"/>(FECHECK ==&gt; ED-YN)</text:span></text:p>
      <text:p text:style-name="P3"/>
      <text:p text:style-name="P11"><text:span text:style-name="T1">Y<text:tab/>YES</text:span></text:p>
      <text:p text:style-name="P11"><text:span text:style-name="T1">N<text:tab/>NO</text:span></text:p>
      <text:p text:style-name="P3"/>
      <text:p text:style-name="P11"><text:span text:style-name="T1">Usage: F5.10 <text:s text:c="7"/>FEC_WORK.DOC, FECHECK <text:s/>Values: Y, N</text:span></text:p>
      <text:p text:style-name="P11"><text:span text:style-name="T1"><text:s text:c="7"/>F8.20,22,24,26,27,29</text:span></text:p>
      <text:p text:style-name="P11"><text:span text:style-name="T1"><text:s text:c="7"/>F82.11</text:span></text:p>
      <text:p text:style-name="P11"><text:span text:style-name="T1"><text:s text:c="7"/>SC1.14,18,19,22,23</text:span></text:p>
      <text:p text:style-name="P11"><text:span text:style-name="T1"><text:s text:c="7"/>H2.5,6,7</text:span></text:p>
      <text:p text:style-name="P11"><text:span text:style-name="T1"><text:s text:c="7"/>H4.15,16,17,18</text:span></text:p>
      <text:p text:style-name="P3"/>
      <text:p text:style-name="P11"><text:span text:style-name="T1">X check-box <text:s/>(FECHECK ==&gt; ED-X)</text:span></text:p>
      <text:p text:style-name="P3"/>
      <text:p text:style-name="P11"><text:span text:style-name="T1">Usage: F1.10,11 <text:s text:c="4"/>FEC_WORK.DOC, FECHECK <text:s/>Value: <text:s/>X</text:span></text:p>
      <text:p text:style-name="P11"><text:span text:style-name="T1"><text:s text:c="7"/>F3.9,16,17,18,19</text:span></text:p>
      <text:p text:style-name="P11"><text:span text:style-name="T1"><text:s text:c="7"/>F3P.9,10,11</text:span></text:p>
      <text:p text:style-name="P11"><text:span text:style-name="T1"><text:s text:c="7"/>F3P31AL.28</text:span></text:p>
      <text:p text:style-name="P11"><text:span text:style-name="T1"><text:s text:c="7"/>F3X.9,10</text:span></text:p>
      <text:p text:style-name="P11"><text:span text:style-name="T1"><text:s text:c="7"/>SA.30</text:span></text:p>
      <text:p text:style-name="P11"><text:span text:style-name="T1"><text:s text:c="7"/>SB.27</text:span></text:p>
      <text:p text:style-name="P11"><text:span text:style-name="T1">________________________________________________________________________</text:span></text:p>
      <text:p text:style-name="P3"/>
      <text:p text:style-name="P11"><text:span text:style-name="T1">PRIMARY/GENERAL INDICATORS <text:s/>(FECHECK ==&gt; ED-PGI)</text:span></text:p>
      <text:p text:style-name="P3"/>
      <text:p text:style-name="P11"><text:span text:style-name="T1">ACTUAL YEAR<text:tab/>For elections other than current election.</text:span></text:p>
      <text:p text:style-name="P11"><text:span text:style-name="T1">C<text:tab/>Convention <text:s text:c="2"/>(OK in descrp when "Other") (Not OK w/ F3 filings)</text:span></text:p>
      <text:p text:style-name="P11"><text:span text:style-name="T1">G<text:tab/>General</text:span></text:p>
      <text:p text:style-name="P11"><text:span text:style-name="T1">P<text:tab/>Primary</text:span></text:p>
      <text:p text:style-name="P11"><text:span text:style-name="T1">R<text:tab/>Runoff <text:s text:c="6"/>(OK in descrp when "Other")</text:span></text:p>
      <text:p text:style-name="P11"><text:span text:style-name="T1">S<text:tab/>Special <text:s text:c="5"/>(OK in descrp when "Other")</text:span></text:p>
      <text:p text:style-name="P3"/>
      <text:p text:style-name="P11"><text:span text:style-name="T1">Usage: F3.13 <text:s text:c="7"/>FEC_WORK.DOC, FECHECK <text:s/>Values: P, G, R, S, 4-dgt Yr</text:span></text:p>
      <text:p text:style-name="P11"><text:span text:style-name="T1"><text:s text:c="7"/>F3P.13 <text:s text:c="6"/>FEC_WORK.DOC, FECHECK <text:s/>Values: P, G, R, S, C, 4-dg Yr</text:span></text:p>
      <text:p text:style-name="P11"><text:span text:style-name="T1"><text:s text:c="7"/>F3P31AL.9 <text:s text:c="3"/>FEC_WORK.DOC, FECHECK <text:s/>Values: P, G, R, S, C, 4-dgt Yr</text:span></text:p>
      <text:p text:style-name="P11"><text:span text:style-name="T1"><text:s text:c="7"/>F3X.12 <text:s text:c="6"/>FEC_WORK.DOC, FECHECK <text:s/>Values: P, G, R, S, C, 4-dgt Yr</text:span></text:p>
      <text:p text:style-name="P11"><text:span text:style-name="T1"><text:s text:c="7"/>F5.14 <text:s text:c="7"/>FEC_WORK.DOC, FECHECK <text:s/>Values: P, G, R, S, C, 4-dgt Yr</text:span></text:p>
      <text:p text:style-name="P11"><text:span text:style-name="T1"><text:s text:c="7"/>F76.14 <text:s text:c="6"/>FEC_WORK.DOC, FECHECK <text:s/>Values: P, G, R, S, C, 4-dgt Yr</text:span></text:p>
      <text:p text:style-name="P11"><text:span text:style-name="T1"><text:s text:c="7"/>SA.9 <text:s text:c="8"/>FEC_WORK.DOC, FECHECK <text:s/>Values: P, G, R, S, C*, 4-dgt Yr</text:span></text:p>
      <text:p text:style-name="P11"><text:span text:style-name="T1"><text:s text:c="7"/>SB.11 <text:s text:c="7"/>FEC_WORK.DOC, FECHECK <text:s/>Values: P, G, R, S, C*, 4-dgt Yr</text:span></text:p>
      <text:p text:style-name="P11"><text:span text:style-name="T1"><text:s text:c="7"/>SC.10 <text:s text:c="7"/>FEC_WORK.DOC, FECHECK <text:s/>Values: P, G, R, S, C*, 4-dgt Yr</text:span></text:p>
      <text:p text:style-name="P3"/>
      <text:p text:style-name="P11"><text:span text:style-name="T1"><text:s text:c="7"/>* <text:s/>Convention not accepted with F3 filings.</text:span></text:p>
      <text:p text:style-name="P11"><text:span text:style-name="T1">________________________________________________________________________</text:span></text:p>
      <text:p text:style-name="P3"/>
      <text:p text:style-name="P11"><text:span text:style-name="T1">CONVENTION REPORT (FORM 4) <text:s/>(FECHECK ==&gt; ED-CMTE)</text:span></text:p>
      <text:p text:style-name="P3"/>
      <text:p text:style-name="P11"><text:span text:style-name="T1">COMMITTEE TYPE</text:span></text:p>
      <text:p text:style-name="P3"/>
      <text:p text:style-name="P11"><text:span text:style-name="T1">A<text:tab/>ARRANGEMENTS COMMITTEE</text:span></text:p>
      <text:p text:style-name="P11"><text:span text:style-name="T1">H<text:tab/>HOST COMMITTEE</text:span></text:p>
      <text:p text:style-name="P11"><text:span text:style-name="T1">O<text:tab/>OTHER</text:span></text:p>
      <text:p text:style-name="P3"/>
      <text:p text:style-name="P11"><text:soft-page-break/><text:span text:style-name="T1">Usage: <text:s/>F4.9 <text:s/>FEC_WORK.DOC, FECHECK <text:s/>Values: A, H, O</text:span></text:p>
      <text:p text:style-name="P3"/>
      <text:p text:style-name="P11"><text:span text:style-name="T1">Note: <text:s/>FEC_WORK F4.9 should be Committee Type, not Convention Type </text:span></text:p>
      <text:p text:style-name="P11"><text:span text:style-name="T1">________________________________________________________________________</text:span></text:p>
      <text:p text:style-name="P3"/>
      <text:p text:style-name="P11"><text:span text:style-name="T1">SUPPORT/OPPOSE (FORM 7) <text:s/>(FECHECK ==&gt; ED-SOP)</text:span></text:p>
      <text:p text:style-name="P3"/>
      <text:p text:style-name="P11"><text:span text:style-name="T1">S<text:tab/>SUPPORT</text:span></text:p>
      <text:p text:style-name="P11"><text:span text:style-name="T1">O<text:tab/>OPPOSE</text:span></text:p>
      <text:p text:style-name="P3"/>
      <text:p text:style-name="P11"><text:span text:style-name="T1">Usage SE.17 <text:s/>FEC_WORK.DOC, FECHECK <text:s/>Values: [SUP/24E/S], [OPP/24A/O], UNI</text:span></text:p>
      <text:p text:style-name="P11"><text:span text:style-name="T1"><text:s text:c="6"/>F57.13 FEC_WORK.DOC, FECHECK <text:s/>Values: [SUP/24E/S], [OPP/24A/O]</text:span></text:p>
      <text:p text:style-name="P11"><text:span text:style-name="T1"><text:s text:c="6"/>F76.8 <text:s/>FEC_WORK.DOC, FECHECK <text:s/>Values: [SUP/24F/S], [OPP/24N/O]</text:span></text:p>
      <text:p text:style-name="P3"/>
      <text:p text:style-name="P11"><text:span text:style-name="T1">Note: <text:s/>FECHECK allows 3 options for "Support" and 3 options for "Oppose"</text:span></text:p>
      <text:p text:style-name="P11"><text:span text:style-name="T1">Note: <text:s/>UNI means "Unitemized" when used on Schedule E.</text:span></text:p>
      <text:p text:style-name="P11"><text:span text:style-name="T1">________________________________________________________________________</text:span></text:p>
      <text:p text:style-name="P3"/>
      <text:p text:style-name="P11"><text:span text:style-name="T1">COMMUNICATION TYPES <text:s text:c="4"/>(FECHECK ==&gt; ED-COMM-TYPE)</text:span></text:p>
      <text:p text:style-name="P3"/>
      <text:p text:style-name="P11"><text:span text:style-name="T1">DM<text:tab/>DIRECT MAIL</text:span></text:p>
      <text:p text:style-name="P11"><text:span text:style-name="T1">TP<text:tab/>TELEPHONE</text:span></text:p>
      <text:p text:style-name="P11"><text:span text:style-name="T1">TM<text:tab/>TELEGRAM</text:span></text:p>
      <text:p text:style-name="P11"><text:span text:style-name="T1">O<text:tab/>OTHER</text:span></text:p>
      <text:p text:style-name="P3"/>
      <text:p text:style-name="P11"><text:span text:style-name="T1">Usage: <text:s/>F76.4 <text:s/>FEC_WORK.DOC, FECHECK Values: DM, TP, TM, O</text:span></text:p>
      <text:p text:style-name="P11"><text:span text:style-name="T1">________________________________________________________________________</text:span></text:p>
      <text:p text:style-name="P3"/>
      <text:p text:style-name="P11"><text:span text:style-name="T1">COMMUNICATION TARGET <text:s text:c="3"/>(FECHECK ==&gt; ED-COMM-CATG)</text:span></text:p>
      <text:p text:style-name="P3"/>
      <text:p text:style-name="P11"><text:span text:style-name="T1">E<text:tab/>EXECUTIVE/ADMIN PERSONNEL</text:span></text:p>
      <text:p text:style-name="P11"><text:span text:style-name="T1">S<text:tab/>STOCKHOLDERS</text:span></text:p>
      <text:p text:style-name="P11"><text:span text:style-name="T1">M<text:tab/>MEMBERS</text:span></text:p>
      <text:p text:style-name="P3"/>
      <text:p text:style-name="P11"><text:span text:style-name="T1">Usage: <text:s/>F76.6 <text:s/>FEC_WORK.DOC, FECHECK Values: E, S, M</text:span></text:p>
      <text:p text:style-name="P11"><text:span text:style-name="T1">________________________________________________________________________</text:span></text:p>
      <text:p text:style-name="P3"/>
      <text:p text:style-name="P11"><text:span text:style-name="T1">DEBT SETTLEMENT CODE <text:s/>(FECHECK ==&gt; ED-CRED)</text:span></text:p>
      <text:p text:style-name="P3"/>
      <text:p text:style-name="P11"><text:span text:style-name="T1">TYPE OF CREDITOR</text:span></text:p>
      <text:p text:style-name="P3"/>
      <text:p text:style-name="P11"><text:span text:style-name="T1">ICV<text:tab/>INCORPORATED COMMERCIAL VENDOR</text:span></text:p>
      <text:p text:style-name="P11"><text:span text:style-name="T1">UCV<text:tab/>UNINCORPORATED COMMERCIAL VENDOR</text:span></text:p>
      <text:p text:style-name="P11"><text:span text:style-name="T1">CAN<text:tab/>CANDIDATE</text:span></text:p>
      <text:p text:style-name="P11"><text:span text:style-name="T1">EMP<text:tab/>COMMITTEE EMPLOYEE</text:span></text:p>
      <text:p text:style-name="P11"><text:span text:style-name="T1">OTH<text:tab/>OTHER INDIVIDUAL</text:span></text:p>
      <text:p text:style-name="P3"/>
      <text:p text:style-name="P11"><text:span text:style-name="T1">Usage: <text:s/>F82.10 <text:s/>FEC_WORK.DOC, <text:s/>FECHECK <text:s/>Values: ICV, UCV, CAN, EMP, OTH</text:span></text:p>
      <text:p text:style-name="P11"><text:span text:style-name="T1">Usage: <text:s/>F83.10 <text:s/>FEC_WORK.DOC, <text:s/>FECHECK <text:s/>Values: ICV, UCV, CAN, EMP, OTH</text:span></text:p>
      <text:p text:style-name="P11"><text:span text:style-name="T1">________________________________________________________________________</text:span></text:p>
      <text:p text:style-name="P3"/>
      <text:p text:style-name="P11"><text:span text:style-name="T1">CODES RELATING TO H SCHEDULES</text:span></text:p>
      <text:p text:style-name="P3"/>
      <text:p text:style-name="P11"><text:span text:style-name="T1">A<text:tab/>ADMINISTRATIVE/VOTER DRIVE <text:s text:c="10"/>H4.15 <text:s/>Value X</text:span></text:p>
      <text:p text:style-name="P11"><text:span text:style-name="T1">F<text:tab/>FUNDRAISING<text:tab/><text:tab/> <text:s text:c="17"/>H2.5 <text:s/>H4.16 <text:s/>Value X</text:span></text:p>
      <text:p text:style-name="P11"><text:soft-page-break/><text:span text:style-name="T1">E<text:tab/>EXEMPT <text:s text:c="24"/>H2.6 <text:s/>H4.17 <text:s/>Value X</text:span></text:p>
      <text:p text:style-name="P11"><text:span text:style-name="T1">D<text:tab/>DIRECT CAN SUPPORT <text:s text:c="12"/>H2.7 <text:s/>H4.18 <text:s/>Value X</text:span></text:p>
      <text:p text:style-name="P3"/>
      <text:p text:style-name="P11"><text:span text:style-name="T1">Note: <text:s/>Above codes are a series of X check-box fields on H2 &amp; H4</text:span></text:p>
      <text:p text:style-name="P3"/>
      <text:p text:style-name="P3"/>
      <text:p text:style-name="P11"><text:span text:style-name="T1">SCHEDULE H2 ALLOCATION RATIOS <text:s/>(FECHECK ==&gt; ED-RATIO-CD)</text:span></text:p>
      <text:p text:style-name="P3"/>
      <text:p text:style-name="P11"><text:span text:style-name="T1">N<text:tab/>RATIO IS NEW</text:span></text:p>
      <text:p text:style-name="P11"><text:span text:style-name="T1">R<text:tab/>RATIO IS REVISED</text:span></text:p>
      <text:p text:style-name="P11"><text:span text:style-name="T1">S<text:tab/>RATIO IS SAME AS PREVIOUSLY REPORTED</text:span></text:p>
      <text:p text:style-name="P3"/>
      <text:p text:style-name="P11"><text:span text:style-name="T1">Usage: <text:s/>H2.8 <text:s/>FEC_WORK.DOC, <text:s/>FECHECK <text:s/>Values: N, R, S</text:span></text:p>
      <text:p text:style-name="P11"><text:span text:style-name="T1">________________________________________________________________________</text:span></text:p>
      <text:p text:style-name="P3"/>
      <text:p text:style-name="P11"><text:span text:style-name="T1">PARTY CODES FOR <text:s text:c="16"/>(FECHECK ==&gt; ED-PTY)</text:span></text:p>
      <text:p text:style-name="P11"><text:span text:style-name="T1">CANDIDATES AND COMMITTEES</text:span></text:p>
      <text:p text:style-name="P3"/>
      <text:p text:style-name="P11"><text:span text:style-name="T1">AIC<text:tab/>AMERICAN INDEPENDENT CONSERVATIVE</text:span></text:p>
      <text:p text:style-name="P11"><text:span text:style-name="T1">AIP<text:tab/>AMERICAN INDEPENDENT PARTY</text:span></text:p>
      <text:p text:style-name="P11"><text:span text:style-name="T1">AMP<text:tab/>AMERICAN PARTY</text:span></text:p>
      <text:p text:style-name="P11"><text:span text:style-name="T1">APF<text:tab/>AMERICAN PEOPLE'S FREEDOM PARTY</text:span></text:p>
      <text:p text:style-name="P11"><text:span text:style-name="T1">CIT<text:tab/>CITIZENS' PARTY <text:s text:c="24"/></text:span></text:p>
      <text:p text:style-name="P11"><text:span text:style-name="T1">CMD<text:tab/>COMMANDMENTS PARTY <text:s text:c="17"/>(Removed)</text:span></text:p>
      <text:p text:style-name="P11"><text:span text:style-name="T1">CMP<text:tab/>COMMONWEALTH PARTY OF THE U.S.</text:span></text:p>
      <text:p text:style-name="P11"><text:span text:style-name="T1">COM<text:tab/>COMMUNIST PARTY <text:s text:c="20"/>(Old Doc was "M")</text:span></text:p>
      <text:p text:style-name="P11"><text:span text:style-name="T1">CRV<text:tab/>CONSERVATIVE PARTY</text:span></text:p>
      <text:p text:style-name="P11"><text:span text:style-name="T1">CST<text:tab/>CONSTITUTIONAL</text:span></text:p>
      <text:p text:style-name="P11"><text:span text:style-name="T1">D/C<text:tab/>DEMOCRATIC/CONSERVATIVE</text:span></text:p>
      <text:p text:style-name="P11"><text:span text:style-name="T1">DEM<text:tab/>DEMOCRATIC PARTY</text:span></text:p>
      <text:p text:style-name="P11"><text:span text:style-name="T1">DFL<text:tab/>DEMOCRATIC-FARM-LABOR</text:span></text:p>
      <text:p text:style-name="P11"><text:span text:style-name="T1">FLP<text:tab/>FREEDOM LABOR PARTY</text:span></text:p>
      <text:p text:style-name="P11"><text:span text:style-name="T1">GRE<text:tab/>GREEN PARTY <text:s text:c="24"/>(Added)</text:span></text:p>
      <text:p text:style-name="P11"><text:span text:style-name="T1">GWP<text:tab/>GEORGE WALLACE PARTY</text:span></text:p>
      <text:p text:style-name="P11"><text:span text:style-name="T1">HRP<text:tab/>HUMAN RIGHTS PARTY</text:span></text:p>
      <text:p text:style-name="P11"><text:span text:style-name="T1">IAP<text:tab/>INDEPENDENT AMERICAN PARTY <text:s text:c="9"/>(Added)</text:span></text:p>
      <text:p text:style-name="P11"><text:span text:style-name="T1">ICD<text:tab/>INDEPENDENT CONSERV. DEMOCRATIC</text:span></text:p>
      <text:p text:style-name="P11"><text:span text:style-name="T1">IGD<text:tab/>INDUSTRIAL GOVERNMENT PARTY</text:span></text:p>
      <text:p text:style-name="P11"><text:span text:style-name="T1">IND<text:tab/>INDEPENDENT</text:span></text:p>
      <text:p text:style-name="P11"><text:span text:style-name="T1">LAB<text:tab/>U.S. LABOR PARTY</text:span></text:p>
      <text:p text:style-name="P11"><text:span text:style-name="T1">LBL<text:tab/>LIBERAL PARTY</text:span></text:p>
      <text:p text:style-name="P11"><text:span text:style-name="T1">LBR<text:tab/>LABOR PARTY</text:span></text:p>
      <text:p text:style-name="P11"><text:span text:style-name="T1">LBU<text:tab/>LIBERTY UNION PARTY</text:span></text:p>
      <text:p text:style-name="P11"><text:span text:style-name="T1">LFT<text:tab/>LESS FEDERAL TAXES</text:span></text:p>
      <text:p text:style-name="P11"><text:span text:style-name="T1">LIB<text:tab/>LIBERTARIAN</text:span></text:p>
      <text:p text:style-name="P11"><text:span text:style-name="T1">LRU<text:tab/>LA RAZA UNIDA</text:span></text:p>
      <text:p text:style-name="P11"><text:span text:style-name="T1">NAP<text:tab/>PROHIBITION PARTY</text:span></text:p>
      <text:p text:style-name="P11"><text:span text:style-name="T1">NDP<text:tab/>NATIONAL DEMOCRATIC PARTY</text:span></text:p>
      <text:p text:style-name="P11"><text:span text:style-name="T1">NLP<text:tab/>NATURAL LAW PARTY</text:span></text:p>
      <text:p text:style-name="P11"><text:span text:style-name="T1">NNE<text:tab/>NONE</text:span></text:p>
      <text:p text:style-name="P11"><text:span text:style-name="T1">OTH<text:tab/>OTHER <text:s text:c="30"/>(Added)</text:span></text:p>
      <text:p text:style-name="P11"><text:span text:style-name="T1">PAF<text:tab/>PEACE AND FREEDOM</text:span></text:p>
      <text:p text:style-name="P11"><text:span text:style-name="T1">PFD<text:tab/>PEACE FREEDOM PARTY</text:span></text:p>
      <text:p text:style-name="P11"><text:span text:style-name="T1">POP<text:tab/>PEOPLE OVER POLITICS</text:span></text:p>
      <text:p text:style-name="P11"><text:span text:style-name="T1">PPD<text:tab/>PROTEST, PROGRESS, DIGNITY</text:span></text:p>
      <text:p text:style-name="P11"><text:soft-page-break/><text:span text:style-name="T1">PPY<text:tab/>PEOPLE'S PARTY</text:span></text:p>
      <text:p text:style-name="P11"><text:span text:style-name="T1">REF<text:tab/>REFORM PARTY</text:span></text:p>
      <text:p text:style-name="P11"><text:span text:style-name="T1">REP<text:tab/>REPUBLICAN PARTY</text:span></text:p>
      <text:p text:style-name="P11"><text:span text:style-name="T1">RTL<text:tab/>RIGHT TO LIFE</text:span></text:p>
      <text:p text:style-name="P11"><text:span text:style-name="T1">RUP<text:tab/>RAZA UNIDA PARTY <text:s text:c="19"/>(Removed / redundant with LRU)</text:span></text:p>
      <text:p text:style-name="P11"><text:span text:style-name="T1">SLP<text:tab/>SOCIALIST LABOR PARTY</text:span></text:p>
      <text:p text:style-name="P11"><text:span text:style-name="T1">SUS<text:tab/>SOCIALIST PARTY U.S.A.</text:span></text:p>
      <text:p text:style-name="P11"><text:span text:style-name="T1">SWP<text:tab/>SOCIALIST WORKERS PARTY</text:span></text:p>
      <text:p text:style-name="P11"><text:span text:style-name="T1">THD<text:tab/>THEO-DEM</text:span></text:p>
      <text:p text:style-name="P11"><text:span text:style-name="T1">TWR<text:tab/>TAXPAYERS WITHOUT REPRESENTATION <text:s text:c="3"/>(Removed)</text:span></text:p>
      <text:p text:style-name="P11"><text:span text:style-name="T1">TX<text:tab/>TAXPAYERS <text:s text:c="27"/>(Old Doc was "TXT")</text:span></text:p>
      <text:p text:style-name="P11"><text:span text:style-name="T1">UNK<text:tab/>UNKNOWN</text:span></text:p>
      <text:p text:style-name="P11"><text:span text:style-name="T1">USP<text:tab/>U.S. PEOPLE'S PARTY</text:span></text:p>
      <text:p text:style-name="P3"/>
      <text:p text:style-name="P11"><text:span text:style-name="T1">Usage: <text:s/>F1.18 <text:s/>FEC_WORK.DOC, <text:s/>FECHECK <text:s/>Values: (from table)</text:span></text:p>
      <text:p text:style-name="P11"><text:span text:style-name="T1">Usage: <text:s/>F2.9 <text:s text:c="2"/>FEC_WORK.DOC, <text:s/>FECHECK <text:s/>Values: (from table)</text:span></text:p>
      <text:p text:style-name="P3"/>
      <text:p text:style-name="P11"><text:span text:style-name="T1">Note: (The party codes have changed from the earlier Codes document)</text:span></text:p>
      <text:p text:style-name="P11"><text:span text:style-name="T1"><text:s text:c="6"/>(Modifications made to FECHECK 12/30/96)</text:span></text:p>
      <text:p text:style-name="P3"/>
      <text:p text:style-name="P11"><text:span text:style-name="T1"><text:s text:c="6"/>Added codes: <text:s/>GRE, IAP, OTH <text:s text:c="2"/>(note new alphabetical positions)</text:span></text:p>
      <text:p text:style-name="P11"><text:span text:style-name="T1"><text:s text:c="6"/>Removed <text:s text:c="6"/>CMD, RUP, TWR</text:span></text:p>
      <text:p text:style-name="P11"><text:span text:style-name="T1"><text:s text:c="6"/>Changed: <text:s text:c="5"/>M--&gt;COM, TXT--&gt;TX</text:span></text:p>
      <text:p text:style-name="P11"><text:span text:style-name="T1">__________________________________________________________________</text:span></text:p>
      <text:p text:style-name="P3"/>
      <text:p text:style-name="P11"><text:span text:style-name="T1">PARTY TYPES <text:s text:c="5"/>(FECHECK ==&gt; ED-PTY-TYP)</text:span></text:p>
      <text:p text:style-name="P3"/>
      <text:p text:style-name="P11"><text:span text:style-name="T1">NAT<text:tab/>National Party</text:span></text:p>
      <text:p text:style-name="P11"><text:span text:style-name="T1">STA<text:tab/>State Party</text:span></text:p>
      <text:p text:style-name="P11"><text:span text:style-name="T1">SUB<text:tab/>Subordinate Party Organization</text:span></text:p>
      <text:p text:style-name="P3"/>
      <text:p text:style-name="P11"><text:span text:style-name="T1">Usage: <text:s/>F1.19 <text:s/>FEC_WORK.DOC, <text:s/>FECHECK <text:s/>Values: <text:s/>NAT, STA, SUB</text:span></text:p>
      <text:p text:style-name="P11"><text:span text:style-name="T1">__________________________________________________________________</text:span></text:p>
      <text:p text:style-name="P3"/>
      <text:p text:style-name="P11"><text:span text:style-name="T1">REPORT CODES <text:s text:c="3"/>(FECHECK ==&gt; ED-RPT-TYP)</text:span></text:p>
      <text:p text:style-name="P3"/>
      <text:p text:style-name="P11"><text:span text:style-name="T1">10D<text:tab/>PRE-ELECTION</text:span></text:p>
      <text:p text:style-name="P11"><text:span text:style-name="T1">10G<text:tab/>PRE-GENERAL</text:span></text:p>
      <text:p text:style-name="P11"><text:span text:style-name="T1">10P<text:tab/>PRE-PRIMARY</text:span></text:p>
      <text:p text:style-name="P11"><text:span text:style-name="T1">10R<text:tab/>PRE-RUN-OFF</text:span></text:p>
      <text:p text:style-name="P11"><text:span text:style-name="T1">10S<text:tab/>PRE-SPECIAL</text:span></text:p>
      <text:p text:style-name="P11"><text:span text:style-name="T1">12C<text:tab/>PRE-CONVENTION</text:span></text:p>
      <text:p text:style-name="P11"><text:span text:style-name="T1">12G<text:tab/>PRE-GENERAL</text:span></text:p>
      <text:p text:style-name="P11"><text:span text:style-name="T1">12P<text:tab/>PRE-PRIMARY</text:span></text:p>
      <text:p text:style-name="P11"><text:span text:style-name="T1">12R<text:tab/>PRE-RUN-OFF</text:span></text:p>
      <text:p text:style-name="P11"><text:span text:style-name="T1">12S<text:tab/>PRE-SPECIAL</text:span></text:p>
      <text:p text:style-name="P11"><text:span text:style-name="T1">30D<text:tab/>POST-ELECTION</text:span></text:p>
      <text:p text:style-name="P11"><text:span text:style-name="T1">30G<text:tab/>POST-GENERAL</text:span></text:p>
      <text:p text:style-name="P11"><text:span text:style-name="T1">30P<text:tab/>POST-PRIMARY</text:span></text:p>
      <text:p text:style-name="P11"><text:span text:style-name="T1">30R<text:tab/>POST-RUN-OFF</text:span></text:p>
      <text:p text:style-name="P11"><text:span text:style-name="T1">30S<text:tab/>POST-SPECIAL</text:span></text:p>
      <text:p text:style-name="P11"><text:span text:style-name="T1">60D<text:tab/>60 DAY POST CONVENTION</text:span></text:p>
      <text:p text:style-name="P11"><text:span text:style-name="T1">ADJ<text:tab/>COMP ADJUST AMEND</text:span></text:p>
      <text:p text:style-name="P11"><text:span text:style-name="T1">CA<text:tab/>COMPREHENSIVE AMEND</text:span></text:p>
      <text:p text:style-name="P11"><text:span text:style-name="T1">M1<text:tab/>JANUARY MONTHLY</text:span></text:p>
      <text:p text:style-name="P11"><text:soft-page-break/><text:span text:style-name="T1">M10<text:tab/>OCTOBER MONTHLY</text:span></text:p>
      <text:p text:style-name="P11"><text:span text:style-name="T1">M11<text:tab/>NOVEMBER MONTHLY</text:span></text:p>
      <text:p text:style-name="P11"><text:span text:style-name="T1">M12<text:tab/>DECEMBER MONTHLY</text:span></text:p>
      <text:p text:style-name="P11"><text:span text:style-name="T1">M2<text:tab/>FEBRUARY MONTHLY</text:span></text:p>
      <text:p text:style-name="P11"><text:span text:style-name="T1">M3<text:tab/>MARCH MONTHLY</text:span></text:p>
      <text:p text:style-name="P11"><text:span text:style-name="T1">M4<text:tab/>APRIL MONTHLY</text:span></text:p>
      <text:p text:style-name="P11"><text:span text:style-name="T1">M5<text:tab/>MAY MONTHLY</text:span></text:p>
      <text:p text:style-name="P11"><text:span text:style-name="T1">M6<text:tab/>JUNE MONTHLY</text:span></text:p>
      <text:p text:style-name="P11"><text:span text:style-name="T1">M7<text:tab/>JULY MONTHLY</text:span></text:p>
      <text:p text:style-name="P11"><text:span text:style-name="T1">M8<text:tab/>AUGUST MONTHLY</text:span></text:p>
      <text:p text:style-name="P11"><text:span text:style-name="T1">M9<text:tab/>SEPTEMBER MONTHLY</text:span></text:p>
      <text:p text:style-name="P11"><text:span text:style-name="T1">MY<text:tab/>MID-YEAR REPORT</text:span></text:p>
      <text:p text:style-name="P11"><text:span text:style-name="T1">Q1<text:tab/>APRIL QUARTERLY</text:span></text:p>
      <text:p text:style-name="P11"><text:span text:style-name="T1">Q2<text:tab/>JULY QUARTERLY</text:span></text:p>
      <text:p text:style-name="P11"><text:span text:style-name="T1">Q3<text:tab/>OCTOBER QUARTERLY</text:span></text:p>
      <text:p text:style-name="P11"><text:span text:style-name="T1">TER<text:tab/>TERMINATION REPORT</text:span></text:p>
      <text:p text:style-name="P11"><text:span text:style-name="T1">YE<text:tab/>YEAR-END</text:span></text:p>
      <text:p text:style-name="P3"/>
      <text:p text:style-name="P11"><text:span text:style-name="T1">Usage: F3.12 <text:s text:c="2"/>Values: Q1, Q2, Q3, YE, TER, MY,</text:span></text:p>
      <text:p text:style-name="P11"><text:span text:style-name="T1"><text:s text:c="23"/>12G, 12P, 12R, 12S, 30G</text:span></text:p>
      <text:p text:style-name="P11"><text:span text:style-name="T1"><text:s text:c="7"/>F3P.12 <text:s/>Values: Q1, Q2, Q3, YE, TER,</text:span></text:p>
      <text:p text:style-name="P11"><text:span text:style-name="T1"><text:s text:c="23"/>12G, 12P, 12R, 12S, 30G, M1-M12</text:span></text:p>
      <text:p text:style-name="P11"><text:span text:style-name="T1"><text:s text:c="7"/>F3X.11 <text:s/>Values: Q1, Q2, Q3, YE, TER, MY,</text:span></text:p>
      <text:p text:style-name="P11"><text:span text:style-name="T1"><text:s text:c="23"/>12G, 12P, 12R, 12S, 30G, M1-M12</text:span></text:p>
      <text:p text:style-name="P11"><text:span text:style-name="T1"><text:s text:c="7"/>F4.11 <text:s text:c="2"/>Values: Q1, Q2, Q3, YE, TER, 60D</text:span></text:p>
      <text:p text:style-name="P11"><text:span text:style-name="T1"><text:s text:c="7"/>F5.135 <text:s/>Values: Q1, Q2, Q3, YE, MY,</text:span></text:p>
      <text:p text:style-name="P11"><text:span text:style-name="T1"><text:s text:c="23"/>12G, 12P, 12R, 12S, 30G</text:span></text:p>
      <text:p text:style-name="P11"><text:span text:style-name="T1"><text:s text:c="7"/>F7.10 <text:s text:c="2"/>Values: Q1, Q2, Q3, YE, 12G</text:span></text:p>
      <text:p text:style-name="P11"><text:span text:style-name="T1">________________________________________________________________________</text:span></text:p>
      <text:p text:style-name="P3"/>
      <text:p text:style-name="P11"><text:span text:style-name="T1">ITEMIZED TRANSACTIONS <text:s/>(FECHECK ==&gt; ED-TRAN)</text:span></text:p>
      <text:p text:style-name="P3"/>
      <text:p text:style-name="P11"><text:span text:style-name="T1">15<text:tab/>CONTRIBUTION</text:span></text:p>
      <text:p text:style-name="P11"><text:span text:style-name="T1">15C<text:tab/>CONTRIBUTION FROM CANDIDATE</text:span></text:p>
      <text:p text:style-name="P11"><text:span text:style-name="T1">15E<text:tab/>EARMARKED CONTRIBUTION</text:span></text:p>
      <text:p text:style-name="P11"><text:span text:style-name="T1">15F<text:tab/>LOANS FORGIVEN BY CANDIDATE</text:span></text:p>
      <text:p text:style-name="P11"><text:span text:style-name="T1">15I<text:tab/>EARMARKED INTERMEDIARY IN</text:span></text:p>
      <text:p text:style-name="P11"><text:span text:style-name="T1">15J<text:tab/>MEMO(FILERS' % OF CONTRB GIVEN TO JT FR)</text:span></text:p>
      <text:p text:style-name="P11"><text:span text:style-name="T1">15T<text:tab/>EARMARKED INTERMEDIARY TREASURY IN</text:span></text:p>
      <text:p text:style-name="P11"><text:span text:style-name="T1">15Z<text:tab/>IN-KIND CONTR RECVD FROM REG. FILER</text:span></text:p>
      <text:p text:style-name="P11"><text:span text:style-name="T1">16C<text:tab/>LOANS RECEIVED FROM THE CANDIDATE</text:span></text:p>
      <text:p text:style-name="P11"><text:span text:style-name="T1">16F<text:tab/>LOANS RECEIVED FROM BANKS</text:span></text:p>
      <text:p text:style-name="P11"><text:span text:style-name="T1">16G<text:tab/>LOAN FROM INDIVIDUAL</text:span></text:p>
      <text:p text:style-name="P11"><text:span text:style-name="T1">16H<text:tab/>LOAN FROM CANDIDATE/COMMITTEE</text:span></text:p>
      <text:p text:style-name="P11"><text:span text:style-name="T1">16J<text:tab/>LOAN REP FROM INDIVIDUAL</text:span></text:p>
      <text:p text:style-name="P11"><text:span text:style-name="T1">16K<text:tab/>LOAN REP FROM CANDIDATE/COMMITTEE</text:span></text:p>
      <text:p text:style-name="P11"><text:span text:style-name="T1">16L<text:tab/>LOAN REP RECVD FROM UNREG. ENTITY</text:span></text:p>
      <text:p text:style-name="P11"><text:span text:style-name="T1">16R<text:tab/>LOANS RECEIVED FROM REG FILERS</text:span></text:p>
      <text:p text:style-name="P11"><text:span text:style-name="T1">16U<text:tab/>LOAN RECVD FROM UNREG. ENTITY</text:span></text:p>
      <text:p text:style-name="P11"><text:span text:style-name="T1">17R<text:tab/>CONTR REF RCVD FROM REG FILER</text:span></text:p>
      <text:p text:style-name="P11"><text:span text:style-name="T1">17U<text:tab/>REF/REB/RET RECVD FROM UNREG. ENTITY</text:span></text:p>
      <text:p text:style-name="P11"><text:span text:style-name="T1">17Y<text:tab/>REF/REB/RET FROM INDIVIDUAL/CORPORATION</text:span></text:p>
      <text:p text:style-name="P11"><text:span text:style-name="T1">17Z<text:tab/>REF/REB/RET FROM CANDIDATE/COMMITTEE</text:span></text:p>
      <text:p text:style-name="P11"><text:span text:style-name="T1">18G<text:tab/>TRANSFER IN AFFILIATED</text:span></text:p>
      <text:p text:style-name="P11"><text:span text:style-name="T1">18H<text:tab/>HONORARIUM RECEIVED</text:span></text:p>
      <text:p text:style-name="P11"><text:soft-page-break/><text:span text:style-name="T1">18J<text:tab/>MEMO(FILER'S % OF CONTRB GIVEN TO JT FR)</text:span></text:p>
      <text:p text:style-name="P11"><text:span text:style-name="T1">18K<text:tab/>CONTRIBUTION RECVD FROM REG FILER</text:span></text:p>
      <text:p text:style-name="P11"><text:span text:style-name="T1">18S<text:tab/>RECEIPTS FROM SEC OF STATE</text:span></text:p>
      <text:p text:style-name="P11"><text:span text:style-name="T1">18U<text:tab/>CONTRIBUTION RECVD FROM UNREG.</text:span></text:p>
      <text:p text:style-name="P11"><text:span text:style-name="T1">20C<text:tab/>LOAN REPAYMENTS MADE TO CANDIDATE</text:span></text:p>
      <text:p text:style-name="P11"><text:span text:style-name="T1">20F<text:tab/>LOAN REPAYMENTS MADE TO BANKS</text:span></text:p>
      <text:p text:style-name="P11"><text:span text:style-name="T1">20G<text:tab/>LOAN REPAYMENTS MADE TO INDIVIDUAL</text:span></text:p>
      <text:p text:style-name="P11"><text:span text:style-name="T1">20R<text:tab/>LOAN REPAYMENTS MADE TO REG FILER</text:span></text:p>
      <text:p text:style-name="P11"><text:span text:style-name="T1">22G<text:tab/>LOAN TO INDIVIDUAL</text:span></text:p>
      <text:p text:style-name="P11"><text:span text:style-name="T1">22H<text:tab/>LOAN TO CANDIDATE/COMMITTEE</text:span></text:p>
      <text:p text:style-name="P11"><text:span text:style-name="T1">22J<text:tab/>LOAN REP TO INDIVIDUAL</text:span></text:p>
      <text:p text:style-name="P11"><text:span text:style-name="T1">22K<text:tab/>LOAN REP TO CANDIDATE/COMMITTEE</text:span></text:p>
      <text:p text:style-name="P11"><text:span text:style-name="T1">22L<text:tab/>LOAN REP TO BANK</text:span></text:p>
      <text:p text:style-name="P11"><text:span text:style-name="T1">22R<text:tab/>CONTRIB REFUND TO UNREG. ENTITY</text:span></text:p>
      <text:p text:style-name="P11"><text:span text:style-name="T1">22U<text:tab/>LOAN REPAID TO UNREGISTERED ENTITY</text:span></text:p>
      <text:p text:style-name="P11"><text:span text:style-name="T1">22X<text:tab/>LOAN MADE TO UNREGISTERED ENTITY</text:span></text:p>
      <text:p text:style-name="P11"><text:span text:style-name="T1">22Y<text:tab/>CONTRIBUTION REF TO INDIVIDUAL</text:span></text:p>
      <text:p text:style-name="P11"><text:span text:style-name="T1">22Z<text:tab/>CONTRIBUTION REF TO CANDIDATE/COMMITTEE</text:span></text:p>
      <text:p text:style-name="P11"><text:span text:style-name="T1">24A<text:tab/>INDEPENDENT EXPENDITURE AGAINST</text:span></text:p>
      <text:p text:style-name="P11"><text:span text:style-name="T1">24C<text:tab/>COORDINATED EXPENDITURE</text:span></text:p>
      <text:p text:style-name="P11"><text:span text:style-name="T1">24E<text:tab/>INDEPENDENT EXPENDITURE FOR</text:span></text:p>
      <text:p text:style-name="P11"><text:span text:style-name="T1">24F<text:tab/>COMMUN COST FOR CANDIDATE (C7)</text:span></text:p>
      <text:p text:style-name="P11"><text:span text:style-name="T1">24G<text:tab/>TRANSFER OUT AFFILIATED</text:span></text:p>
      <text:p text:style-name="P11"><text:span text:style-name="T1">24H<text:tab/>HONORARIUM TO CANDIDATE</text:span></text:p>
      <text:p text:style-name="P11"><text:span text:style-name="T1">24I<text:tab/>EARMARKED INTERMEDIARY OUT</text:span></text:p>
      <text:p text:style-name="P11"><text:span text:style-name="T1">24K<text:tab/>CONTRIBUTION MADE TO NON-AFFILIATED</text:span></text:p>
      <text:p text:style-name="P11"><text:span text:style-name="T1">24N<text:tab/>COMMUN COST AGAINST CANDIDATE (C7)</text:span></text:p>
      <text:p text:style-name="P11"><text:span text:style-name="T1">24P<text:tab/>CONTRIB MADE TO POSSIBLE CANDIDATE</text:span></text:p>
      <text:p text:style-name="P11"><text:span text:style-name="T1">24R<text:tab/>ELECTION RECOUNT DISBURSEMENT</text:span></text:p>
      <text:p text:style-name="P11"><text:span text:style-name="T1">24T<text:tab/>EARMARKED INTERMEDIARY TREASURY OUT</text:span></text:p>
      <text:p text:style-name="P11"><text:span text:style-name="T1">24U<text:tab/>CONTRIBUTION MADE TO UNREGISTERED</text:span></text:p>
      <text:p text:style-name="P11"><text:span text:style-name="T1">24Z<text:tab/>IN-KIND CONTRIB MADE TO REG. FILER</text:span></text:p>
      <text:p text:style-name="P3"/>
      <text:p text:style-name="P11"><text:span text:style-name="T1">Usage: <text:s/>F3P31AL.14 <text:s/>FEC_WORK.DOC, <text:s/>FECHECK <text:s/>Values: (from table)</text:span></text:p>
      <text:p text:style-name="P11"><text:span text:style-name="T1">_______________________________________________________________________</text:span></text:p>
      <text:p text:style-name="P3"/>
      <text:p text:style-name="P11"><text:span text:style-name="T1">STATE CODES <text:s/>(FECHECK ==&gt; ED-ST)</text:span></text:p>
      <text:p text:style-name="P3"/>
      <text:p text:style-name="P11"><text:span text:style-name="T1">AK<text:tab/>ALASKA</text:span></text:p>
      <text:p text:style-name="P11"><text:span text:style-name="T1">AL<text:tab/>ALABAMA</text:span></text:p>
      <text:p text:style-name="P11"><text:span text:style-name="T1">AR<text:tab/>ARKANSAS</text:span></text:p>
      <text:p text:style-name="P11"><text:span text:style-name="T1">AS<text:tab/>AMERICAN SAMOA</text:span></text:p>
      <text:p text:style-name="P11"><text:span text:style-name="T1">AZ<text:tab/>ARIZONA</text:span></text:p>
      <text:p text:style-name="P11"><text:span text:style-name="T1">CA<text:tab/>CALIFORNIA</text:span></text:p>
      <text:p text:style-name="P11"><text:span text:style-name="T1">CO<text:tab/>COLORADO</text:span></text:p>
      <text:p text:style-name="P11"><text:span text:style-name="T1">CT<text:tab/>CONNECTICUT</text:span></text:p>
      <text:p text:style-name="P11"><text:span text:style-name="T1">DC<text:tab/>DIST OF COLUMBIA</text:span></text:p>
      <text:p text:style-name="P11"><text:span text:style-name="T1">DE<text:tab/>DELAWARE</text:span></text:p>
      <text:p text:style-name="P11"><text:span text:style-name="T1">FL<text:tab/>FLORIDA</text:span></text:p>
      <text:p text:style-name="P11"><text:span text:style-name="T1">GA<text:tab/>GEORGIA</text:span></text:p>
      <text:p text:style-name="P11"><text:span text:style-name="T1">GU<text:tab/>GUAM</text:span></text:p>
      <text:p text:style-name="P11"><text:span text:style-name="T1">HI<text:tab/>HAWAII</text:span></text:p>
      <text:p text:style-name="P11"><text:span text:style-name="T1">IA<text:tab/>IOWA</text:span></text:p>
      <text:p text:style-name="P11"><text:span text:style-name="T1">ID<text:tab/>IDAHO</text:span></text:p>
      <text:p text:style-name="P11"><text:span text:style-name="T1">IL<text:tab/>ILLINOIS</text:span></text:p>
      <text:p text:style-name="P11"><text:soft-page-break/><text:span text:style-name="T1">IN<text:tab/>INDIANA</text:span></text:p>
      <text:p text:style-name="P11"><text:span text:style-name="T1">KS<text:tab/>KANSAS</text:span></text:p>
      <text:p text:style-name="P11"><text:span text:style-name="T1">KY<text:tab/>KENTUCKY</text:span></text:p>
      <text:p text:style-name="P11"><text:span text:style-name="T1">LA<text:tab/>LOUISIANA</text:span></text:p>
      <text:p text:style-name="P11"><text:span text:style-name="T1">MA<text:tab/>MASSACHUSETTS</text:span></text:p>
      <text:p text:style-name="P11"><text:span text:style-name="T1">MD<text:tab/>MARYLAND</text:span></text:p>
      <text:p text:style-name="P11"><text:span text:style-name="T1">ME<text:tab/>MAINE</text:span></text:p>
      <text:p text:style-name="P11"><text:span text:style-name="T1">MI<text:tab/>MICHIGAN</text:span></text:p>
      <text:p text:style-name="P11"><text:span text:style-name="T1">MN<text:tab/>MINNESOTA</text:span></text:p>
      <text:p text:style-name="P11"><text:span text:style-name="T1">MO<text:tab/>MISSOURI</text:span></text:p>
      <text:p text:style-name="P11"><text:span text:style-name="T1">MP<text:tab/>MARIANA ISLANDS</text:span></text:p>
      <text:p text:style-name="P11"><text:span text:style-name="T1">MS<text:tab/>MISSISSIPPI</text:span></text:p>
      <text:p text:style-name="P11"><text:span text:style-name="T1">MT<text:tab/>MONTANA</text:span></text:p>
      <text:p text:style-name="P11"><text:span text:style-name="T1">NC<text:tab/>NORTH CAROLINA</text:span></text:p>
      <text:p text:style-name="P11"><text:span text:style-name="T1">ND<text:tab/>NORTH DAKOTA</text:span></text:p>
      <text:p text:style-name="P11"><text:span text:style-name="T1">NE<text:tab/>NEBRASKA</text:span></text:p>
      <text:p text:style-name="P11"><text:span text:style-name="T1">NH<text:tab/>NEW HAMPSHIRE</text:span></text:p>
      <text:p text:style-name="P11"><text:span text:style-name="T1">NJ<text:tab/>NEW JERSEY</text:span></text:p>
      <text:p text:style-name="P11"><text:span text:style-name="T1">NM<text:tab/>NEW MEXICO</text:span></text:p>
      <text:p text:style-name="P11"><text:span text:style-name="T1">NV<text:tab/>NEVADA</text:span></text:p>
      <text:p text:style-name="P11"><text:span text:style-name="T1">NY<text:tab/>NEW YORK</text:span></text:p>
      <text:p text:style-name="P11"><text:span text:style-name="T1">OH<text:tab/>OHIO</text:span></text:p>
      <text:p text:style-name="P11"><text:span text:style-name="T1">OK<text:tab/>OKLAHOMA</text:span></text:p>
      <text:p text:style-name="P11"><text:span text:style-name="T1">OR<text:tab/>OREGON</text:span></text:p>
      <text:p text:style-name="P11"><text:span text:style-name="T1">PA<text:tab/>PENNSYLVANIA</text:span></text:p>
      <text:p text:style-name="P11"><text:span text:style-name="T1">PR<text:tab/>PUERTO RICO</text:span></text:p>
      <text:p text:style-name="P11"><text:span text:style-name="T1">RI<text:tab/>RHODE ISLAND</text:span></text:p>
      <text:p text:style-name="P11"><text:span text:style-name="T1">SC<text:tab/>SOUTH CAROLINA</text:span></text:p>
      <text:p text:style-name="P11"><text:span text:style-name="T1">SD<text:tab/>SOUTH DAKOTA</text:span></text:p>
      <text:p text:style-name="P11"><text:span text:style-name="T1">TN<text:tab/>TENNESSEE</text:span></text:p>
      <text:p text:style-name="P11"><text:span text:style-name="T1">TX<text:tab/>TEXAS</text:span></text:p>
      <text:p text:style-name="P11"><text:span text:style-name="T1">UT<text:tab/>UTAH</text:span></text:p>
      <text:p text:style-name="P11"><text:span text:style-name="T1">VA<text:tab/>VIRGINIA</text:span></text:p>
      <text:p text:style-name="P11"><text:span text:style-name="T1">VI<text:tab/>VIRGIN ISLANDS</text:span></text:p>
      <text:p text:style-name="P11"><text:span text:style-name="T1">VT<text:tab/>VERMONT</text:span></text:p>
      <text:p text:style-name="P11"><text:span text:style-name="T1">WA<text:tab/>WASHINGTON</text:span></text:p>
      <text:p text:style-name="P11"><text:span text:style-name="T1">WI<text:tab/>WISCONSIN</text:span></text:p>
      <text:p text:style-name="P11"><text:span text:style-name="T1">WV<text:tab/>WEST VIRGINIA</text:span></text:p>
      <text:p text:style-name="P11"><text:span text:style-name="T1">WY<text:tab/>WYOMING</text:span></text:p>
      <text:p text:style-name="P11"><text:span text:style-name="T1">ZZ<text:tab/>FOREIGN COUNTRIES</text:span></text:p>
      <text:p text:style-name="P3"/>
      <text:p text:style-name="P11"><text:span text:style-name="T1">Usage: <text:s/>All State codes</text:span></text:p>
      <text:p text:style-name="P3"/>
      <text:p text:style-name="P11"><text:span text:style-name="T3">Code</text:span><text:span text:style-name="T1"> <text:s text:c="10"/><text:tab/></text:span><text:span text:style-name="T3">Description</text:span></text:p>
      <text:p text:style-name="P11"><text:span text:style-name="T1"><text:s text:c="5"/>CAN <text:s text:c="9"/><text:tab/>Candidate</text:span></text:p>
      <text:p text:style-name="P11"><text:span text:style-name="T1"><text:s text:c="5"/>CCM <text:tab/>Candidate Committee<text:tab/></text:span></text:p>
      <text:p text:style-name="P11"><text:span text:style-name="T1"><text:s text:c="5"/>COM<text:tab/>Committee</text:span></text:p>
      <text:p text:style-name="P11"><text:span text:style-name="T1"><text:s text:c="5"/>IND <text:s text:c="12"/><text:tab/>Individual <text:s/>(a person)</text:span></text:p>
      <text:p text:style-name="P11"><text:span text:style-name="T1"><text:s text:c="5"/>ORG<text:tab/> <text:s text:c="8"/><text:tab/>Organization (not a committee and not a person)<text:tab/></text:span></text:p>
      <text:p text:style-name="P11"><text:span text:style-name="T1"><text:s text:c="5"/>PAC <text:s text:c="11"/><text:tab/>Political Action Committee</text:span></text:p>
      <text:p text:style-name="P11"><text:span text:style-name="T1"><text:s text:c="5"/>PTY <text:s text:c="11"/><text:tab/>Political Party</text:span></text:p>
      <text:p text:style-name="P11"><text:span text:style-name="T1"><text:s text:c="5"/></text:span></text:p>
      <text:p text:style-name="P11"><text:span text:style-name="T1"><text:s text:c="5"/>And....Only on Form 8 are:</text:span></text:p>
      <text:p text:style-name="P11"><text:span text:style-name="T1"><text:s text:c="5"/>ICV<text:tab/><text:tab/>Incorporated Commercial Vendor<text:tab/></text:span></text:p>
      <text:p text:style-name="P11"><text:span text:style-name="T1"><text:s text:c="5"/>UCV<text:tab/><text:tab/>Unincorporated Commercial Vendor</text:span></text:p>
      <text:p text:style-name="P11"><text:soft-page-break/><text:span text:style-name="T1"><text:s text:c="5"/>EMP <text:tab/>Committee Employe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Times New Roman" svg:font-family="'Times New Roman'"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fo:orphans="0" fo:widows="0"/>
      <style:text-properties style:font-name="Times New Roman1" fo:font-size="10pt" style:font-size-asian="10pt"/>
    </style:style>
    <style:style style:name="List" style:family="paragraph" style:parent-style-name="Text_20_body" style:default-outline-level="" style:class="list">
      <style:paragraph-properties fo:margin-left="0.25in" fo:margin-right="0in" fo:orphans="0" fo:widows="0" fo:text-indent="-0.25in" style:auto-text-indent="false"/>
      <style:text-properties style:font-name="Times New Roman1" fo:font-size="10pt" style:font-size-asian="10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1665in" fo:margin-bottom="0.0417in" style:contextual-spacing="false" fo:orphans="0" fo:widows="0" fo:keep-with-next="always"/>
      <style:text-properties style:font-name="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style:contextual-spacing="false" fo:orphans="0" fo:widows="0" fo:keep-with-next="always"/>
      <style:text-properties style:font-name="Arial" fo:font-style="italic" fo:font-weight="bold" style:font-style-asian="italic" style:font-weight-asian="bold"/>
    </style:style>
    <style:style style:name="Heading_20_3" style:display-name="Heading 3" style:family="paragraph" style:parent-style-name="Heading" style:next-style-name="Text_20_body" style:default-outline-level="3" style:class="text">
      <style:paragraph-properties fo:margin-top="0.1665in" fo:margin-bottom="0.0417in" style:contextual-spacing="false" fo:orphans="0" fo:widows="0" fo:keep-with-next="always"/>
      <style:text-properties style:font-name="Times New Roman" fo:font-weight="bold" style:font-weight-asian="bold"/>
    </style:style>
    <style:style style:name="Heading_20_4" style:display-name="Heading 4" style:family="paragraph" style:parent-style-name="Heading" style:next-style-name="Text_20_body" style:default-outline-level="4" style:class="text">
      <style:paragraph-properties fo:margin-top="0.1665in" fo:margin-bottom="0.0417in" style:contextual-spacing="false" fo:orphans="0" fo:widows="0" fo:keep-with-next="always"/>
      <style:text-properties style:font-name="Times New Roman" fo:font-style="italic" fo:font-weight="bold" style:font-style-asian="italic" style:font-weight-asian="bold"/>
    </style:style>
    <style:style style:name="Heading_20_5" style:display-name="Heading 5" style:family="paragraph" style:parent-style-name="Heading" style:next-style-name="Text_20_body" style:default-outline-level="5" style:class="text">
      <style:paragraph-properties fo:margin-top="0.1665in" fo:margin-bottom="0.0417in" style:contextual-spacing="false" fo:orphans="0" fo:widows="0"/>
      <style:text-properties style:font-name="Arial" fo:font-size="11pt" style:font-size-asian="11pt"/>
    </style:style>
    <style:style style:name="Heading_20_6" style:display-name="Heading 6" style:family="paragraph" style:parent-style-name="Heading" style:next-style-name="Text_20_body" style:default-outline-level="6" style:class="text">
      <style:paragraph-properties fo:margin-top="0.1665in" fo:margin-bottom="0.0417in" style:contextual-spacing="false" fo:orphans="0" fo:widows="0"/>
      <style:text-properties style:font-name="Arial" fo:font-size="11pt" fo:font-style="italic" style:font-size-asian="11pt" style:font-style-asian="italic"/>
    </style:style>
    <style:style style:name="Heading_20_7" style:display-name="Heading 7" style:family="paragraph" style:parent-style-name="Heading" style:next-style-name="Text_20_body" style:default-outline-level="7" style:class="text">
      <style:paragraph-properties fo:margin-top="0.1665in" fo:margin-bottom="0.0417in" style:contextual-spacing="false" fo:orphans="0" fo:widows="0"/>
      <style:text-properties style:font-name="Arial" fo:font-size="10pt" style:font-size-asian="10pt"/>
    </style:style>
    <style:style style:name="Heading_20_8" style:display-name="Heading 8" style:family="paragraph" style:parent-style-name="Heading" style:next-style-name="Text_20_body" style:default-outline-level="8" style:class="text">
      <style:paragraph-properties fo:margin-top="0.1665in" fo:margin-bottom="0.0417in" style:contextual-spacing="false" fo:orphans="0" fo:widows="0"/>
      <style:text-properties style:font-name="Arial" fo:font-size="10pt" fo:font-style="italic" style:font-size-asian="10pt" style:font-style-asian="italic"/>
    </style:style>
    <style:style style:name="Heading_20_9" style:display-name="Heading 9" style:family="paragraph" style:parent-style-name="Heading" style:next-style-name="Text_20_body" style:default-outline-level="9" style:class="text">
      <style:paragraph-properties fo:margin-top="0.1665in" fo:margin-bottom="0.0417in" style:contextual-spacing="false" fo:orphans="0" fo:widows="0"/>
      <style:text-properties style:font-name="Arial" fo:font-size="9pt" fo:font-style="italic" style:font-size-asian="9pt" style:font-style-asian="italic"/>
    </style:style>
    <style:style style:name="Header" style:family="paragraph" style:parent-style-name="Standard" style:default-outline-level="" style:class="extra">
      <style:paragraph-properties fo:orphans="0" fo:widows="0" text:number-lines="false" text:line-number="0">
        <style:tab-stops>
          <style:tab-stop style:position="3in" style:type="center"/>
          <style:tab-stop style:position="6in" style:type="right"/>
        </style:tab-stops>
      </style:paragraph-properties>
      <style:text-properties style:font-name="Times New Roman1" fo:font-size="10pt" style:font-size-asian="10pt"/>
    </style:style>
    <style:style style:name="Footer" style:family="paragraph" style:parent-style-name="Standard" style:default-outline-level="" style:class="extra">
      <style:paragraph-properties fo:orphans="0" fo:widows="0" text:number-lines="false" text:line-number="0">
        <style:tab-stops>
          <style:tab-stop style:position="3in" style:type="center"/>
          <style:tab-stop style:position="6in" style:type="right"/>
        </style:tab-stops>
      </style:paragraph-properties>
      <style:text-properties style:font-name="Times New Roman1" fo:font-size="10pt" style:font-size-asian="10pt"/>
    </style:style>
    <style:style style:name="List_20_2" style:display-name="List 2" style:family="paragraph" style:parent-style-name="List" style:default-outline-level="" style:class="list">
      <style:paragraph-properties fo:margin-left="0.5in" fo:margin-right="0in" fo:margin-top="0in" fo:margin-bottom="0.0835in" style:contextual-spacing="false" fo:orphans="0" fo:widows="0" fo:text-indent="-0.25in" style:auto-text-indent="false"/>
      <style:text-properties style:font-name="Times New Roman1" fo:font-size="10pt" style:font-size-asian="10pt"/>
    </style:style>
    <style:style style:name="List_20_3" style:display-name="List 3" style:family="paragraph" style:parent-style-name="List" style:default-outline-level="" style:class="list">
      <style:paragraph-properties fo:margin-left="0.75in" fo:margin-right="0in" fo:margin-top="0in" fo:margin-bottom="0.0835in" style:contextual-spacing="false" fo:orphans="0" fo:widows="0" fo:text-indent="-0.25in" style:auto-text-indent="false"/>
      <style:text-properties style:font-name="Times New Roman1" fo:font-size="10pt" style:font-size-asian="10pt"/>
    </style:style>
    <style:style style:name="List_20_Bullet" style:display-name="List Bullet" style:family="paragraph" style:default-outline-level="">
      <style:paragraph-properties fo:margin-left="0.25in" fo:margin-right="0in" fo:orphans="0" fo:widows="0" fo:text-indent="-0.25in" style:auto-text-indent="false"/>
      <style:text-properties style:font-name="Times New Roman1" fo:font-size="10pt" style:font-size-asian="10pt"/>
    </style:style>
    <style:style style:name="List_20_Continue" style:display-name="List Continue" style:family="paragraph" style:default-outline-level="">
      <style:paragraph-properties fo:margin-left="0.25in" fo:margin-right="0in" fo:margin-top="0in" fo:margin-bottom="0.0835in" style:contextual-spacing="false" fo:orphans="0" fo:widows="0" fo:text-indent="0in" style:auto-text-indent="false"/>
      <style:text-properties style:font-name="Times New Roman1" fo:font-size="10pt" style:font-size-asian="10pt"/>
    </style:style>
    <style:style style:name="List_20_Continue_20_2" style:display-name="List Continue 2" style:family="paragraph" style:default-outline-level="">
      <style:paragraph-properties fo:margin-left="0.5in" fo:margin-right="0in" fo:margin-top="0in" fo:margin-bottom="0.0835in" style:contextual-spacing="false" fo:orphans="0" fo:widows="0" fo:text-indent="0in" style:auto-text-indent="false"/>
      <style:text-properties style:font-name="Times New Roman1" fo:font-size="10pt" style:font-size-asian="10pt"/>
    </style:style>
    <style:style style:name="Text_20_body_20_indent" style:display-name="Text body indent" style:family="paragraph" style:parent-style-name="Text_20_body" style:default-outline-level="" style:class="text">
      <style:paragraph-properties fo:margin-left="0.25in" fo:margin-right="0in" fo:margin-top="0in" fo:margin-bottom="0.0835in" style:contextual-spacing="false" fo:orphans="0" fo:widows="0" fo:text-indent="0in" style:auto-text-indent="false"/>
      <style:text-properties style:font-name="Times New Roman1" fo:font-size="10pt" style:font-size-asian="10pt"/>
    </style:style>
    <style:style style:name="Body_20_Text_20_3" style:display-name="Body Text 3" style:family="paragraph" style:parent-style-name="Text_20_body_20_indent" style:default-outline-level="">
      <style:paragraph-properties fo:margin-left="0.25in" fo:margin-right="0in" fo:margin-top="0in" fo:margin-bottom="0.0835in" style:contextual-spacing="false" fo:orphans="0" fo:widows="0" fo:text-indent="0in" style:auto-text-indent="false"/>
      <style:text-properties style:font-name="Times New Roman1" fo:font-size="10pt" style:font-size-asian="10pt"/>
    </style:style>
    <style:style style:name="Body_20_Text_20_4" style:display-name="Body Text 4" style:family="paragraph" style:parent-style-name="Text_20_body_20_indent" style:default-outline-level="">
      <style:paragraph-properties fo:margin-left="0.25in" fo:margin-right="0in" fo:margin-top="0in" fo:margin-bottom="0.0835in" style:contextual-spacing="false" fo:orphans="0" fo:widows="0" fo:text-indent="0in" style:auto-text-indent="false"/>
      <style:text-properties style:font-name="Times New Roman1"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text-properties fo:font-size="10pt" style:font-size-asian="10pt"/>
    </style:style>
    <style:style style:name="Endnote_20_Symbol" style:display-name="Endnote Symbol" style:family="text"/>
    <style:style style:name="ListLabel_20_1" style:display-name="ListLabel 1" style:family="text">
      <style:text-properties style:font-name="Liberation Serif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1" style:num-suffix=". " style:num-format="1" text:start-value="27">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3in" style:type="center"/>
          <style:tab-stop style:position="6in" style:type="right"/>
        </style:tab-stops>
      </style:paragraph-properties>
    </style:style>
    <style:style style:name="MP2" style:family="paragraph" style:parent-style-name="Footer">
      <style:paragraph-properties fo:text-align="center" style:justify-single-word="false">
        <style:tab-stops>
          <style:tab-stop style:position="3in" style:type="center"/>
          <style:tab-stop style:position="6in" style:type="right"/>
        </style:tab-stops>
      </style:paragraph-properties>
    </style:style>
    <style:style style:name="MT1" style:family="text">
      <style:text-properties style:font-name="Times New Roman1" fo:font-size="12pt" fo:language="en" fo:country="US" fo:font-weight="bold" style:font-size-asian="12pt" style:font-weight-asian="bold"/>
    </style:style>
    <style:style style:name="MT2" style:family="text">
      <style:text-properties style:font-name="Times New Roman1" fo:font-size="10pt" fo:language="en" fo:country="US" style:font-size-asian="10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Endnote" style:page-layout-name="Mpm2"/>
    <style:master-page style:name="Converted1"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2"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3"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4"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5"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6"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7"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8"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9"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0"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1"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2"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3"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4"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5"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6"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7"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8"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19"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20"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21"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22"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style:master-page style:name="Converted23" style:page-layout-name="Mpm1">
      <style:header>
        <text:p text:style-name="MP1"><text:span text:style-name="MT1">FEC ELECTRONIC FILE FORMAT</text:span><text:span text:style-name="MT2"> </text:span></text:p>
        <text:p text:style-name="MP1"><text:span text:style-name="MT2">VERSION 2.00 <text:s text:c="4"/>October 30, 1997</text:span></text:p>
      </style:header>
      <style:footer>
        <text:p text:style-name="MP2"><text:span text:style-name="page_20_number"><text:span text:style-name="MT2">Page 5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works</dc:title>
    <meta:initial-creator>Glenn Luxenberg</meta:initial-creator>
    <meta:creation-date>1997-10-17T17:27:00</meta:creation-date>
    <dc:date>1998-01-19T15:47:00</dc:date>
    <meta:print-date>1998-01-22T15:09:00</meta:print-date>
    <meta:editing-cycles>1</meta:editing-cycles>
    <meta:editing-duration>PT6S</meta:editing-duration>
    <meta:document-statistic meta:table-count="0" meta:image-count="0" meta:object-count="0" meta:page-count="73" meta:paragraph-count="2678" meta:word-count="15890" meta:character-count="113156" meta:non-whitespace-character-count="84854"/>
    <meta:generator>LibreOffice/4.1.1.1$Linux_X86_64 LibreOffice_project/410m0$Build-1</meta:generator>
    <meta:user-defined meta:name="Operator">Melanie Haskell</meta:user-defined>
  </office:meta>
</office:document-meta>
</file>